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008in"/>
    </style:style>
    <style:style style:name="co3" style:family="table-column">
      <style:table-column-properties fo:break-before="auto" style:column-width="1.3398in"/>
    </style:style>
    <style:style style:name="co4" style:family="table-column">
      <style:table-column-properties fo:break-before="auto" style:column-width="1.922in"/>
    </style:style>
    <style:style style:name="co5" style:family="table-column">
      <style:table-column-properties fo:break-before="auto" style:column-width="1.2362in"/>
    </style:style>
    <style:style style:name="co6" style:family="table-column">
      <style:table-column-properties fo:break-before="auto" style:column-width="1.3827in"/>
    </style:style>
    <style:style style:name="co7" style:family="table-column">
      <style:table-column-properties fo:break-before="auto" style:column-width="3.8953in"/>
    </style:style>
    <style:style style:name="co8" style:family="table-column">
      <style:table-column-properties fo:break-before="auto" style:column-width="3.552in"/>
    </style:style>
    <style:style style:name="co9" style:family="table-column">
      <style:table-column-properties fo:break-before="auto" style:column-width="1.7689in"/>
    </style:style>
    <style:style style:name="co10" style:family="table-column">
      <style:table-column-properties fo:break-before="auto" style:column-width="1.2228in"/>
    </style:style>
    <style:style style:name="co11" style:family="table-column">
      <style:table-column-properties fo:break-before="auto" style:column-width="1.08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fals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ext-properties fo:color="#ff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6" table:style-name="ta1">
        <table:table-column table:style-name="co1" table:number-columns-repeated="2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default-cell-style-name="Default"/>
        <table:table-column table:style-name="co5" table:default-cell-style-name="Default"/>
        <table:table-row table:style-name="ro1" table:number-rows-repeated="270">
          <table:table-cell table:number-columns-repeated="13"/>
        </table:table-row>
        <table:table-row table:style-name="ro1">
          <table:table-cell table:number-columns-repeated="5"/>
          <table:table-cell table:style-name="ce1" office:value-type="string" calcext:value-type="string" table:number-columns-spanned="4" table:number-rows-spanned="1">
            <text:p>By metric</text:p>
          </table:table-cell>
          <table:covered-table-cell table:number-columns-repeated="3"/>
          <table:table-cell office:value-type="string" calcext:value-type="string">
            <text:p>By hand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2" table:number-rows-spanned="1">
            <text:p>Md 028</text:p>
          </table:table-cell>
          <table:covered-table-cell/>
          <table:table-cell office:value-type="string" calcext:value-type="string">
            <text:p>Md 028 translate</text:p>
          </table:table-cell>
          <table:table-cell table:style-name="ce3" office:value-type="string" calcext:value-type="string" table:number-columns-spanned="2" table:number-rows-spanned="1">
            <text:p>Md 82</text:p>
          </table:table-cell>
          <table:covered-table-cell table:style-name="ce4"/>
          <table:table-cell table:style-name="ce3" office:value-type="string" calcext:value-type="string" table:number-columns-spanned="2" table:number-rows-spanned="1">
            <text:p>Md 203</text:p>
          </table:table-cell>
          <table:covered-table-cell table:style-name="ce4"/>
          <table:table-cell table:style-name="ce3" office:value-type="string" calcext:value-type="string" table:number-columns-spanned="2" table:number-rows-spanned="1">
            <text:p>Md 43</text:p>
          </table:table-cell>
          <table:covered-table-cell table:style-name="ce4"/>
          <table:table-cell table:style-name="ce3" office:value-type="string" calcext:value-type="string" table:number-columns-spanned="2" table:number-rows-spanned="1">
            <text:p>Md 95</text:p>
          </table:table-cell>
          <table:covered-table-cell table:style-name="ce4"/>
        </table:table-row>
        <table:table-row table:style-name="ro1">
          <table:table-cell table:number-columns-repeated="2"/>
          <table:table-cell office:value-type="string" calcext:value-type="string">
            <text:p>1743.00000 1982.00000</text:p>
          </table:table-cell>
          <table:table-cell table:style-name="ce2" office:value-type="string" calcext:value-type="string">
            <text:p>1743 , <text:s/>1982 </text:p>
          </table:table-cell>
          <table:table-cell table:style-name="ce2" office:value-type="string" calcext:value-type="string">
            <text:p>1551 , <text:s/>2174 </text:p>
          </table:table-cell>
          <table:table-cell office:value-type="string" calcext:value-type="string">
            <text:p>1901.00000 2147.00000</text:p>
          </table:table-cell>
          <table:table-cell table:style-name="ce2" office:value-type="string" calcext:value-type="string">
            <text:p>1904 , <text:s/>2162 </text:p>
          </table:table-cell>
          <table:table-cell office:value-type="string" calcext:value-type="string">
            <text:p>899.00000 1992.00000</text:p>
          </table:table-cell>
          <table:table-cell table:style-name="ce2" office:value-type="string" calcext:value-type="string">
            <text:p>1119 , <text:s/>1336 </text:p>
          </table:table-cell>
          <table:table-cell office:value-type="string" calcext:value-type="string">
            <text:p>1578.00000 1956.00000</text:p>
          </table:table-cell>
          <table:table-cell table:style-name="ce2" office:value-type="string" calcext:value-type="string">
            <text:p>1577 , <text:s/>1959 </text:p>
          </table:table-cell>
          <table:table-cell office:value-type="string" calcext:value-type="string">
            <text:p>962.00000 2041.00000</text:p>
          </table:table-cell>
          <table:table-cell table:style-name="ce2" office:value-type="string" calcext:value-type="string">
            <text:p>975 , <text:s/>2081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643.00000 1293.00000</text:p>
          </table:table-cell>
          <table:table-cell table:style-name="ce2" office:value-type="string" calcext:value-type="string">
            <text:p>1643 , <text:s/>1293 </text:p>
          </table:table-cell>
          <table:table-cell table:style-name="ce2" office:value-type="string" calcext:value-type="string">
            <text:p>1451 , <text:s/>1485 </text:p>
          </table:table-cell>
          <table:table-cell office:value-type="string" calcext:value-type="string">
            <text:p>2021.00000 1505.00000</text:p>
          </table:table-cell>
          <table:table-cell table:style-name="ce2" office:value-type="string" calcext:value-type="string">
            <text:p>2031 , <text:s/>1503 </text:p>
          </table:table-cell>
          <table:table-cell office:value-type="string" calcext:value-type="string">
            <text:p>1179.00000 1362.00000</text:p>
          </table:table-cell>
          <table:table-cell table:style-name="ce2" office:value-type="string" calcext:value-type="string">
            <text:p>1532 , <text:s/>1037 </text:p>
          </table:table-cell>
          <table:table-cell office:value-type="string" calcext:value-type="string">
            <text:p>1518.00000 1290.00000</text:p>
          </table:table-cell>
          <table:table-cell table:style-name="ce2" office:value-type="string" calcext:value-type="string">
            <text:p>1173 , <text:s/>758 </text:p>
          </table:table-cell>
          <table:table-cell office:value-type="string" calcext:value-type="string">
            <text:p>1498.00000 1600.00000</text:p>
          </table:table-cell>
          <table:table-cell table:style-name="ce2" office:value-type="string" calcext:value-type="string">
            <text:p>1027 , <text:s/>2097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592.00000 1273.00000</text:p>
          </table:table-cell>
          <table:table-cell table:style-name="ce2" office:value-type="string" calcext:value-type="string">
            <text:p>1592 , <text:s/>1273 </text:p>
          </table:table-cell>
          <table:table-cell table:style-name="ce2" office:value-type="string" calcext:value-type="string">
            <text:p>1400 , <text:s/>1465 </text:p>
          </table:table-cell>
          <table:table-cell office:value-type="string" calcext:value-type="string">
            <text:p>1938.00000 1482.00000</text:p>
          </table:table-cell>
          <table:table-cell table:style-name="ce2" office:value-type="string" calcext:value-type="string">
            <text:p>1911 , <text:s/>2168 </text:p>
          </table:table-cell>
          <table:table-cell office:value-type="string" calcext:value-type="string">
            <text:p>1114.00000 1305.00000</text:p>
          </table:table-cell>
          <table:table-cell table:style-name="ce2" office:value-type="string" calcext:value-type="string">
            <text:p>915 , <text:s/>2029 </text:p>
          </table:table-cell>
          <table:table-cell office:value-type="string" calcext:value-type="string">
            <text:p>1418.00000 1276.00000</text:p>
          </table:table-cell>
          <table:table-cell table:style-name="ce2" office:value-type="string" calcext:value-type="string">
            <text:p>1136 , <text:s/>746 </text:p>
          </table:table-cell>
          <table:table-cell office:value-type="string" calcext:value-type="string">
            <text:p>1462.00000 1536.00000</text:p>
          </table:table-cell>
          <table:table-cell table:style-name="ce2" office:value-type="string" calcext:value-type="string">
            <text:p>1011 , <text:s/>2105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566.00000 1219.00000</text:p>
          </table:table-cell>
          <table:table-cell table:style-name="ce2" office:value-type="string" calcext:value-type="string">
            <text:p>1566 , <text:s/>1219 </text:p>
          </table:table-cell>
          <table:table-cell table:style-name="ce2" office:value-type="string" calcext:value-type="string">
            <text:p>1374 , <text:s/>1411 </text:p>
          </table:table-cell>
          <table:table-cell office:value-type="string" calcext:value-type="string">
            <text:p>1966.00000 1399.00000</text:p>
          </table:table-cell>
          <table:table-cell table:style-name="ce2" office:value-type="string" calcext:value-type="string">
            <text:p>1952 , <text:s/>1386 </text:p>
          </table:table-cell>
          <table:table-cell office:value-type="string" calcext:value-type="string">
            <text:p>1151.00000 1245.00000</text:p>
          </table:table-cell>
          <table:table-cell table:style-name="ce2" office:value-type="string" calcext:value-type="string">
            <text:p>1572 , <text:s/>1118 </text:p>
          </table:table-cell>
          <table:table-cell office:value-type="string" calcext:value-type="string">
            <text:p>1432.00000 1162.00000</text:p>
          </table:table-cell>
          <table:table-cell table:style-name="ce2" office:value-type="string" calcext:value-type="string">
            <text:p>1537 , <text:s/>1306 </text:p>
          </table:table-cell>
          <table:table-cell office:value-type="string" calcext:value-type="string">
            <text:p>1550.00000 1502.00000</text:p>
          </table:table-cell>
          <table:table-cell table:style-name="ce2" office:value-type="string" calcext:value-type="string">
            <text:p>1491 , <text:s/>1599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523.00000 1190.00000</text:p>
          </table:table-cell>
          <table:table-cell table:style-name="ce2" office:value-type="string" calcext:value-type="string">
            <text:p>1523 , <text:s/>1190 </text:p>
          </table:table-cell>
          <table:table-cell table:style-name="ce2" office:value-type="string" calcext:value-type="string">
            <text:p>1331 , <text:s/>1382 </text:p>
          </table:table-cell>
          <table:table-cell office:value-type="string" calcext:value-type="string">
            <text:p>1935.00000 1385.00000</text:p>
          </table:table-cell>
          <table:table-cell table:style-name="ce2" office:value-type="string" calcext:value-type="string">
            <text:p>1917 , <text:s/>2170 </text:p>
          </table:table-cell>
          <table:table-cell office:value-type="string" calcext:value-type="string">
            <text:p>1125.00000 1207.00000</text:p>
          </table:table-cell>
          <table:table-cell table:style-name="ce2" office:value-type="string" calcext:value-type="string">
            <text:p>919 , <text:s/>2030 </text:p>
          </table:table-cell>
          <table:table-cell office:value-type="string" calcext:value-type="string">
            <text:p>1366.00000 1162.00000</text:p>
          </table:table-cell>
          <table:table-cell table:style-name="ce2" office:value-type="string" calcext:value-type="string">
            <text:p>1150 , <text:s/>755 </text:p>
          </table:table-cell>
          <table:table-cell office:value-type="string" calcext:value-type="string">
            <text:p>1513.00000 1473.00000</text:p>
          </table:table-cell>
          <table:table-cell table:style-name="ce2" office:value-type="string" calcext:value-type="string">
            <text:p>1011 , <text:s/>2102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321.00000 907.00000</text:p>
          </table:table-cell>
          <table:table-cell table:style-name="ce2" office:value-type="string" calcext:value-type="string">
            <text:p>1321 , <text:s/>907 </text:p>
          </table:table-cell>
          <table:table-cell table:style-name="ce2" office:value-type="string" calcext:value-type="string">
            <text:p>1129 , <text:s/>1099 </text:p>
          </table:table-cell>
          <table:table-cell office:value-type="string" calcext:value-type="string">
            <text:p>1823.00000 979.00000</text:p>
          </table:table-cell>
          <table:table-cell table:style-name="ce2" office:value-type="string" calcext:value-type="string">
            <text:p>1760 , <text:s/>622 </text:p>
          </table:table-cell>
          <table:table-cell office:value-type="string" calcext:value-type="string">
            <text:p>1138.00000 779.00000</text:p>
          </table:table-cell>
          <table:table-cell table:style-name="ce2" office:value-type="string" calcext:value-type="string">
            <text:p>1127 , <text:s/>1365 </text:p>
          </table:table-cell>
          <table:table-cell office:value-type="string" calcext:value-type="string">
            <text:p>1172.00000 805.00000</text:p>
          </table:table-cell>
          <table:table-cell table:style-name="ce2" office:value-type="string" calcext:value-type="string">
            <text:p>1326 , <text:s/>1103 </text:p>
          </table:table-cell>
          <table:table-cell office:value-type="string" calcext:value-type="string">
            <text:p>1690.00000 1116.00000</text:p>
          </table:table-cell>
          <table:table-cell table:style-name="ce2" office:value-type="string" calcext:value-type="string">
            <text:p>965 , <text:s/>2097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321.00000 876.00000</text:p>
          </table:table-cell>
          <table:table-cell table:style-name="ce2" office:value-type="string" calcext:value-type="string">
            <text:p>1321 , <text:s/>876 </text:p>
          </table:table-cell>
          <table:table-cell table:style-name="ce2" office:value-type="string" calcext:value-type="string">
            <text:p>1129 , <text:s/>1068 </text:p>
          </table:table-cell>
          <table:table-cell office:value-type="string" calcext:value-type="string">
            <text:p>1841.00000 942.00000</text:p>
          </table:table-cell>
          <table:table-cell table:style-name="ce2" office:value-type="string" calcext:value-type="string">
            <text:p>1745 , <text:s/>564 </text:p>
          </table:table-cell>
          <table:table-cell office:value-type="string" calcext:value-type="string">
            <text:p>1171.00000 756.00000</text:p>
          </table:table-cell>
          <table:table-cell table:style-name="ce2" office:value-type="string" calcext:value-type="string">
            <text:p>1381 , <text:s/>968 </text:p>
          </table:table-cell>
          <table:table-cell office:value-type="string" calcext:value-type="string">
            <text:p>1183.00000 782.00000</text:p>
          </table:table-cell>
          <table:table-cell table:style-name="ce2" office:value-type="string" calcext:value-type="string">
            <text:p>1207 , <text:s/>856 </text:p>
          </table:table-cell>
          <table:table-cell office:value-type="string" calcext:value-type="string">
            <text:p>1716.00000 1116.00000</text:p>
          </table:table-cell>
          <table:table-cell table:style-name="ce2" office:value-type="string" calcext:value-type="string">
            <text:p>963 , <text:s/>2069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69.00000 847.00000</text:p>
          </table:table-cell>
          <table:table-cell table:style-name="ce2" office:value-type="string" calcext:value-type="string">
            <text:p>1269 , <text:s/>847 </text:p>
          </table:table-cell>
          <table:table-cell table:style-name="ce2" office:value-type="string" calcext:value-type="string">
            <text:p>1077 , <text:s/>1039 </text:p>
          </table:table-cell>
          <table:table-cell office:value-type="string" calcext:value-type="string">
            <text:p>1792.00000 879.00000</text:p>
          </table:table-cell>
          <table:table-cell table:style-name="ce2" office:value-type="string" calcext:value-type="string">
            <text:p>1946 , <text:s/>1502 </text:p>
          </table:table-cell>
          <table:table-cell office:value-type="string" calcext:value-type="string">
            <text:p>1140.00000 707.00000</text:p>
          </table:table-cell>
          <table:table-cell table:style-name="ce2" office:value-type="string" calcext:value-type="string">
            <text:p>1120 , <text:s/>1338 </text:p>
          </table:table-cell>
          <table:table-cell office:value-type="string" calcext:value-type="string">
            <text:p>1115.00000 725.00000</text:p>
          </table:table-cell>
          <table:table-cell table:style-name="ce2" office:value-type="string" calcext:value-type="string">
            <text:p>1419 , <text:s/>1277 </text:p>
          </table:table-cell>
          <table:table-cell office:value-type="string" calcext:value-type="string">
            <text:p>1718.00000 1056.00000</text:p>
          </table:table-cell>
          <table:table-cell table:style-name="ce2" office:value-type="string" calcext:value-type="string">
            <text:p>977 , <text:s/>2084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61.00000 802.00000</text:p>
          </table:table-cell>
          <table:table-cell table:style-name="ce2" office:value-type="string" calcext:value-type="string">
            <text:p>1261 , <text:s/>802 </text:p>
          </table:table-cell>
          <table:table-cell table:style-name="ce2" office:value-type="string" calcext:value-type="string">
            <text:p>1069 , <text:s/>994 </text:p>
          </table:table-cell>
          <table:table-cell office:value-type="string" calcext:value-type="string">
            <text:p>1801.00000 830.00000</text:p>
          </table:table-cell>
          <table:table-cell table:style-name="ce2" office:value-type="string" calcext:value-type="string">
            <text:p>1805 , <text:s/>824 </text:p>
          </table:table-cell>
          <table:table-cell office:value-type="string" calcext:value-type="string">
            <text:p>1164.00000 650.00000</text:p>
          </table:table-cell>
          <table:table-cell table:style-name="ce2" office:value-type="string" calcext:value-type="string">
            <text:p>1093 , <text:s/>1678 </text:p>
          </table:table-cell>
          <table:table-cell office:value-type="string" calcext:value-type="string">
            <text:p>1115.00000 682.00000</text:p>
          </table:table-cell>
          <table:table-cell table:style-name="ce2" office:value-type="string" calcext:value-type="string">
            <text:p>1109 , <text:s/>680 </text:p>
          </table:table-cell>
          <table:table-cell office:value-type="string" calcext:value-type="string">
            <text:p>1752.00000 1030.00000</text:p>
          </table:table-cell>
          <table:table-cell table:style-name="ce2" office:value-type="string" calcext:value-type="string">
            <text:p>2304 , <text:s/>6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32.00000 796.00000</text:p>
          </table:table-cell>
          <table:table-cell table:style-name="ce2" office:value-type="string" calcext:value-type="string">
            <text:p>1232 , <text:s/>796 </text:p>
          </table:table-cell>
          <table:table-cell table:style-name="ce2" office:value-type="string" calcext:value-type="string">
            <text:p>1040 , <text:s/>988 </text:p>
          </table:table-cell>
          <table:table-cell office:value-type="string" calcext:value-type="string">
            <text:p>1769.00000 805.00000</text:p>
          </table:table-cell>
          <table:table-cell table:style-name="ce2" office:value-type="string" calcext:value-type="string">
            <text:p>1715 , <text:s/>543 </text:p>
          </table:table-cell>
          <table:table-cell office:value-type="string" calcext:value-type="string">
            <text:p>1135.00000 613.00000</text:p>
          </table:table-cell>
          <table:table-cell table:style-name="ce2" office:value-type="string" calcext:value-type="string">
            <text:p>1025 , <text:s/>2090 </text:p>
          </table:table-cell>
          <table:table-cell office:value-type="string" calcext:value-type="string">
            <text:p>1078.00000 676.00000</text:p>
          </table:table-cell>
          <table:table-cell table:style-name="ce2" office:value-type="string" calcext:value-type="string">
            <text:p>681 , <text:s/>497 </text:p>
          </table:table-cell>
          <table:table-cell office:value-type="string" calcext:value-type="string">
            <text:p>1728.00000 999.00000</text:p>
          </table:table-cell>
          <table:table-cell table:style-name="ce2" office:value-type="string" calcext:value-type="string">
            <text:p>862 , <text:s/>1616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01.00000 722.00000</text:p>
          </table:table-cell>
          <table:table-cell table:style-name="ce2" office:value-type="string" calcext:value-type="string">
            <text:p>1201 , <text:s/>722 </text:p>
          </table:table-cell>
          <table:table-cell table:style-name="ce2" office:value-type="string" calcext:value-type="string">
            <text:p>1009 , <text:s/>914 </text:p>
          </table:table-cell>
          <table:table-cell office:value-type="string" calcext:value-type="string">
            <text:p>1763.00000 750.00000</text:p>
          </table:table-cell>
          <table:table-cell table:style-name="ce2" office:value-type="string" calcext:value-type="string">
            <text:p>1768 , <text:s/>823 </text:p>
          </table:table-cell>
          <table:table-cell office:value-type="string" calcext:value-type="string">
            <text:p>1140.00000 530.00000</text:p>
          </table:table-cell>
          <table:table-cell table:style-name="ce2" office:value-type="string" calcext:value-type="string">
            <text:p>1136 , <text:s/>1375 </text:p>
          </table:table-cell>
          <table:table-cell office:value-type="string" calcext:value-type="string">
            <text:p>1046.00000 587.00000</text:p>
          </table:table-cell>
          <table:table-cell table:style-name="ce2" office:value-type="string" calcext:value-type="string">
            <text:p>1074 , <text:s/>679 </text:p>
          </table:table-cell>
          <table:table-cell office:value-type="string" calcext:value-type="string">
            <text:p>1778.00000 922.00000</text:p>
          </table:table-cell>
          <table:table-cell table:style-name="ce2" office:value-type="string" calcext:value-type="string">
            <text:p>1787 , <text:s/>969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23.00000 647.00000</text:p>
          </table:table-cell>
          <table:table-cell table:style-name="ce2" office:value-type="string" calcext:value-type="string">
            <text:p>1223 , <text:s/>647 </text:p>
          </table:table-cell>
          <table:table-cell table:style-name="ce2" office:value-type="string" calcext:value-type="string">
            <text:p>1031 , <text:s/>839 </text:p>
          </table:table-cell>
          <table:table-cell office:value-type="string" calcext:value-type="string">
            <text:p>1815.00000 665.00000</text:p>
          </table:table-cell>
          <table:table-cell table:style-name="ce2" office:value-type="string" calcext:value-type="string">
            <text:p>1814 , <text:s/>662 </text:p>
          </table:table-cell>
          <table:table-cell office:value-type="string" calcext:value-type="string">
            <text:p>1260.00000 507.00000</text:p>
          </table:table-cell>
          <table:table-cell table:style-name="ce2" office:value-type="string" calcext:value-type="string">
            <text:p>1205 , <text:s/>1352 </text:p>
          </table:table-cell>
          <table:table-cell office:value-type="string" calcext:value-type="string">
            <text:p>1078.00000 519.00000</text:p>
          </table:table-cell>
          <table:table-cell table:style-name="ce2" office:value-type="string" calcext:value-type="string">
            <text:p>1111 , <text:s/>679 </text:p>
          </table:table-cell>
          <table:table-cell office:value-type="string" calcext:value-type="string">
            <text:p>1905.00000 932.00000</text:p>
          </table:table-cell>
          <table:table-cell table:style-name="ce2" office:value-type="string" calcext:value-type="string">
            <text:p>2304 , <text:s/>6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803.00000 247.00000</text:p>
          </table:table-cell>
          <table:table-cell table:style-name="ce2" office:value-type="string" calcext:value-type="string">
            <text:p>1803 , <text:s/>247 </text:p>
          </table:table-cell>
          <table:table-cell table:style-name="ce2" office:value-type="string" calcext:value-type="string">
            <text:p>1611 , <text:s/>439 </text:p>
          </table:table-cell>
          <table:table-cell office:value-type="string" calcext:value-type="string">
            <text:p>2543.00000 430.00000</text:p>
          </table:table-cell>
          <table:table-cell table:style-name="ce2" office:value-type="string" calcext:value-type="string">
            <text:p>2687 , <text:s/>379 </text:p>
          </table:table-cell>
          <table:table-cell office:value-type="string" calcext:value-type="string">
            <text:p>2024.00000 530.00000</text:p>
          </table:table-cell>
          <table:table-cell table:style-name="ce2" office:value-type="string" calcext:value-type="string">
            <text:p>2114 , <text:s/>472 </text:p>
          </table:table-cell>
          <table:table-cell office:value-type="string" calcext:value-type="string">
            <text:p>1775.00000 119.00000</text:p>
          </table:table-cell>
          <table:table-cell table:style-name="ce2" office:value-type="string" calcext:value-type="string">
            <text:p>1464 , <text:s/>117 </text:p>
          </table:table-cell>
          <table:table-cell office:value-type="string" calcext:value-type="string">
            <text:p>2516.00000 1235.00000</text:p>
          </table:table-cell>
          <table:table-cell table:style-name="ce2" office:value-type="string" calcext:value-type="string">
            <text:p>2567 , <text:s/>1222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75.00000 125.00000</text:p>
          </table:table-cell>
          <table:table-cell table:style-name="ce2" office:value-type="string" calcext:value-type="string">
            <text:p>2075 , <text:s/>125 </text:p>
          </table:table-cell>
          <table:table-cell table:style-name="ce2" office:value-type="string" calcext:value-type="string">
            <text:p>1883 , <text:s/>317 </text:p>
          </table:table-cell>
          <table:table-cell office:value-type="string" calcext:value-type="string">
            <text:p>2778.00000 385.00000</text:p>
          </table:table-cell>
          <table:table-cell table:style-name="ce2" office:value-type="string" calcext:value-type="string">
            <text:p>2762 , <text:s/>381 </text:p>
          </table:table-cell>
          <table:table-cell office:value-type="string" calcext:value-type="string">
            <text:p>2293.00000 533.00000</text:p>
          </table:table-cell>
          <table:table-cell table:style-name="ce2" office:value-type="string" calcext:value-type="string">
            <text:p>1604 , <text:s/>108 </text:p>
          </table:table-cell>
          <table:table-cell office:value-type="string" calcext:value-type="string">
            <text:p>1995.00000 22.00000</text:p>
          </table:table-cell>
          <table:table-cell table:style-name="ce2" office:value-type="string" calcext:value-type="string">
            <text:p>1451 , <text:s/>112 </text:p>
          </table:table-cell>
          <table:table-cell office:value-type="string" calcext:value-type="string">
            <text:p>2708.00000 1362.00000</text:p>
          </table:table-cell>
          <table:table-cell table:style-name="ce2" office:value-type="string" calcext:value-type="string">
            <text:p>2006 , <text:s/>749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189.00000 285.00000</text:p>
          </table:table-cell>
          <table:table-cell table:style-name="ce2" office:value-type="string" calcext:value-type="string">
            <text:p>2189 , <text:s/>285 </text:p>
          </table:table-cell>
          <table:table-cell table:style-name="ce2" office:value-type="string" calcext:value-type="string">
            <text:p>1997 , <text:s/>477 </text:p>
          </table:table-cell>
          <table:table-cell office:value-type="string" calcext:value-type="string">
            <text:p>2855.00000 599.00000</text:p>
          </table:table-cell>
          <table:table-cell table:style-name="ce2" office:value-type="string" calcext:value-type="string">
            <text:p>2892 , <text:s/>526 </text:p>
          </table:table-cell>
          <table:table-cell office:value-type="string" calcext:value-type="string">
            <text:p>2309.00000 766.00000</text:p>
          </table:table-cell>
          <table:table-cell table:style-name="ce2" office:value-type="string" calcext:value-type="string">
            <text:p>2349 , <text:s/>693 </text:p>
          </table:table-cell>
          <table:table-cell office:value-type="string" calcext:value-type="string">
            <text:p>2152.00000 199.00000</text:p>
          </table:table-cell>
          <table:table-cell table:style-name="ce2" office:value-type="string" calcext:value-type="string">
            <text:p>2153 , <text:s/>198 </text:p>
          </table:table-cell>
          <table:table-cell office:value-type="string" calcext:value-type="string">
            <text:p>2661.00000 1541.00000</text:p>
          </table:table-cell>
          <table:table-cell table:style-name="ce2" office:value-type="string" calcext:value-type="string">
            <text:p>2719 , <text:s/>146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146.00000 376.00000</text:p>
          </table:table-cell>
          <table:table-cell table:style-name="ce2" office:value-type="string" calcext:value-type="string">
            <text:p>2146 , <text:s/>376 </text:p>
          </table:table-cell>
          <table:table-cell table:style-name="ce2" office:value-type="string" calcext:value-type="string">
            <text:p>1954 , <text:s/>568 </text:p>
          </table:table-cell>
          <table:table-cell office:value-type="string" calcext:value-type="string">
            <text:p>2778.00000 670.00000</text:p>
          </table:table-cell>
          <table:table-cell table:style-name="ce2" office:value-type="string" calcext:value-type="string">
            <text:p>2783 , <text:s/>702 </text:p>
          </table:table-cell>
          <table:table-cell office:value-type="string" calcext:value-type="string">
            <text:p>2192.00000 818.00000</text:p>
          </table:table-cell>
          <table:table-cell table:style-name="ce2" office:value-type="string" calcext:value-type="string">
            <text:p>2193 , <text:s/>911 </text:p>
          </table:table-cell>
          <table:table-cell office:value-type="string" calcext:value-type="string">
            <text:p>2086.00000 302.00000</text:p>
          </table:table-cell>
          <table:table-cell table:style-name="ce2" office:value-type="string" calcext:value-type="string">
            <text:p>2090 , <text:s/>304 </text:p>
          </table:table-cell>
          <table:table-cell office:value-type="string" calcext:value-type="string">
            <text:p>2547.00000 1551.00000</text:p>
          </table:table-cell>
          <table:table-cell table:style-name="ce2" office:value-type="string" calcext:value-type="string">
            <text:p>2099 , <text:s/>1261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215.00000 462.00000</text:p>
          </table:table-cell>
          <table:table-cell table:style-name="ce2" office:value-type="string" calcext:value-type="string">
            <text:p>2215 , <text:s/>462 </text:p>
          </table:table-cell>
          <table:table-cell table:style-name="ce2" office:value-type="string" calcext:value-type="string">
            <text:p>2023 , <text:s/>654 </text:p>
          </table:table-cell>
          <table:table-cell office:value-type="string" calcext:value-type="string">
            <text:p>2829.00000 842.00000</text:p>
          </table:table-cell>
          <table:table-cell table:style-name="ce2" office:value-type="string" calcext:value-type="string">
            <text:p>2807 , <text:s/>730 </text:p>
          </table:table-cell>
          <table:table-cell office:value-type="string" calcext:value-type="string">
            <text:p>2205.00000 958.00000</text:p>
          </table:table-cell>
          <table:table-cell table:style-name="ce2" office:value-type="string" calcext:value-type="string">
            <text:p>2208 , <text:s/>887 </text:p>
          </table:table-cell>
          <table:table-cell office:value-type="string" calcext:value-type="string">
            <text:p>2172.00000 419.00000</text:p>
          </table:table-cell>
          <table:table-cell table:style-name="ce2" office:value-type="string" calcext:value-type="string">
            <text:p>2157 , <text:s/>389 </text:p>
          </table:table-cell>
          <table:table-cell office:value-type="string" calcext:value-type="string">
            <text:p>2467.00000 1720.00000</text:p>
          </table:table-cell>
          <table:table-cell table:style-name="ce2" office:value-type="string" calcext:value-type="string">
            <text:p>2582 , <text:s/>1263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266.00000 1170.00000</text:p>
          </table:table-cell>
          <table:table-cell table:style-name="ce2" office:value-type="string" calcext:value-type="string">
            <text:p>2266 , <text:s/>1170 </text:p>
          </table:table-cell>
          <table:table-cell table:style-name="ce2" office:value-type="string" calcext:value-type="string">
            <text:p>2074 , <text:s/>1362</text:p>
          </table:table-cell>
          <table:table-cell office:value-type="string" calcext:value-type="string">
            <text:p>2678.00000 1527.00000</text:p>
          </table:table-cell>
          <table:table-cell table:style-name="ce2" office:value-type="string" calcext:value-type="string">
            <text:p>2522 , <text:s/>982 </text:p>
          </table:table-cell>
          <table:table-cell office:value-type="string" calcext:value-type="string">
            <text:p>1809.00000 1603.00000</text:p>
          </table:table-cell>
          <table:table-cell table:style-name="ce2" office:value-type="string" calcext:value-type="string">
            <text:p>1424 , <text:s/>1093 </text:p>
          </table:table-cell>
          <table:table-cell office:value-type="string" calcext:value-type="string">
            <text:p>2198.00000 1156.00000</text:p>
          </table:table-cell>
          <table:table-cell table:style-name="ce2" office:value-type="string" calcext:value-type="string">
            <text:p>2186 , <text:s/>1213 </text:p>
          </table:table-cell>
          <table:table-cell office:value-type="string" calcext:value-type="string">
            <text:p>1899.00000 2090.00000</text:p>
          </table:table-cell>
          <table:table-cell table:style-name="ce2" office:value-type="string" calcext:value-type="string">
            <text:p>2505 , <text:s/>1597 </text:p>
          </table:table-cell>
        </table:table-row>
        <table:table-row table:style-name="ro1">
          <table:table-cell table:number-columns-repeated="13"/>
        </table:table-row>
        <table:table-row table:style-name="ro1" table:number-rows-repeated="17">
          <table:table-cell table:number-columns-repeated="6"/>
          <table:table-cell table:style-name="ce2"/>
          <table:table-cell table:number-columns-repeated="6"/>
        </table:table-row>
        <table:table-row table:style-name="ro1">
          <table:table-cell table:number-columns-repeated="6"/>
          <table:table-cell table:style-name="ce2"/>
          <table:table-cell table:number-columns-repeated="6"/>
        </table:table-row>
      </table:table>
      <table:table table:name="Sheet2" table:style-name="ta2">
        <table:table-column table:style-name="co1" table:number-columns-repeated="2" table:default-cell-style-name="Default"/>
        <table:table-column table:style-name="co7" table:default-cell-style-name="ce2"/>
        <table:table-column table:style-name="co1" table:default-cell-style-name="Default"/>
        <table:table-column table:style-name="co7" table:default-cell-style-name="ce2"/>
        <table:table-column table:style-name="co1" table:default-cell-style-name="Default"/>
        <table:table-column table:style-name="co7" table:default-cell-style-name="ce2"/>
        <table:table-column table:style-name="co1" table:default-cell-style-name="Default"/>
        <table:table-column table:style-name="co8" table:default-cell-style-name="ce2"/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/>
          <table:table-cell office:value-type="string" calcext:value-type="string">
            <text:p>Md 010</text:p>
          </table:table-cell>
          <table:table-cell table:style-name="Default"/>
          <table:table-cell office:value-type="string" calcext:value-type="string">
            <text:p>Md 030</text:p>
          </table:table-cell>
          <table:table-cell table:style-name="Default"/>
          <table:table-cell office:value-type="string" calcext:value-type="string">
            <text:p>Md 077</text:p>
          </table:table-cell>
          <table:table-cell table:style-name="Default"/>
          <table:table-cell office:value-type="string" calcext:value-type="string">
            <text:p>Md 100</text:p>
          </table:table-cell>
          <table:table-cell table:style-name="Default"/>
        </table:table-row>
        <table:table-row table:style-name="ro1">
          <table:table-cell table:number-columns-repeated="2"/>
          <table:table-cell office:value-type="string" calcext:value-type="string">
            <text:p>( 2381 , 2061 ) <text:s text:c="2"/>( 2374 , 2057 ) <text:s text:c="2"/>8.06226 </text:p>
          </table:table-cell>
          <table:table-cell/>
          <table:table-cell office:value-type="string" calcext:value-type="string">
            <text:p>( 1781 , 1933 ) <text:s text:c="2"/>( 1776 , 1930 ) <text:s text:c="2"/>5.83095 </text:p>
          </table:table-cell>
          <table:table-cell/>
          <table:table-cell office:value-type="string" calcext:value-type="string">
            <text:p>( 1252 , 2125 ) <text:s text:c="2"/>( 867 , 867 ) <text:s text:c="2"/>1315.59 </text:p>
          </table:table-cell>
          <table:table-cell/>
          <table:table-cell office:value-type="string" calcext:value-type="string">
            <text:p>( 964 , 2163 ) <text:s text:c="2"/>( 963 , 2158 ) <text:s text:c="2"/>5.09902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 2330 , 1396 ) <text:s text:c="2"/>( 2341 , 1385 ) <text:s text:c="2"/>15.5563 </text:p>
          </table:table-cell>
          <table:table-cell/>
          <table:table-cell office:value-type="string" calcext:value-type="string">
            <text:p>( 1698 , 1262 ) <text:s text:c="2"/>( 1623 , 1168 ) <text:s text:c="2"/>120.254 </text:p>
          </table:table-cell>
          <table:table-cell/>
          <table:table-cell office:value-type="string" calcext:value-type="string">
            <text:p>( 1246 , 1470 ) <text:s text:c="2"/>( 1173 , 1351 ) <text:s text:c="2"/>139.607 </text:p>
          </table:table-cell>
          <table:table-cell/>
          <table:table-cell office:value-type="string" calcext:value-type="string">
            <text:p>( 975 , 1455 ) <text:s text:c="2"/>( 611 , 960 ) <text:s text:c="2"/>614.427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 2244 , 1388 ) <text:s text:c="2"/>( 2076 , 1047 ) <text:s text:c="2"/>380.138 </text:p>
          </table:table-cell>
          <table:table-cell/>
          <table:table-cell office:value-type="string" calcext:value-type="string">
            <text:p>( 1606 , 1262 ) <text:s text:c="2"/>( 1524 , 1052 ) <text:s text:c="2"/>225.442 </text:p>
          </table:table-cell>
          <table:table-cell/>
          <table:table-cell office:value-type="string" calcext:value-type="string">
            <text:p>( 1155 , 1467 ) <text:s text:c="2"/>( 938 , 950 ) <text:s text:c="2"/>560.694 </text:p>
          </table:table-cell>
          <table:table-cell/>
          <table:table-cell office:value-type="string" calcext:value-type="string">
            <text:p>( 861 , 1450 ) <text:s text:c="2"/>( 586 , 956 ) <text:s text:c="2"/>565.386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 2262 , 1315 ) <text:s text:c="2"/>( 2394 , 1482 ) <text:s text:c="2"/>212.869 </text:p>
          </table:table-cell>
          <table:table-cell/>
          <table:table-cell office:value-type="string" calcext:value-type="string">
            <text:p>( 1626 , 1176 ) <text:s text:c="2"/>( 1536 , 1049 ) <text:s text:c="2"/>155.657 </text:p>
          </table:table-cell>
          <table:table-cell/>
          <table:table-cell office:value-type="string" calcext:value-type="string">
            <text:p>( 1169 , 1367 ) <text:s text:c="2"/>( 964 , 964 ) <text:s text:c="2"/>452.144 </text:p>
          </table:table-cell>
          <table:table-cell/>
          <table:table-cell office:value-type="string" calcext:value-type="string">
            <text:p>( 861 , 1383 ) <text:s text:c="2"/>( 620 , 979 ) <text:s text:c="2"/>470.422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 2231 , 1310 ) <text:s text:c="2"/>( 2386 , 2064 ) <text:s text:c="2"/>769.767 </text:p>
          </table:table-cell>
          <table:table-cell/>
          <table:table-cell office:value-type="string" calcext:value-type="string">
            <text:p>( 1578 , 1170 ) <text:s text:c="2"/>( 1378 , 778 ) <text:s text:c="2"/>440.073 </text:p>
          </table:table-cell>
          <table:table-cell/>
          <table:table-cell office:value-type="string" calcext:value-type="string">
            <text:p>( 1135 , 1362 ) <text:s text:c="2"/>( 883 , 875 ) <text:s text:c="2"/>548.337 </text:p>
          </table:table-cell>
          <table:table-cell/>
          <table:table-cell office:value-type="string" calcext:value-type="string">
            <text:p>( 822 , 1388 ) <text:s text:c="2"/>( 598 , 964 ) <text:s text:c="2"/>479.533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 2037 , 986 ) <text:s text:c="2"/>( 2113 , 1127 ) <text:s text:c="2"/>160.178 </text:p>
          </table:table-cell>
          <table:table-cell/>
          <table:table-cell office:value-type="string" calcext:value-type="string">
            <text:p>( 1406 , 827 ) <text:s text:c="2"/>( 1303 , 662 ) <text:s text:c="2"/>194.51 </text:p>
          </table:table-cell>
          <table:table-cell/>
          <table:table-cell office:value-type="string" calcext:value-type="string">
            <text:p>( 949 , 1005 ) <text:s text:c="2"/>( 942 , 978 ) <text:s text:c="2"/>27.8927 </text:p>
          </table:table-cell>
          <table:table-cell/>
          <table:table-cell office:value-type="string" calcext:value-type="string">
            <text:p>( 609 , 1002 ) <text:s text:c="2"/>( 490 , 835 ) <text:s text:c="2"/>205.061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 2055 , 963 ) <text:s text:c="2"/>( 2128 , 1114 ) <text:s text:c="2"/>167.72 </text:p>
          </table:table-cell>
          <table:table-cell/>
          <table:table-cell office:value-type="string" calcext:value-type="string">
            <text:p>( 1421 , 807 ) <text:s text:c="2"/>( 1437 , 873 ) <text:s text:c="2"/>67.9117 </text:p>
          </table:table-cell>
          <table:table-cell/>
          <table:table-cell office:value-type="string" calcext:value-type="string">
            <text:p>( 966 , 962 ) <text:s text:c="2"/>( 1009 , 1102 ) <text:s text:c="2"/>146.455 </text:p>
          </table:table-cell>
          <table:table-cell/>
          <table:table-cell office:value-type="string" calcext:value-type="string">
            <text:p>( 627 , 981 ) <text:s text:c="2"/>( 552 , 914 ) <text:s text:c="2"/>100.568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 1995 , 919 ) <text:s text:c="2"/>( 2070 , 1044 ) <text:s text:c="2"/>145.774 </text:p>
          </table:table-cell>
          <table:table-cell/>
          <table:table-cell office:value-type="string" calcext:value-type="string">
            <text:p>( 1363 , 767 ) <text:s text:c="2"/>( 1612 , 1262 ) <text:s text:c="2"/>554.099 </text:p>
          </table:table-cell>
          <table:table-cell/>
          <table:table-cell office:value-type="string" calcext:value-type="string">
            <text:p>( 923 , 933 ) <text:s text:c="2"/>( 930 , 945 ) <text:s text:c="2"/>13.8924 </text:p>
          </table:table-cell>
          <table:table-cell/>
          <table:table-cell office:value-type="string" calcext:value-type="string">
            <text:p>( 555 , 916 ) <text:s text:c="2"/>( 573 , 946 ) <text:s text:c="2"/>34.9857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 1998 , 878 ) <text:s text:c="2"/>( 1997 , 885 ) <text:s text:c="2"/>7.07107 </text:p>
          </table:table-cell>
          <table:table-cell/>
          <table:table-cell office:value-type="string" calcext:value-type="string">
            <text:p>( 1361 , 730 ) <text:s text:c="2"/>( 1362 , 730 ) <text:s text:c="2"/>1 </text:p>
          </table:table-cell>
          <table:table-cell/>
          <table:table-cell office:value-type="string" calcext:value-type="string">
            <text:p>( 929 , 876 ) <text:s text:c="2"/>( 1257 , 2054 ) <text:s text:c="2"/>1222.81 </text:p>
          </table:table-cell>
          <table:table-cell/>
          <table:table-cell office:value-type="string" calcext:value-type="string">
            <text:p>( 547 , 883 ) <text:s text:c="2"/>( 551 , 882 ) <text:s text:c="2"/>4.12311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 1962 , 862 ) <text:s text:c="2"/>( 2203 , 900 ) <text:s text:c="2"/>243.977 </text:p>
          </table:table-cell>
          <table:table-cell/>
          <table:table-cell office:value-type="string" calcext:value-type="string">
            <text:p>( 1323 , 710 ) <text:s text:c="2"/>( 1239 , 473 ) <text:s text:c="2"/>251.446 </text:p>
          </table:table-cell>
          <table:table-cell/>
          <table:table-cell office:value-type="string" calcext:value-type="string">
            <text:p>( 878 , 882 ) <text:s text:c="2"/>( 3009 , 1948 ) <text:s text:c="2"/>2382.75 </text:p>
          </table:table-cell>
          <table:table-cell/>
          <table:table-cell office:value-type="string" calcext:value-type="string">
            <text:p>( 508 , 867 ) <text:s text:c="2"/>( 516 , 872 ) <text:s text:c="2"/>9.43398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 1941 , 818 ) <text:s text:c="2"/>( 2367 , 2082 ) <text:s text:c="2"/>1333.86 </text:p>
          </table:table-cell>
          <table:table-cell/>
          <table:table-cell office:value-type="string" calcext:value-type="string">
            <text:p>( 1303 , 647 ) <text:s text:c="2"/>( 1289 , 551 ) <text:s text:c="2"/>97.0155 </text:p>
          </table:table-cell>
          <table:table-cell/>
          <table:table-cell office:value-type="string" calcext:value-type="string">
            <text:p>( 843 , 813 ) <text:s text:c="2"/>( 1760 , 2218 ) <text:s text:c="2"/>1677.77 </text:p>
          </table:table-cell>
          <table:table-cell/>
          <table:table-cell office:value-type="string" calcext:value-type="string">
            <text:p>( 519 , 722 ) <text:s text:c="2"/>( 503 , 876 ) <text:s text:c="2"/>154.829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 1998 , 751 ) <text:s text:c="2"/>( 2000 , 887 ) <text:s text:c="2"/>136.015 </text:p>
          </table:table-cell>
          <table:table-cell/>
          <table:table-cell office:value-type="string" calcext:value-type="string">
            <text:p>( 1332 , 570 ) <text:s text:c="2"/>( 1363 , 731 ) <text:s text:c="2"/>163.957 </text:p>
          </table:table-cell>
          <table:table-cell/>
          <table:table-cell office:value-type="string" calcext:value-type="string">
            <text:p>( 889 , 756 ) <text:s text:c="2"/>( 855 , 806 ) <text:s text:c="2"/>60.4649 </text:p>
          </table:table-cell>
          <table:table-cell/>
          <table:table-cell office:value-type="string" calcext:value-type="string">
            <text:p>( 570 , 720 ) <text:s text:c="2"/>( 554 , 883 ) <text:s text:c="2"/>163.783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 2557 , 359 ) <text:s text:c="2"/>( 2751 , 273 ) <text:s text:c="2"/>212.207 </text:p>
          </table:table-cell>
          <table:table-cell/>
          <table:table-cell office:value-type="string" calcext:value-type="string">
            <text:p>( 1969 , 244 ) <text:s text:c="2"/>( 2202 , 111 ) <text:s text:c="2"/>268.287 </text:p>
          </table:table-cell>
          <table:table-cell/>
          <table:table-cell office:value-type="string" calcext:value-type="string">
            <text:p>( 1552 , 407 ) <text:s text:c="2"/>( 1420 , 318 ) <text:s text:c="2"/>159.201 </text:p>
          </table:table-cell>
          <table:table-cell/>
          <table:table-cell office:value-type="string" calcext:value-type="string">
            <text:p>( 1200 , 310 ) <text:s text:c="2"/>( 848 , 345 ) <text:s text:c="2"/>353.736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 2773 , 266 ) <text:s text:c="2"/>( 2741 , 274 ) <text:s text:c="2"/>32.9848 </text:p>
          </table:table-cell>
          <table:table-cell/>
          <table:table-cell office:value-type="string" calcext:value-type="string">
            <text:p>( 2238 , 107 ) <text:s text:c="2"/>( 2239 , 110 ) <text:s text:c="2"/>3.16228 </text:p>
          </table:table-cell>
          <table:table-cell/>
          <table:table-cell office:value-type="string" calcext:value-type="string">
            <text:p>( 1786 , 330 ) <text:s text:c="2"/>( 1404 , 313 ) <text:s text:c="2"/>382.378 </text:p>
          </table:table-cell>
          <table:table-cell/>
          <table:table-cell office:value-type="string" calcext:value-type="string">
            <text:p>( 1366 , 261 ) <text:s text:c="2"/>( 1319 , 241 ) <text:s text:c="2"/>51.0784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 2866 , 476 ) <text:s text:c="2"/>( 2889 , 1580 ) <text:s text:c="2"/>1104.24 </text:p>
          </table:table-cell>
          <table:table-cell/>
          <table:table-cell office:value-type="string" calcext:value-type="string">
            <text:p>( 2352 , 270 ) <text:s text:c="2"/>( 2354 , 279 ) <text:s text:c="2"/>9.21954 </text:p>
          </table:table-cell>
          <table:table-cell/>
          <table:table-cell office:value-type="string" calcext:value-type="string">
            <text:p>( 1892 , 522 ) <text:s text:c="2"/>( 1936 , 1312 ) <text:s text:c="2"/>791.224 </text:p>
          </table:table-cell>
          <table:table-cell/>
          <table:table-cell office:value-type="string" calcext:value-type="string">
            <text:p>( 1493 , 424 ) <text:s text:c="2"/>( 1494 , 422 ) <text:s text:c="2"/>2.23607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 2830 , 528 ) <text:s text:c="2"/>( 2939 , 968 ) <text:s text:c="2"/>453.3 </text:p>
          </table:table-cell>
          <table:table-cell/>
          <table:table-cell office:value-type="string" calcext:value-type="string">
            <text:p>( 2303 , 376 ) <text:s text:c="2"/>( 2300 , 372 ) <text:s text:c="2"/>5 </text:p>
          </table:table-cell>
          <table:table-cell/>
          <table:table-cell office:value-type="string" calcext:value-type="string">
            <text:p>( 1838 , 593 ) <text:s text:c="2"/>( 1834 , 600 ) <text:s text:c="2"/>8.06226 </text:p>
          </table:table-cell>
          <table:table-cell/>
          <table:table-cell office:value-type="string" calcext:value-type="string">
            <text:p>( 1436 , 512 ) <text:s text:c="2"/>( 1562 , 795 ) <text:s text:c="2"/>309.782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 2887 , 614 ) <text:s text:c="2"/>( 2875 , 598 ) <text:s text:c="2"/>20 </text:p>
          </table:table-cell>
          <table:table-cell/>
          <table:table-cell office:value-type="string" calcext:value-type="string">
            <text:p>( 2364 , 484 ) <text:s text:c="2"/>( 2340 , 437 ) <text:s text:c="2"/>52.7731 </text:p>
          </table:table-cell>
          <table:table-cell/>
          <table:table-cell office:value-type="string" calcext:value-type="string">
            <text:p>( 1929 , 813 ) <text:s text:c="2"/>( 1868 , 641 ) <text:s text:c="2"/>182.497 </text:p>
          </table:table-cell>
          <table:table-cell/>
          <table:table-cell office:value-type="string" calcext:value-type="string">
            <text:p>( 1526 , 639 ) <text:s text:c="2"/>( 1467 , 550 ) <text:s text:c="2"/>106.78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 2912 , 1336 ) <text:s text:c="2"/>( 2820 , 527 ) <text:s text:c="2"/>814.214</text:p>
          </table:table-cell>
          <table:table-cell/>
          <table:table-cell office:value-type="string" calcext:value-type="string">
            <text:p>( 2332 , 1205 ) <text:s text:c="2"/>( 2328 , 1218 ) <text:s text:c="2"/>13.6015</text:p>
          </table:table-cell>
          <table:table-cell/>
          <table:table-cell office:value-type="string" calcext:value-type="string">
            <text:p>( 1915 , 1282 ) <text:s text:c="2"/>( 1842 , 1557 ) <text:s text:c="2"/>284.524</text:p>
          </table:table-cell>
          <table:table-cell/>
          <table:table-cell office:value-type="string" calcext:value-type="string">
            <text:p>( 1565 , 1251 ) <text:s text:c="2"/>( 1566 , 1219 ) <text:s text:c="2"/>32.0156</text:p>
          </table:table-cell>
        </table:table-row>
        <table:table-row table:style-name="ro1">
          <table:table-cell/>
          <table:table-cell office:value-type="string" calcext:value-type="string">
            <text:p>Md 019</text:p>
          </table:table-cell>
          <table:table-cell table:style-name="Default"/>
          <table:table-cell office:value-type="string" calcext:value-type="string">
            <text:p>Md 046</text:p>
          </table:table-cell>
          <table:table-cell table:style-name="Default"/>
          <table:table-cell office:value-type="string" calcext:value-type="string">
            <text:p>Md 082</text:p>
          </table:table-cell>
          <table:table-cell table:style-name="Default"/>
          <table:table-cell office:value-type="string" calcext:value-type="string">
            <text:p>Md 101</text:p>
          </table:table-cell>
          <table:table-cell table:style-name="Default"/>
        </table:table-row>
        <table:table-row table:style-name="ro1">
          <table:table-cell table:number-columns-repeated="2"/>
          <table:table-cell office:value-type="string" calcext:value-type="string">
            <text:p>( 1861 , 2137 ) <text:s text:c="2"/>( 1854 , 2136 ) <text:s text:c="2"/>7.07107 </text:p>
          </table:table-cell>
          <table:table-cell/>
          <table:table-cell office:value-type="string" calcext:value-type="string">
            <text:p>( 2303 , 2073 ) <text:s text:c="2"/>( 2293 , 2069 ) <text:s text:c="2"/>10.7703 </text:p>
          </table:table-cell>
          <table:table-cell/>
          <table:table-cell office:value-type="string" calcext:value-type="string">
            <text:p>( 1901 , 2147 ) <text:s text:c="2"/>( 1904 , 2162 ) <text:s text:c="2"/>15.2971 </text:p>
          </table:table-cell>
          <table:table-cell/>
          <table:table-cell office:value-type="string" calcext:value-type="string">
            <text:p>( 1915 , 2041 ) <text:s text:c="2"/>( 1647 , 1386 ) <text:s text:c="2"/>707.707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 1861 , 1419 ) <text:s text:c="2"/>( 1788 , 1304 ) <text:s text:c="2"/>136.213 </text:p>
          </table:table-cell>
          <table:table-cell/>
          <table:table-cell office:value-type="string" calcext:value-type="string">
            <text:p>( 2118 , 1430 ) <text:s text:c="2"/>( 2140 , 1434 ) <text:s text:c="2"/>22.3607 </text:p>
          </table:table-cell>
          <table:table-cell/>
          <table:table-cell office:value-type="string" calcext:value-type="string">
            <text:p>( 2021 , 1505 ) <text:s text:c="2"/>( 2031 , 1503 ) <text:s text:c="2"/>10.198 </text:p>
          </table:table-cell>
          <table:table-cell/>
          <table:table-cell office:value-type="string" calcext:value-type="string">
            <text:p>( 1736 , 1380 ) <text:s text:c="2"/>( 1467 , 1115 ) <text:s text:c="2"/>377.606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 1791 , 1403 ) <text:s text:c="2"/>( 1540 , 898 ) <text:s text:c="2"/>563.938 </text:p>
          </table:table-cell>
          <table:table-cell/>
          <table:table-cell office:value-type="string" calcext:value-type="string">
            <text:p>( 2023 , 1447 ) <text:s text:c="2"/>( 2144 , 1458 ) <text:s text:c="2"/>121.499 </text:p>
          </table:table-cell>
          <table:table-cell/>
          <table:table-cell office:value-type="string" calcext:value-type="string">
            <text:p>( 1938 , 1482 ) <text:s text:c="2"/>( 1911 , 2168 ) <text:s text:c="2"/>686.531 </text:p>
          </table:table-cell>
          <table:table-cell/>
          <table:table-cell office:value-type="string" calcext:value-type="string">
            <text:p>( 1653 , 1393 ) <text:s text:c="2"/>( 1528 , 1221 ) <text:s text:c="2"/>212.624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 1801 , 1318 ) <text:s text:c="2"/>( 1660 , 1087 ) <text:s text:c="2"/>270.633 </text:p>
          </table:table-cell>
          <table:table-cell/>
          <table:table-cell office:value-type="string" calcext:value-type="string">
            <text:p>( 2029 , 1359 ) <text:s text:c="2"/>( 1917 , 1269 ) <text:s text:c="2"/>143.68 </text:p>
          </table:table-cell>
          <table:table-cell/>
          <table:table-cell office:value-type="string" calcext:value-type="string">
            <text:p>( 1966 , 1399 ) <text:s text:c="2"/>( 1952 , 1386 ) <text:s text:c="2"/>19.105 </text:p>
          </table:table-cell>
          <table:table-cell/>
          <table:table-cell office:value-type="string" calcext:value-type="string">
            <text:p>( 1638 , 1292 ) <text:s text:c="2"/>( 1477 , 1135 ) <text:s text:c="2"/>224.878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 1752 , 1300 ) <text:s text:c="2"/>( 1547 , 901 ) <text:s text:c="2"/>448.582 </text:p>
          </table:table-cell>
          <table:table-cell/>
          <table:table-cell office:value-type="string" calcext:value-type="string">
            <text:p>( 1981 , 1365 ) <text:s text:c="2"/>( 2303 , 2075 ) <text:s text:c="2"/>779.605 </text:p>
          </table:table-cell>
          <table:table-cell/>
          <table:table-cell office:value-type="string" calcext:value-type="string">
            <text:p>( 1935 , 1385 ) <text:s text:c="2"/>( 1917 , 2170 ) <text:s text:c="2"/>785.206 </text:p>
          </table:table-cell>
          <table:table-cell/>
          <table:table-cell office:value-type="string" calcext:value-type="string">
            <text:p>( 1599 , 1295 ) <text:s text:c="2"/>( 1453 , 1118 ) <text:s text:c="2"/>229.445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 1573 , 950 ) <text:s text:c="2"/>( 1685 , 1191 ) <text:s text:c="2"/>265.754 </text:p>
          </table:table-cell>
          <table:table-cell/>
          <table:table-cell office:value-type="string" calcext:value-type="string">
            <text:p>( 1715 , 1067 ) <text:s text:c="2"/>( 1562 , 891 ) <text:s text:c="2"/>233.206 </text:p>
          </table:table-cell>
          <table:table-cell/>
          <table:table-cell office:value-type="string" calcext:value-type="string">
            <text:p>( 1823 , 979 ) <text:s text:c="2"/>( 1760 , 622 ) <text:s text:c="2"/>362.516 </text:p>
          </table:table-cell>
          <table:table-cell/>
          <table:table-cell office:value-type="string" calcext:value-type="string">
            <text:p>( 1340 , 989 ) <text:s text:c="2"/>( 1202 , 837 ) <text:s text:c="2"/>205.3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 1596 , 919 ) <text:s text:c="2"/>( 1590 , 995 ) <text:s text:c="2"/>76.2365 </text:p>
          </table:table-cell>
          <table:table-cell/>
          <table:table-cell office:value-type="string" calcext:value-type="string">
            <text:p>( 1715 , 1025 ) <text:s text:c="2"/>( 1797 , 1137 ) <text:s text:c="2"/>138.809 </text:p>
          </table:table-cell>
          <table:table-cell/>
          <table:table-cell office:value-type="string" calcext:value-type="string">
            <text:p>( 1841 , 942 ) <text:s text:c="2"/>( 1745 , 564 ) <text:s text:c="2"/>390 </text:p>
          </table:table-cell>
          <table:table-cell/>
          <table:table-cell office:value-type="string" calcext:value-type="string">
            <text:p>( 1355 , 960 ) <text:s text:c="2"/>( 1429 , 1095 ) <text:s text:c="2"/>153.951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 1537 , 893 ) <text:s text:c="2"/>( 1787 , 1407 ) <text:s text:c="2"/>571.573 </text:p>
          </table:table-cell>
          <table:table-cell/>
          <table:table-cell office:value-type="string" calcext:value-type="string">
            <text:p>( 1661 , 1002 ) <text:s text:c="2"/>( 1654 , 991 ) <text:s text:c="2"/>13.0384 </text:p>
          </table:table-cell>
          <table:table-cell/>
          <table:table-cell office:value-type="string" calcext:value-type="string">
            <text:p>( 1792 , 879 ) <text:s text:c="2"/>( 1946 , 1502 ) <text:s text:c="2"/>641.752 </text:p>
          </table:table-cell>
          <table:table-cell/>
          <table:table-cell office:value-type="string" calcext:value-type="string">
            <text:p>( 1285 , 940 ) <text:s text:c="2"/>( 1574 , 1277 ) <text:s text:c="2"/>443.948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 1526 , 831 ) <text:s text:c="2"/>( 1529 , 817 ) <text:s text:c="2"/>14.3178 </text:p>
          </table:table-cell>
          <table:table-cell/>
          <table:table-cell office:value-type="string" calcext:value-type="string">
            <text:p>( 1641 , 953 ) <text:s text:c="2"/>( 1645 , 949 ) <text:s text:c="2"/>5.65685 </text:p>
          </table:table-cell>
          <table:table-cell/>
          <table:table-cell office:value-type="string" calcext:value-type="string">
            <text:p>( 1801 , 830 ) <text:s text:c="2"/>( 1805 , 824 ) <text:s text:c="2"/>7.2111 </text:p>
          </table:table-cell>
          <table:table-cell/>
          <table:table-cell office:value-type="string" calcext:value-type="string">
            <text:p>( 1283 , 906 ) <text:s text:c="2"/>( 1199 , 782 ) <text:s text:c="2"/>149.773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 1493 , 831 ) <text:s text:c="2"/>( 1403 , 568 ) <text:s text:c="2"/>277.973 </text:p>
          </table:table-cell>
          <table:table-cell/>
          <table:table-cell office:value-type="string" calcext:value-type="string">
            <text:p>( 1598 , 950 ) <text:s text:c="2"/>( 1611 , 950 ) <text:s text:c="2"/>13 </text:p>
          </table:table-cell>
          <table:table-cell/>
          <table:table-cell office:value-type="string" calcext:value-type="string">
            <text:p>( 1769 , 805 ) <text:s text:c="2"/>( 1715 , 543 ) <text:s text:c="2"/>267.507 </text:p>
          </table:table-cell>
          <table:table-cell/>
          <table:table-cell office:value-type="string" calcext:value-type="string">
            <text:p>( 1252 , 898 ) <text:s text:c="2"/>( 616 , 1635 ) <text:s text:c="2"/>973.481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 1464 , 743 ) <text:s text:c="2"/>( 1469 , 741 ) <text:s text:c="2"/>5.38516 </text:p>
          </table:table-cell>
          <table:table-cell/>
          <table:table-cell office:value-type="string" calcext:value-type="string">
            <text:p>( 1558 , 893 ) <text:s text:c="2"/>( 1485 , 743 ) <text:s text:c="2"/>166.82 </text:p>
          </table:table-cell>
          <table:table-cell/>
          <table:table-cell office:value-type="string" calcext:value-type="string">
            <text:p>( 1763 , 750 ) <text:s text:c="2"/>( 1768 , 823 ) <text:s text:c="2"/>73.171 </text:p>
          </table:table-cell>
          <table:table-cell/>
          <table:table-cell office:value-type="string" calcext:value-type="string">
            <text:p>( 1203 , 823 ) <text:s text:c="2"/>( 1504 , 1546 ) <text:s text:c="2"/>783.154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 1506 , 691 ) <text:s text:c="2"/>( 1527 , 821 ) <text:s text:c="2"/>131.685 </text:p>
          </table:table-cell>
          <table:table-cell/>
          <table:table-cell office:value-type="string" calcext:value-type="string">
            <text:p>( 1572 , 810 ) <text:s text:c="2"/>( 1579 , 807 ) <text:s text:c="2"/>7.61577 </text:p>
          </table:table-cell>
          <table:table-cell/>
          <table:table-cell office:value-type="string" calcext:value-type="string">
            <text:p>( 1815 , 665 ) <text:s text:c="2"/>( 1814 , 662 ) <text:s text:c="2"/>3.16228 </text:p>
          </table:table-cell>
          <table:table-cell/>
          <table:table-cell office:value-type="string" calcext:value-type="string">
            <text:p>( 1262 , 725 ) <text:s text:c="2"/>( 1231 , 735 ) <text:s text:c="2"/>32.573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 2187 , 292 ) <text:s text:c="2"/>( 2161 , 297 ) <text:s text:c="2"/>26.4764 </text:p>
          </table:table-cell>
          <table:table-cell/>
          <table:table-cell office:value-type="string" calcext:value-type="string">
            <text:p>( 2101 , 342 ) <text:s text:c="2"/>( 1619 , 185 ) <text:s text:c="2"/>506.925 </text:p>
          </table:table-cell>
          <table:table-cell/>
          <table:table-cell office:value-type="string" calcext:value-type="string">
            <text:p>( 2543 , 430 ) <text:s text:c="2"/>( 2687 , 379 ) <text:s text:c="2"/>152.765 </text:p>
          </table:table-cell>
          <table:table-cell/>
          <table:table-cell office:value-type="string" calcext:value-type="string">
            <text:p>( 1798 , 289 ) <text:s text:c="2"/>( 1467 , 556 ) <text:s text:c="2"/>425.265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 2480 , 261 ) <text:s text:c="2"/>( 2383 , 34 ) <text:s text:c="2"/>246.856 </text:p>
          </table:table-cell>
          <table:table-cell/>
          <table:table-cell office:value-type="string" calcext:value-type="string">
            <text:p>( 2329 , 185 ) <text:s text:c="2"/>( 1611 , 184 ) <text:s text:c="2"/>718.001 </text:p>
          </table:table-cell>
          <table:table-cell/>
          <table:table-cell office:value-type="string" calcext:value-type="string">
            <text:p>( 2778 , 385 ) <text:s text:c="2"/>( 2762 , 381 ) <text:s text:c="2"/>16.4924 </text:p>
          </table:table-cell>
          <table:table-cell/>
          <table:table-cell office:value-type="string" calcext:value-type="string">
            <text:p>( 2016 , 124 ) <text:s text:c="2"/>( 1987 , 54 ) <text:s text:c="2"/>75.7694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 2534 , 442 ) <text:s text:c="2"/>( 2540 , 394 ) <text:s text:c="2"/>48.3735 </text:p>
          </table:table-cell>
          <table:table-cell/>
          <table:table-cell office:value-type="string" calcext:value-type="string">
            <text:p>( 2478 , 296 ) <text:s text:c="2"/>( 2473 , 321 ) <text:s text:c="2"/>25.4951 </text:p>
          </table:table-cell>
          <table:table-cell/>
          <table:table-cell office:value-type="string" calcext:value-type="string">
            <text:p>( 2855 , 599 ) <text:s text:c="2"/>( 2892 , 526 ) <text:s text:c="2"/>81.8413 </text:p>
          </table:table-cell>
          <table:table-cell/>
          <table:table-cell office:value-type="string" calcext:value-type="string">
            <text:p>( 2161 , 274 ) <text:s text:c="2"/>( 2162 , 278 ) <text:s text:c="2"/>4.12311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 2472 , 520 ) <text:s text:c="2"/>( 2570 , 950 ) <text:s text:c="2"/>441.026 </text:p>
          </table:table-cell>
          <table:table-cell/>
          <table:table-cell office:value-type="string" calcext:value-type="string">
            <text:p>( 2461 , 422 ) <text:s text:c="2"/>( 2674 , 931 ) <text:s text:c="2"/>551.77 </text:p>
          </table:table-cell>
          <table:table-cell/>
          <table:table-cell office:value-type="string" calcext:value-type="string">
            <text:p>( 2778 , 670 ) <text:s text:c="2"/>( 2783 , 702 ) <text:s text:c="2"/>32.3883 </text:p>
          </table:table-cell>
          <table:table-cell/>
          <table:table-cell office:value-type="string" calcext:value-type="string">
            <text:p>( 2122 , 365 ) <text:s text:c="2"/>( 2332 , 1210 ) <text:s text:c="2"/>870.704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 2539 , 634 ) <text:s text:c="2"/>( 2519 , 586 ) <text:s text:c="2"/>52 </text:p>
          </table:table-cell>
          <table:table-cell/>
          <table:table-cell office:value-type="string" calcext:value-type="string">
            <text:p>( 2555 , 519 ) <text:s text:c="2"/>( 2579 , 559 ) <text:s text:c="2"/>46.6476 </text:p>
          </table:table-cell>
          <table:table-cell/>
          <table:table-cell office:value-type="string" calcext:value-type="string">
            <text:p>( 2829 , 842 ) <text:s text:c="2"/>( 2807 , 730 ) <text:s text:c="2"/>114.14 </text:p>
          </table:table-cell>
          <table:table-cell/>
          <table:table-cell office:value-type="string" calcext:value-type="string">
            <text:p>( 2218 , 476 ) <text:s text:c="2"/>( 2211 , 463 ) <text:s text:c="2"/>14.7648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 2519 , 1310 ) <text:s text:c="2"/>( 2498 , 1452 ) <text:s text:c="2"/>143.544</text:p>
          </table:table-cell>
          <table:table-cell/>
          <table:table-cell office:value-type="string" calcext:value-type="string">
            <text:p>( 2712 , 1230 ) <text:s text:c="2"/>( 2724 , 1448 ) <text:s text:c="2"/>218.33</text:p>
          </table:table-cell>
          <table:table-cell/>
          <table:table-cell office:value-type="string" calcext:value-type="string">
            <text:p>( 2678 , 1527 ) <text:s text:c="2"/>( 2522 , 982 ) <text:s text:c="2"/>566.887</text:p>
          </table:table-cell>
          <table:table-cell/>
          <table:table-cell office:value-type="string" calcext:value-type="string">
            <text:p>( 2322 , 1111 ) <text:s text:c="2"/>( 2326 , 1194 ) <text:s text:c="2"/>83.0963</text:p>
          </table:table-cell>
        </table:table-row>
        <table:table-row table:style-name="ro1">
          <table:table-cell/>
          <table:table-cell office:value-type="string" calcext:value-type="string">
            <text:p>Md 104</text:p>
          </table:table-cell>
          <table:table-cell table:style-name="Default"/>
          <table:table-cell office:value-type="string" calcext:value-type="string">
            <text:p>Md 203</text:p>
          </table:table-cell>
          <table:table-cell table:style-name="Default"/>
          <table:table-cell office:value-type="string" calcext:value-type="string">
            <text:p>Md 235</text:p>
          </table:table-cell>
          <table:table-cell table:style-name="Default"/>
          <table:table-cell office:value-type="string" calcext:value-type="string">
            <text:p>Md 240</text:p>
          </table:table-cell>
          <table:table-cell table:style-name="Default"/>
        </table:table-row>
        <table:table-row table:style-name="ro1">
          <table:table-cell table:number-columns-repeated="2"/>
          <table:table-cell office:value-type="string" calcext:value-type="string">
            <text:p>( 2094 , 2302 ) <text:s text:c="2"/>( 1438 , 1440 ) <text:s text:c="2"/>1083.23 </text:p>
          </table:table-cell>
          <table:table-cell/>
          <table:table-cell office:value-type="string" calcext:value-type="string">
            <text:p>( 899 , 1992 ) <text:s text:c="2"/>( 1119 , 1336 ) <text:s text:c="2"/>691.908 </text:p>
          </table:table-cell>
          <table:table-cell/>
          <table:table-cell office:value-type="string" calcext:value-type="string">
            <text:p>( 2236 , 2253 ) <text:s text:c="2"/>( 1599 , 1406 ) <text:s text:c="2"/>1059.8 </text:p>
          </table:table-cell>
          <table:table-cell/>
          <table:table-cell office:value-type="string" calcext:value-type="string">
            <text:p>( 1462 , 2051 ) <text:s text:c="2"/>( 1456 , 2040 ) <text:s text:c="2"/>12.53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 1814 , 1751 ) <text:s text:c="2"/>( 1523 , 1490 ) <text:s text:c="2"/>390.899 </text:p>
          </table:table-cell>
          <table:table-cell/>
          <table:table-cell office:value-type="string" calcext:value-type="string">
            <text:p>( 1179 , 1362 ) <text:s text:c="2"/>( 1532 , 1037 ) <text:s text:c="2"/>479.827 </text:p>
          </table:table-cell>
          <table:table-cell/>
          <table:table-cell office:value-type="string" calcext:value-type="string">
            <text:p>( 1915 , 1618 ) <text:s text:c="2"/>( 1524 , 1315 ) <text:s text:c="2"/>494.662 </text:p>
          </table:table-cell>
          <table:table-cell/>
          <table:table-cell office:value-type="string" calcext:value-type="string">
            <text:p>( 1267 , 1440 ) <text:s text:c="2"/>( 913 , 1201 ) <text:s text:c="2"/>427.126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 1739 , 1753 ) <text:s text:c="2"/>( 1488 , 1480 ) <text:s text:c="2"/>370.85 </text:p>
          </table:table-cell>
          <table:table-cell/>
          <table:table-cell office:value-type="string" calcext:value-type="string">
            <text:p>( 1114 , 1305 ) <text:s text:c="2"/>( 915 , 2029 ) <text:s text:c="2"/>750.851 </text:p>
          </table:table-cell>
          <table:table-cell/>
          <table:table-cell office:value-type="string" calcext:value-type="string">
            <text:p>( 1832 , 1629 ) <text:s text:c="2"/>( 1613 , 1418 ) <text:s text:c="2"/>304.109 </text:p>
          </table:table-cell>
          <table:table-cell/>
          <table:table-cell office:value-type="string" calcext:value-type="string">
            <text:p>( 1179 , 1471 ) <text:s text:c="2"/>( 1298 , 1469 ) <text:s text:c="2"/>119.017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 1736 , 1660 ) <text:s text:c="2"/>( 1434 , 1381 ) <text:s text:c="2"/>411.151 </text:p>
          </table:table-cell>
          <table:table-cell/>
          <table:table-cell office:value-type="string" calcext:value-type="string">
            <text:p>( 1151 , 1245 ) <text:s text:c="2"/>( 1572 , 1118 ) <text:s text:c="2"/>439.739 </text:p>
          </table:table-cell>
          <table:table-cell/>
          <table:table-cell office:value-type="string" calcext:value-type="string">
            <text:p>( 1811 , 1517 ) <text:s text:c="2"/>( 1440 , 1227 ) <text:s text:c="2"/>470.894 </text:p>
          </table:table-cell>
          <table:table-cell/>
          <table:table-cell office:value-type="string" calcext:value-type="string">
            <text:p>( 1159 , 1362 ) <text:s text:c="2"/>( 1157 , 1379 ) <text:s text:c="2"/>17.1172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 1687 , 1681 ) <text:s text:c="2"/>( 1483 , 1473 ) <text:s text:c="2"/>291.342 </text:p>
          </table:table-cell>
          <table:table-cell/>
          <table:table-cell office:value-type="string" calcext:value-type="string">
            <text:p>( 1125 , 1207 ) <text:s text:c="2"/>( 919 , 2030 ) <text:s text:c="2"/>848.39 </text:p>
          </table:table-cell>
          <table:table-cell/>
          <table:table-cell office:value-type="string" calcext:value-type="string">
            <text:p>( 1762 , 1528 ) <text:s text:c="2"/>( 1625 , 1425 ) <text:s text:c="2"/>171.4 </text:p>
          </table:table-cell>
          <table:table-cell/>
          <table:table-cell office:value-type="string" calcext:value-type="string">
            <text:p>( 1096 , 1370 ) <text:s text:c="2"/>( 907 , 1213 ) <text:s text:c="2"/>245.703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 1431 , 1429 ) <text:s text:c="2"/>( 1225 , 1230 ) <text:s text:c="2"/>286.421 </text:p>
          </table:table-cell>
          <table:table-cell/>
          <table:table-cell office:value-type="string" calcext:value-type="string">
            <text:p>( 1138 , 779 ) <text:s text:c="2"/>( 1127 , 1365 ) <text:s text:c="2"/>586.103 </text:p>
          </table:table-cell>
          <table:table-cell/>
          <table:table-cell office:value-type="string" calcext:value-type="string">
            <text:p>( 1436 , 1253 ) <text:s text:c="2"/>( 1114 , 775 ) <text:s text:c="2"/>576.34 </text:p>
          </table:table-cell>
          <table:table-cell/>
          <table:table-cell office:value-type="string" calcext:value-type="string">
            <text:p>( 814 , 1142 ) <text:s text:c="2"/>( 610 , 618 ) <text:s text:c="2"/>562.31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 1423 , 1370 ) <text:s text:c="2"/>( 1637 , 1640 ) <text:s text:c="2"/>344.523 </text:p>
          </table:table-cell>
          <table:table-cell/>
          <table:table-cell office:value-type="string" calcext:value-type="string">
            <text:p>( 1171 , 756 ) <text:s text:c="2"/>( 1381 , 968 ) <text:s text:c="2"/>298.402 </text:p>
          </table:table-cell>
          <table:table-cell/>
          <table:table-cell office:value-type="string" calcext:value-type="string">
            <text:p>( 1446 , 1217 ) <text:s text:c="2"/>( 1351 , 1169 ) <text:s text:c="2"/>106.438 </text:p>
          </table:table-cell>
          <table:table-cell/>
          <table:table-cell office:value-type="string" calcext:value-type="string">
            <text:p>( 822 , 1108 ) <text:s text:c="2"/>( 957 , 1061 ) <text:s text:c="2"/>142.948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 1342 , 1349 ) <text:s text:c="2"/>( 1642 , 1651 ) <text:s text:c="2"/>425.681 </text:p>
          </table:table-cell>
          <table:table-cell/>
          <table:table-cell office:value-type="string" calcext:value-type="string">
            <text:p>( 1140 , 707 ) <text:s text:c="2"/>( 1120 , 1338 ) <text:s text:c="2"/>631.317 </text:p>
          </table:table-cell>
          <table:table-cell/>
          <table:table-cell office:value-type="string" calcext:value-type="string">
            <text:p>( 1379 , 1212 ) <text:s text:c="2"/>( 1597 , 1406 ) <text:s text:c="2"/>291.822 </text:p>
          </table:table-cell>
          <table:table-cell/>
          <table:table-cell office:value-type="string" calcext:value-type="string">
            <text:p>( 741 , 1100 ) <text:s text:c="2"/>( 1167 , 1466 ) <text:s text:c="2"/>561.633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 1304 , 1279 ) <text:s text:c="2"/>( 1721 , 1710 ) <text:s text:c="2"/>599.708 </text:p>
          </table:table-cell>
          <table:table-cell/>
          <table:table-cell office:value-type="string" calcext:value-type="string">
            <text:p>( 1164 , 650 ) <text:s text:c="2"/>( 1093 , 1678 ) <text:s text:c="2"/>1030.45 </text:p>
          </table:table-cell>
          <table:table-cell/>
          <table:table-cell office:value-type="string" calcext:value-type="string">
            <text:p>( 1353 , 1155 ) <text:s text:c="2"/>( 1361 , 1139 ) <text:s text:c="2"/>17.8885 </text:p>
          </table:table-cell>
          <table:table-cell/>
          <table:table-cell office:value-type="string" calcext:value-type="string">
            <text:p>( 713 , 1041 ) <text:s text:c="2"/>( 737 , 1025 ) <text:s text:c="2"/>28.8444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 1257 , 1277 ) <text:s text:c="2"/>( 1078 , 1234 ) <text:s text:c="2"/>184.092 </text:p>
          </table:table-cell>
          <table:table-cell/>
          <table:table-cell office:value-type="string" calcext:value-type="string">
            <text:p>( 1135 , 613 ) <text:s text:c="2"/>( 1025 , 2090 ) <text:s text:c="2"/>1481.09 </text:p>
          </table:table-cell>
          <table:table-cell/>
          <table:table-cell office:value-type="string" calcext:value-type="string">
            <text:p>( 1311 , 1160 ) <text:s text:c="2"/>( 1224 , 1028 ) <text:s text:c="2"/>158.092 </text:p>
          </table:table-cell>
          <table:table-cell/>
          <table:table-cell office:value-type="string" calcext:value-type="string">
            <text:p>( 666 , 1054 ) <text:s text:c="2"/>( 240 , 1527 ) <text:s text:c="2"/>636.557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 1218 , 1225 ) <text:s text:c="2"/>( 1529 , 1537 ) <text:s text:c="2"/>440.528 </text:p>
          </table:table-cell>
          <table:table-cell/>
          <table:table-cell office:value-type="string" calcext:value-type="string">
            <text:p>( 1140 , 530 ) <text:s text:c="2"/>( 1136 , 1375 ) <text:s text:c="2"/>845.009 </text:p>
          </table:table-cell>
          <table:table-cell/>
          <table:table-cell office:value-type="string" calcext:value-type="string">
            <text:p>( 1254 , 1103 ) <text:s text:c="2"/>( 1195 , 1002 ) <text:s text:c="2"/>116.97 </text:p>
          </table:table-cell>
          <table:table-cell/>
          <table:table-cell office:value-type="string" calcext:value-type="string">
            <text:p>( 607 , 989 ) <text:s text:c="2"/>( 1458 , 2069 ) <text:s text:c="2"/>1374.99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 1280 , 1139 ) <text:s text:c="2"/>( 1234 , 1157 ) <text:s text:c="2"/>49.3964 </text:p>
          </table:table-cell>
          <table:table-cell/>
          <table:table-cell office:value-type="string" calcext:value-type="string">
            <text:p>( 1260 , 507 ) <text:s text:c="2"/>( 1205 , 1352 ) <text:s text:c="2"/>846.788 </text:p>
          </table:table-cell>
          <table:table-cell/>
          <table:table-cell office:value-type="string" calcext:value-type="string">
            <text:p>( 1278 , 1010 ) <text:s text:c="2"/>( 1362 , 1145 ) <text:s text:c="2"/>159 </text:p>
          </table:table-cell>
          <table:table-cell/>
          <table:table-cell office:value-type="string" calcext:value-type="string">
            <text:p>( 627 , 888 ) <text:s text:c="2"/>( 727 , 1031 ) <text:s text:c="2"/>174.496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 1767 , 580 ) <text:s text:c="2"/>( 2074 , 426 ) <text:s text:c="2"/>343.46 </text:p>
          </table:table-cell>
          <table:table-cell/>
          <table:table-cell office:value-type="string" calcext:value-type="string">
            <text:p>( 2024 , 530 ) <text:s text:c="2"/>( 2114 , 472 ) <text:s text:c="2"/>107.07 </text:p>
          </table:table-cell>
          <table:table-cell/>
          <table:table-cell office:value-type="string" calcext:value-type="string">
            <text:p>( 1765 , 440 ) <text:s text:c="2"/>( 2115 , 242 ) <text:s text:c="2"/>402.124 </text:p>
          </table:table-cell>
          <table:table-cell/>
          <table:table-cell office:value-type="string" calcext:value-type="string">
            <text:p>( 1094 , 295 ) <text:s text:c="2"/>( 1409 , 118 ) <text:s text:c="2"/>361.323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 2047 , 429 ) <text:s text:c="2"/>( 2001 , 425 ) <text:s text:c="2"/>46.1736 </text:p>
          </table:table-cell>
          <table:table-cell/>
          <table:table-cell office:value-type="string" calcext:value-type="string">
            <text:p>( 2293 , 533 ) <text:s text:c="2"/>( 1604 , 108 ) <text:s text:c="2"/>809.534 </text:p>
          </table:table-cell>
          <table:table-cell/>
          <table:table-cell office:value-type="string" calcext:value-type="string">
            <text:p>( 2008 , 243 ) <text:s text:c="2"/>( 1987 , 223 ) <text:s text:c="2"/>29 </text:p>
          </table:table-cell>
          <table:table-cell/>
          <table:table-cell office:value-type="string" calcext:value-type="string">
            <text:p>( 1285 , 106 ) <text:s text:c="2"/>( 1380 , 113 ) <text:s text:c="2"/>95.2575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 2151 , 559 ) <text:s text:c="2"/>( 2151 , 558 ) <text:s text:c="2"/>1 </text:p>
          </table:table-cell>
          <table:table-cell/>
          <table:table-cell office:value-type="string" calcext:value-type="string">
            <text:p>( 2309 , 766 ) <text:s text:c="2"/>( 2349 , 693 ) <text:s text:c="2"/>83.2406 </text:p>
          </table:table-cell>
          <table:table-cell/>
          <table:table-cell office:value-type="string" calcext:value-type="string">
            <text:p>( 2143 , 370 ) <text:s text:c="2"/>( 2152 , 369 ) <text:s text:c="2"/>9.05539 </text:p>
          </table:table-cell>
          <table:table-cell/>
          <table:table-cell office:value-type="string" calcext:value-type="string">
            <text:p>( 1456 , 279 ) <text:s text:c="2"/>( 88 , 2074 ) <text:s text:c="2"/>2256.87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 2118 , 639 ) <text:s text:c="2"/>( 2430 , 1473 ) <text:s text:c="2"/>890.449 </text:p>
          </table:table-cell>
          <table:table-cell/>
          <table:table-cell office:value-type="string" calcext:value-type="string">
            <text:p>( 2192 , 818 ) <text:s text:c="2"/>( 2193 , 911 ) <text:s text:c="2"/>93.0054 </text:p>
          </table:table-cell>
          <table:table-cell/>
          <table:table-cell office:value-type="string" calcext:value-type="string">
            <text:p>( 2135 , 468 ) <text:s text:c="2"/>( 2528 , 1329 ) <text:s text:c="2"/>946.451 </text:p>
          </table:table-cell>
          <table:table-cell/>
          <table:table-cell office:value-type="string" calcext:value-type="string">
            <text:p>( 1384 , 401 ) <text:s text:c="2"/>( 1824 , 1262 ) <text:s text:c="2"/>966.913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 2243 , 786 ) <text:s text:c="2"/>( 2214 , 724 ) <text:s text:c="2"/>68.4471 </text:p>
          </table:table-cell>
          <table:table-cell/>
          <table:table-cell office:value-type="string" calcext:value-type="string">
            <text:p>( 2205 , 958 ) <text:s text:c="2"/>( 2208 , 887 ) <text:s text:c="2"/>71.0634 </text:p>
          </table:table-cell>
          <table:table-cell/>
          <table:table-cell office:value-type="string" calcext:value-type="string">
            <text:p>( 2269 , 590 ) <text:s text:c="2"/>( 2279 , 593 ) <text:s text:c="2"/>10.4403 </text:p>
          </table:table-cell>
          <table:table-cell/>
          <table:table-cell office:value-type="string" calcext:value-type="string">
            <text:p>( 1545 , 530 ) <text:s text:c="2"/>( 1527 , 333 ) <text:s text:c="2"/>197.821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 2428 , 1435 ) <text:s text:c="2"/>( 2444 , 1713 ) <text:s text:c="2"/>278.46</text:p>
          </table:table-cell>
          <table:table-cell/>
          <table:table-cell office:value-type="string" calcext:value-type="string">
            <text:p>( 1809 , 1603 ) <text:s text:c="2"/>( 1424 , 1093 ) <text:s text:c="2"/>639.003</text:p>
          </table:table-cell>
          <table:table-cell/>
          <table:table-cell office:value-type="string" calcext:value-type="string">
            <text:p>( 2513 , 1264 ) <text:s text:c="2"/>( 2559 , 1558 ) <text:s text:c="2"/>297.577</text:p>
          </table:table-cell>
          <table:table-cell/>
          <table:table-cell office:value-type="string" calcext:value-type="string">
            <text:p>( 1767 , 1051 ) <text:s text:c="2"/>( 1819 , 1242 ) <text:s text:c="2"/>197.952</text:p>
          </table:table-cell>
        </table:table-row>
        <table:table-row table:style-name="ro1">
          <table:table-cell/>
          <table:table-cell office:value-type="string" calcext:value-type="string">
            <text:p>Md 248</text:p>
          </table:table-cell>
          <table:table-cell table:style-name="Default"/>
          <table:table-cell office:value-type="string" calcext:value-type="string">
            <text:p>Md 257</text:p>
          </table:table-cell>
          <table:table-cell table:style-name="Default"/>
          <table:table-cell office:value-type="string" calcext:value-type="string">
            <text:p>Md 282</text:p>
          </table:table-cell>
          <table:table-cell table:style-name="Default"/>
          <table:table-cell office:value-type="string" calcext:value-type="string">
            <text:p>Md 028</text:p>
          </table:table-cell>
          <table:table-cell table:style-name="Default"/>
        </table:table-row>
        <table:table-row table:style-name="ro1">
          <table:table-cell table:number-columns-repeated="2"/>
          <table:table-cell office:value-type="string" calcext:value-type="string">
            <text:p>( 1490 , 2098 ) <text:s text:c="2"/>( 1491 , 2096 ) <text:s text:c="2"/>2.23607 </text:p>
          </table:table-cell>
          <table:table-cell/>
          <table:table-cell office:value-type="string" calcext:value-type="string">
            <text:p>( 1506 , 2080 ) <text:s text:c="2"/>( 1512 , 2077 ) <text:s text:c="2"/>6.7082 </text:p>
          </table:table-cell>
          <table:table-cell/>
          <table:table-cell office:value-type="string" calcext:value-type="string">
            <text:p>( 1837 , 2240 ) <text:s text:c="2"/>( 1328 , 1084 ) <text:s text:c="2"/>1263.1 </text:p>
          </table:table-cell>
          <table:table-cell/>
          <table:table-cell office:value-type="string" calcext:value-type="string">
            <text:p>( 1743 , 1982 ) <text:s text:c="2"/>( 1743 , 1982 ) <text:s text:c="2"/>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 1498 , 1429 ) <text:s text:c="2"/>( 1225 , 932 ) <text:s text:c="2"/>567.043 </text:p>
          </table:table-cell>
          <table:table-cell/>
          <table:table-cell office:value-type="string" calcext:value-type="string">
            <text:p>( 1609 , 1385 ) <text:s text:c="2"/>( 1198 , 817 ) <text:s text:c="2"/>701.103 </text:p>
          </table:table-cell>
          <table:table-cell/>
          <table:table-cell office:value-type="string" calcext:value-type="string">
            <text:p>( 1726 , 1580 ) <text:s text:c="2"/>( 1445 , 1200 ) <text:s text:c="2"/>472.611 </text:p>
          </table:table-cell>
          <table:table-cell/>
          <table:table-cell office:value-type="string" calcext:value-type="string">
            <text:p>( 1643 , 1293 ) <text:s text:c="2"/>( 1643 , 1293 ) <text:s text:c="2"/>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 1418 , 1411 ) <text:s text:c="2"/>( 1210 , 933 ) <text:s text:c="2"/>521.295 </text:p>
          </table:table-cell>
          <table:table-cell/>
          <table:table-cell office:value-type="string" calcext:value-type="string">
            <text:p>( 1493 , 1401 ) <text:s text:c="2"/>( 1191 , 826 ) <text:s text:c="2"/>649.484 </text:p>
          </table:table-cell>
          <table:table-cell/>
          <table:table-cell office:value-type="string" calcext:value-type="string">
            <text:p>( 1625 , 1572 ) <text:s text:c="2"/>( 1346 , 1099 ) <text:s text:c="2"/>549.154 </text:p>
          </table:table-cell>
          <table:table-cell/>
          <table:table-cell office:value-type="string" calcext:value-type="string">
            <text:p>( 1592 , 1273 ) <text:s text:c="2"/>( 1592 , 1273 ) <text:s text:c="2"/>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 1428 , 1318 ) <text:s text:c="2"/>( 1514 , 1443 ) <text:s text:c="2"/>151.727 </text:p>
          </table:table-cell>
          <table:table-cell/>
          <table:table-cell office:value-type="string" calcext:value-type="string">
            <text:p>( 1508 , 1289 ) <text:s text:c="2"/>( 1207 , 830 ) <text:s text:c="2"/>548.892 </text:p>
          </table:table-cell>
          <table:table-cell/>
          <table:table-cell office:value-type="string" calcext:value-type="string">
            <text:p>( 1638 , 1486 ) <text:s text:c="2"/>( 1454 , 1214 ) <text:s text:c="2"/>328.39 </text:p>
          </table:table-cell>
          <table:table-cell/>
          <table:table-cell office:value-type="string" calcext:value-type="string">
            <text:p>( 1566 , 1219 ) <text:s text:c="2"/>( 1566 , 1219 ) <text:s text:c="2"/>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 1389 , 1310 ) <text:s text:c="2"/>( 1213 , 933 ) <text:s text:c="2"/>416.059 </text:p>
          </table:table-cell>
          <table:table-cell/>
          <table:table-cell office:value-type="string" calcext:value-type="string">
            <text:p>( 1444 , 1289 ) <text:s text:c="2"/>( 1188 , 821 ) <text:s text:c="2"/>533.442 </text:p>
          </table:table-cell>
          <table:table-cell/>
          <table:table-cell office:value-type="string" calcext:value-type="string">
            <text:p>( 1604 , 1481 ) <text:s text:c="2"/>( 1348 , 1098 ) <text:s text:c="2"/>460.679 </text:p>
          </table:table-cell>
          <table:table-cell/>
          <table:table-cell office:value-type="string" calcext:value-type="string">
            <text:p>( 1523 , 1190 ) <text:s text:c="2"/>( 1523 , 1190 ) <text:s text:c="2"/>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 1231 , 986 ) <text:s text:c="2"/>( 1311 , 1164 ) <text:s text:c="2"/>195.151 </text:p>
          </table:table-cell>
          <table:table-cell/>
          <table:table-cell office:value-type="string" calcext:value-type="string">
            <text:p>( 1267 , 927 ) <text:s text:c="2"/>( 1085 , 617 ) <text:s text:c="2"/>359.477 </text:p>
          </table:table-cell>
          <table:table-cell/>
          <table:table-cell office:value-type="string" calcext:value-type="string">
            <text:p>( 1379 , 1139 ) <text:s text:c="2"/>( 1388 , 1210 ) <text:s text:c="2"/>71.5681 </text:p>
          </table:table-cell>
          <table:table-cell/>
          <table:table-cell office:value-type="string" calcext:value-type="string">
            <text:p>( 1321 , 907 ) <text:s text:c="2"/>( 1321 , 907 ) <text:s text:c="2"/>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 1236 , 950 ) <text:s text:c="2"/>( 1314 , 1140 ) <text:s text:c="2"/>205.387 </text:p>
          </table:table-cell>
          <table:table-cell/>
          <table:table-cell office:value-type="string" calcext:value-type="string">
            <text:p>( 1288 , 903 ) <text:s text:c="2"/>( 1479 , 1383 ) <text:s text:c="2"/>516.605 </text:p>
          </table:table-cell>
          <table:table-cell/>
          <table:table-cell office:value-type="string" calcext:value-type="string">
            <text:p>( 1397 , 1093 ) <text:s text:c="2"/>( 1439 , 1253 ) <text:s text:c="2"/>165.421 </text:p>
          </table:table-cell>
          <table:table-cell/>
          <table:table-cell office:value-type="string" calcext:value-type="string">
            <text:p>( 1321 , 876 ) <text:s text:c="2"/>( 1321 , 876 ) <text:s text:c="2"/>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 1190 , 924 ) <text:s text:c="2"/>( 1197 , 922 ) <text:s text:c="2"/>7.28011 </text:p>
          </table:table-cell>
          <table:table-cell/>
          <table:table-cell office:value-type="string" calcext:value-type="string">
            <text:p>( 1231 , 870 ) <text:s text:c="2"/>( 1145 , 801 ) <text:s text:c="2"/>110.259 </text:p>
          </table:table-cell>
          <table:table-cell/>
          <table:table-cell office:value-type="string" calcext:value-type="string">
            <text:p>( 1337 , 1074 ) <text:s text:c="2"/>( 1400 , 1201 ) <text:s text:c="2"/>141.767 </text:p>
          </table:table-cell>
          <table:table-cell/>
          <table:table-cell office:value-type="string" calcext:value-type="string">
            <text:p>( 1269 , 847 ) <text:s text:c="2"/>( 1269 , 847 ) <text:s text:c="2"/>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 1174 , 859 ) <text:s text:c="2"/>( 1404 , 1373 ) <text:s text:c="2"/>563.113 </text:p>
          </table:table-cell>
          <table:table-cell/>
          <table:table-cell office:value-type="string" calcext:value-type="string">
            <text:p>( 1213 , 823 ) <text:s text:c="2"/>( 1607 , 1919 ) <text:s text:c="2"/>1164.67 </text:p>
          </table:table-cell>
          <table:table-cell/>
          <table:table-cell office:value-type="string" calcext:value-type="string">
            <text:p>( 1335 , 1007 ) <text:s text:c="2"/>( 1661 , 1106 ) <text:s text:c="2"/>340.701 </text:p>
          </table:table-cell>
          <table:table-cell/>
          <table:table-cell office:value-type="string" calcext:value-type="string">
            <text:p>( 1261 , 802 ) <text:s text:c="2"/>( 1261 , 802 ) <text:s text:c="2"/>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 1127 , 831 ) <text:s text:c="2"/>( 153 , 1153 ) <text:s text:c="2"/>1025.85 </text:p>
          </table:table-cell>
          <table:table-cell/>
          <table:table-cell office:value-type="string" calcext:value-type="string">
            <text:p>( 1164 , 815 ) <text:s text:c="2"/>( 1051 , 591 ) <text:s text:c="2"/>250.888 </text:p>
          </table:table-cell>
          <table:table-cell/>
          <table:table-cell office:value-type="string" calcext:value-type="string">
            <text:p>( 1278 , 1012 ) <text:s text:c="2"/>( 1238 , 838 ) <text:s text:c="2"/>178.539 </text:p>
          </table:table-cell>
          <table:table-cell/>
          <table:table-cell office:value-type="string" calcext:value-type="string">
            <text:p>( 1232 , 796 ) <text:s text:c="2"/>( 1232 , 796 ) <text:s text:c="2"/>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 1120 , 748 ) <text:s text:c="2"/>( 1405 , 1426 ) <text:s text:c="2"/>735.465 </text:p>
          </table:table-cell>
          <table:table-cell/>
          <table:table-cell office:value-type="string" calcext:value-type="string">
            <text:p>( 1130 , 756 ) <text:s text:c="2"/>( 1505 , 2098 ) <text:s text:c="2"/>1393.41 </text:p>
          </table:table-cell>
          <table:table-cell/>
          <table:table-cell office:value-type="string" calcext:value-type="string">
            <text:p>( 1247 , 940 ) <text:s text:c="2"/>( 1310 , 931 ) <text:s text:c="2"/>63.6396 </text:p>
          </table:table-cell>
          <table:table-cell/>
          <table:table-cell office:value-type="string" calcext:value-type="string">
            <text:p>( 1201 , 722 ) <text:s text:c="2"/>( 1201 , 722 ) <text:s text:c="2"/>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 1171 , 660 ) <text:s text:c="2"/>( 1185 , 850 ) <text:s text:c="2"/>190.515 </text:p>
          </table:table-cell>
          <table:table-cell/>
          <table:table-cell office:value-type="string" calcext:value-type="string">
            <text:p>( 1161 , 655 ) <text:s text:c="2"/>( 1148 , 651 ) <text:s text:c="2"/>13.6015 </text:p>
          </table:table-cell>
          <table:table-cell/>
          <table:table-cell office:value-type="string" calcext:value-type="string">
            <text:p>( 1309 , 852 ) <text:s text:c="2"/>( 1274 , 844 ) <text:s text:c="2"/>35.9026 </text:p>
          </table:table-cell>
          <table:table-cell/>
          <table:table-cell office:value-type="string" calcext:value-type="string">
            <text:p>( 1223 , 647 ) <text:s text:c="2"/>( 1223 , 647 ) <text:s text:c="2"/>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 1866 , 398 ) <text:s text:c="2"/>( 1607 , 364 ) <text:s text:c="2"/>261.222 </text:p>
          </table:table-cell>
          <table:table-cell/>
          <table:table-cell office:value-type="string" calcext:value-type="string">
            <text:p>( 1788 , 163 ) <text:s text:c="2"/>( 1919 , 65 ) <text:s text:c="2"/>163.6 </text:p>
          </table:table-cell>
          <table:table-cell/>
          <table:table-cell office:value-type="string" calcext:value-type="string">
            <text:p>( 1918 , 458 ) <text:s text:c="2"/>( 1401 , 494 ) <text:s text:c="2"/>518.252 </text:p>
          </table:table-cell>
          <table:table-cell/>
          <table:table-cell office:value-type="string" calcext:value-type="string">
            <text:p>( 1803 , 247 ) <text:s text:c="2"/>( 1803 , 247 ) <text:s text:c="2"/>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 2089 , 297 ) <text:s text:c="2"/>( 1551 , 323 ) <text:s text:c="2"/>538.628 </text:p>
          </table:table-cell>
          <table:table-cell/>
          <table:table-cell office:value-type="string" calcext:value-type="string">
            <text:p>( 1918 , 69 ) <text:s text:c="2"/>( 1921 , 64 ) <text:s text:c="2"/>5.83095 </text:p>
          </table:table-cell>
          <table:table-cell/>
          <table:table-cell office:value-type="string" calcext:value-type="string">
            <text:p>( 2003 , 388 ) <text:s text:c="2"/>( 1427 , 500 ) <text:s text:c="2"/>586.788 </text:p>
          </table:table-cell>
          <table:table-cell/>
          <table:table-cell office:value-type="string" calcext:value-type="string">
            <text:p>( 2075 , 125 ) <text:s text:c="2"/>( 2075 , 125 ) <text:s text:c="2"/>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 2197 , 497 ) <text:s text:c="2"/>( 1487 , 299 ) <text:s text:c="2"/>737.092 </text:p>
          </table:table-cell>
          <table:table-cell/>
          <table:table-cell office:value-type="string" calcext:value-type="string">
            <text:p>( 2068 , 217 ) <text:s text:c="2"/>( 2207 , 967 ) <text:s text:c="2"/>762.772 </text:p>
          </table:table-cell>
          <table:table-cell/>
          <table:table-cell office:value-type="string" calcext:value-type="string">
            <text:p>( 2179 , 466 ) <text:s text:c="2"/>( 2277 , 1941 ) <text:s text:c="2"/>1478.25 </text:p>
          </table:table-cell>
          <table:table-cell/>
          <table:table-cell office:value-type="string" calcext:value-type="string">
            <text:p>( 2189 , 285 ) <text:s text:c="2"/>( 2189 , 285 ) <text:s text:c="2"/>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 2127 , 574 ) <text:s text:c="2"/>( 2134 , 585 ) <text:s text:c="2"/>13.0384 </text:p>
          </table:table-cell>
          <table:table-cell/>
          <table:table-cell office:value-type="string" calcext:value-type="string">
            <text:p>( 2016 , 326 ) <text:s text:c="2"/>( 2194 , 1115 ) <text:s text:c="2"/>808.829 </text:p>
          </table:table-cell>
          <table:table-cell/>
          <table:table-cell office:value-type="string" calcext:value-type="string">
            <text:p>( 2239 , 603 ) <text:s text:c="2"/>( 2238 , 585 ) <text:s text:c="2"/>18.0278 </text:p>
          </table:table-cell>
          <table:table-cell/>
          <table:table-cell office:value-type="string" calcext:value-type="string">
            <text:p>( 2146 , 376 ) <text:s text:c="2"/>( 2146 , 376 ) <text:s text:c="2"/>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 2213 , 732 ) <text:s text:c="2"/>( 2188 , 664 ) <text:s text:c="2"/>72.45 </text:p>
          </table:table-cell>
          <table:table-cell/>
          <table:table-cell office:value-type="string" calcext:value-type="string">
            <text:p>( 2104 , 445 ) <text:s text:c="2"/>( 2097 , 419 ) <text:s text:c="2"/>26.9258 </text:p>
          </table:table-cell>
          <table:table-cell/>
          <table:table-cell office:value-type="string" calcext:value-type="string">
            <text:p>( 2340 , 745 ) <text:s text:c="2"/>( 2165 , 437 ) <text:s text:c="2"/>354.244 </text:p>
          </table:table-cell>
          <table:table-cell/>
          <table:table-cell office:value-type="string" calcext:value-type="string">
            <text:p>( 2215 , 462 ) <text:s text:c="2"/>( 2215 , 462 ) <text:s text:c="2"/>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 2143 , 1435 ) <text:s text:c="2"/>( 2160 , 1331 ) <text:s text:c="2"/>105.38</text:p>
          </table:table-cell>
          <table:table-cell/>
          <table:table-cell office:value-type="string" calcext:value-type="string">
            <text:p>( 2197 , 1015 ) <text:s text:c="2"/>( 2192 , 1154 ) <text:s text:c="2"/>139.09</text:p>
          </table:table-cell>
          <table:table-cell/>
          <table:table-cell office:value-type="string" calcext:value-type="string">
            <text:p>( 2371 , 1362 ) <text:s text:c="2"/>( 2356 , 1539 ) <text:s text:c="2"/>177.634</text:p>
          </table:table-cell>
          <table:table-cell/>
          <table:table-cell office:value-type="string" calcext:value-type="string">
            <text:p>( 2266 , 1170 ) <text:s text:c="2"/>( 2266 , 1170 ) <text:s text:c="2"/>0</text:p>
          </table:table-cell>
        </table:table-row>
      </table:table>
      <table:table table:name="Sheet3" table:style-name="ta2">
        <table:shapes>
          <draw:frame draw:z-index="0" draw:style-name="gr1" draw:text-style-name="P1" svg:width="16.2583in" svg:height="9.0177in" svg:x="4.9811in" svg:y="0.6209in">
            <draw:object draw:notify-on-update-of-ranges="Sheet3.C2:Sheet3.C280 Sheet3.D2:Sheet3.D28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mage</text:p>
          </table:table-cell>
          <table:table-cell office:value-type="string" calcext:value-type="string">
            <text:p>Mean Diff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 001.JPG</text:p>
          </table:table-cell>
          <table:table-cell office:value-type="float" office:value="462.027" calcext:value-type="float">
            <text:p>462.02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 002.JPG</text:p>
          </table:table-cell>
          <table:table-cell office:value-type="float" office:value="501.044" calcext:value-type="float">
            <text:p>501.04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 003.JPG</text:p>
          </table:table-cell>
          <table:table-cell office:value-type="float" office:value="873.782" calcext:value-type="float">
            <text:p>873.78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 004.JPG</text:p>
          </table:table-cell>
          <table:table-cell office:value-type="float" office:value="1438.06" calcext:value-type="float">
            <text:p>1438.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 005.JPG</text:p>
          </table:table-cell>
          <table:table-cell office:value-type="float" office:value="373.161" calcext:value-type="float">
            <text:p>373.16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 006.JPG</text:p>
          </table:table-cell>
          <table:table-cell office:value-type="float" office:value="549.473" calcext:value-type="float">
            <text:p>549.47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 007.JPG</text:p>
          </table:table-cell>
          <table:table-cell office:value-type="float" office:value="239.491" calcext:value-type="float">
            <text:p>239.49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 008.JPG</text:p>
          </table:table-cell>
          <table:table-cell office:value-type="float" office:value="287.225" calcext:value-type="float">
            <text:p>287.22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 009.JPG</text:p>
          </table:table-cell>
          <table:table-cell office:value-type="float" office:value="358.822" calcext:value-type="float">
            <text:p>358.82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 010.JPG</text:p>
          </table:table-cell>
          <table:table-cell office:value-type="float" office:value="345.441" calcext:value-type="float">
            <text:p>345.44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 011.JPG</text:p>
          </table:table-cell>
          <table:table-cell office:value-type="float" office:value="522.951" calcext:value-type="float">
            <text:p>522.95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 012.JPG</text:p>
          </table:table-cell>
          <table:table-cell office:value-type="float" office:value="448.471" calcext:value-type="float">
            <text:p>448.47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 013.JPG</text:p>
          </table:table-cell>
          <table:table-cell office:value-type="float" office:value="715.575" calcext:value-type="float">
            <text:p>715.57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 014.JPG</text:p>
          </table:table-cell>
          <table:table-cell office:value-type="float" office:value="582.679" calcext:value-type="float">
            <text:p>582.67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 015.JPG</text:p>
          </table:table-cell>
          <table:table-cell office:value-type="float" office:value="272.584" calcext:value-type="float">
            <text:p>272.58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 016.JPG</text:p>
          </table:table-cell>
          <table:table-cell office:value-type="float" office:value="480.304" calcext:value-type="float">
            <text:p>480.3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 017.JPG</text:p>
          </table:table-cell>
          <table:table-cell office:value-type="float" office:value="517.612" calcext:value-type="float">
            <text:p>517.6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 018.JPG</text:p>
          </table:table-cell>
          <table:table-cell office:value-type="float" office:value="339.452" calcext:value-type="float">
            <text:p>339.4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 019.JPG</text:p>
          </table:table-cell>
          <table:table-cell office:value-type="float" office:value="207.091" calcext:value-type="float">
            <text:p>207.09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 020.JPG</text:p>
          </table:table-cell>
          <table:table-cell office:value-type="float" office:value="301.634" calcext:value-type="float">
            <text:p>301.63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 021.JPG</text:p>
          </table:table-cell>
          <table:table-cell office:value-type="float" office:value="237.89" calcext:value-type="float">
            <text:p>237.8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 022.JPG</text:p>
          </table:table-cell>
          <table:table-cell office:value-type="float" office:value="161.244" calcext:value-type="float">
            <text:p>161.24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 023.JPG</text:p>
          </table:table-cell>
          <table:table-cell office:value-type="float" office:value="322.707" calcext:value-type="float">
            <text:p>322.70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 024.JPG</text:p>
          </table:table-cell>
          <table:table-cell office:value-type="float" office:value="418.785" calcext:value-type="float">
            <text:p>418.78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 025.JPG</text:p>
          </table:table-cell>
          <table:table-cell office:value-type="float" office:value="135.023" calcext:value-type="float">
            <text:p>135.02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 026.JPG</text:p>
          </table:table-cell>
          <table:table-cell office:value-type="float" office:value="554.087" calcext:value-type="float">
            <text:p>554.08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 027.JPG</text:p>
          </table:table-cell>
          <table:table-cell office:value-type="float" office:value="169.634" calcext:value-type="float">
            <text:p>169.63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 028.JP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 029.JPG</text:p>
          </table:table-cell>
          <table:table-cell office:value-type="float" office:value="482.928" calcext:value-type="float">
            <text:p>482.92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 030.JPG</text:p>
          </table:table-cell>
          <table:table-cell office:value-type="float" office:value="146.069" calcext:value-type="float">
            <text:p>146.06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 031.JPG</text:p>
          </table:table-cell>
          <table:table-cell office:value-type="float" office:value="434.372" calcext:value-type="float">
            <text:p>434.37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 032.JPG</text:p>
          </table:table-cell>
          <table:table-cell office:value-type="float" office:value="196.418" calcext:value-type="float">
            <text:p>196.4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 033.JPG</text:p>
          </table:table-cell>
          <table:table-cell office:value-type="float" office:value="242.42" calcext:value-type="float">
            <text:p>242.4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 034.JPG</text:p>
          </table:table-cell>
          <table:table-cell office:value-type="float" office:value="322.625" calcext:value-type="float">
            <text:p>322.62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 035.JPG</text:p>
          </table:table-cell>
          <table:table-cell office:value-type="float" office:value="164.85" calcext:value-type="float">
            <text:p>164.8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 036.JPG</text:p>
          </table:table-cell>
          <table:table-cell office:value-type="float" office:value="291.704" calcext:value-type="float">
            <text:p>291.7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 037.JPG</text:p>
          </table:table-cell>
          <table:table-cell office:value-type="float" office:value="244.326" calcext:value-type="float">
            <text:p>244.3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 038.JPG</text:p>
          </table:table-cell>
          <table:table-cell office:value-type="float" office:value="406.855" calcext:value-type="float">
            <text:p>406.85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 039.JPG</text:p>
          </table:table-cell>
          <table:table-cell office:value-type="float" office:value="226.84" calcext:value-type="float">
            <text:p>226.8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 040.JPG</text:p>
          </table:table-cell>
          <table:table-cell office:value-type="float" office:value="352.343" calcext:value-type="float">
            <text:p>352.34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 041.JPG</text:p>
          </table:table-cell>
          <table:table-cell office:value-type="float" office:value="488.794" calcext:value-type="float">
            <text:p>488.79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 042.JPG</text:p>
          </table:table-cell>
          <table:table-cell office:value-type="float" office:value="409.224" calcext:value-type="float">
            <text:p>409.22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 043.JPG</text:p>
          </table:table-cell>
          <table:table-cell office:value-type="float" office:value="254.522" calcext:value-type="float">
            <text:p>254.52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 044.JPG</text:p>
          </table:table-cell>
          <table:table-cell office:value-type="float" office:value="377.088" calcext:value-type="float">
            <text:p>377.08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 045.JPG</text:p>
          </table:table-cell>
          <table:table-cell office:value-type="float" office:value="581.787" calcext:value-type="float">
            <text:p>581.78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 046.JPG</text:p>
          </table:table-cell>
          <table:table-cell office:value-type="float" office:value="206.846" calcext:value-type="float">
            <text:p>206.84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 047.JPG</text:p>
          </table:table-cell>
          <table:table-cell office:value-type="float" office:value="193.664" calcext:value-type="float">
            <text:p>193.66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 048.JPG</text:p>
          </table:table-cell>
          <table:table-cell office:value-type="float" office:value="240.702" calcext:value-type="float">
            <text:p>240.70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 049.JPG</text:p>
          </table:table-cell>
          <table:table-cell office:value-type="float" office:value="436.21" calcext:value-type="float">
            <text:p>436.2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 050.JPG</text:p>
          </table:table-cell>
          <table:table-cell office:value-type="float" office:value="240.799" calcext:value-type="float">
            <text:p>240.79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 051.JPG</text:p>
          </table:table-cell>
          <table:table-cell office:value-type="float" office:value="335.411" calcext:value-type="float">
            <text:p>335.41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 052.JPG</text:p>
          </table:table-cell>
          <table:table-cell office:value-type="float" office:value="177.545" calcext:value-type="float">
            <text:p>177.54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 053.JPG</text:p>
          </table:table-cell>
          <table:table-cell office:value-type="float" office:value="254.238" calcext:value-type="float">
            <text:p>254.23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 054.JPG</text:p>
          </table:table-cell>
          <table:table-cell office:value-type="float" office:value="133.286" calcext:value-type="float">
            <text:p>133.28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 055.JPG</text:p>
          </table:table-cell>
          <table:table-cell office:value-type="float" office:value="299.952" calcext:value-type="float">
            <text:p>299.9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 056.JPG</text:p>
          </table:table-cell>
          <table:table-cell office:value-type="float" office:value="474.202" calcext:value-type="float">
            <text:p>474.20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 057.JPG</text:p>
          </table:table-cell>
          <table:table-cell office:value-type="float" office:value="277.49" calcext:value-type="float">
            <text:p>277.4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 058.JPG</text:p>
          </table:table-cell>
          <table:table-cell office:value-type="float" office:value="446.874" calcext:value-type="float">
            <text:p>446.87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 059.JPG</text:p>
          </table:table-cell>
          <table:table-cell office:value-type="float" office:value="255.616" calcext:value-type="float">
            <text:p>255.6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 060.JPG</text:p>
          </table:table-cell>
          <table:table-cell office:value-type="float" office:value="374.399" calcext:value-type="float">
            <text:p>374.39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 061.JPG</text:p>
          </table:table-cell>
          <table:table-cell office:value-type="float" office:value="437.87" calcext:value-type="float">
            <text:p>437.8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 062.JPG</text:p>
          </table:table-cell>
          <table:table-cell office:value-type="float" office:value="251.681" calcext:value-type="float">
            <text:p>251.68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 063.JPG</text:p>
          </table:table-cell>
          <table:table-cell office:value-type="float" office:value="453.41" calcext:value-type="float">
            <text:p>453.4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 064.JPG</text:p>
          </table:table-cell>
          <table:table-cell office:value-type="float" office:value="289.518" calcext:value-type="float">
            <text:p>289.5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 065.JPG</text:p>
          </table:table-cell>
          <table:table-cell office:value-type="float" office:value="143.326" calcext:value-type="float">
            <text:p>143.3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 066.JPG</text:p>
          </table:table-cell>
          <table:table-cell office:value-type="float" office:value="179.832" calcext:value-type="float">
            <text:p>179.83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 067.JPG</text:p>
          </table:table-cell>
          <table:table-cell office:value-type="float" office:value="309.143" calcext:value-type="float">
            <text:p>309.14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 068.JPG</text:p>
          </table:table-cell>
          <table:table-cell office:value-type="float" office:value="332.238" calcext:value-type="float">
            <text:p>332.23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 069.JPG</text:p>
          </table:table-cell>
          <table:table-cell office:value-type="float" office:value="501.796" calcext:value-type="float">
            <text:p>501.79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 070.JPG</text:p>
          </table:table-cell>
          <table:table-cell office:value-type="float" office:value="278.536" calcext:value-type="float">
            <text:p>278.53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 071.JPG</text:p>
          </table:table-cell>
          <table:table-cell office:value-type="float" office:value="346.321" calcext:value-type="float">
            <text:p>346.32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 072.JPG</text:p>
          </table:table-cell>
          <table:table-cell office:value-type="float" office:value="250.621" calcext:value-type="float">
            <text:p>250.62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 073.JPG</text:p>
          </table:table-cell>
          <table:table-cell office:value-type="float" office:value="214.995" calcext:value-type="float">
            <text:p>214.99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 074.JPG</text:p>
          </table:table-cell>
          <table:table-cell office:value-type="float" office:value="183.516" calcext:value-type="float">
            <text:p>183.5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 075.JPG</text:p>
          </table:table-cell>
          <table:table-cell office:value-type="float" office:value="424.245" calcext:value-type="float">
            <text:p>424.24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 076.JPG</text:p>
          </table:table-cell>
          <table:table-cell office:value-type="float" office:value="417.898" calcext:value-type="float">
            <text:p>417.89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 077.JPG</text:p>
          </table:table-cell>
          <table:table-cell office:value-type="float" office:value="575.35" calcext:value-type="float">
            <text:p>575.3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 078.JPG</text:p>
          </table:table-cell>
          <table:table-cell office:value-type="float" office:value="471.404" calcext:value-type="float">
            <text:p>471.4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 079.JPG</text:p>
          </table:table-cell>
          <table:table-cell office:value-type="float" office:value="503.787" calcext:value-type="float">
            <text:p>503.78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 080.JPG</text:p>
          </table:table-cell>
          <table:table-cell office:value-type="float" office:value="258.46" calcext:value-type="float">
            <text:p>258.4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 081.JPG</text:p>
          </table:table-cell>
          <table:table-cell office:value-type="float" office:value="699.446" calcext:value-type="float">
            <text:p>699.44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 082.JPG</text:p>
          </table:table-cell>
          <table:table-cell office:value-type="float" office:value="234.787" calcext:value-type="float">
            <text:p>234.78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 083.JPG</text:p>
          </table:table-cell>
          <table:table-cell office:value-type="float" office:value="221.879" calcext:value-type="float">
            <text:p>221.87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 084.JPG</text:p>
          </table:table-cell>
          <table:table-cell office:value-type="float" office:value="366.771" calcext:value-type="float">
            <text:p>366.77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 085.JPG</text:p>
          </table:table-cell>
          <table:table-cell office:value-type="float" office:value="542.052" calcext:value-type="float">
            <text:p>542.0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 086.JPG</text:p>
          </table:table-cell>
          <table:table-cell office:value-type="float" office:value="388.87" calcext:value-type="float">
            <text:p>388.8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 087.JPG</text:p>
          </table:table-cell>
          <table:table-cell office:value-type="float" office:value="307.871" calcext:value-type="float">
            <text:p>307.87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 088.JPG</text:p>
          </table:table-cell>
          <table:table-cell office:value-type="float" office:value="175.468" calcext:value-type="float">
            <text:p>175.46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 089.JPG</text:p>
          </table:table-cell>
          <table:table-cell office:value-type="float" office:value="357.575" calcext:value-type="float">
            <text:p>357.57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 090.JPG</text:p>
          </table:table-cell>
          <table:table-cell office:value-type="float" office:value="303.723" calcext:value-type="float">
            <text:p>303.72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 091.JPG</text:p>
          </table:table-cell>
          <table:table-cell office:value-type="float" office:value="288.855" calcext:value-type="float">
            <text:p>288.85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 092.JPG</text:p>
          </table:table-cell>
          <table:table-cell office:value-type="float" office:value="205.953" calcext:value-type="float">
            <text:p>205.95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 093.JPG</text:p>
          </table:table-cell>
          <table:table-cell office:value-type="float" office:value="460.638" calcext:value-type="float">
            <text:p>460.63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 094.JPG</text:p>
          </table:table-cell>
          <table:table-cell office:value-type="float" office:value="297.458" calcext:value-type="float">
            <text:p>297.45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 095.JPG</text:p>
          </table:table-cell>
          <table:table-cell office:value-type="float" office:value="626.283" calcext:value-type="float">
            <text:p>626.28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 096.JPG</text:p>
          </table:table-cell>
          <table:table-cell office:value-type="float" office:value="311.562" calcext:value-type="float">
            <text:p>311.56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 097.JPG</text:p>
          </table:table-cell>
          <table:table-cell office:value-type="float" office:value="309.589" calcext:value-type="float">
            <text:p>309.58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 098.JPG</text:p>
          </table:table-cell>
          <table:table-cell office:value-type="float" office:value="218.611" calcext:value-type="float">
            <text:p>218.61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 099.JPG</text:p>
          </table:table-cell>
          <table:table-cell office:value-type="float" office:value="243.672" calcext:value-type="float">
            <text:p>243.67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 100.JPG</text:p>
          </table:table-cell>
          <table:table-cell office:value-type="float" office:value="203.516" calcext:value-type="float">
            <text:p>203.5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 101.JPG</text:p>
          </table:table-cell>
          <table:table-cell office:value-type="float" office:value="331.565" calcext:value-type="float">
            <text:p>331.56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 102.JPG</text:p>
          </table:table-cell>
          <table:table-cell office:value-type="float" office:value="325.417" calcext:value-type="float">
            <text:p>325.41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 103.JPG</text:p>
          </table:table-cell>
          <table:table-cell office:value-type="float" office:value="389.677" calcext:value-type="float">
            <text:p>389.67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 104.JPG</text:p>
          </table:table-cell>
          <table:table-cell office:value-type="float" office:value="361.434" calcext:value-type="float">
            <text:p>361.43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 105.JPG</text:p>
          </table:table-cell>
          <table:table-cell office:value-type="float" office:value="152.027" calcext:value-type="float">
            <text:p>152.02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 106.JPG</text:p>
          </table:table-cell>
          <table:table-cell office:value-type="float" office:value="407.3" calcext:value-type="float">
            <text:p>407.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 107.JPG</text:p>
          </table:table-cell>
          <table:table-cell office:value-type="float" office:value="680.962" calcext:value-type="float">
            <text:p>680.96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 108.JPG</text:p>
          </table:table-cell>
          <table:table-cell office:value-type="float" office:value="469.875" calcext:value-type="float">
            <text:p>469.87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 109.JPG</text:p>
          </table:table-cell>
          <table:table-cell office:value-type="float" office:value="350.168" calcext:value-type="float">
            <text:p>350.16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 110.JPG</text:p>
          </table:table-cell>
          <table:table-cell office:value-type="float" office:value="312.529" calcext:value-type="float">
            <text:p>312.52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 111.JPG</text:p>
          </table:table-cell>
          <table:table-cell office:value-type="float" office:value="432.143" calcext:value-type="float">
            <text:p>432.14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 112.JPG</text:p>
          </table:table-cell>
          <table:table-cell office:value-type="float" office:value="474.9" calcext:value-type="float">
            <text:p>474.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 113.JPG</text:p>
          </table:table-cell>
          <table:table-cell office:value-type="float" office:value="487.952" calcext:value-type="float">
            <text:p>487.9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 114.JPG</text:p>
          </table:table-cell>
          <table:table-cell office:value-type="float" office:value="263.045" calcext:value-type="float">
            <text:p>263.04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 115.JPG</text:p>
          </table:table-cell>
          <table:table-cell office:value-type="float" office:value="309.319" calcext:value-type="float">
            <text:p>309.31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 116.JPG</text:p>
          </table:table-cell>
          <table:table-cell office:value-type="float" office:value="396.056" calcext:value-type="float">
            <text:p>396.05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 117.JPG</text:p>
          </table:table-cell>
          <table:table-cell office:value-type="float" office:value="482.895" calcext:value-type="float">
            <text:p>482.89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 118.JPG</text:p>
          </table:table-cell>
          <table:table-cell office:value-type="float" office:value="421.554" calcext:value-type="float">
            <text:p>421.5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 119.JPG</text:p>
          </table:table-cell>
          <table:table-cell office:value-type="float" office:value="436.767" calcext:value-type="float">
            <text:p>436.76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 120.JPG</text:p>
          </table:table-cell>
          <table:table-cell office:value-type="float" office:value="506.73" calcext:value-type="float">
            <text:p>506.7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 121.JPG</text:p>
          </table:table-cell>
          <table:table-cell office:value-type="float" office:value="341.962" calcext:value-type="float">
            <text:p>341.96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 122.JPG</text:p>
          </table:table-cell>
          <table:table-cell office:value-type="float" office:value="434.004" calcext:value-type="float">
            <text:p>434.0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 123.JPG</text:p>
          </table:table-cell>
          <table:table-cell office:value-type="float" office:value="425.91" calcext:value-type="float">
            <text:p>425.9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 124.JPG</text:p>
          </table:table-cell>
          <table:table-cell office:value-type="float" office:value="412.076" calcext:value-type="float">
            <text:p>412.07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 125.JPG</text:p>
          </table:table-cell>
          <table:table-cell office:value-type="float" office:value="655.477" calcext:value-type="float">
            <text:p>655.47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 126.JPG</text:p>
          </table:table-cell>
          <table:table-cell office:value-type="float" office:value="442.78" calcext:value-type="float">
            <text:p>442.7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 127.JPG</text:p>
          </table:table-cell>
          <table:table-cell office:value-type="float" office:value="372.394" calcext:value-type="float">
            <text:p>372.39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 128.JPG</text:p>
          </table:table-cell>
          <table:table-cell office:value-type="float" office:value="375.235" calcext:value-type="float">
            <text:p>375.23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 129.JPG</text:p>
          </table:table-cell>
          <table:table-cell office:value-type="float" office:value="379.437" calcext:value-type="float">
            <text:p>379.43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 130.JPG</text:p>
          </table:table-cell>
          <table:table-cell office:value-type="float" office:value="553.062" calcext:value-type="float">
            <text:p>553.06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 131.JPG</text:p>
          </table:table-cell>
          <table:table-cell office:value-type="float" office:value="483.242" calcext:value-type="float">
            <text:p>483.24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 132.JPG</text:p>
          </table:table-cell>
          <table:table-cell office:value-type="float" office:value="428.556" calcext:value-type="float">
            <text:p>428.55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 133.JPG</text:p>
          </table:table-cell>
          <table:table-cell office:value-type="float" office:value="530.671" calcext:value-type="float">
            <text:p>530.67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 134.JPG</text:p>
          </table:table-cell>
          <table:table-cell office:value-type="float" office:value="371.882" calcext:value-type="float">
            <text:p>371.88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 135.JPG</text:p>
          </table:table-cell>
          <table:table-cell office:value-type="float" office:value="338.372" calcext:value-type="float">
            <text:p>338.37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 136.JPG</text:p>
          </table:table-cell>
          <table:table-cell office:value-type="float" office:value="529.46" calcext:value-type="float">
            <text:p>529.4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 137.JPG</text:p>
          </table:table-cell>
          <table:table-cell office:value-type="float" office:value="1105.27" calcext:value-type="float">
            <text:p>1105.2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 138.JPG</text:p>
          </table:table-cell>
          <table:table-cell office:value-type="float" office:value="693.334" calcext:value-type="float">
            <text:p>693.33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 139.JPG</text:p>
          </table:table-cell>
          <table:table-cell office:value-type="float" office:value="388.817" calcext:value-type="float">
            <text:p>388.81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 140.JPG</text:p>
          </table:table-cell>
          <table:table-cell office:value-type="float" office:value="351.172" calcext:value-type="float">
            <text:p>351.17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 141.JPG</text:p>
          </table:table-cell>
          <table:table-cell office:value-type="float" office:value="304.577" calcext:value-type="float">
            <text:p>304.57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 142.JPG</text:p>
          </table:table-cell>
          <table:table-cell office:value-type="float" office:value="281.56" calcext:value-type="float">
            <text:p>281.5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 143.JPG</text:p>
          </table:table-cell>
          <table:table-cell office:value-type="float" office:value="347.685" calcext:value-type="float">
            <text:p>347.68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 144.JPG</text:p>
          </table:table-cell>
          <table:table-cell office:value-type="float" office:value="226.27" calcext:value-type="float">
            <text:p>226.2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 145.JPG</text:p>
          </table:table-cell>
          <table:table-cell office:value-type="float" office:value="306.694" calcext:value-type="float">
            <text:p>306.69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 146.JPG</text:p>
          </table:table-cell>
          <table:table-cell office:value-type="float" office:value="1041.09" calcext:value-type="float">
            <text:p>1041.0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 147.JPG</text:p>
          </table:table-cell>
          <table:table-cell office:value-type="float" office:value="185.387" calcext:value-type="float">
            <text:p>185.38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 148.JPG</text:p>
          </table:table-cell>
          <table:table-cell office:value-type="float" office:value="320.662" calcext:value-type="float">
            <text:p>320.66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 149.JPG</text:p>
          </table:table-cell>
          <table:table-cell office:value-type="float" office:value="537.604" calcext:value-type="float">
            <text:p>537.6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 150.JPG</text:p>
          </table:table-cell>
          <table:table-cell office:value-type="float" office:value="624.351" calcext:value-type="float">
            <text:p>624.35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 153.JPG</text:p>
          </table:table-cell>
          <table:table-cell office:value-type="float" office:value="482.6" calcext:value-type="float">
            <text:p>482.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 154.JPG</text:p>
          </table:table-cell>
          <table:table-cell office:value-type="float" office:value="562.593" calcext:value-type="float">
            <text:p>562.59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 155.JPG</text:p>
          </table:table-cell>
          <table:table-cell office:value-type="float" office:value="716.543" calcext:value-type="float">
            <text:p>716.54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 156.JPG</text:p>
          </table:table-cell>
          <table:table-cell office:value-type="float" office:value="452.969" calcext:value-type="float">
            <text:p>452.96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 159.JPG</text:p>
          </table:table-cell>
          <table:table-cell office:value-type="float" office:value="281.525" calcext:value-type="float">
            <text:p>281.52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 160.JPG</text:p>
          </table:table-cell>
          <table:table-cell office:value-type="float" office:value="687.715" calcext:value-type="float">
            <text:p>687.71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 161.JPG</text:p>
          </table:table-cell>
          <table:table-cell office:value-type="float" office:value="512.434" calcext:value-type="float">
            <text:p>512.43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 162.JPG</text:p>
          </table:table-cell>
          <table:table-cell office:value-type="float" office:value="744.376" calcext:value-type="float">
            <text:p>744.37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 164.JPG</text:p>
          </table:table-cell>
          <table:table-cell office:value-type="float" office:value="491.736" calcext:value-type="float">
            <text:p>491.73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 165.JPG</text:p>
          </table:table-cell>
          <table:table-cell office:value-type="float" office:value="380.547" calcext:value-type="float">
            <text:p>380.54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 166.JPG</text:p>
          </table:table-cell>
          <table:table-cell office:value-type="float" office:value="378.238" calcext:value-type="float">
            <text:p>378.23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 167.JPG</text:p>
          </table:table-cell>
          <table:table-cell office:value-type="float" office:value="612.802" calcext:value-type="float">
            <text:p>612.80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 168.JPG</text:p>
          </table:table-cell>
          <table:table-cell office:value-type="float" office:value="496.162" calcext:value-type="float">
            <text:p>496.16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 170.JPG</text:p>
          </table:table-cell>
          <table:table-cell office:value-type="float" office:value="896.743" calcext:value-type="float">
            <text:p>896.74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 171.JPG</text:p>
          </table:table-cell>
          <table:table-cell office:value-type="float" office:value="324.519" calcext:value-type="float">
            <text:p>324.51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 172.JPG</text:p>
          </table:table-cell>
          <table:table-cell office:value-type="float" office:value="428.023" calcext:value-type="float">
            <text:p>428.02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 173.JPG</text:p>
          </table:table-cell>
          <table:table-cell office:value-type="float" office:value="518.441" calcext:value-type="float">
            <text:p>518.44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 174.JPG</text:p>
          </table:table-cell>
          <table:table-cell office:value-type="float" office:value="593.136" calcext:value-type="float">
            <text:p>593.13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 175.JPG</text:p>
          </table:table-cell>
          <table:table-cell office:value-type="float" office:value="651.705" calcext:value-type="float">
            <text:p>651.7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 176.JPG</text:p>
          </table:table-cell>
          <table:table-cell office:value-type="float" office:value="636.303" calcext:value-type="float">
            <text:p>636.30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 177.JPG</text:p>
          </table:table-cell>
          <table:table-cell office:value-type="float" office:value="622.057" calcext:value-type="float">
            <text:p>622.05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 178.JPG</text:p>
          </table:table-cell>
          <table:table-cell office:value-type="float" office:value="731.125" calcext:value-type="float">
            <text:p>731.12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 179.JPG</text:p>
          </table:table-cell>
          <table:table-cell office:value-type="float" office:value="455.233" calcext:value-type="float">
            <text:p>455.23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 180.JPG</text:p>
          </table:table-cell>
          <table:table-cell office:value-type="float" office:value="219.325" calcext:value-type="float">
            <text:p>219.32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 181.JPG</text:p>
          </table:table-cell>
          <table:table-cell office:value-type="float" office:value="313.038" calcext:value-type="float">
            <text:p>313.03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 182.JPG</text:p>
          </table:table-cell>
          <table:table-cell office:value-type="float" office:value="324.787" calcext:value-type="float">
            <text:p>324.78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 183.JPG</text:p>
          </table:table-cell>
          <table:table-cell office:value-type="float" office:value="603.405" calcext:value-type="float">
            <text:p>603.4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 184.JPG</text:p>
          </table:table-cell>
          <table:table-cell office:value-type="float" office:value="371.855" calcext:value-type="float">
            <text:p>371.85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 185.JPG</text:p>
          </table:table-cell>
          <table:table-cell office:value-type="float" office:value="518.877" calcext:value-type="float">
            <text:p>518.87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 186.JPG</text:p>
          </table:table-cell>
          <table:table-cell office:value-type="float" office:value="362.955" calcext:value-type="float">
            <text:p>362.95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 187.JPG</text:p>
          </table:table-cell>
          <table:table-cell office:value-type="float" office:value="322.725" calcext:value-type="float">
            <text:p>322.72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 188.JPG</text:p>
          </table:table-cell>
          <table:table-cell office:value-type="float" office:value="565.558" calcext:value-type="float">
            <text:p>565.55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 189.JPG</text:p>
          </table:table-cell>
          <table:table-cell office:value-type="float" office:value="583.16" calcext:value-type="float">
            <text:p>583.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 190.JPG</text:p>
          </table:table-cell>
          <table:table-cell office:value-type="float" office:value="456.762" calcext:value-type="float">
            <text:p>456.76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 191.JPG</text:p>
          </table:table-cell>
          <table:table-cell office:value-type="float" office:value="536.613" calcext:value-type="float">
            <text:p>536.61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 192.JPG</text:p>
          </table:table-cell>
          <table:table-cell office:value-type="float" office:value="366.957" calcext:value-type="float">
            <text:p>366.95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 193.JPG</text:p>
          </table:table-cell>
          <table:table-cell office:value-type="float" office:value="642.988" calcext:value-type="float">
            <text:p>642.98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 194.JPG</text:p>
          </table:table-cell>
          <table:table-cell office:value-type="float" office:value="215.941" calcext:value-type="float">
            <text:p>215.94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 195.JPG</text:p>
          </table:table-cell>
          <table:table-cell office:value-type="float" office:value="634.179" calcext:value-type="float">
            <text:p>634.17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 196.JPG</text:p>
          </table:table-cell>
          <table:table-cell office:value-type="float" office:value="382.54" calcext:value-type="float">
            <text:p>382.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 197.JPG</text:p>
          </table:table-cell>
          <table:table-cell office:value-type="float" office:value="462.594" calcext:value-type="float">
            <text:p>462.59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 198.JPG</text:p>
          </table:table-cell>
          <table:table-cell office:value-type="float" office:value="761.871" calcext:value-type="float">
            <text:p>761.87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 199.JPG</text:p>
          </table:table-cell>
          <table:table-cell office:value-type="float" office:value="459.892" calcext:value-type="float">
            <text:p>459.89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 200.JPG</text:p>
          </table:table-cell>
          <table:table-cell office:value-type="float" office:value="374.044" calcext:value-type="float">
            <text:p>374.04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 201.JPG</text:p>
          </table:table-cell>
          <table:table-cell office:value-type="float" office:value="702.646" calcext:value-type="float">
            <text:p>702.64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 202.JPG</text:p>
          </table:table-cell>
          <table:table-cell office:value-type="float" office:value="524.978" calcext:value-type="float">
            <text:p>524.97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 203.JPG</text:p>
          </table:table-cell>
          <table:table-cell office:value-type="float" office:value="596.266" calcext:value-type="float">
            <text:p>596.26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 204.JPG</text:p>
          </table:table-cell>
          <table:table-cell office:value-type="float" office:value="265.273" calcext:value-type="float">
            <text:p>265.27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 206.JPG</text:p>
          </table:table-cell>
          <table:table-cell office:value-type="float" office:value="582.484" calcext:value-type="float">
            <text:p>582.48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 207.JPG</text:p>
          </table:table-cell>
          <table:table-cell office:value-type="float" office:value="300.179" calcext:value-type="float">
            <text:p>300.17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 208.JPG</text:p>
          </table:table-cell>
          <table:table-cell office:value-type="float" office:value="412.212" calcext:value-type="float">
            <text:p>412.2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 209.JPG</text:p>
          </table:table-cell>
          <table:table-cell office:value-type="float" office:value="489.847" calcext:value-type="float">
            <text:p>489.84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 210.JPG</text:p>
          </table:table-cell>
          <table:table-cell office:value-type="float" office:value="466.339" calcext:value-type="float">
            <text:p>466.33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 211.JPG</text:p>
          </table:table-cell>
          <table:table-cell office:value-type="float" office:value="410.637" calcext:value-type="float">
            <text:p>410.63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 212.JPG</text:p>
          </table:table-cell>
          <table:table-cell office:value-type="float" office:value="403.767" calcext:value-type="float">
            <text:p>403.76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 213.JPG</text:p>
          </table:table-cell>
          <table:table-cell office:value-type="float" office:value="336.757" calcext:value-type="float">
            <text:p>336.75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 214.JPG</text:p>
          </table:table-cell>
          <table:table-cell office:value-type="float" office:value="287.836" calcext:value-type="float">
            <text:p>287.83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 215.JPG</text:p>
          </table:table-cell>
          <table:table-cell office:value-type="float" office:value="280.88" calcext:value-type="float">
            <text:p>280.8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 216.JPG</text:p>
          </table:table-cell>
          <table:table-cell office:value-type="float" office:value="328.426" calcext:value-type="float">
            <text:p>328.4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 217.JPG</text:p>
          </table:table-cell>
          <table:table-cell office:value-type="float" office:value="282.145" calcext:value-type="float">
            <text:p>282.14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 218.JPG</text:p>
          </table:table-cell>
          <table:table-cell office:value-type="float" office:value="308.528" calcext:value-type="float">
            <text:p>308.52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 219.JPG</text:p>
          </table:table-cell>
          <table:table-cell office:value-type="float" office:value="416.607" calcext:value-type="float">
            <text:p>416.60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 220.JPG</text:p>
          </table:table-cell>
          <table:table-cell office:value-type="float" office:value="472.931" calcext:value-type="float">
            <text:p>472.93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 221.JPG</text:p>
          </table:table-cell>
          <table:table-cell office:value-type="float" office:value="505.616" calcext:value-type="float">
            <text:p>505.6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 222.JPG</text:p>
          </table:table-cell>
          <table:table-cell office:value-type="float" office:value="518.965" calcext:value-type="float">
            <text:p>518.96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 223.JPG</text:p>
          </table:table-cell>
          <table:table-cell office:value-type="float" office:value="577.533" calcext:value-type="float">
            <text:p>577.53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 224.JPG</text:p>
          </table:table-cell>
          <table:table-cell office:value-type="float" office:value="582.859" calcext:value-type="float">
            <text:p>582.85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 226.JPG</text:p>
          </table:table-cell>
          <table:table-cell office:value-type="float" office:value="349.281" calcext:value-type="float">
            <text:p>349.28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 227.JPG</text:p>
          </table:table-cell>
          <table:table-cell office:value-type="float" office:value="418.186" calcext:value-type="float">
            <text:p>418.18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 228.JPG</text:p>
          </table:table-cell>
          <table:table-cell office:value-type="float" office:value="464.044" calcext:value-type="float">
            <text:p>464.04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 229.JPG</text:p>
          </table:table-cell>
          <table:table-cell office:value-type="float" office:value="445.272" calcext:value-type="float">
            <text:p>445.27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 230.JPG</text:p>
          </table:table-cell>
          <table:table-cell office:value-type="float" office:value="334.02" calcext:value-type="float">
            <text:p>334.0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 231.JPG</text:p>
          </table:table-cell>
          <table:table-cell office:value-type="float" office:value="345.81" calcext:value-type="float">
            <text:p>345.8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 232.JPG</text:p>
          </table:table-cell>
          <table:table-cell office:value-type="float" office:value="805.218" calcext:value-type="float">
            <text:p>805.2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 233.JPG</text:p>
          </table:table-cell>
          <table:table-cell office:value-type="float" office:value="287.473" calcext:value-type="float">
            <text:p>287.47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 234.JPG</text:p>
          </table:table-cell>
          <table:table-cell office:value-type="float" office:value="208.879" calcext:value-type="float">
            <text:p>208.87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 235.JPG</text:p>
          </table:table-cell>
          <table:table-cell office:value-type="float" office:value="312.337" calcext:value-type="float">
            <text:p>312.33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 237.JPG</text:p>
          </table:table-cell>
          <table:table-cell office:value-type="float" office:value="316.606" calcext:value-type="float">
            <text:p>316.6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 238.JPG</text:p>
          </table:table-cell>
          <table:table-cell office:value-type="float" office:value="1193.46" calcext:value-type="float">
            <text:p>1193.4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 239.JPG</text:p>
          </table:table-cell>
          <table:table-cell office:value-type="float" office:value="335.338" calcext:value-type="float">
            <text:p>335.33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 240.JPG</text:p>
          </table:table-cell>
          <table:table-cell office:value-type="float" office:value="465.523" calcext:value-type="float">
            <text:p>465.52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 241.JPG</text:p>
          </table:table-cell>
          <table:table-cell office:value-type="float" office:value="365.935" calcext:value-type="float">
            <text:p>365.93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 242.JPG</text:p>
          </table:table-cell>
          <table:table-cell office:value-type="float" office:value="561.675" calcext:value-type="float">
            <text:p>561.67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 243.JPG</text:p>
          </table:table-cell>
          <table:table-cell office:value-type="float" office:value="385.012" calcext:value-type="float">
            <text:p>385.0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 244.JPG</text:p>
          </table:table-cell>
          <table:table-cell office:value-type="float" office:value="569.606" calcext:value-type="float">
            <text:p>569.6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 245.JPG</text:p>
          </table:table-cell>
          <table:table-cell office:value-type="float" office:value="231.85" calcext:value-type="float">
            <text:p>231.8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 246.JPG</text:p>
          </table:table-cell>
          <table:table-cell office:value-type="float" office:value="433.483" calcext:value-type="float">
            <text:p>433.48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 247.JPG</text:p>
          </table:table-cell>
          <table:table-cell office:value-type="float" office:value="345.438" calcext:value-type="float">
            <text:p>345.43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 248.JPG</text:p>
          </table:table-cell>
          <table:table-cell office:value-type="float" office:value="350.496" calcext:value-type="float">
            <text:p>350.49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 249.JPG</text:p>
          </table:table-cell>
          <table:table-cell office:value-type="float" office:value="345.882" calcext:value-type="float">
            <text:p>345.88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 250.JPG</text:p>
          </table:table-cell>
          <table:table-cell office:value-type="float" office:value="553.104" calcext:value-type="float">
            <text:p>553.1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 251.JPG</text:p>
          </table:table-cell>
          <table:table-cell office:value-type="float" office:value="455.178" calcext:value-type="float">
            <text:p>455.17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 252.JPG</text:p>
          </table:table-cell>
          <table:table-cell office:value-type="float" office:value="377.606" calcext:value-type="float">
            <text:p>377.6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 253.JPG</text:p>
          </table:table-cell>
          <table:table-cell office:value-type="float" office:value="218.532" calcext:value-type="float">
            <text:p>218.53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 254.JPG</text:p>
          </table:table-cell>
          <table:table-cell office:value-type="float" office:value="376.599" calcext:value-type="float">
            <text:p>376.59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 255.JPG</text:p>
          </table:table-cell>
          <table:table-cell office:value-type="float" office:value="500.124" calcext:value-type="float">
            <text:p>500.12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 256.JPG</text:p>
          </table:table-cell>
          <table:table-cell office:value-type="float" office:value="372.233" calcext:value-type="float">
            <text:p>372.23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 257.JPG</text:p>
          </table:table-cell>
          <table:table-cell office:value-type="float" office:value="453.088" calcext:value-type="float">
            <text:p>453.08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 258.JPG</text:p>
          </table:table-cell>
          <table:table-cell office:value-type="float" office:value="665.013" calcext:value-type="float">
            <text:p>665.01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 259.JPG</text:p>
          </table:table-cell>
          <table:table-cell office:value-type="float" office:value="320.829" calcext:value-type="float">
            <text:p>320.82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 260.JPG</text:p>
          </table:table-cell>
          <table:table-cell office:value-type="float" office:value="285.351" calcext:value-type="float">
            <text:p>285.35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 261.JPG</text:p>
          </table:table-cell>
          <table:table-cell office:value-type="float" office:value="274.706" calcext:value-type="float">
            <text:p>274.7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 262.JPG</text:p>
          </table:table-cell>
          <table:table-cell office:value-type="float" office:value="465.729" calcext:value-type="float">
            <text:p>465.72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 263.JPG</text:p>
          </table:table-cell>
          <table:table-cell office:value-type="float" office:value="327.09" calcext:value-type="float">
            <text:p>327.0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 264.JPG</text:p>
          </table:table-cell>
          <table:table-cell office:value-type="float" office:value="421.594" calcext:value-type="float">
            <text:p>421.59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 265.JPG</text:p>
          </table:table-cell>
          <table:table-cell office:value-type="float" office:value="220.309" calcext:value-type="float">
            <text:p>220.30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 266.JPG</text:p>
          </table:table-cell>
          <table:table-cell office:value-type="float" office:value="361.713" calcext:value-type="float">
            <text:p>361.71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 267.JPG</text:p>
          </table:table-cell>
          <table:table-cell office:value-type="float" office:value="264.154" calcext:value-type="float">
            <text:p>264.1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 268.JPG</text:p>
          </table:table-cell>
          <table:table-cell office:value-type="float" office:value="220.241" calcext:value-type="float">
            <text:p>220.24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 269.JPG</text:p>
          </table:table-cell>
          <table:table-cell office:value-type="float" office:value="341.943" calcext:value-type="float">
            <text:p>341.94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 270.JPG</text:p>
          </table:table-cell>
          <table:table-cell office:value-type="float" office:value="860.147" calcext:value-type="float">
            <text:p>860.14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 271.JPG</text:p>
          </table:table-cell>
          <table:table-cell office:value-type="float" office:value="528.688" calcext:value-type="float">
            <text:p>528.68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 272.JPG</text:p>
          </table:table-cell>
          <table:table-cell office:value-type="float" office:value="472.461" calcext:value-type="float">
            <text:p>472.46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 273.JPG</text:p>
          </table:table-cell>
          <table:table-cell office:value-type="float" office:value="597.036" calcext:value-type="float">
            <text:p>597.03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 274.JPG</text:p>
          </table:table-cell>
          <table:table-cell office:value-type="float" office:value="840.536" calcext:value-type="float">
            <text:p>840.53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 275.JPG</text:p>
          </table:table-cell>
          <table:table-cell office:value-type="float" office:value="381.037" calcext:value-type="float">
            <text:p>381.03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 276.JPG</text:p>
          </table:table-cell>
          <table:table-cell office:value-type="float" office:value="193.205" calcext:value-type="float">
            <text:p>193.2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 277.JPG</text:p>
          </table:table-cell>
          <table:table-cell office:value-type="float" office:value="255.472" calcext:value-type="float">
            <text:p>255.47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 278.JPG</text:p>
          </table:table-cell>
          <table:table-cell office:value-type="float" office:value="277.927" calcext:value-type="float">
            <text:p>277.92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 279.JPG</text:p>
          </table:table-cell>
          <table:table-cell office:value-type="float" office:value="490.446" calcext:value-type="float">
            <text:p>490.44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 281.JPG</text:p>
          </table:table-cell>
          <table:table-cell office:value-type="float" office:value="343.649" calcext:value-type="float">
            <text:p>343.64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 282.JPG</text:p>
          </table:table-cell>
          <table:table-cell office:value-type="float" office:value="400.259" calcext:value-type="float">
            <text:p>400.25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 285.JPG</text:p>
          </table:table-cell>
          <table:table-cell office:value-type="float" office:value="348.71" calcext:value-type="float">
            <text:p>348.7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 286.JPG</text:p>
          </table:table-cell>
          <table:table-cell office:value-type="float" office:value="438.581" calcext:value-type="float">
            <text:p>438.58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 288.JPG</text:p>
          </table:table-cell>
          <table:table-cell office:value-type="float" office:value="787.037" calcext:value-type="float">
            <text:p>787.03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 289.JPG</text:p>
          </table:table-cell>
          <table:table-cell office:value-type="float" office:value="399.638" calcext:value-type="float">
            <text:p>399.63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 290.JPG</text:p>
          </table:table-cell>
          <table:table-cell office:value-type="float" office:value="276.421" calcext:value-type="float">
            <text:p>276.42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 291.JPG</text:p>
          </table:table-cell>
          <table:table-cell office:value-type="float" office:value="604.19" calcext:value-type="float">
            <text:p>604.19</text:p>
          </table:table-cell>
        </table:table-row>
      </table:table>
      <table:table table:name="Sheet4" table:style-name="ta2">
        <table:shapes>
          <draw:frame draw:z-index="0" draw:style-name="gr1" draw:text-style-name="P1" svg:width="18.2563in" svg:height="9.7012in" svg:x="3.5957in" svg:y="0.5846in">
            <draw:object draw:notify-on-update-of-ranges="Sheet4.B3:Sheet4.B280 Sheet4.C2:Sheet4.C2 Sheet4.C3:Sheet4.C280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Images</text:p>
          </table:table-cell>
          <table:table-cell office:value-type="string" calcext:value-type="string">
            <text:p>Mean Diff</text:p>
          </table:table-cell>
        </table:table-row>
        <table:table-row table:style-name="ro1">
          <table:table-cell/>
          <table:table-cell office:value-type="string" calcext:value-type="string">
            <text:p>Md 001.JPG </text:p>
          </table:table-cell>
          <table:table-cell office:value-type="float" office:value="450.822" calcext:value-type="float">
            <text:p>450.822</text:p>
          </table:table-cell>
        </table:table-row>
        <table:table-row table:style-name="ro1">
          <table:table-cell/>
          <table:table-cell office:value-type="string" calcext:value-type="string">
            <text:p>Md 002.JPG </text:p>
          </table:table-cell>
          <table:table-cell office:value-type="float" office:value="334.741" calcext:value-type="float">
            <text:p>334.741</text:p>
          </table:table-cell>
        </table:table-row>
        <table:table-row table:style-name="ro1">
          <table:table-cell/>
          <table:table-cell office:value-type="string" calcext:value-type="string">
            <text:p>Md 003.JPG </text:p>
          </table:table-cell>
          <table:table-cell office:value-type="float" office:value="680.224" calcext:value-type="float">
            <text:p>680.224</text:p>
          </table:table-cell>
        </table:table-row>
        <table:table-row table:style-name="ro1">
          <table:table-cell/>
          <table:table-cell office:value-type="string" calcext:value-type="string">
            <text:p>Md 004.JPG </text:p>
          </table:table-cell>
          <table:table-cell office:value-type="float" office:value="1361.68" calcext:value-type="float">
            <text:p>1361.68</text:p>
          </table:table-cell>
        </table:table-row>
        <table:table-row table:style-name="ro1">
          <table:table-cell/>
          <table:table-cell office:value-type="string" calcext:value-type="string">
            <text:p>Md 005.JPG </text:p>
          </table:table-cell>
          <table:table-cell office:value-type="float" office:value="360.616" calcext:value-type="float">
            <text:p>360.616</text:p>
          </table:table-cell>
        </table:table-row>
        <table:table-row table:style-name="ro1">
          <table:table-cell/>
          <table:table-cell office:value-type="string" calcext:value-type="string">
            <text:p>Md 006.JPG </text:p>
          </table:table-cell>
          <table:table-cell office:value-type="float" office:value="633.388" calcext:value-type="float">
            <text:p>633.388</text:p>
          </table:table-cell>
        </table:table-row>
        <table:table-row table:style-name="ro1">
          <table:table-cell/>
          <table:table-cell office:value-type="string" calcext:value-type="string">
            <text:p>Md 007.JPG </text:p>
          </table:table-cell>
          <table:table-cell office:value-type="float" office:value="86.6113" calcext:value-type="float">
            <text:p>86.6113</text:p>
          </table:table-cell>
        </table:table-row>
        <table:table-row table:style-name="ro1">
          <table:table-cell/>
          <table:table-cell office:value-type="string" calcext:value-type="string">
            <text:p>Md 008.JPG </text:p>
          </table:table-cell>
          <table:table-cell office:value-type="float" office:value="124.655" calcext:value-type="float">
            <text:p>124.655</text:p>
          </table:table-cell>
        </table:table-row>
        <table:table-row table:style-name="ro1">
          <table:table-cell/>
          <table:table-cell office:value-type="string" calcext:value-type="string">
            <text:p>Md 009.JPG </text:p>
          </table:table-cell>
          <table:table-cell office:value-type="float" office:value="542.139" calcext:value-type="float">
            <text:p>542.139</text:p>
          </table:table-cell>
        </table:table-row>
        <table:table-row table:style-name="ro1">
          <table:table-cell/>
          <table:table-cell office:value-type="string" calcext:value-type="string">
            <text:p>Md 010.JPG </text:p>
          </table:table-cell>
          <table:table-cell office:value-type="float" office:value="73.8017" calcext:value-type="float">
            <text:p>73.8017</text:p>
          </table:table-cell>
        </table:table-row>
        <table:table-row table:style-name="ro1">
          <table:table-cell/>
          <table:table-cell office:value-type="string" calcext:value-type="string">
            <text:p>Md 011.JPG </text:p>
          </table:table-cell>
          <table:table-cell office:value-type="float" office:value="654.738" calcext:value-type="float">
            <text:p>654.738</text:p>
          </table:table-cell>
        </table:table-row>
        <table:table-row table:style-name="ro1">
          <table:table-cell/>
          <table:table-cell office:value-type="string" calcext:value-type="string">
            <text:p>Md 012.JPG </text:p>
          </table:table-cell>
          <table:table-cell office:value-type="float" office:value="707.721" calcext:value-type="float">
            <text:p>707.721</text:p>
          </table:table-cell>
        </table:table-row>
        <table:table-row table:style-name="ro1">
          <table:table-cell/>
          <table:table-cell office:value-type="string" calcext:value-type="string">
            <text:p>Md 013.JPG </text:p>
          </table:table-cell>
          <table:table-cell office:value-type="float" office:value="199.183" calcext:value-type="float">
            <text:p>199.183</text:p>
          </table:table-cell>
        </table:table-row>
        <table:table-row table:style-name="ro1">
          <table:table-cell/>
          <table:table-cell office:value-type="string" calcext:value-type="string">
            <text:p>Md 014.JPG </text:p>
          </table:table-cell>
          <table:table-cell office:value-type="float" office:value="322.174" calcext:value-type="float">
            <text:p>322.174</text:p>
          </table:table-cell>
        </table:table-row>
        <table:table-row table:style-name="ro1">
          <table:table-cell/>
          <table:table-cell office:value-type="string" calcext:value-type="string">
            <text:p>Md 015.JPG </text:p>
          </table:table-cell>
          <table:table-cell office:value-type="float" office:value="116.944" calcext:value-type="float">
            <text:p>116.944</text:p>
          </table:table-cell>
        </table:table-row>
        <table:table-row table:style-name="ro1">
          <table:table-cell/>
          <table:table-cell office:value-type="string" calcext:value-type="string">
            <text:p>Md 016.JPG </text:p>
          </table:table-cell>
          <table:table-cell office:value-type="float" office:value="237.783" calcext:value-type="float">
            <text:p>237.783</text:p>
          </table:table-cell>
        </table:table-row>
        <table:table-row table:style-name="ro1">
          <table:table-cell/>
          <table:table-cell office:value-type="string" calcext:value-type="string">
            <text:p>Md 017.JPG </text:p>
          </table:table-cell>
          <table:table-cell office:value-type="float" office:value="378.724" calcext:value-type="float">
            <text:p>378.724</text:p>
          </table:table-cell>
        </table:table-row>
        <table:table-row table:style-name="ro1">
          <table:table-cell/>
          <table:table-cell office:value-type="string" calcext:value-type="string">
            <text:p>Md 018.JPG </text:p>
          </table:table-cell>
          <table:table-cell office:value-type="float" office:value="369.808" calcext:value-type="float">
            <text:p>369.808</text:p>
          </table:table-cell>
        </table:table-row>
        <table:table-row table:style-name="ro1">
          <table:table-cell/>
          <table:table-cell office:value-type="string" calcext:value-type="string">
            <text:p>Md 019.JPG </text:p>
          </table:table-cell>
          <table:table-cell office:value-type="float" office:value="58.2438" calcext:value-type="float">
            <text:p>58.2438</text:p>
          </table:table-cell>
        </table:table-row>
        <table:table-row table:style-name="ro1">
          <table:table-cell/>
          <table:table-cell office:value-type="string" calcext:value-type="string">
            <text:p>Md 020.JPG </text:p>
          </table:table-cell>
          <table:table-cell office:value-type="float" office:value="119.093" calcext:value-type="float">
            <text:p>119.093</text:p>
          </table:table-cell>
        </table:table-row>
        <table:table-row table:style-name="ro1">
          <table:table-cell/>
          <table:table-cell office:value-type="string" calcext:value-type="string">
            <text:p>Md 021.JPG </text:p>
          </table:table-cell>
          <table:table-cell office:value-type="float" office:value="245.677" calcext:value-type="float">
            <text:p>245.677</text:p>
          </table:table-cell>
        </table:table-row>
        <table:table-row table:style-name="ro1">
          <table:table-cell/>
          <table:table-cell office:value-type="string" calcext:value-type="string">
            <text:p>Md 022.JPG </text:p>
          </table:table-cell>
          <table:table-cell office:value-type="float" office:value="38.3108" calcext:value-type="float">
            <text:p>38.3108</text:p>
          </table:table-cell>
        </table:table-row>
        <table:table-row table:style-name="ro1">
          <table:table-cell/>
          <table:table-cell office:value-type="string" calcext:value-type="string">
            <text:p>Md 023.JPG </text:p>
          </table:table-cell>
          <table:table-cell office:value-type="float" office:value="96.6637" calcext:value-type="float">
            <text:p>96.6637</text:p>
          </table:table-cell>
        </table:table-row>
        <table:table-row table:style-name="ro1">
          <table:table-cell/>
          <table:table-cell office:value-type="string" calcext:value-type="string">
            <text:p>Md 024.JPG </text:p>
          </table:table-cell>
          <table:table-cell office:value-type="float" office:value="435.902" calcext:value-type="float">
            <text:p>435.902</text:p>
          </table:table-cell>
        </table:table-row>
        <table:table-row table:style-name="ro1">
          <table:table-cell/>
          <table:table-cell office:value-type="string" calcext:value-type="string">
            <text:p>Md 025.JPG </text:p>
          </table:table-cell>
          <table:table-cell office:value-type="float" office:value="116.773" calcext:value-type="float">
            <text:p>116.773</text:p>
          </table:table-cell>
        </table:table-row>
        <table:table-row table:style-name="ro1">
          <table:table-cell/>
          <table:table-cell office:value-type="string" calcext:value-type="string">
            <text:p>Md 026.JPG </text:p>
          </table:table-cell>
          <table:table-cell office:value-type="float" office:value="294.978" calcext:value-type="float">
            <text:p>294.978</text:p>
          </table:table-cell>
        </table:table-row>
        <table:table-row table:style-name="ro1">
          <table:table-cell/>
          <table:table-cell office:value-type="string" calcext:value-type="string">
            <text:p>Md 027.JPG </text:p>
          </table:table-cell>
          <table:table-cell office:value-type="float" office:value="128.774" calcext:value-type="float">
            <text:p>128.774</text:p>
          </table:table-cell>
        </table:table-row>
        <table:table-row table:style-name="ro1">
          <table:table-cell/>
          <table:table-cell office:value-type="string" calcext:value-type="string">
            <text:p>Md 028.JPG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d 029.JPG </text:p>
          </table:table-cell>
          <table:table-cell office:value-type="float" office:value="603.931" calcext:value-type="float">
            <text:p>603.931</text:p>
          </table:table-cell>
        </table:table-row>
        <table:table-row table:style-name="ro1">
          <table:table-cell/>
          <table:table-cell office:value-type="string" calcext:value-type="string">
            <text:p>Md 030.JPG </text:p>
          </table:table-cell>
          <table:table-cell office:value-type="float" office:value="45.5679" calcext:value-type="float">
            <text:p>45.5679</text:p>
          </table:table-cell>
        </table:table-row>
        <table:table-row table:style-name="ro1">
          <table:table-cell/>
          <table:table-cell office:value-type="string" calcext:value-type="string">
            <text:p>Md 031.JPG </text:p>
          </table:table-cell>
          <table:table-cell office:value-type="float" office:value="259.098" calcext:value-type="float">
            <text:p>259.098</text:p>
          </table:table-cell>
        </table:table-row>
        <table:table-row table:style-name="ro1">
          <table:table-cell/>
          <table:table-cell office:value-type="string" calcext:value-type="string">
            <text:p>Md 032.JPG </text:p>
          </table:table-cell>
          <table:table-cell office:value-type="float" office:value="45.7119" calcext:value-type="float">
            <text:p>45.7119</text:p>
          </table:table-cell>
        </table:table-row>
        <table:table-row table:style-name="ro1">
          <table:table-cell/>
          <table:table-cell office:value-type="string" calcext:value-type="string">
            <text:p>Md 033.JPG </text:p>
          </table:table-cell>
          <table:table-cell office:value-type="float" office:value="321.417" calcext:value-type="float">
            <text:p>321.417</text:p>
          </table:table-cell>
        </table:table-row>
        <table:table-row table:style-name="ro1">
          <table:table-cell/>
          <table:table-cell office:value-type="string" calcext:value-type="string">
            <text:p>Md 034.JPG </text:p>
          </table:table-cell>
          <table:table-cell office:value-type="float" office:value="211.281" calcext:value-type="float">
            <text:p>211.281</text:p>
          </table:table-cell>
        </table:table-row>
        <table:table-row table:style-name="ro1">
          <table:table-cell/>
          <table:table-cell office:value-type="string" calcext:value-type="string">
            <text:p>Md 035.JPG </text:p>
          </table:table-cell>
          <table:table-cell office:value-type="float" office:value="227.546" calcext:value-type="float">
            <text:p>227.546</text:p>
          </table:table-cell>
        </table:table-row>
        <table:table-row table:style-name="ro1">
          <table:table-cell/>
          <table:table-cell office:value-type="string" calcext:value-type="string">
            <text:p>Md 036.JPG </text:p>
          </table:table-cell>
          <table:table-cell office:value-type="float" office:value="158.806" calcext:value-type="float">
            <text:p>158.806</text:p>
          </table:table-cell>
        </table:table-row>
        <table:table-row table:style-name="ro1">
          <table:table-cell/>
          <table:table-cell office:value-type="string" calcext:value-type="string">
            <text:p>Md 037.JPG </text:p>
          </table:table-cell>
          <table:table-cell office:value-type="float" office:value="45.4835" calcext:value-type="float">
            <text:p>45.4835</text:p>
          </table:table-cell>
        </table:table-row>
        <table:table-row table:style-name="ro1">
          <table:table-cell/>
          <table:table-cell office:value-type="string" calcext:value-type="string">
            <text:p>Md 038.JPG </text:p>
          </table:table-cell>
          <table:table-cell office:value-type="float" office:value="381.095" calcext:value-type="float">
            <text:p>381.095</text:p>
          </table:table-cell>
        </table:table-row>
        <table:table-row table:style-name="ro1">
          <table:table-cell/>
          <table:table-cell office:value-type="string" calcext:value-type="string">
            <text:p>Md 039.JPG </text:p>
          </table:table-cell>
          <table:table-cell office:value-type="float" office:value="79.7489" calcext:value-type="float">
            <text:p>79.7489</text:p>
          </table:table-cell>
        </table:table-row>
        <table:table-row table:style-name="ro1">
          <table:table-cell/>
          <table:table-cell office:value-type="string" calcext:value-type="string">
            <text:p>Md 040.JPG </text:p>
          </table:table-cell>
          <table:table-cell office:value-type="float" office:value="187.835" calcext:value-type="float">
            <text:p>187.835</text:p>
          </table:table-cell>
        </table:table-row>
        <table:table-row table:style-name="ro1">
          <table:table-cell/>
          <table:table-cell office:value-type="string" calcext:value-type="string">
            <text:p>Md 041.JPG </text:p>
          </table:table-cell>
          <table:table-cell office:value-type="float" office:value="296.347" calcext:value-type="float">
            <text:p>296.347</text:p>
          </table:table-cell>
        </table:table-row>
        <table:table-row table:style-name="ro1">
          <table:table-cell/>
          <table:table-cell office:value-type="string" calcext:value-type="string">
            <text:p>Md 042.JPG </text:p>
          </table:table-cell>
          <table:table-cell office:value-type="float" office:value="181.884" calcext:value-type="float">
            <text:p>181.884</text:p>
          </table:table-cell>
        </table:table-row>
        <table:table-row table:style-name="ro1">
          <table:table-cell/>
          <table:table-cell office:value-type="string" calcext:value-type="string">
            <text:p>Md 043.JPG </text:p>
          </table:table-cell>
          <table:table-cell office:value-type="float" office:value="64.7377" calcext:value-type="float">
            <text:p>64.7377</text:p>
          </table:table-cell>
        </table:table-row>
        <table:table-row table:style-name="ro1">
          <table:table-cell/>
          <table:table-cell office:value-type="string" calcext:value-type="string">
            <text:p>Md 044.JPG </text:p>
          </table:table-cell>
          <table:table-cell office:value-type="float" office:value="117.717" calcext:value-type="float">
            <text:p>117.717</text:p>
          </table:table-cell>
        </table:table-row>
        <table:table-row table:style-name="ro1">
          <table:table-cell/>
          <table:table-cell office:value-type="string" calcext:value-type="string">
            <text:p>Md 045.JPG </text:p>
          </table:table-cell>
          <table:table-cell office:value-type="float" office:value="567.694" calcext:value-type="float">
            <text:p>567.694</text:p>
          </table:table-cell>
        </table:table-row>
        <table:table-row table:style-name="ro1">
          <table:table-cell/>
          <table:table-cell office:value-type="string" calcext:value-type="string">
            <text:p>Md 046.JPG </text:p>
          </table:table-cell>
          <table:table-cell office:value-type="float" office:value="106.515" calcext:value-type="float">
            <text:p>106.515</text:p>
          </table:table-cell>
        </table:table-row>
        <table:table-row table:style-name="ro1">
          <table:table-cell/>
          <table:table-cell office:value-type="string" calcext:value-type="string">
            <text:p>Md 047.JPG </text:p>
          </table:table-cell>
          <table:table-cell office:value-type="float" office:value="47.8429" calcext:value-type="float">
            <text:p>47.8429</text:p>
          </table:table-cell>
        </table:table-row>
        <table:table-row table:style-name="ro1">
          <table:table-cell/>
          <table:table-cell office:value-type="string" calcext:value-type="string">
            <text:p>Md 048.JPG </text:p>
          </table:table-cell>
          <table:table-cell office:value-type="float" office:value="85.511" calcext:value-type="float">
            <text:p>85.511</text:p>
          </table:table-cell>
        </table:table-row>
        <table:table-row table:style-name="ro1">
          <table:table-cell/>
          <table:table-cell office:value-type="string" calcext:value-type="string">
            <text:p>Md 049.JPG </text:p>
          </table:table-cell>
          <table:table-cell office:value-type="float" office:value="255.69" calcext:value-type="float">
            <text:p>255.69</text:p>
          </table:table-cell>
        </table:table-row>
        <table:table-row table:style-name="ro1">
          <table:table-cell/>
          <table:table-cell office:value-type="string" calcext:value-type="string">
            <text:p>Md 050.JPG </text:p>
          </table:table-cell>
          <table:table-cell office:value-type="float" office:value="225.92" calcext:value-type="float">
            <text:p>225.92</text:p>
          </table:table-cell>
        </table:table-row>
        <table:table-row table:style-name="ro1">
          <table:table-cell/>
          <table:table-cell office:value-type="string" calcext:value-type="string">
            <text:p>Md 051.JPG </text:p>
          </table:table-cell>
          <table:table-cell office:value-type="float" office:value="305.925" calcext:value-type="float">
            <text:p>305.925</text:p>
          </table:table-cell>
        </table:table-row>
        <table:table-row table:style-name="ro1">
          <table:table-cell/>
          <table:table-cell office:value-type="string" calcext:value-type="string">
            <text:p>Md 052.JPG </text:p>
          </table:table-cell>
          <table:table-cell office:value-type="float" office:value="67.389" calcext:value-type="float">
            <text:p>67.389</text:p>
          </table:table-cell>
        </table:table-row>
        <table:table-row table:style-name="ro1">
          <table:table-cell/>
          <table:table-cell office:value-type="string" calcext:value-type="string">
            <text:p>Md 053.JPG </text:p>
          </table:table-cell>
          <table:table-cell office:value-type="float" office:value="66.3053" calcext:value-type="float">
            <text:p>66.3053</text:p>
          </table:table-cell>
        </table:table-row>
        <table:table-row table:style-name="ro1">
          <table:table-cell/>
          <table:table-cell office:value-type="string" calcext:value-type="string">
            <text:p>Md 054.JPG </text:p>
          </table:table-cell>
          <table:table-cell office:value-type="float" office:value="67.1622" calcext:value-type="float">
            <text:p>67.1622</text:p>
          </table:table-cell>
        </table:table-row>
        <table:table-row table:style-name="ro1">
          <table:table-cell/>
          <table:table-cell office:value-type="string" calcext:value-type="string">
            <text:p>Md 055.JPG </text:p>
          </table:table-cell>
          <table:table-cell office:value-type="float" office:value="66.8903" calcext:value-type="float">
            <text:p>66.8903</text:p>
          </table:table-cell>
        </table:table-row>
        <table:table-row table:style-name="ro1">
          <table:table-cell/>
          <table:table-cell office:value-type="string" calcext:value-type="string">
            <text:p>Md 056.JPG </text:p>
          </table:table-cell>
          <table:table-cell office:value-type="float" office:value="180.544" calcext:value-type="float">
            <text:p>180.544</text:p>
          </table:table-cell>
        </table:table-row>
        <table:table-row table:style-name="ro1">
          <table:table-cell/>
          <table:table-cell office:value-type="string" calcext:value-type="string">
            <text:p>Md 057.JPG </text:p>
          </table:table-cell>
          <table:table-cell office:value-type="float" office:value="87.1298" calcext:value-type="float">
            <text:p>87.1298</text:p>
          </table:table-cell>
        </table:table-row>
        <table:table-row table:style-name="ro1">
          <table:table-cell/>
          <table:table-cell office:value-type="string" calcext:value-type="string">
            <text:p>Md 058.JPG </text:p>
          </table:table-cell>
          <table:table-cell office:value-type="float" office:value="188.204" calcext:value-type="float">
            <text:p>188.204</text:p>
          </table:table-cell>
        </table:table-row>
        <table:table-row table:style-name="ro1">
          <table:table-cell/>
          <table:table-cell office:value-type="string" calcext:value-type="string">
            <text:p>Md 059.JPG </text:p>
          </table:table-cell>
          <table:table-cell office:value-type="float" office:value="104.202" calcext:value-type="float">
            <text:p>104.202</text:p>
          </table:table-cell>
        </table:table-row>
        <table:table-row table:style-name="ro1">
          <table:table-cell/>
          <table:table-cell office:value-type="string" calcext:value-type="string">
            <text:p>Md 060.JPG </text:p>
          </table:table-cell>
          <table:table-cell office:value-type="float" office:value="518.204" calcext:value-type="float">
            <text:p>518.204</text:p>
          </table:table-cell>
        </table:table-row>
        <table:table-row table:style-name="ro1">
          <table:table-cell/>
          <table:table-cell office:value-type="string" calcext:value-type="string">
            <text:p>Md 061.JPG </text:p>
          </table:table-cell>
          <table:table-cell office:value-type="float" office:value="158.264" calcext:value-type="float">
            <text:p>158.264</text:p>
          </table:table-cell>
        </table:table-row>
        <table:table-row table:style-name="ro1">
          <table:table-cell/>
          <table:table-cell office:value-type="string" calcext:value-type="string">
            <text:p>Md 062.JPG </text:p>
          </table:table-cell>
          <table:table-cell office:value-type="float" office:value="28.5201" calcext:value-type="float">
            <text:p>28.5201</text:p>
          </table:table-cell>
        </table:table-row>
        <table:table-row table:style-name="ro1">
          <table:table-cell/>
          <table:table-cell office:value-type="string" calcext:value-type="string">
            <text:p>Md 063.JPG </text:p>
          </table:table-cell>
          <table:table-cell office:value-type="float" office:value="470.007" calcext:value-type="float">
            <text:p>470.007</text:p>
          </table:table-cell>
        </table:table-row>
        <table:table-row table:style-name="ro1">
          <table:table-cell/>
          <table:table-cell office:value-type="string" calcext:value-type="string">
            <text:p>Md 064.JPG </text:p>
          </table:table-cell>
          <table:table-cell office:value-type="float" office:value="82.4986" calcext:value-type="float">
            <text:p>82.4986</text:p>
          </table:table-cell>
        </table:table-row>
        <table:table-row table:style-name="ro1">
          <table:table-cell/>
          <table:table-cell office:value-type="string" calcext:value-type="string">
            <text:p>Md 065.JPG </text:p>
          </table:table-cell>
          <table:table-cell office:value-type="float" office:value="89.1039" calcext:value-type="float">
            <text:p>89.1039</text:p>
          </table:table-cell>
        </table:table-row>
        <table:table-row table:style-name="ro1">
          <table:table-cell/>
          <table:table-cell office:value-type="string" calcext:value-type="string">
            <text:p>Md 066.JPG </text:p>
          </table:table-cell>
          <table:table-cell office:value-type="float" office:value="115.107" calcext:value-type="float">
            <text:p>115.107</text:p>
          </table:table-cell>
        </table:table-row>
        <table:table-row table:style-name="ro1">
          <table:table-cell/>
          <table:table-cell office:value-type="string" calcext:value-type="string">
            <text:p>Md 067.JPG </text:p>
          </table:table-cell>
          <table:table-cell office:value-type="float" office:value="67.7719" calcext:value-type="float">
            <text:p>67.7719</text:p>
          </table:table-cell>
        </table:table-row>
        <table:table-row table:style-name="ro1">
          <table:table-cell/>
          <table:table-cell office:value-type="string" calcext:value-type="string">
            <text:p>Md 068.JPG </text:p>
          </table:table-cell>
          <table:table-cell office:value-type="float" office:value="583.528" calcext:value-type="float">
            <text:p>583.528</text:p>
          </table:table-cell>
        </table:table-row>
        <table:table-row table:style-name="ro1">
          <table:table-cell/>
          <table:table-cell office:value-type="string" calcext:value-type="string">
            <text:p>Md 069.JPG </text:p>
          </table:table-cell>
          <table:table-cell office:value-type="float" office:value="293.702" calcext:value-type="float">
            <text:p>293.702</text:p>
          </table:table-cell>
        </table:table-row>
        <table:table-row table:style-name="ro1">
          <table:table-cell/>
          <table:table-cell office:value-type="string" calcext:value-type="string">
            <text:p>Md 070.JPG </text:p>
          </table:table-cell>
          <table:table-cell office:value-type="float" office:value="384.639" calcext:value-type="float">
            <text:p>384.639</text:p>
          </table:table-cell>
        </table:table-row>
        <table:table-row table:style-name="ro1">
          <table:table-cell/>
          <table:table-cell office:value-type="string" calcext:value-type="string">
            <text:p>Md 071.JPG </text:p>
          </table:table-cell>
          <table:table-cell office:value-type="float" office:value="457.44" calcext:value-type="float">
            <text:p>457.44</text:p>
          </table:table-cell>
        </table:table-row>
        <table:table-row table:style-name="ro1">
          <table:table-cell/>
          <table:table-cell office:value-type="string" calcext:value-type="string">
            <text:p>Md 072.JPG </text:p>
          </table:table-cell>
          <table:table-cell office:value-type="float" office:value="376.005" calcext:value-type="float">
            <text:p>376.005</text:p>
          </table:table-cell>
        </table:table-row>
        <table:table-row table:style-name="ro1">
          <table:table-cell/>
          <table:table-cell office:value-type="string" calcext:value-type="string">
            <text:p>Md 073.JPG </text:p>
          </table:table-cell>
          <table:table-cell office:value-type="float" office:value="76.7366" calcext:value-type="float">
            <text:p>76.7366</text:p>
          </table:table-cell>
        </table:table-row>
        <table:table-row table:style-name="ro1">
          <table:table-cell/>
          <table:table-cell office:value-type="string" calcext:value-type="string">
            <text:p>Md 074.JPG </text:p>
          </table:table-cell>
          <table:table-cell office:value-type="float" office:value="127.974" calcext:value-type="float">
            <text:p>127.974</text:p>
          </table:table-cell>
        </table:table-row>
        <table:table-row table:style-name="ro1">
          <table:table-cell/>
          <table:table-cell office:value-type="string" calcext:value-type="string">
            <text:p>Md 075.JPG </text:p>
          </table:table-cell>
          <table:table-cell office:value-type="float" office:value="345.563" calcext:value-type="float">
            <text:p>345.563</text:p>
          </table:table-cell>
        </table:table-row>
        <table:table-row table:style-name="ro1">
          <table:table-cell/>
          <table:table-cell office:value-type="string" calcext:value-type="string">
            <text:p>Md 076.JPG </text:p>
          </table:table-cell>
          <table:table-cell office:value-type="float" office:value="256.629" calcext:value-type="float">
            <text:p>256.629</text:p>
          </table:table-cell>
        </table:table-row>
        <table:table-row table:style-name="ro1">
          <table:table-cell/>
          <table:table-cell office:value-type="string" calcext:value-type="string">
            <text:p>Md 077.JPG </text:p>
          </table:table-cell>
          <table:table-cell office:value-type="float" office:value="193.991" calcext:value-type="float">
            <text:p>193.991</text:p>
          </table:table-cell>
        </table:table-row>
        <table:table-row table:style-name="ro1">
          <table:table-cell/>
          <table:table-cell office:value-type="string" calcext:value-type="string">
            <text:p>Md 078.JPG </text:p>
          </table:table-cell>
          <table:table-cell office:value-type="float" office:value="100.961" calcext:value-type="float">
            <text:p>100.961</text:p>
          </table:table-cell>
        </table:table-row>
        <table:table-row table:style-name="ro1">
          <table:table-cell/>
          <table:table-cell office:value-type="string" calcext:value-type="string">
            <text:p>Md 079.JPG </text:p>
          </table:table-cell>
          <table:table-cell office:value-type="float" office:value="494.159" calcext:value-type="float">
            <text:p>494.159</text:p>
          </table:table-cell>
        </table:table-row>
        <table:table-row table:style-name="ro1">
          <table:table-cell/>
          <table:table-cell office:value-type="string" calcext:value-type="string">
            <text:p>Md 080.JPG </text:p>
          </table:table-cell>
          <table:table-cell office:value-type="float" office:value="430.465" calcext:value-type="float">
            <text:p>430.465</text:p>
          </table:table-cell>
        </table:table-row>
        <table:table-row table:style-name="ro1">
          <table:table-cell/>
          <table:table-cell office:value-type="string" calcext:value-type="string">
            <text:p>Md 081.JPG </text:p>
          </table:table-cell>
          <table:table-cell office:value-type="float" office:value="497.334" calcext:value-type="float">
            <text:p>497.334</text:p>
          </table:table-cell>
        </table:table-row>
        <table:table-row table:style-name="ro1">
          <table:table-cell/>
          <table:table-cell office:value-type="string" calcext:value-type="string">
            <text:p>Md 082.JPG </text:p>
          </table:table-cell>
          <table:table-cell office:value-type="float" office:value="137.221" calcext:value-type="float">
            <text:p>137.221</text:p>
          </table:table-cell>
        </table:table-row>
        <table:table-row table:style-name="ro1">
          <table:table-cell/>
          <table:table-cell office:value-type="string" calcext:value-type="string">
            <text:p>Md 083.JPG </text:p>
          </table:table-cell>
          <table:table-cell office:value-type="float" office:value="70.432" calcext:value-type="float">
            <text:p>70.432</text:p>
          </table:table-cell>
        </table:table-row>
        <table:table-row table:style-name="ro1">
          <table:table-cell/>
          <table:table-cell office:value-type="string" calcext:value-type="string">
            <text:p>Md 084.JPG </text:p>
          </table:table-cell>
          <table:table-cell office:value-type="float" office:value="241.534" calcext:value-type="float">
            <text:p>241.534</text:p>
          </table:table-cell>
        </table:table-row>
        <table:table-row table:style-name="ro1">
          <table:table-cell/>
          <table:table-cell office:value-type="string" calcext:value-type="string">
            <text:p>Md 085.JPG </text:p>
          </table:table-cell>
          <table:table-cell office:value-type="float" office:value="136.74" calcext:value-type="float">
            <text:p>136.74</text:p>
          </table:table-cell>
        </table:table-row>
        <table:table-row table:style-name="ro1">
          <table:table-cell/>
          <table:table-cell office:value-type="string" calcext:value-type="string">
            <text:p>Md 086.JPG </text:p>
          </table:table-cell>
          <table:table-cell office:value-type="float" office:value="562.623" calcext:value-type="float">
            <text:p>562.623</text:p>
          </table:table-cell>
        </table:table-row>
        <table:table-row table:style-name="ro1">
          <table:table-cell/>
          <table:table-cell office:value-type="string" calcext:value-type="string">
            <text:p>Md 087.JPG </text:p>
          </table:table-cell>
          <table:table-cell office:value-type="float" office:value="438.081" calcext:value-type="float">
            <text:p>438.081</text:p>
          </table:table-cell>
        </table:table-row>
        <table:table-row table:style-name="ro1">
          <table:table-cell/>
          <table:table-cell office:value-type="string" calcext:value-type="string">
            <text:p>Md 088.JPG </text:p>
          </table:table-cell>
          <table:table-cell office:value-type="float" office:value="100.124" calcext:value-type="float">
            <text:p>100.124</text:p>
          </table:table-cell>
        </table:table-row>
        <table:table-row table:style-name="ro1">
          <table:table-cell/>
          <table:table-cell office:value-type="string" calcext:value-type="string">
            <text:p>Md 089.JPG </text:p>
          </table:table-cell>
          <table:table-cell office:value-type="float" office:value="311.387" calcext:value-type="float">
            <text:p>311.387</text:p>
          </table:table-cell>
        </table:table-row>
        <table:table-row table:style-name="ro1">
          <table:table-cell/>
          <table:table-cell office:value-type="string" calcext:value-type="string">
            <text:p>Md 090.JPG </text:p>
          </table:table-cell>
          <table:table-cell office:value-type="float" office:value="177.446" calcext:value-type="float">
            <text:p>177.446</text:p>
          </table:table-cell>
        </table:table-row>
        <table:table-row table:style-name="ro1">
          <table:table-cell/>
          <table:table-cell office:value-type="string" calcext:value-type="string">
            <text:p>Md 091.JPG </text:p>
          </table:table-cell>
          <table:table-cell office:value-type="float" office:value="218.294" calcext:value-type="float">
            <text:p>218.294</text:p>
          </table:table-cell>
        </table:table-row>
        <table:table-row table:style-name="ro1">
          <table:table-cell/>
          <table:table-cell office:value-type="string" calcext:value-type="string">
            <text:p>Md 092.JPG </text:p>
          </table:table-cell>
          <table:table-cell office:value-type="float" office:value="100.157" calcext:value-type="float">
            <text:p>100.157</text:p>
          </table:table-cell>
        </table:table-row>
        <table:table-row table:style-name="ro1">
          <table:table-cell/>
          <table:table-cell office:value-type="string" calcext:value-type="string">
            <text:p>Md 093.JPG </text:p>
          </table:table-cell>
          <table:table-cell office:value-type="float" office:value="161.283" calcext:value-type="float">
            <text:p>161.283</text:p>
          </table:table-cell>
        </table:table-row>
        <table:table-row table:style-name="ro1">
          <table:table-cell/>
          <table:table-cell office:value-type="string" calcext:value-type="string">
            <text:p>Md 094.JPG </text:p>
          </table:table-cell>
          <table:table-cell office:value-type="float" office:value="165.826" calcext:value-type="float">
            <text:p>165.826</text:p>
          </table:table-cell>
        </table:table-row>
        <table:table-row table:style-name="ro1">
          <table:table-cell/>
          <table:table-cell office:value-type="string" calcext:value-type="string">
            <text:p>Md 095.JPG </text:p>
          </table:table-cell>
          <table:table-cell office:value-type="float" office:value="948.181" calcext:value-type="float">
            <text:p>948.181</text:p>
          </table:table-cell>
        </table:table-row>
        <table:table-row table:style-name="ro1">
          <table:table-cell/>
          <table:table-cell office:value-type="string" calcext:value-type="string">
            <text:p>Md 096.JPG </text:p>
          </table:table-cell>
          <table:table-cell office:value-type="float" office:value="358.933" calcext:value-type="float">
            <text:p>358.933</text:p>
          </table:table-cell>
        </table:table-row>
        <table:table-row table:style-name="ro1">
          <table:table-cell/>
          <table:table-cell office:value-type="string" calcext:value-type="string">
            <text:p>Md 097.JPG </text:p>
          </table:table-cell>
          <table:table-cell office:value-type="float" office:value="78.1217" calcext:value-type="float">
            <text:p>78.1217</text:p>
          </table:table-cell>
        </table:table-row>
        <table:table-row table:style-name="ro1">
          <table:table-cell/>
          <table:table-cell office:value-type="string" calcext:value-type="string">
            <text:p>Md 098.JPG </text:p>
          </table:table-cell>
          <table:table-cell office:value-type="float" office:value="83.1321" calcext:value-type="float">
            <text:p>83.1321</text:p>
          </table:table-cell>
        </table:table-row>
        <table:table-row table:style-name="ro1">
          <table:table-cell/>
          <table:table-cell office:value-type="string" calcext:value-type="string">
            <text:p>Md 099.JPG </text:p>
          </table:table-cell>
          <table:table-cell office:value-type="float" office:value="215.068" calcext:value-type="float">
            <text:p>215.068</text:p>
          </table:table-cell>
        </table:table-row>
        <table:table-row table:style-name="ro1">
          <table:table-cell/>
          <table:table-cell office:value-type="string" calcext:value-type="string">
            <text:p>Md 100.JPG </text:p>
          </table:table-cell>
          <table:table-cell office:value-type="float" office:value="42.0863" calcext:value-type="float">
            <text:p>42.0863</text:p>
          </table:table-cell>
        </table:table-row>
        <table:table-row table:style-name="ro1">
          <table:table-cell/>
          <table:table-cell office:value-type="string" calcext:value-type="string">
            <text:p>Md 101.JPG </text:p>
          </table:table-cell>
          <table:table-cell office:value-type="float" office:value="149.718" calcext:value-type="float">
            <text:p>149.718</text:p>
          </table:table-cell>
        </table:table-row>
        <table:table-row table:style-name="ro1">
          <table:table-cell/>
          <table:table-cell office:value-type="string" calcext:value-type="string">
            <text:p>Md 102.JPG </text:p>
          </table:table-cell>
          <table:table-cell office:value-type="float" office:value="150.888" calcext:value-type="float">
            <text:p>150.888</text:p>
          </table:table-cell>
        </table:table-row>
        <table:table-row table:style-name="ro1">
          <table:table-cell/>
          <table:table-cell office:value-type="string" calcext:value-type="string">
            <text:p>Md 103.JPG </text:p>
          </table:table-cell>
          <table:table-cell office:value-type="float" office:value="282.925" calcext:value-type="float">
            <text:p>282.925</text:p>
          </table:table-cell>
        </table:table-row>
        <table:table-row table:style-name="ro1">
          <table:table-cell/>
          <table:table-cell office:value-type="string" calcext:value-type="string">
            <text:p>Md 104.JPG </text:p>
          </table:table-cell>
          <table:table-cell office:value-type="float" office:value="193.971" calcext:value-type="float">
            <text:p>193.971</text:p>
          </table:table-cell>
        </table:table-row>
        <table:table-row table:style-name="ro1">
          <table:table-cell/>
          <table:table-cell office:value-type="string" calcext:value-type="string">
            <text:p>Md 105.JPG </text:p>
          </table:table-cell>
          <table:table-cell office:value-type="float" office:value="238.942" calcext:value-type="float">
            <text:p>238.942</text:p>
          </table:table-cell>
        </table:table-row>
        <table:table-row table:style-name="ro1">
          <table:table-cell/>
          <table:table-cell office:value-type="string" calcext:value-type="string">
            <text:p>Md 106.JPG </text:p>
          </table:table-cell>
          <table:table-cell office:value-type="float" office:value="311.694" calcext:value-type="float">
            <text:p>311.694</text:p>
          </table:table-cell>
        </table:table-row>
        <table:table-row table:style-name="ro1">
          <table:table-cell/>
          <table:table-cell office:value-type="string" calcext:value-type="string">
            <text:p>Md 107.JPG </text:p>
          </table:table-cell>
          <table:table-cell office:value-type="float" office:value="469.315" calcext:value-type="float">
            <text:p>469.315</text:p>
          </table:table-cell>
        </table:table-row>
        <table:table-row table:style-name="ro1">
          <table:table-cell/>
          <table:table-cell office:value-type="string" calcext:value-type="string">
            <text:p>Md 108.JPG </text:p>
          </table:table-cell>
          <table:table-cell office:value-type="float" office:value="214.186" calcext:value-type="float">
            <text:p>214.186</text:p>
          </table:table-cell>
        </table:table-row>
        <table:table-row table:style-name="ro1">
          <table:table-cell/>
          <table:table-cell office:value-type="string" calcext:value-type="string">
            <text:p>Md 109.JPG </text:p>
          </table:table-cell>
          <table:table-cell office:value-type="float" office:value="164.675" calcext:value-type="float">
            <text:p>164.675</text:p>
          </table:table-cell>
        </table:table-row>
        <table:table-row table:style-name="ro1">
          <table:table-cell/>
          <table:table-cell office:value-type="string" calcext:value-type="string">
            <text:p>Md 110.JPG 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Md 111.JPG </text:p>
          </table:table-cell>
          <table:table-cell office:value-type="float" office:value="177.895" calcext:value-type="float">
            <text:p>177.895</text:p>
          </table:table-cell>
        </table:table-row>
        <table:table-row table:style-name="ro1">
          <table:table-cell/>
          <table:table-cell office:value-type="string" calcext:value-type="string">
            <text:p>Md 112.JPG </text:p>
          </table:table-cell>
          <table:table-cell office:value-type="float" office:value="442.133" calcext:value-type="float">
            <text:p>442.133</text:p>
          </table:table-cell>
        </table:table-row>
        <table:table-row table:style-name="ro1">
          <table:table-cell/>
          <table:table-cell office:value-type="string" calcext:value-type="string">
            <text:p>Md 113.JPG </text:p>
          </table:table-cell>
          <table:table-cell office:value-type="float" office:value="592.718" calcext:value-type="float">
            <text:p>592.718</text:p>
          </table:table-cell>
        </table:table-row>
        <table:table-row table:style-name="ro1">
          <table:table-cell/>
          <table:table-cell office:value-type="string" calcext:value-type="string">
            <text:p>Md 114.JPG </text:p>
          </table:table-cell>
          <table:table-cell office:value-type="float" office:value="71.819" calcext:value-type="float">
            <text:p>71.819</text:p>
          </table:table-cell>
        </table:table-row>
        <table:table-row table:style-name="ro1">
          <table:table-cell/>
          <table:table-cell office:value-type="string" calcext:value-type="string">
            <text:p>Md 115.JPG </text:p>
          </table:table-cell>
          <table:table-cell office:value-type="float" office:value="595.234" calcext:value-type="float">
            <text:p>595.234</text:p>
          </table:table-cell>
        </table:table-row>
        <table:table-row table:style-name="ro1">
          <table:table-cell/>
          <table:table-cell office:value-type="string" calcext:value-type="string">
            <text:p>Md 116.JPG </text:p>
          </table:table-cell>
          <table:table-cell office:value-type="float" office:value="267.94" calcext:value-type="float">
            <text:p>267.94</text:p>
          </table:table-cell>
        </table:table-row>
        <table:table-row table:style-name="ro1">
          <table:table-cell/>
          <table:table-cell office:value-type="string" calcext:value-type="string">
            <text:p>Md 117.JPG </text:p>
          </table:table-cell>
          <table:table-cell office:value-type="float" office:value="400.734" calcext:value-type="float">
            <text:p>400.734</text:p>
          </table:table-cell>
        </table:table-row>
        <table:table-row table:style-name="ro1">
          <table:table-cell/>
          <table:table-cell office:value-type="string" calcext:value-type="string">
            <text:p>Md 118.JPG </text:p>
          </table:table-cell>
          <table:table-cell office:value-type="float" office:value="140.038" calcext:value-type="float">
            <text:p>140.038</text:p>
          </table:table-cell>
        </table:table-row>
        <table:table-row table:style-name="ro1">
          <table:table-cell/>
          <table:table-cell office:value-type="string" calcext:value-type="string">
            <text:p>Md 119.JPG </text:p>
          </table:table-cell>
          <table:table-cell office:value-type="float" office:value="233.235" calcext:value-type="float">
            <text:p>233.235</text:p>
          </table:table-cell>
        </table:table-row>
        <table:table-row table:style-name="ro1">
          <table:table-cell/>
          <table:table-cell office:value-type="string" calcext:value-type="string">
            <text:p>Md 120.JPG </text:p>
          </table:table-cell>
          <table:table-cell office:value-type="float" office:value="198.754" calcext:value-type="float">
            <text:p>198.754</text:p>
          </table:table-cell>
        </table:table-row>
        <table:table-row table:style-name="ro1">
          <table:table-cell/>
          <table:table-cell office:value-type="string" calcext:value-type="string">
            <text:p>Md 121.JPG </text:p>
          </table:table-cell>
          <table:table-cell office:value-type="float" office:value="318.856" calcext:value-type="float">
            <text:p>318.856</text:p>
          </table:table-cell>
        </table:table-row>
        <table:table-row table:style-name="ro1">
          <table:table-cell/>
          <table:table-cell office:value-type="string" calcext:value-type="string">
            <text:p>Md 122.JPG </text:p>
          </table:table-cell>
          <table:table-cell office:value-type="float" office:value="330.214" calcext:value-type="float">
            <text:p>330.214</text:p>
          </table:table-cell>
        </table:table-row>
        <table:table-row table:style-name="ro1">
          <table:table-cell/>
          <table:table-cell office:value-type="string" calcext:value-type="string">
            <text:p>Md 123.JPG </text:p>
          </table:table-cell>
          <table:table-cell office:value-type="float" office:value="316.51" calcext:value-type="float">
            <text:p>316.51</text:p>
          </table:table-cell>
        </table:table-row>
        <table:table-row table:style-name="ro1">
          <table:table-cell/>
          <table:table-cell office:value-type="string" calcext:value-type="string">
            <text:p>Md 124.JPG </text:p>
          </table:table-cell>
          <table:table-cell office:value-type="float" office:value="335.156" calcext:value-type="float">
            <text:p>335.156</text:p>
          </table:table-cell>
        </table:table-row>
        <table:table-row table:style-name="ro1">
          <table:table-cell/>
          <table:table-cell office:value-type="string" calcext:value-type="string">
            <text:p>Md 125.JPG </text:p>
          </table:table-cell>
          <table:table-cell office:value-type="float" office:value="961.752" calcext:value-type="float">
            <text:p>961.752</text:p>
          </table:table-cell>
        </table:table-row>
        <table:table-row table:style-name="ro1">
          <table:table-cell/>
          <table:table-cell office:value-type="string" calcext:value-type="string">
            <text:p>Md 126.JPG </text:p>
          </table:table-cell>
          <table:table-cell office:value-type="float" office:value="231.268" calcext:value-type="float">
            <text:p>231.268</text:p>
          </table:table-cell>
        </table:table-row>
        <table:table-row table:style-name="ro1">
          <table:table-cell/>
          <table:table-cell office:value-type="string" calcext:value-type="string">
            <text:p>Md 127.JPG </text:p>
          </table:table-cell>
          <table:table-cell office:value-type="float" office:value="169.863" calcext:value-type="float">
            <text:p>169.863</text:p>
          </table:table-cell>
        </table:table-row>
        <table:table-row table:style-name="ro1">
          <table:table-cell/>
          <table:table-cell office:value-type="string" calcext:value-type="string">
            <text:p>Md 128.JPG </text:p>
          </table:table-cell>
          <table:table-cell office:value-type="float" office:value="398.896" calcext:value-type="float">
            <text:p>398.896</text:p>
          </table:table-cell>
        </table:table-row>
        <table:table-row table:style-name="ro1">
          <table:table-cell/>
          <table:table-cell office:value-type="string" calcext:value-type="string">
            <text:p>Md 129.JPG </text:p>
          </table:table-cell>
          <table:table-cell office:value-type="float" office:value="389.61" calcext:value-type="float">
            <text:p>389.61</text:p>
          </table:table-cell>
        </table:table-row>
        <table:table-row table:style-name="ro1">
          <table:table-cell/>
          <table:table-cell office:value-type="string" calcext:value-type="string">
            <text:p>Md 130.JPG </text:p>
          </table:table-cell>
          <table:table-cell office:value-type="float" office:value="469.841" calcext:value-type="float">
            <text:p>469.841</text:p>
          </table:table-cell>
        </table:table-row>
        <table:table-row table:style-name="ro1">
          <table:table-cell/>
          <table:table-cell office:value-type="string" calcext:value-type="string">
            <text:p>Md 131.JPG </text:p>
          </table:table-cell>
          <table:table-cell office:value-type="float" office:value="386.401" calcext:value-type="float">
            <text:p>386.401</text:p>
          </table:table-cell>
        </table:table-row>
        <table:table-row table:style-name="ro1">
          <table:table-cell/>
          <table:table-cell office:value-type="string" calcext:value-type="string">
            <text:p>Md 132.JPG </text:p>
          </table:table-cell>
          <table:table-cell office:value-type="float" office:value="527.855" calcext:value-type="float">
            <text:p>527.855</text:p>
          </table:table-cell>
        </table:table-row>
        <table:table-row table:style-name="ro1">
          <table:table-cell/>
          <table:table-cell office:value-type="string" calcext:value-type="string">
            <text:p>Md 133.JPG </text:p>
          </table:table-cell>
          <table:table-cell office:value-type="float" office:value="592.506" calcext:value-type="float">
            <text:p>592.506</text:p>
          </table:table-cell>
        </table:table-row>
        <table:table-row table:style-name="ro1">
          <table:table-cell/>
          <table:table-cell office:value-type="string" calcext:value-type="string">
            <text:p>Md 134.JPG </text:p>
          </table:table-cell>
          <table:table-cell office:value-type="float" office:value="287.092" calcext:value-type="float">
            <text:p>287.092</text:p>
          </table:table-cell>
        </table:table-row>
        <table:table-row table:style-name="ro1">
          <table:table-cell/>
          <table:table-cell office:value-type="string" calcext:value-type="string">
            <text:p>Md 135.JPG </text:p>
          </table:table-cell>
          <table:table-cell office:value-type="float" office:value="273.635" calcext:value-type="float">
            <text:p>273.635</text:p>
          </table:table-cell>
        </table:table-row>
        <table:table-row table:style-name="ro1">
          <table:table-cell/>
          <table:table-cell office:value-type="string" calcext:value-type="string">
            <text:p>Md 136.JPG </text:p>
          </table:table-cell>
          <table:table-cell office:value-type="float" office:value="426.453" calcext:value-type="float">
            <text:p>426.453</text:p>
          </table:table-cell>
        </table:table-row>
        <table:table-row table:style-name="ro1">
          <table:table-cell/>
          <table:table-cell office:value-type="string" calcext:value-type="string">
            <text:p>Md 137.JPG </text:p>
          </table:table-cell>
          <table:table-cell office:value-type="float" office:value="1024.66" calcext:value-type="float">
            <text:p>1024.66</text:p>
          </table:table-cell>
        </table:table-row>
        <table:table-row table:style-name="ro1">
          <table:table-cell/>
          <table:table-cell office:value-type="string" calcext:value-type="string">
            <text:p>Md 138.JPG </text:p>
          </table:table-cell>
          <table:table-cell office:value-type="float" office:value="821.363" calcext:value-type="float">
            <text:p>821.363</text:p>
          </table:table-cell>
        </table:table-row>
        <table:table-row table:style-name="ro1">
          <table:table-cell/>
          <table:table-cell office:value-type="string" calcext:value-type="string">
            <text:p>Md 139.JPG </text:p>
          </table:table-cell>
          <table:table-cell office:value-type="float" office:value="229.003" calcext:value-type="float">
            <text:p>229.003</text:p>
          </table:table-cell>
        </table:table-row>
        <table:table-row table:style-name="ro1">
          <table:table-cell/>
          <table:table-cell office:value-type="string" calcext:value-type="string">
            <text:p>Md 140.JPG </text:p>
          </table:table-cell>
          <table:table-cell office:value-type="float" office:value="254.552" calcext:value-type="float">
            <text:p>254.552</text:p>
          </table:table-cell>
        </table:table-row>
        <table:table-row table:style-name="ro1">
          <table:table-cell/>
          <table:table-cell office:value-type="string" calcext:value-type="string">
            <text:p>Md 141.JPG </text:p>
          </table:table-cell>
          <table:table-cell office:value-type="float" office:value="182.642" calcext:value-type="float">
            <text:p>182.642</text:p>
          </table:table-cell>
        </table:table-row>
        <table:table-row table:style-name="ro1">
          <table:table-cell/>
          <table:table-cell office:value-type="string" calcext:value-type="string">
            <text:p>Md 142.JPG </text:p>
          </table:table-cell>
          <table:table-cell office:value-type="float" office:value="189.77" calcext:value-type="float">
            <text:p>189.77</text:p>
          </table:table-cell>
        </table:table-row>
        <table:table-row table:style-name="ro1">
          <table:table-cell/>
          <table:table-cell office:value-type="string" calcext:value-type="string">
            <text:p>Md 143.JPG </text:p>
          </table:table-cell>
          <table:table-cell office:value-type="float" office:value="127.612" calcext:value-type="float">
            <text:p>127.612</text:p>
          </table:table-cell>
        </table:table-row>
        <table:table-row table:style-name="ro1">
          <table:table-cell/>
          <table:table-cell office:value-type="string" calcext:value-type="string">
            <text:p>Md 144.JPG </text:p>
          </table:table-cell>
          <table:table-cell office:value-type="float" office:value="78.4285" calcext:value-type="float">
            <text:p>78.4285</text:p>
          </table:table-cell>
        </table:table-row>
        <table:table-row table:style-name="ro1">
          <table:table-cell/>
          <table:table-cell office:value-type="string" calcext:value-type="string">
            <text:p>Md 145.JPG </text:p>
          </table:table-cell>
          <table:table-cell office:value-type="float" office:value="185.742" calcext:value-type="float">
            <text:p>185.742</text:p>
          </table:table-cell>
        </table:table-row>
        <table:table-row table:style-name="ro1">
          <table:table-cell/>
          <table:table-cell office:value-type="string" calcext:value-type="string">
            <text:p>Md 146.JPG </text:p>
          </table:table-cell>
          <table:table-cell office:value-type="float" office:value="826.342" calcext:value-type="float">
            <text:p>826.342</text:p>
          </table:table-cell>
        </table:table-row>
        <table:table-row table:style-name="ro1">
          <table:table-cell/>
          <table:table-cell office:value-type="string" calcext:value-type="string">
            <text:p>Md 147.JPG </text:p>
          </table:table-cell>
          <table:table-cell office:value-type="float" office:value="82.9862" calcext:value-type="float">
            <text:p>82.9862</text:p>
          </table:table-cell>
        </table:table-row>
        <table:table-row table:style-name="ro1">
          <table:table-cell/>
          <table:table-cell office:value-type="string" calcext:value-type="string">
            <text:p>Md 148.JPG </text:p>
          </table:table-cell>
          <table:table-cell office:value-type="float" office:value="89.8064" calcext:value-type="float">
            <text:p>89.8064</text:p>
          </table:table-cell>
        </table:table-row>
        <table:table-row table:style-name="ro1">
          <table:table-cell/>
          <table:table-cell office:value-type="string" calcext:value-type="string">
            <text:p>Md 149.JPG </text:p>
          </table:table-cell>
          <table:table-cell office:value-type="float" office:value="582.017" calcext:value-type="float">
            <text:p>582.017</text:p>
          </table:table-cell>
        </table:table-row>
        <table:table-row table:style-name="ro1">
          <table:table-cell/>
          <table:table-cell office:value-type="string" calcext:value-type="string">
            <text:p>Md 150.JPG </text:p>
          </table:table-cell>
          <table:table-cell office:value-type="float" office:value="741.187" calcext:value-type="float">
            <text:p>741.187</text:p>
          </table:table-cell>
        </table:table-row>
        <table:table-row table:style-name="ro1">
          <table:table-cell/>
          <table:table-cell office:value-type="string" calcext:value-type="string">
            <text:p>Md 153.JPG </text:p>
          </table:table-cell>
          <table:table-cell office:value-type="float" office:value="249.683" calcext:value-type="float">
            <text:p>249.683</text:p>
          </table:table-cell>
        </table:table-row>
        <table:table-row table:style-name="ro1">
          <table:table-cell/>
          <table:table-cell office:value-type="string" calcext:value-type="string">
            <text:p>Md 154.JPG </text:p>
          </table:table-cell>
          <table:table-cell office:value-type="float" office:value="358.598" calcext:value-type="float">
            <text:p>358.598</text:p>
          </table:table-cell>
        </table:table-row>
        <table:table-row table:style-name="ro1">
          <table:table-cell/>
          <table:table-cell office:value-type="string" calcext:value-type="string">
            <text:p>Md 155.JPG </text:p>
          </table:table-cell>
          <table:table-cell office:value-type="float" office:value="477.882" calcext:value-type="float">
            <text:p>477.882</text:p>
          </table:table-cell>
        </table:table-row>
        <table:table-row table:style-name="ro1">
          <table:table-cell/>
          <table:table-cell office:value-type="string" calcext:value-type="string">
            <text:p>Md 156.JPG </text:p>
          </table:table-cell>
          <table:table-cell office:value-type="float" office:value="426.05" calcext:value-type="float">
            <text:p>426.05</text:p>
          </table:table-cell>
        </table:table-row>
        <table:table-row table:style-name="ro1">
          <table:table-cell/>
          <table:table-cell office:value-type="string" calcext:value-type="string">
            <text:p>Md 159.JPG </text:p>
          </table:table-cell>
          <table:table-cell office:value-type="float" office:value="142.056" calcext:value-type="float">
            <text:p>142.056</text:p>
          </table:table-cell>
        </table:table-row>
        <table:table-row table:style-name="ro1">
          <table:table-cell/>
          <table:table-cell office:value-type="string" calcext:value-type="string">
            <text:p>Md 160.JPG </text:p>
          </table:table-cell>
          <table:table-cell office:value-type="float" office:value="507.739" calcext:value-type="float">
            <text:p>507.739</text:p>
          </table:table-cell>
        </table:table-row>
        <table:table-row table:style-name="ro1">
          <table:table-cell/>
          <table:table-cell office:value-type="string" calcext:value-type="string">
            <text:p>Md 161.JPG </text:p>
          </table:table-cell>
          <table:table-cell office:value-type="float" office:value="246.628" calcext:value-type="float">
            <text:p>246.628</text:p>
          </table:table-cell>
        </table:table-row>
        <table:table-row table:style-name="ro1">
          <table:table-cell/>
          <table:table-cell office:value-type="string" calcext:value-type="string">
            <text:p>Md 162.JPG </text:p>
          </table:table-cell>
          <table:table-cell office:value-type="float" office:value="512.83" calcext:value-type="float">
            <text:p>512.83</text:p>
          </table:table-cell>
        </table:table-row>
        <table:table-row table:style-name="ro1">
          <table:table-cell/>
          <table:table-cell office:value-type="string" calcext:value-type="string">
            <text:p>Md 164.JPG </text:p>
          </table:table-cell>
          <table:table-cell office:value-type="float" office:value="163.916" calcext:value-type="float">
            <text:p>163.916</text:p>
          </table:table-cell>
        </table:table-row>
        <table:table-row table:style-name="ro1">
          <table:table-cell/>
          <table:table-cell office:value-type="string" calcext:value-type="string">
            <text:p>Md 165.JPG </text:p>
          </table:table-cell>
          <table:table-cell office:value-type="float" office:value="234.734" calcext:value-type="float">
            <text:p>234.734</text:p>
          </table:table-cell>
        </table:table-row>
        <table:table-row table:style-name="ro1">
          <table:table-cell/>
          <table:table-cell office:value-type="string" calcext:value-type="string">
            <text:p>Md 166.JPG </text:p>
          </table:table-cell>
          <table:table-cell office:value-type="float" office:value="216.913" calcext:value-type="float">
            <text:p>216.913</text:p>
          </table:table-cell>
        </table:table-row>
        <table:table-row table:style-name="ro1">
          <table:table-cell/>
          <table:table-cell office:value-type="string" calcext:value-type="string">
            <text:p>Md 167.JPG </text:p>
          </table:table-cell>
          <table:table-cell office:value-type="float" office:value="591.053" calcext:value-type="float">
            <text:p>591.053</text:p>
          </table:table-cell>
        </table:table-row>
        <table:table-row table:style-name="ro1">
          <table:table-cell/>
          <table:table-cell office:value-type="string" calcext:value-type="string">
            <text:p>Md 168.JPG </text:p>
          </table:table-cell>
          <table:table-cell office:value-type="float" office:value="597.443" calcext:value-type="float">
            <text:p>597.443</text:p>
          </table:table-cell>
        </table:table-row>
        <table:table-row table:style-name="ro1">
          <table:table-cell/>
          <table:table-cell office:value-type="string" calcext:value-type="string">
            <text:p>Md 170.JPG </text:p>
          </table:table-cell>
          <table:table-cell office:value-type="float" office:value="370.713" calcext:value-type="float">
            <text:p>370.713</text:p>
          </table:table-cell>
        </table:table-row>
        <table:table-row table:style-name="ro1">
          <table:table-cell/>
          <table:table-cell office:value-type="string" calcext:value-type="string">
            <text:p>Md 171.JPG </text:p>
          </table:table-cell>
          <table:table-cell office:value-type="float" office:value="139.308" calcext:value-type="float">
            <text:p>139.308</text:p>
          </table:table-cell>
        </table:table-row>
        <table:table-row table:style-name="ro1">
          <table:table-cell/>
          <table:table-cell office:value-type="string" calcext:value-type="string">
            <text:p>Md 172.JPG </text:p>
          </table:table-cell>
          <table:table-cell office:value-type="float" office:value="164.902" calcext:value-type="float">
            <text:p>164.902</text:p>
          </table:table-cell>
        </table:table-row>
        <table:table-row table:style-name="ro1">
          <table:table-cell/>
          <table:table-cell office:value-type="string" calcext:value-type="string">
            <text:p>Md 173.JPG </text:p>
          </table:table-cell>
          <table:table-cell office:value-type="float" office:value="460.707" calcext:value-type="float">
            <text:p>460.707</text:p>
          </table:table-cell>
        </table:table-row>
        <table:table-row table:style-name="ro1">
          <table:table-cell/>
          <table:table-cell office:value-type="string" calcext:value-type="string">
            <text:p>Md 174.JPG </text:p>
          </table:table-cell>
          <table:table-cell office:value-type="float" office:value="281.781" calcext:value-type="float">
            <text:p>281.781</text:p>
          </table:table-cell>
        </table:table-row>
        <table:table-row table:style-name="ro1">
          <table:table-cell/>
          <table:table-cell office:value-type="string" calcext:value-type="string">
            <text:p>Md 175.JPG </text:p>
          </table:table-cell>
          <table:table-cell office:value-type="float" office:value="297.693" calcext:value-type="float">
            <text:p>297.693</text:p>
          </table:table-cell>
        </table:table-row>
        <table:table-row table:style-name="ro1">
          <table:table-cell/>
          <table:table-cell office:value-type="string" calcext:value-type="string">
            <text:p>Md 176.JPG </text:p>
          </table:table-cell>
          <table:table-cell office:value-type="float" office:value="239.509" calcext:value-type="float">
            <text:p>239.509</text:p>
          </table:table-cell>
        </table:table-row>
        <table:table-row table:style-name="ro1">
          <table:table-cell/>
          <table:table-cell office:value-type="string" calcext:value-type="string">
            <text:p>Md 177.JPG </text:p>
          </table:table-cell>
          <table:table-cell office:value-type="float" office:value="573.501" calcext:value-type="float">
            <text:p>573.501</text:p>
          </table:table-cell>
        </table:table-row>
        <table:table-row table:style-name="ro1">
          <table:table-cell/>
          <table:table-cell office:value-type="string" calcext:value-type="string">
            <text:p>Md 178.JPG </text:p>
          </table:table-cell>
          <table:table-cell office:value-type="float" office:value="777.128" calcext:value-type="float">
            <text:p>777.128</text:p>
          </table:table-cell>
        </table:table-row>
        <table:table-row table:style-name="ro1">
          <table:table-cell/>
          <table:table-cell office:value-type="string" calcext:value-type="string">
            <text:p>Md 179.JPG </text:p>
          </table:table-cell>
          <table:table-cell office:value-type="float" office:value="196.148" calcext:value-type="float">
            <text:p>196.148</text:p>
          </table:table-cell>
        </table:table-row>
        <table:table-row table:style-name="ro1">
          <table:table-cell/>
          <table:table-cell office:value-type="string" calcext:value-type="string">
            <text:p>Md 180.JPG </text:p>
          </table:table-cell>
          <table:table-cell office:value-type="float" office:value="272.042" calcext:value-type="float">
            <text:p>272.042</text:p>
          </table:table-cell>
        </table:table-row>
        <table:table-row table:style-name="ro1">
          <table:table-cell/>
          <table:table-cell office:value-type="string" calcext:value-type="string">
            <text:p>Md 181.JPG </text:p>
          </table:table-cell>
          <table:table-cell office:value-type="float" office:value="234.103" calcext:value-type="float">
            <text:p>234.103</text:p>
          </table:table-cell>
        </table:table-row>
        <table:table-row table:style-name="ro1">
          <table:table-cell/>
          <table:table-cell office:value-type="string" calcext:value-type="string">
            <text:p>Md 182.JPG </text:p>
          </table:table-cell>
          <table:table-cell office:value-type="float" office:value="202.699" calcext:value-type="float">
            <text:p>202.699</text:p>
          </table:table-cell>
        </table:table-row>
        <table:table-row table:style-name="ro1">
          <table:table-cell/>
          <table:table-cell office:value-type="string" calcext:value-type="string">
            <text:p>Md 183.JPG </text:p>
          </table:table-cell>
          <table:table-cell office:value-type="float" office:value="721.09" calcext:value-type="float">
            <text:p>721.09</text:p>
          </table:table-cell>
        </table:table-row>
        <table:table-row table:style-name="ro1">
          <table:table-cell/>
          <table:table-cell office:value-type="string" calcext:value-type="string">
            <text:p>Md 184.JPG </text:p>
          </table:table-cell>
          <table:table-cell office:value-type="float" office:value="211.558" calcext:value-type="float">
            <text:p>211.558</text:p>
          </table:table-cell>
        </table:table-row>
        <table:table-row table:style-name="ro1">
          <table:table-cell/>
          <table:table-cell office:value-type="string" calcext:value-type="string">
            <text:p>Md 185.JPG </text:p>
          </table:table-cell>
          <table:table-cell office:value-type="float" office:value="639.523" calcext:value-type="float">
            <text:p>639.523</text:p>
          </table:table-cell>
        </table:table-row>
        <table:table-row table:style-name="ro1">
          <table:table-cell/>
          <table:table-cell office:value-type="string" calcext:value-type="string">
            <text:p>Md 186.JPG </text:p>
          </table:table-cell>
          <table:table-cell office:value-type="float" office:value="348.571" calcext:value-type="float">
            <text:p>348.571</text:p>
          </table:table-cell>
        </table:table-row>
        <table:table-row table:style-name="ro1">
          <table:table-cell/>
          <table:table-cell office:value-type="string" calcext:value-type="string">
            <text:p>Md 187.JPG </text:p>
          </table:table-cell>
          <table:table-cell office:value-type="float" office:value="262.033" calcext:value-type="float">
            <text:p>262.033</text:p>
          </table:table-cell>
        </table:table-row>
        <table:table-row table:style-name="ro1">
          <table:table-cell/>
          <table:table-cell office:value-type="string" calcext:value-type="string">
            <text:p>Md 188.JPG </text:p>
          </table:table-cell>
          <table:table-cell office:value-type="float" office:value="549.59" calcext:value-type="float">
            <text:p>549.59</text:p>
          </table:table-cell>
        </table:table-row>
        <table:table-row table:style-name="ro1">
          <table:table-cell/>
          <table:table-cell office:value-type="string" calcext:value-type="string">
            <text:p>Md 189.JPG </text:p>
          </table:table-cell>
          <table:table-cell office:value-type="float" office:value="266.826" calcext:value-type="float">
            <text:p>266.826</text:p>
          </table:table-cell>
        </table:table-row>
        <table:table-row table:style-name="ro1">
          <table:table-cell/>
          <table:table-cell office:value-type="string" calcext:value-type="string">
            <text:p>Md 190.JPG </text:p>
          </table:table-cell>
          <table:table-cell office:value-type="float" office:value="240.03" calcext:value-type="float">
            <text:p>240.03</text:p>
          </table:table-cell>
        </table:table-row>
        <table:table-row table:style-name="ro1">
          <table:table-cell/>
          <table:table-cell office:value-type="string" calcext:value-type="string">
            <text:p>Md 191.JPG </text:p>
          </table:table-cell>
          <table:table-cell office:value-type="float" office:value="242.931" calcext:value-type="float">
            <text:p>242.931</text:p>
          </table:table-cell>
        </table:table-row>
        <table:table-row table:style-name="ro1">
          <table:table-cell/>
          <table:table-cell office:value-type="string" calcext:value-type="string">
            <text:p>Md 192.JPG </text:p>
          </table:table-cell>
          <table:table-cell office:value-type="float" office:value="241.016" calcext:value-type="float">
            <text:p>241.016</text:p>
          </table:table-cell>
        </table:table-row>
        <table:table-row table:style-name="ro1">
          <table:table-cell/>
          <table:table-cell office:value-type="string" calcext:value-type="string">
            <text:p>Md 193.JPG </text:p>
          </table:table-cell>
          <table:table-cell office:value-type="float" office:value="615.287" calcext:value-type="float">
            <text:p>615.287</text:p>
          </table:table-cell>
        </table:table-row>
        <table:table-row table:style-name="ro1">
          <table:table-cell/>
          <table:table-cell office:value-type="string" calcext:value-type="string">
            <text:p>Md 194.JPG </text:p>
          </table:table-cell>
          <table:table-cell office:value-type="float" office:value="248.555" calcext:value-type="float">
            <text:p>248.555</text:p>
          </table:table-cell>
        </table:table-row>
        <table:table-row table:style-name="ro1">
          <table:table-cell/>
          <table:table-cell office:value-type="string" calcext:value-type="string">
            <text:p>Md 195.JPG </text:p>
          </table:table-cell>
          <table:table-cell office:value-type="float" office:value="296.159" calcext:value-type="float">
            <text:p>296.159</text:p>
          </table:table-cell>
        </table:table-row>
        <table:table-row table:style-name="ro1">
          <table:table-cell/>
          <table:table-cell office:value-type="string" calcext:value-type="string">
            <text:p>Md 196.JPG </text:p>
          </table:table-cell>
          <table:table-cell office:value-type="float" office:value="118.361" calcext:value-type="float">
            <text:p>118.361</text:p>
          </table:table-cell>
        </table:table-row>
        <table:table-row table:style-name="ro1">
          <table:table-cell/>
          <table:table-cell office:value-type="string" calcext:value-type="string">
            <text:p>Md 197.JPG </text:p>
          </table:table-cell>
          <table:table-cell office:value-type="float" office:value="629.933" calcext:value-type="float">
            <text:p>629.933</text:p>
          </table:table-cell>
        </table:table-row>
        <table:table-row table:style-name="ro1">
          <table:table-cell/>
          <table:table-cell office:value-type="string" calcext:value-type="string">
            <text:p>Md 198.JPG </text:p>
          </table:table-cell>
          <table:table-cell office:value-type="float" office:value="786.443" calcext:value-type="float">
            <text:p>786.443</text:p>
          </table:table-cell>
        </table:table-row>
        <table:table-row table:style-name="ro1">
          <table:table-cell/>
          <table:table-cell office:value-type="string" calcext:value-type="string">
            <text:p>Md 199.JPG </text:p>
          </table:table-cell>
          <table:table-cell office:value-type="float" office:value="368.389" calcext:value-type="float">
            <text:p>368.389</text:p>
          </table:table-cell>
        </table:table-row>
        <table:table-row table:style-name="ro1">
          <table:table-cell/>
          <table:table-cell office:value-type="string" calcext:value-type="string">
            <text:p>Md 200.JPG </text:p>
          </table:table-cell>
          <table:table-cell office:value-type="float" office:value="346.3" calcext:value-type="float">
            <text:p>346.3</text:p>
          </table:table-cell>
        </table:table-row>
        <table:table-row table:style-name="ro1">
          <table:table-cell/>
          <table:table-cell office:value-type="string" calcext:value-type="string">
            <text:p>Md 201.JPG </text:p>
          </table:table-cell>
          <table:table-cell office:value-type="float" office:value="610.182" calcext:value-type="float">
            <text:p>610.182</text:p>
          </table:table-cell>
        </table:table-row>
        <table:table-row table:style-name="ro1">
          <table:table-cell/>
          <table:table-cell office:value-type="string" calcext:value-type="string">
            <text:p>Md 202.JPG </text:p>
          </table:table-cell>
          <table:table-cell office:value-type="float" office:value="390.343" calcext:value-type="float">
            <text:p>390.343</text:p>
          </table:table-cell>
        </table:table-row>
        <table:table-row table:style-name="ro1">
          <table:table-cell/>
          <table:table-cell office:value-type="string" calcext:value-type="string">
            <text:p>Md 203.JPG </text:p>
          </table:table-cell>
          <table:table-cell office:value-type="float" office:value="409.135" calcext:value-type="float">
            <text:p>409.135</text:p>
          </table:table-cell>
        </table:table-row>
        <table:table-row table:style-name="ro1">
          <table:table-cell/>
          <table:table-cell office:value-type="string" calcext:value-type="string">
            <text:p>Md 204.JPG </text:p>
          </table:table-cell>
          <table:table-cell office:value-type="float" office:value="273.257" calcext:value-type="float">
            <text:p>273.257</text:p>
          </table:table-cell>
        </table:table-row>
        <table:table-row table:style-name="ro1">
          <table:table-cell/>
          <table:table-cell office:value-type="string" calcext:value-type="string">
            <text:p>Md 206.JPG </text:p>
          </table:table-cell>
          <table:table-cell office:value-type="float" office:value="342.946" calcext:value-type="float">
            <text:p>342.946</text:p>
          </table:table-cell>
        </table:table-row>
        <table:table-row table:style-name="ro1">
          <table:table-cell/>
          <table:table-cell office:value-type="string" calcext:value-type="string">
            <text:p>Md 207.JPG </text:p>
          </table:table-cell>
          <table:table-cell office:value-type="float" office:value="91.6345" calcext:value-type="float">
            <text:p>91.6345</text:p>
          </table:table-cell>
        </table:table-row>
        <table:table-row table:style-name="ro1">
          <table:table-cell/>
          <table:table-cell office:value-type="string" calcext:value-type="string">
            <text:p>Md 208.JPG </text:p>
          </table:table-cell>
          <table:table-cell office:value-type="float" office:value="247.607" calcext:value-type="float">
            <text:p>247.607</text:p>
          </table:table-cell>
        </table:table-row>
        <table:table-row table:style-name="ro1">
          <table:table-cell/>
          <table:table-cell office:value-type="string" calcext:value-type="string">
            <text:p>Md 209.JPG </text:p>
          </table:table-cell>
          <table:table-cell office:value-type="float" office:value="332.095" calcext:value-type="float">
            <text:p>332.095</text:p>
          </table:table-cell>
        </table:table-row>
        <table:table-row table:style-name="ro1">
          <table:table-cell/>
          <table:table-cell office:value-type="string" calcext:value-type="string">
            <text:p>Md 210.JPG </text:p>
          </table:table-cell>
          <table:table-cell office:value-type="float" office:value="177.264" calcext:value-type="float">
            <text:p>177.264</text:p>
          </table:table-cell>
        </table:table-row>
        <table:table-row table:style-name="ro1">
          <table:table-cell/>
          <table:table-cell office:value-type="string" calcext:value-type="string">
            <text:p>Md 211.JPG </text:p>
          </table:table-cell>
          <table:table-cell office:value-type="float" office:value="327.196" calcext:value-type="float">
            <text:p>327.196</text:p>
          </table:table-cell>
        </table:table-row>
        <table:table-row table:style-name="ro1">
          <table:table-cell/>
          <table:table-cell office:value-type="string" calcext:value-type="string">
            <text:p>Md 212.JPG </text:p>
          </table:table-cell>
          <table:table-cell office:value-type="float" office:value="229.729" calcext:value-type="float">
            <text:p>229.729</text:p>
          </table:table-cell>
        </table:table-row>
        <table:table-row table:style-name="ro1">
          <table:table-cell/>
          <table:table-cell office:value-type="string" calcext:value-type="string">
            <text:p>Md 213.JPG </text:p>
          </table:table-cell>
          <table:table-cell office:value-type="float" office:value="316.674" calcext:value-type="float">
            <text:p>316.674</text:p>
          </table:table-cell>
        </table:table-row>
        <table:table-row table:style-name="ro1">
          <table:table-cell/>
          <table:table-cell office:value-type="string" calcext:value-type="string">
            <text:p>Md 214.JPG </text:p>
          </table:table-cell>
          <table:table-cell office:value-type="float" office:value="183.759" calcext:value-type="float">
            <text:p>183.759</text:p>
          </table:table-cell>
        </table:table-row>
        <table:table-row table:style-name="ro1">
          <table:table-cell/>
          <table:table-cell office:value-type="string" calcext:value-type="string">
            <text:p>Md 215.JPG </text:p>
          </table:table-cell>
          <table:table-cell office:value-type="float" office:value="532.468" calcext:value-type="float">
            <text:p>532.468</text:p>
          </table:table-cell>
        </table:table-row>
        <table:table-row table:style-name="ro1">
          <table:table-cell/>
          <table:table-cell office:value-type="string" calcext:value-type="string">
            <text:p>Md 216.JPG </text:p>
          </table:table-cell>
          <table:table-cell office:value-type="float" office:value="144.215" calcext:value-type="float">
            <text:p>144.215</text:p>
          </table:table-cell>
        </table:table-row>
        <table:table-row table:style-name="ro1">
          <table:table-cell/>
          <table:table-cell office:value-type="string" calcext:value-type="string">
            <text:p>Md 217.JPG </text:p>
          </table:table-cell>
          <table:table-cell office:value-type="float" office:value="190.364" calcext:value-type="float">
            <text:p>190.364</text:p>
          </table:table-cell>
        </table:table-row>
        <table:table-row table:style-name="ro1">
          <table:table-cell/>
          <table:table-cell office:value-type="string" calcext:value-type="string">
            <text:p>Md 218.JPG </text:p>
          </table:table-cell>
          <table:table-cell office:value-type="float" office:value="120.437" calcext:value-type="float">
            <text:p>120.437</text:p>
          </table:table-cell>
        </table:table-row>
        <table:table-row table:style-name="ro1">
          <table:table-cell/>
          <table:table-cell office:value-type="string" calcext:value-type="string">
            <text:p>Md 219.JPG </text:p>
          </table:table-cell>
          <table:table-cell office:value-type="float" office:value="261.368" calcext:value-type="float">
            <text:p>261.368</text:p>
          </table:table-cell>
        </table:table-row>
        <table:table-row table:style-name="ro1">
          <table:table-cell/>
          <table:table-cell office:value-type="string" calcext:value-type="string">
            <text:p>Md 220.JPG </text:p>
          </table:table-cell>
          <table:table-cell office:value-type="float" office:value="141.824" calcext:value-type="float">
            <text:p>141.824</text:p>
          </table:table-cell>
        </table:table-row>
        <table:table-row table:style-name="ro1">
          <table:table-cell/>
          <table:table-cell office:value-type="string" calcext:value-type="string">
            <text:p>Md 221.JPG </text:p>
          </table:table-cell>
          <table:table-cell office:value-type="float" office:value="512.003" calcext:value-type="float">
            <text:p>512.003</text:p>
          </table:table-cell>
        </table:table-row>
        <table:table-row table:style-name="ro1">
          <table:table-cell/>
          <table:table-cell office:value-type="string" calcext:value-type="string">
            <text:p>Md 222.JPG </text:p>
          </table:table-cell>
          <table:table-cell office:value-type="float" office:value="217.094" calcext:value-type="float">
            <text:p>217.094</text:p>
          </table:table-cell>
        </table:table-row>
        <table:table-row table:style-name="ro1">
          <table:table-cell/>
          <table:table-cell office:value-type="string" calcext:value-type="string">
            <text:p>Md 223.JPG </text:p>
          </table:table-cell>
          <table:table-cell office:value-type="float" office:value="241.512" calcext:value-type="float">
            <text:p>241.512</text:p>
          </table:table-cell>
        </table:table-row>
        <table:table-row table:style-name="ro1">
          <table:table-cell/>
          <table:table-cell office:value-type="string" calcext:value-type="string">
            <text:p>Md 224.JPG </text:p>
          </table:table-cell>
          <table:table-cell office:value-type="float" office:value="315.301" calcext:value-type="float">
            <text:p>315.301</text:p>
          </table:table-cell>
        </table:table-row>
        <table:table-row table:style-name="ro1">
          <table:table-cell/>
          <table:table-cell office:value-type="string" calcext:value-type="string">
            <text:p>Md 226.JPG </text:p>
          </table:table-cell>
          <table:table-cell office:value-type="float" office:value="255.541" calcext:value-type="float">
            <text:p>255.541</text:p>
          </table:table-cell>
        </table:table-row>
        <table:table-row table:style-name="ro1">
          <table:table-cell/>
          <table:table-cell office:value-type="string" calcext:value-type="string">
            <text:p>Md 227.JPG </text:p>
          </table:table-cell>
          <table:table-cell office:value-type="float" office:value="461.07" calcext:value-type="float">
            <text:p>461.07</text:p>
          </table:table-cell>
        </table:table-row>
        <table:table-row table:style-name="ro1">
          <table:table-cell/>
          <table:table-cell office:value-type="string" calcext:value-type="string">
            <text:p>Md 228.JPG </text:p>
          </table:table-cell>
          <table:table-cell office:value-type="float" office:value="383.214" calcext:value-type="float">
            <text:p>383.214</text:p>
          </table:table-cell>
        </table:table-row>
        <table:table-row table:style-name="ro1">
          <table:table-cell/>
          <table:table-cell office:value-type="string" calcext:value-type="string">
            <text:p>Md 229.JPG </text:p>
          </table:table-cell>
          <table:table-cell office:value-type="float" office:value="177.57" calcext:value-type="float">
            <text:p>177.57</text:p>
          </table:table-cell>
        </table:table-row>
        <table:table-row table:style-name="ro1">
          <table:table-cell/>
          <table:table-cell office:value-type="string" calcext:value-type="string">
            <text:p>Md 230.JPG </text:p>
          </table:table-cell>
          <table:table-cell office:value-type="float" office:value="418.848" calcext:value-type="float">
            <text:p>418.848</text:p>
          </table:table-cell>
        </table:table-row>
        <table:table-row table:style-name="ro1">
          <table:table-cell/>
          <table:table-cell office:value-type="string" calcext:value-type="string">
            <text:p>Md 231.JPG </text:p>
          </table:table-cell>
          <table:table-cell office:value-type="float" office:value="149.182" calcext:value-type="float">
            <text:p>149.182</text:p>
          </table:table-cell>
        </table:table-row>
        <table:table-row table:style-name="ro1">
          <table:table-cell/>
          <table:table-cell office:value-type="string" calcext:value-type="string">
            <text:p>Md 232.JPG </text:p>
          </table:table-cell>
          <table:table-cell office:value-type="float" office:value="500.681" calcext:value-type="float">
            <text:p>500.681</text:p>
          </table:table-cell>
        </table:table-row>
        <table:table-row table:style-name="ro1">
          <table:table-cell/>
          <table:table-cell office:value-type="string" calcext:value-type="string">
            <text:p>Md 233.JPG </text:p>
          </table:table-cell>
          <table:table-cell office:value-type="float" office:value="201.864" calcext:value-type="float">
            <text:p>201.864</text:p>
          </table:table-cell>
        </table:table-row>
        <table:table-row table:style-name="ro1">
          <table:table-cell/>
          <table:table-cell office:value-type="string" calcext:value-type="string">
            <text:p>Md 234.JPG </text:p>
          </table:table-cell>
          <table:table-cell office:value-type="float" office:value="195.742" calcext:value-type="float">
            <text:p>195.742</text:p>
          </table:table-cell>
        </table:table-row>
        <table:table-row table:style-name="ro1">
          <table:table-cell/>
          <table:table-cell office:value-type="string" calcext:value-type="string">
            <text:p>Md 235.JPG </text:p>
          </table:table-cell>
          <table:table-cell office:value-type="float" office:value="295.112" calcext:value-type="float">
            <text:p>295.112</text:p>
          </table:table-cell>
        </table:table-row>
        <table:table-row table:style-name="ro1">
          <table:table-cell/>
          <table:table-cell office:value-type="string" calcext:value-type="string">
            <text:p>Md 237.JPG </text:p>
          </table:table-cell>
          <table:table-cell office:value-type="float" office:value="330.525" calcext:value-type="float">
            <text:p>330.525</text:p>
          </table:table-cell>
        </table:table-row>
        <table:table-row table:style-name="ro1">
          <table:table-cell/>
          <table:table-cell office:value-type="string" calcext:value-type="string">
            <text:p>Md 238.JPG </text:p>
          </table:table-cell>
          <table:table-cell office:value-type="float" office:value="1406.08" calcext:value-type="float">
            <text:p>1406.08</text:p>
          </table:table-cell>
        </table:table-row>
        <table:table-row table:style-name="ro1">
          <table:table-cell/>
          <table:table-cell office:value-type="string" calcext:value-type="string">
            <text:p>Md 239.JPG </text:p>
          </table:table-cell>
          <table:table-cell office:value-type="float" office:value="147.642" calcext:value-type="float">
            <text:p>147.642</text:p>
          </table:table-cell>
        </table:table-row>
        <table:table-row table:style-name="ro1">
          <table:table-cell/>
          <table:table-cell office:value-type="string" calcext:value-type="string">
            <text:p>Md 240.JPG </text:p>
          </table:table-cell>
          <table:table-cell office:value-type="float" office:value="341.538" calcext:value-type="float">
            <text:p>341.538</text:p>
          </table:table-cell>
        </table:table-row>
        <table:table-row table:style-name="ro1">
          <table:table-cell/>
          <table:table-cell office:value-type="string" calcext:value-type="string">
            <text:p>Md 241.JPG </text:p>
          </table:table-cell>
          <table:table-cell office:value-type="float" office:value="267.205" calcext:value-type="float">
            <text:p>267.205</text:p>
          </table:table-cell>
        </table:table-row>
        <table:table-row table:style-name="ro1">
          <table:table-cell/>
          <table:table-cell office:value-type="string" calcext:value-type="string">
            <text:p>Md 242.JPG </text:p>
          </table:table-cell>
          <table:table-cell office:value-type="float" office:value="223.599" calcext:value-type="float">
            <text:p>223.599</text:p>
          </table:table-cell>
        </table:table-row>
        <table:table-row table:style-name="ro1">
          <table:table-cell/>
          <table:table-cell office:value-type="string" calcext:value-type="string">
            <text:p>Md 243.JPG </text:p>
          </table:table-cell>
          <table:table-cell office:value-type="float" office:value="111.737" calcext:value-type="float">
            <text:p>111.737</text:p>
          </table:table-cell>
        </table:table-row>
        <table:table-row table:style-name="ro1">
          <table:table-cell/>
          <table:table-cell office:value-type="string" calcext:value-type="string">
            <text:p>Md 244.JPG </text:p>
          </table:table-cell>
          <table:table-cell office:value-type="float" office:value="704.5" calcext:value-type="float">
            <text:p>704.5</text:p>
          </table:table-cell>
        </table:table-row>
        <table:table-row table:style-name="ro1">
          <table:table-cell/>
          <table:table-cell office:value-type="string" calcext:value-type="string">
            <text:p>Md 245.JPG </text:p>
          </table:table-cell>
          <table:table-cell office:value-type="float" office:value="119.578" calcext:value-type="float">
            <text:p>119.578</text:p>
          </table:table-cell>
        </table:table-row>
        <table:table-row table:style-name="ro1">
          <table:table-cell/>
          <table:table-cell office:value-type="string" calcext:value-type="string">
            <text:p>Md 246.JPG </text:p>
          </table:table-cell>
          <table:table-cell office:value-type="float" office:value="866.03" calcext:value-type="float">
            <text:p>866.03</text:p>
          </table:table-cell>
        </table:table-row>
        <table:table-row table:style-name="ro1">
          <table:table-cell/>
          <table:table-cell office:value-type="string" calcext:value-type="string">
            <text:p>Md 247.JPG </text:p>
          </table:table-cell>
          <table:table-cell office:value-type="float" office:value="231.927" calcext:value-type="float">
            <text:p>231.927</text:p>
          </table:table-cell>
        </table:table-row>
        <table:table-row table:style-name="ro1">
          <table:table-cell/>
          <table:table-cell office:value-type="string" calcext:value-type="string">
            <text:p>Md 248.JPG </text:p>
          </table:table-cell>
          <table:table-cell office:value-type="float" office:value="70.0016" calcext:value-type="float">
            <text:p>70.0016</text:p>
          </table:table-cell>
        </table:table-row>
        <table:table-row table:style-name="ro1">
          <table:table-cell/>
          <table:table-cell office:value-type="string" calcext:value-type="string">
            <text:p>Md 249.JPG </text:p>
          </table:table-cell>
          <table:table-cell office:value-type="float" office:value="133.011" calcext:value-type="float">
            <text:p>133.011</text:p>
          </table:table-cell>
        </table:table-row>
        <table:table-row table:style-name="ro1">
          <table:table-cell/>
          <table:table-cell office:value-type="string" calcext:value-type="string">
            <text:p>Md 250.JPG </text:p>
          </table:table-cell>
          <table:table-cell office:value-type="float" office:value="837.617" calcext:value-type="float">
            <text:p>837.617</text:p>
          </table:table-cell>
        </table:table-row>
        <table:table-row table:style-name="ro1">
          <table:table-cell/>
          <table:table-cell office:value-type="string" calcext:value-type="string">
            <text:p>Md 251.JPG </text:p>
          </table:table-cell>
          <table:table-cell office:value-type="float" office:value="720.766" calcext:value-type="float">
            <text:p>720.766</text:p>
          </table:table-cell>
        </table:table-row>
        <table:table-row table:style-name="ro1">
          <table:table-cell/>
          <table:table-cell office:value-type="string" calcext:value-type="string">
            <text:p>Md 252.JPG </text:p>
          </table:table-cell>
          <table:table-cell office:value-type="float" office:value="326.429" calcext:value-type="float">
            <text:p>326.429</text:p>
          </table:table-cell>
        </table:table-row>
        <table:table-row table:style-name="ro1">
          <table:table-cell/>
          <table:table-cell office:value-type="string" calcext:value-type="string">
            <text:p>Md 253.JPG </text:p>
          </table:table-cell>
          <table:table-cell office:value-type="float" office:value="101.73" calcext:value-type="float">
            <text:p>101.73</text:p>
          </table:table-cell>
        </table:table-row>
        <table:table-row table:style-name="ro1">
          <table:table-cell/>
          <table:table-cell office:value-type="string" calcext:value-type="string">
            <text:p>Md 254.JPG </text:p>
          </table:table-cell>
          <table:table-cell office:value-type="float" office:value="273.544" calcext:value-type="float">
            <text:p>273.544</text:p>
          </table:table-cell>
        </table:table-row>
        <table:table-row table:style-name="ro1">
          <table:table-cell/>
          <table:table-cell office:value-type="string" calcext:value-type="string">
            <text:p>Md 255.JPG </text:p>
          </table:table-cell>
          <table:table-cell office:value-type="float" office:value="538.119" calcext:value-type="float">
            <text:p>538.119</text:p>
          </table:table-cell>
        </table:table-row>
        <table:table-row table:style-name="ro1">
          <table:table-cell/>
          <table:table-cell office:value-type="string" calcext:value-type="string">
            <text:p>Md 256.JPG </text:p>
          </table:table-cell>
          <table:table-cell office:value-type="float" office:value="128.941" calcext:value-type="float">
            <text:p>128.941</text:p>
          </table:table-cell>
        </table:table-row>
        <table:table-row table:style-name="ro1">
          <table:table-cell/>
          <table:table-cell office:value-type="string" calcext:value-type="string">
            <text:p>Md 257.JPG </text:p>
          </table:table-cell>
          <table:table-cell office:value-type="float" office:value="389.902" calcext:value-type="float">
            <text:p>389.902</text:p>
          </table:table-cell>
        </table:table-row>
        <table:table-row table:style-name="ro1">
          <table:table-cell/>
          <table:table-cell office:value-type="string" calcext:value-type="string">
            <text:p>Md 258.JPG </text:p>
          </table:table-cell>
          <table:table-cell office:value-type="float" office:value="841.023" calcext:value-type="float">
            <text:p>841.023</text:p>
          </table:table-cell>
        </table:table-row>
        <table:table-row table:style-name="ro1">
          <table:table-cell/>
          <table:table-cell office:value-type="string" calcext:value-type="string">
            <text:p>Md 259.JPG </text:p>
          </table:table-cell>
          <table:table-cell office:value-type="float" office:value="400.245" calcext:value-type="float">
            <text:p>400.245</text:p>
          </table:table-cell>
        </table:table-row>
        <table:table-row table:style-name="ro1">
          <table:table-cell/>
          <table:table-cell office:value-type="string" calcext:value-type="string">
            <text:p>Md 260.JPG </text:p>
          </table:table-cell>
          <table:table-cell office:value-type="float" office:value="114.063" calcext:value-type="float">
            <text:p>114.063</text:p>
          </table:table-cell>
        </table:table-row>
        <table:table-row table:style-name="ro1">
          <table:table-cell/>
          <table:table-cell office:value-type="string" calcext:value-type="string">
            <text:p>Md 261.JPG </text:p>
          </table:table-cell>
          <table:table-cell office:value-type="float" office:value="194.463" calcext:value-type="float">
            <text:p>194.463</text:p>
          </table:table-cell>
        </table:table-row>
        <table:table-row table:style-name="ro1">
          <table:table-cell/>
          <table:table-cell office:value-type="string" calcext:value-type="string">
            <text:p>Md 262.JPG </text:p>
          </table:table-cell>
          <table:table-cell office:value-type="float" office:value="481.652" calcext:value-type="float">
            <text:p>481.652</text:p>
          </table:table-cell>
        </table:table-row>
        <table:table-row table:style-name="ro1">
          <table:table-cell/>
          <table:table-cell office:value-type="string" calcext:value-type="string">
            <text:p>Md 263.JPG </text:p>
          </table:table-cell>
          <table:table-cell office:value-type="float" office:value="369.761" calcext:value-type="float">
            <text:p>369.761</text:p>
          </table:table-cell>
        </table:table-row>
        <table:table-row table:style-name="ro1">
          <table:table-cell/>
          <table:table-cell office:value-type="string" calcext:value-type="string">
            <text:p>Md 264.JPG </text:p>
          </table:table-cell>
          <table:table-cell office:value-type="float" office:value="517.429" calcext:value-type="float">
            <text:p>517.429</text:p>
          </table:table-cell>
        </table:table-row>
        <table:table-row table:style-name="ro1">
          <table:table-cell/>
          <table:table-cell office:value-type="string" calcext:value-type="string">
            <text:p>Md 265.JPG </text:p>
          </table:table-cell>
          <table:table-cell office:value-type="float" office:value="198.408" calcext:value-type="float">
            <text:p>198.408</text:p>
          </table:table-cell>
        </table:table-row>
        <table:table-row table:style-name="ro1">
          <table:table-cell/>
          <table:table-cell office:value-type="string" calcext:value-type="string">
            <text:p>Md 266.JPG </text:p>
          </table:table-cell>
          <table:table-cell office:value-type="float" office:value="202.001" calcext:value-type="float">
            <text:p>202.001</text:p>
          </table:table-cell>
        </table:table-row>
        <table:table-row table:style-name="ro1">
          <table:table-cell/>
          <table:table-cell office:value-type="string" calcext:value-type="string">
            <text:p>Md 267.JPG </text:p>
          </table:table-cell>
          <table:table-cell office:value-type="float" office:value="143.486" calcext:value-type="float">
            <text:p>143.486</text:p>
          </table:table-cell>
        </table:table-row>
        <table:table-row table:style-name="ro1">
          <table:table-cell/>
          <table:table-cell office:value-type="string" calcext:value-type="string">
            <text:p>Md 268.JPG </text:p>
          </table:table-cell>
          <table:table-cell office:value-type="float" office:value="74.0101" calcext:value-type="float">
            <text:p>74.0101</text:p>
          </table:table-cell>
        </table:table-row>
        <table:table-row table:style-name="ro1">
          <table:table-cell/>
          <table:table-cell office:value-type="string" calcext:value-type="string">
            <text:p>Md 269.JPG </text:p>
          </table:table-cell>
          <table:table-cell office:value-type="float" office:value="445.988" calcext:value-type="float">
            <text:p>445.988</text:p>
          </table:table-cell>
        </table:table-row>
        <table:table-row table:style-name="ro1">
          <table:table-cell/>
          <table:table-cell office:value-type="string" calcext:value-type="string">
            <text:p>Md 270.JPG </text:p>
          </table:table-cell>
          <table:table-cell office:value-type="float" office:value="932.972" calcext:value-type="float">
            <text:p>932.972</text:p>
          </table:table-cell>
        </table:table-row>
        <table:table-row table:style-name="ro1">
          <table:table-cell/>
          <table:table-cell office:value-type="string" calcext:value-type="string">
            <text:p>Md 271.JPG </text:p>
          </table:table-cell>
          <table:table-cell office:value-type="float" office:value="337.782" calcext:value-type="float">
            <text:p>337.782</text:p>
          </table:table-cell>
        </table:table-row>
        <table:table-row table:style-name="ro1">
          <table:table-cell/>
          <table:table-cell office:value-type="string" calcext:value-type="string">
            <text:p>Md 272.JPG </text:p>
          </table:table-cell>
          <table:table-cell office:value-type="float" office:value="324.224" calcext:value-type="float">
            <text:p>324.224</text:p>
          </table:table-cell>
        </table:table-row>
        <table:table-row table:style-name="ro1">
          <table:table-cell/>
          <table:table-cell office:value-type="string" calcext:value-type="string">
            <text:p>Md 273.JPG </text:p>
          </table:table-cell>
          <table:table-cell office:value-type="float" office:value="536.462" calcext:value-type="float">
            <text:p>536.462</text:p>
          </table:table-cell>
        </table:table-row>
        <table:table-row table:style-name="ro1">
          <table:table-cell/>
          <table:table-cell office:value-type="string" calcext:value-type="string">
            <text:p>Md 274.JPG </text:p>
          </table:table-cell>
          <table:table-cell office:value-type="float" office:value="758.697" calcext:value-type="float">
            <text:p>758.697</text:p>
          </table:table-cell>
        </table:table-row>
        <table:table-row table:style-name="ro1">
          <table:table-cell/>
          <table:table-cell office:value-type="string" calcext:value-type="string">
            <text:p>Md 275.JPG </text:p>
          </table:table-cell>
          <table:table-cell office:value-type="float" office:value="173.428" calcext:value-type="float">
            <text:p>173.428</text:p>
          </table:table-cell>
        </table:table-row>
        <table:table-row table:style-name="ro1">
          <table:table-cell/>
          <table:table-cell office:value-type="string" calcext:value-type="string">
            <text:p>Md 276.JPG </text:p>
          </table:table-cell>
          <table:table-cell office:value-type="float" office:value="213.87" calcext:value-type="float">
            <text:p>213.87</text:p>
          </table:table-cell>
        </table:table-row>
        <table:table-row table:style-name="ro1">
          <table:table-cell/>
          <table:table-cell office:value-type="string" calcext:value-type="string">
            <text:p>Md 277.JPG </text:p>
          </table:table-cell>
          <table:table-cell office:value-type="float" office:value="68.5466" calcext:value-type="float">
            <text:p>68.5466</text:p>
          </table:table-cell>
        </table:table-row>
        <table:table-row table:style-name="ro1">
          <table:table-cell/>
          <table:table-cell office:value-type="string" calcext:value-type="string">
            <text:p>Md 278.JPG </text:p>
          </table:table-cell>
          <table:table-cell office:value-type="float" office:value="87.5574" calcext:value-type="float">
            <text:p>87.5574</text:p>
          </table:table-cell>
        </table:table-row>
        <table:table-row table:style-name="ro1">
          <table:table-cell/>
          <table:table-cell office:value-type="string" calcext:value-type="string">
            <text:p>Md 279.JPG </text:p>
          </table:table-cell>
          <table:table-cell office:value-type="float" office:value="468.015" calcext:value-type="float">
            <text:p>468.015</text:p>
          </table:table-cell>
        </table:table-row>
        <table:table-row table:style-name="ro1">
          <table:table-cell/>
          <table:table-cell office:value-type="string" calcext:value-type="string">
            <text:p>Md 281.JPG </text:p>
          </table:table-cell>
          <table:table-cell office:value-type="float" office:value="304.579" calcext:value-type="float">
            <text:p>304.579</text:p>
          </table:table-cell>
        </table:table-row>
        <table:table-row table:style-name="ro1">
          <table:table-cell/>
          <table:table-cell office:value-type="string" calcext:value-type="string">
            <text:p>Md 282.JPG </text:p>
          </table:table-cell>
          <table:table-cell office:value-type="float" office:value="313.169" calcext:value-type="float">
            <text:p>313.169</text:p>
          </table:table-cell>
        </table:table-row>
        <table:table-row table:style-name="ro1">
          <table:table-cell/>
          <table:table-cell office:value-type="string" calcext:value-type="string">
            <text:p>Md 285.JPG </text:p>
          </table:table-cell>
          <table:table-cell office:value-type="float" office:value="279.547" calcext:value-type="float">
            <text:p>279.547</text:p>
          </table:table-cell>
        </table:table-row>
        <table:table-row table:style-name="ro1">
          <table:table-cell/>
          <table:table-cell office:value-type="string" calcext:value-type="string">
            <text:p>Md 286.JPG </text:p>
          </table:table-cell>
          <table:table-cell office:value-type="float" office:value="259.191" calcext:value-type="float">
            <text:p>259.191</text:p>
          </table:table-cell>
        </table:table-row>
        <table:table-row table:style-name="ro1">
          <table:table-cell/>
          <table:table-cell office:value-type="string" calcext:value-type="string">
            <text:p>Md 288.JPG </text:p>
          </table:table-cell>
          <table:table-cell office:value-type="float" office:value="904.634" calcext:value-type="float">
            <text:p>904.634</text:p>
          </table:table-cell>
        </table:table-row>
        <table:table-row table:style-name="ro1">
          <table:table-cell/>
          <table:table-cell office:value-type="string" calcext:value-type="string">
            <text:p>Md 289.JPG </text:p>
          </table:table-cell>
          <table:table-cell office:value-type="float" office:value="164.943" calcext:value-type="float">
            <text:p>164.943</text:p>
          </table:table-cell>
        </table:table-row>
        <table:table-row table:style-name="ro1">
          <table:table-cell/>
          <table:table-cell office:value-type="string" calcext:value-type="string">
            <text:p>Md 290.JPG </text:p>
          </table:table-cell>
          <table:table-cell office:value-type="float" office:value="373.376" calcext:value-type="float">
            <text:p>373.376</text:p>
          </table:table-cell>
        </table:table-row>
        <table:table-row table:style-name="ro1">
          <table:table-cell/>
          <table:table-cell office:value-type="string" calcext:value-type="string">
            <text:p>Md 291.JPG </text:p>
          </table:table-cell>
          <table:table-cell office:value-type="float" office:value="622.512" calcext:value-type="float">
            <text:p>622.512</text:p>
          </table:table-cell>
        </table:table-row>
      </table:table>
      <table:named-expressions/>
      <table:database-ranges>
        <table:database-range table:name="__Anonymous_Sheet_DB__1" table:target-range-address="Sheet2.B3:Sheet2.B1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2">00/00/0000</text:date>, <text:time style:data-style-name="N2" text:time-value="08:37:20.3086624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1T17:38:26.984944774</meta:creation-date>
    <dc:date>2015-10-12T08:47:42.234838698</dc:date>
    <meta:editing-duration>P3DT5H41M46S</meta:editing-duration>
    <meta:editing-cycles>158</meta:editing-cycles>
    <meta:generator>LibreOffice/4.2.8.2$Linux_X86_64 LibreOffice_project/420m0$Build-2</meta:generator>
    <meta:print-date>2015-09-15T08:59:07.463735578</meta:print-date>
    <meta:document-statistic meta:table-count="4" meta:cell-count="162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1.297cm" svg:height="22.906cm" xlink:href=".." xlink:type="simple" chart:class="chart:line" chart:style-name="ch1">
        <chart:legend chart:legend-position="end" svg:x="38.445cm" svg:y="11.154cm" style:legend-expansion="high" chart:style-name="ch2"/>
        <chart:plot-area chart:style-name="ch3" table:cell-range-address="Sheet3.C2:Sheet3.D280" chart:data-source-has-labels="column" svg:x="0.825cm" svg:y="0.458cm" svg:width="36.795cm" svg:height="21.99cm">
          <chartooo:coordinate-region svg:x="1.817cm" svg:y="0.657cm" svg:width="35.803cm" svg:height="19.894cm"/>
          <chart:axis chart:dimension="x" chart:name="primary-x" chart:style-name="ch4" chartooo:axis-type="auto">
            <chartooo:date-scale/>
            <chart:categories table:cell-range-address="Sheet3.C2:Sheet3.C28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3.D2:Sheet3.D280" chart:class="chart:line">
            <chart:data-point chart:repeated="27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Image</text:p>
                <draw:g>
                  <svg:desc>Sheet3.C2:Sheet3.C280</svg:desc>
                </draw:g>
              </table:table-cell>
              <table:table-cell office:value-type="float" office:value="NaN">
                <text:p>NaN</text:p>
                <draw:g>
                  <svg:desc>Sheet3.D2:Sheet3.D280</svg:desc>
                </draw:g>
              </table:table-cell>
            </table:table-row>
            <table:table-row>
              <table:table-cell office:value-type="string">
                <text:p>Md 001.JPG</text:p>
              </table:table-cell>
              <table:table-cell office:value-type="float" office:value="462.027">
                <text:p>462.027</text:p>
              </table:table-cell>
            </table:table-row>
            <table:table-row>
              <table:table-cell office:value-type="string">
                <text:p>Md 002.JPG</text:p>
              </table:table-cell>
              <table:table-cell office:value-type="float" office:value="501.044">
                <text:p>501.044</text:p>
              </table:table-cell>
            </table:table-row>
            <table:table-row>
              <table:table-cell office:value-type="string">
                <text:p>Md 003.JPG</text:p>
              </table:table-cell>
              <table:table-cell office:value-type="float" office:value="873.782">
                <text:p>873.782</text:p>
              </table:table-cell>
            </table:table-row>
            <table:table-row>
              <table:table-cell office:value-type="string">
                <text:p>Md 004.JPG</text:p>
              </table:table-cell>
              <table:table-cell office:value-type="float" office:value="1438.06">
                <text:p>1438.06</text:p>
              </table:table-cell>
            </table:table-row>
            <table:table-row>
              <table:table-cell office:value-type="string">
                <text:p>Md 005.JPG</text:p>
              </table:table-cell>
              <table:table-cell office:value-type="float" office:value="373.161">
                <text:p>373.161</text:p>
              </table:table-cell>
            </table:table-row>
            <table:table-row>
              <table:table-cell office:value-type="string">
                <text:p>Md 006.JPG</text:p>
              </table:table-cell>
              <table:table-cell office:value-type="float" office:value="549.473">
                <text:p>549.473</text:p>
              </table:table-cell>
            </table:table-row>
            <table:table-row>
              <table:table-cell office:value-type="string">
                <text:p>Md 007.JPG</text:p>
              </table:table-cell>
              <table:table-cell office:value-type="float" office:value="239.491">
                <text:p>239.491</text:p>
              </table:table-cell>
            </table:table-row>
            <table:table-row>
              <table:table-cell office:value-type="string">
                <text:p>Md 008.JPG</text:p>
              </table:table-cell>
              <table:table-cell office:value-type="float" office:value="287.225">
                <text:p>287.225</text:p>
              </table:table-cell>
            </table:table-row>
            <table:table-row>
              <table:table-cell office:value-type="string">
                <text:p>Md 009.JPG</text:p>
              </table:table-cell>
              <table:table-cell office:value-type="float" office:value="358.822">
                <text:p>358.822</text:p>
              </table:table-cell>
            </table:table-row>
            <table:table-row>
              <table:table-cell office:value-type="string">
                <text:p>Md 010.JPG</text:p>
              </table:table-cell>
              <table:table-cell office:value-type="float" office:value="345.441">
                <text:p>345.441</text:p>
              </table:table-cell>
            </table:table-row>
            <table:table-row>
              <table:table-cell office:value-type="string">
                <text:p>Md 011.JPG</text:p>
              </table:table-cell>
              <table:table-cell office:value-type="float" office:value="522.951">
                <text:p>522.951</text:p>
              </table:table-cell>
            </table:table-row>
            <table:table-row>
              <table:table-cell office:value-type="string">
                <text:p>Md 012.JPG</text:p>
              </table:table-cell>
              <table:table-cell office:value-type="float" office:value="448.471">
                <text:p>448.471</text:p>
              </table:table-cell>
            </table:table-row>
            <table:table-row>
              <table:table-cell office:value-type="string">
                <text:p>Md 013.JPG</text:p>
              </table:table-cell>
              <table:table-cell office:value-type="float" office:value="715.575">
                <text:p>715.575</text:p>
              </table:table-cell>
            </table:table-row>
            <table:table-row>
              <table:table-cell office:value-type="string">
                <text:p>Md 014.JPG</text:p>
              </table:table-cell>
              <table:table-cell office:value-type="float" office:value="582.679">
                <text:p>582.679</text:p>
              </table:table-cell>
            </table:table-row>
            <table:table-row>
              <table:table-cell office:value-type="string">
                <text:p>Md 015.JPG</text:p>
              </table:table-cell>
              <table:table-cell office:value-type="float" office:value="272.584">
                <text:p>272.584</text:p>
              </table:table-cell>
            </table:table-row>
            <table:table-row>
              <table:table-cell office:value-type="string">
                <text:p>Md 016.JPG</text:p>
              </table:table-cell>
              <table:table-cell office:value-type="float" office:value="480.304">
                <text:p>480.304</text:p>
              </table:table-cell>
            </table:table-row>
            <table:table-row>
              <table:table-cell office:value-type="string">
                <text:p>Md 017.JPG</text:p>
              </table:table-cell>
              <table:table-cell office:value-type="float" office:value="517.612">
                <text:p>517.612</text:p>
              </table:table-cell>
            </table:table-row>
            <table:table-row>
              <table:table-cell office:value-type="string">
                <text:p>Md 018.JPG</text:p>
              </table:table-cell>
              <table:table-cell office:value-type="float" office:value="339.452">
                <text:p>339.452</text:p>
              </table:table-cell>
            </table:table-row>
            <table:table-row>
              <table:table-cell office:value-type="string">
                <text:p>Md 019.JPG</text:p>
              </table:table-cell>
              <table:table-cell office:value-type="float" office:value="207.091">
                <text:p>207.091</text:p>
              </table:table-cell>
            </table:table-row>
            <table:table-row>
              <table:table-cell office:value-type="string">
                <text:p>Md 020.JPG</text:p>
              </table:table-cell>
              <table:table-cell office:value-type="float" office:value="301.634">
                <text:p>301.634</text:p>
              </table:table-cell>
            </table:table-row>
            <table:table-row>
              <table:table-cell office:value-type="string">
                <text:p>Md 021.JPG</text:p>
              </table:table-cell>
              <table:table-cell office:value-type="float" office:value="237.89">
                <text:p>237.89</text:p>
              </table:table-cell>
            </table:table-row>
            <table:table-row>
              <table:table-cell office:value-type="string">
                <text:p>Md 022.JPG</text:p>
              </table:table-cell>
              <table:table-cell office:value-type="float" office:value="161.244">
                <text:p>161.244</text:p>
              </table:table-cell>
            </table:table-row>
            <table:table-row>
              <table:table-cell office:value-type="string">
                <text:p>Md 023.JPG</text:p>
              </table:table-cell>
              <table:table-cell office:value-type="float" office:value="322.707">
                <text:p>322.707</text:p>
              </table:table-cell>
            </table:table-row>
            <table:table-row>
              <table:table-cell office:value-type="string">
                <text:p>Md 024.JPG</text:p>
              </table:table-cell>
              <table:table-cell office:value-type="float" office:value="418.785">
                <text:p>418.785</text:p>
              </table:table-cell>
            </table:table-row>
            <table:table-row>
              <table:table-cell office:value-type="string">
                <text:p>Md 025.JPG</text:p>
              </table:table-cell>
              <table:table-cell office:value-type="float" office:value="135.023">
                <text:p>135.023</text:p>
              </table:table-cell>
            </table:table-row>
            <table:table-row>
              <table:table-cell office:value-type="string">
                <text:p>Md 026.JPG</text:p>
              </table:table-cell>
              <table:table-cell office:value-type="float" office:value="554.087">
                <text:p>554.087</text:p>
              </table:table-cell>
            </table:table-row>
            <table:table-row>
              <table:table-cell office:value-type="string">
                <text:p>Md 027.JPG</text:p>
              </table:table-cell>
              <table:table-cell office:value-type="float" office:value="169.634">
                <text:p>169.634</text:p>
              </table:table-cell>
            </table:table-row>
            <table:table-row>
              <table:table-cell office:value-type="string">
                <text:p>Md 028.JPG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d 029.JPG</text:p>
              </table:table-cell>
              <table:table-cell office:value-type="float" office:value="482.928">
                <text:p>482.928</text:p>
              </table:table-cell>
            </table:table-row>
            <table:table-row>
              <table:table-cell office:value-type="string">
                <text:p>Md 030.JPG</text:p>
              </table:table-cell>
              <table:table-cell office:value-type="float" office:value="146.069">
                <text:p>146.069</text:p>
              </table:table-cell>
            </table:table-row>
            <table:table-row>
              <table:table-cell office:value-type="string">
                <text:p>Md 031.JPG</text:p>
              </table:table-cell>
              <table:table-cell office:value-type="float" office:value="434.372">
                <text:p>434.372</text:p>
              </table:table-cell>
            </table:table-row>
            <table:table-row>
              <table:table-cell office:value-type="string">
                <text:p>Md 032.JPG</text:p>
              </table:table-cell>
              <table:table-cell office:value-type="float" office:value="196.418">
                <text:p>196.418</text:p>
              </table:table-cell>
            </table:table-row>
            <table:table-row>
              <table:table-cell office:value-type="string">
                <text:p>Md 033.JPG</text:p>
              </table:table-cell>
              <table:table-cell office:value-type="float" office:value="242.42">
                <text:p>242.42</text:p>
              </table:table-cell>
            </table:table-row>
            <table:table-row>
              <table:table-cell office:value-type="string">
                <text:p>Md 034.JPG</text:p>
              </table:table-cell>
              <table:table-cell office:value-type="float" office:value="322.625">
                <text:p>322.625</text:p>
              </table:table-cell>
            </table:table-row>
            <table:table-row>
              <table:table-cell office:value-type="string">
                <text:p>Md 035.JPG</text:p>
              </table:table-cell>
              <table:table-cell office:value-type="float" office:value="164.85">
                <text:p>164.85</text:p>
              </table:table-cell>
            </table:table-row>
            <table:table-row>
              <table:table-cell office:value-type="string">
                <text:p>Md 036.JPG</text:p>
              </table:table-cell>
              <table:table-cell office:value-type="float" office:value="291.704">
                <text:p>291.704</text:p>
              </table:table-cell>
            </table:table-row>
            <table:table-row>
              <table:table-cell office:value-type="string">
                <text:p>Md 037.JPG</text:p>
              </table:table-cell>
              <table:table-cell office:value-type="float" office:value="244.326">
                <text:p>244.326</text:p>
              </table:table-cell>
            </table:table-row>
            <table:table-row>
              <table:table-cell office:value-type="string">
                <text:p>Md 038.JPG</text:p>
              </table:table-cell>
              <table:table-cell office:value-type="float" office:value="406.855">
                <text:p>406.855</text:p>
              </table:table-cell>
            </table:table-row>
            <table:table-row>
              <table:table-cell office:value-type="string">
                <text:p>Md 039.JPG</text:p>
              </table:table-cell>
              <table:table-cell office:value-type="float" office:value="226.84">
                <text:p>226.84</text:p>
              </table:table-cell>
            </table:table-row>
            <table:table-row>
              <table:table-cell office:value-type="string">
                <text:p>Md 040.JPG</text:p>
              </table:table-cell>
              <table:table-cell office:value-type="float" office:value="352.343">
                <text:p>352.343</text:p>
              </table:table-cell>
            </table:table-row>
            <table:table-row>
              <table:table-cell office:value-type="string">
                <text:p>Md 041.JPG</text:p>
              </table:table-cell>
              <table:table-cell office:value-type="float" office:value="488.794">
                <text:p>488.794</text:p>
              </table:table-cell>
            </table:table-row>
            <table:table-row>
              <table:table-cell office:value-type="string">
                <text:p>Md 042.JPG</text:p>
              </table:table-cell>
              <table:table-cell office:value-type="float" office:value="409.224">
                <text:p>409.224</text:p>
              </table:table-cell>
            </table:table-row>
            <table:table-row>
              <table:table-cell office:value-type="string">
                <text:p>Md 043.JPG</text:p>
              </table:table-cell>
              <table:table-cell office:value-type="float" office:value="254.522">
                <text:p>254.522</text:p>
              </table:table-cell>
            </table:table-row>
            <table:table-row>
              <table:table-cell office:value-type="string">
                <text:p>Md 044.JPG</text:p>
              </table:table-cell>
              <table:table-cell office:value-type="float" office:value="377.088">
                <text:p>377.088</text:p>
              </table:table-cell>
            </table:table-row>
            <table:table-row>
              <table:table-cell office:value-type="string">
                <text:p>Md 045.JPG</text:p>
              </table:table-cell>
              <table:table-cell office:value-type="float" office:value="581.787">
                <text:p>581.787</text:p>
              </table:table-cell>
            </table:table-row>
            <table:table-row>
              <table:table-cell office:value-type="string">
                <text:p>Md 046.JPG</text:p>
              </table:table-cell>
              <table:table-cell office:value-type="float" office:value="206.846">
                <text:p>206.846</text:p>
              </table:table-cell>
            </table:table-row>
            <table:table-row>
              <table:table-cell office:value-type="string">
                <text:p>Md 047.JPG</text:p>
              </table:table-cell>
              <table:table-cell office:value-type="float" office:value="193.664">
                <text:p>193.664</text:p>
              </table:table-cell>
            </table:table-row>
            <table:table-row>
              <table:table-cell office:value-type="string">
                <text:p>Md 048.JPG</text:p>
              </table:table-cell>
              <table:table-cell office:value-type="float" office:value="240.702">
                <text:p>240.702</text:p>
              </table:table-cell>
            </table:table-row>
            <table:table-row>
              <table:table-cell office:value-type="string">
                <text:p>Md 049.JPG</text:p>
              </table:table-cell>
              <table:table-cell office:value-type="float" office:value="436.21">
                <text:p>436.21</text:p>
              </table:table-cell>
            </table:table-row>
            <table:table-row>
              <table:table-cell office:value-type="string">
                <text:p>Md 050.JPG</text:p>
              </table:table-cell>
              <table:table-cell office:value-type="float" office:value="240.799">
                <text:p>240.799</text:p>
              </table:table-cell>
            </table:table-row>
            <table:table-row>
              <table:table-cell office:value-type="string">
                <text:p>Md 051.JPG</text:p>
              </table:table-cell>
              <table:table-cell office:value-type="float" office:value="335.411">
                <text:p>335.411</text:p>
              </table:table-cell>
            </table:table-row>
            <table:table-row>
              <table:table-cell office:value-type="string">
                <text:p>Md 052.JPG</text:p>
              </table:table-cell>
              <table:table-cell office:value-type="float" office:value="177.545">
                <text:p>177.545</text:p>
              </table:table-cell>
            </table:table-row>
            <table:table-row>
              <table:table-cell office:value-type="string">
                <text:p>Md 053.JPG</text:p>
              </table:table-cell>
              <table:table-cell office:value-type="float" office:value="254.238">
                <text:p>254.238</text:p>
              </table:table-cell>
            </table:table-row>
            <table:table-row>
              <table:table-cell office:value-type="string">
                <text:p>Md 054.JPG</text:p>
              </table:table-cell>
              <table:table-cell office:value-type="float" office:value="133.286">
                <text:p>133.286</text:p>
              </table:table-cell>
            </table:table-row>
            <table:table-row>
              <table:table-cell office:value-type="string">
                <text:p>Md 055.JPG</text:p>
              </table:table-cell>
              <table:table-cell office:value-type="float" office:value="299.952">
                <text:p>299.952</text:p>
              </table:table-cell>
            </table:table-row>
            <table:table-row>
              <table:table-cell office:value-type="string">
                <text:p>Md 056.JPG</text:p>
              </table:table-cell>
              <table:table-cell office:value-type="float" office:value="474.202">
                <text:p>474.202</text:p>
              </table:table-cell>
            </table:table-row>
            <table:table-row>
              <table:table-cell office:value-type="string">
                <text:p>Md 057.JPG</text:p>
              </table:table-cell>
              <table:table-cell office:value-type="float" office:value="277.49">
                <text:p>277.49</text:p>
              </table:table-cell>
            </table:table-row>
            <table:table-row>
              <table:table-cell office:value-type="string">
                <text:p>Md 058.JPG</text:p>
              </table:table-cell>
              <table:table-cell office:value-type="float" office:value="446.874">
                <text:p>446.874</text:p>
              </table:table-cell>
            </table:table-row>
            <table:table-row>
              <table:table-cell office:value-type="string">
                <text:p>Md 059.JPG</text:p>
              </table:table-cell>
              <table:table-cell office:value-type="float" office:value="255.616">
                <text:p>255.616</text:p>
              </table:table-cell>
            </table:table-row>
            <table:table-row>
              <table:table-cell office:value-type="string">
                <text:p>Md 060.JPG</text:p>
              </table:table-cell>
              <table:table-cell office:value-type="float" office:value="374.399">
                <text:p>374.399</text:p>
              </table:table-cell>
            </table:table-row>
            <table:table-row>
              <table:table-cell office:value-type="string">
                <text:p>Md 061.JPG</text:p>
              </table:table-cell>
              <table:table-cell office:value-type="float" office:value="437.87">
                <text:p>437.87</text:p>
              </table:table-cell>
            </table:table-row>
            <table:table-row>
              <table:table-cell office:value-type="string">
                <text:p>Md 062.JPG</text:p>
              </table:table-cell>
              <table:table-cell office:value-type="float" office:value="251.681">
                <text:p>251.681</text:p>
              </table:table-cell>
            </table:table-row>
            <table:table-row>
              <table:table-cell office:value-type="string">
                <text:p>Md 063.JPG</text:p>
              </table:table-cell>
              <table:table-cell office:value-type="float" office:value="453.41">
                <text:p>453.41</text:p>
              </table:table-cell>
            </table:table-row>
            <table:table-row>
              <table:table-cell office:value-type="string">
                <text:p>Md 064.JPG</text:p>
              </table:table-cell>
              <table:table-cell office:value-type="float" office:value="289.518">
                <text:p>289.518</text:p>
              </table:table-cell>
            </table:table-row>
            <table:table-row>
              <table:table-cell office:value-type="string">
                <text:p>Md 065.JPG</text:p>
              </table:table-cell>
              <table:table-cell office:value-type="float" office:value="143.326">
                <text:p>143.326</text:p>
              </table:table-cell>
            </table:table-row>
            <table:table-row>
              <table:table-cell office:value-type="string">
                <text:p>Md 066.JPG</text:p>
              </table:table-cell>
              <table:table-cell office:value-type="float" office:value="179.832">
                <text:p>179.832</text:p>
              </table:table-cell>
            </table:table-row>
            <table:table-row>
              <table:table-cell office:value-type="string">
                <text:p>Md 067.JPG</text:p>
              </table:table-cell>
              <table:table-cell office:value-type="float" office:value="309.143">
                <text:p>309.143</text:p>
              </table:table-cell>
            </table:table-row>
            <table:table-row>
              <table:table-cell office:value-type="string">
                <text:p>Md 068.JPG</text:p>
              </table:table-cell>
              <table:table-cell office:value-type="float" office:value="332.238">
                <text:p>332.238</text:p>
              </table:table-cell>
            </table:table-row>
            <table:table-row>
              <table:table-cell office:value-type="string">
                <text:p>Md 069.JPG</text:p>
              </table:table-cell>
              <table:table-cell office:value-type="float" office:value="501.796">
                <text:p>501.796</text:p>
              </table:table-cell>
            </table:table-row>
            <table:table-row>
              <table:table-cell office:value-type="string">
                <text:p>Md 070.JPG</text:p>
              </table:table-cell>
              <table:table-cell office:value-type="float" office:value="278.536">
                <text:p>278.536</text:p>
              </table:table-cell>
            </table:table-row>
            <table:table-row>
              <table:table-cell office:value-type="string">
                <text:p>Md 071.JPG</text:p>
              </table:table-cell>
              <table:table-cell office:value-type="float" office:value="346.321">
                <text:p>346.321</text:p>
              </table:table-cell>
            </table:table-row>
            <table:table-row>
              <table:table-cell office:value-type="string">
                <text:p>Md 072.JPG</text:p>
              </table:table-cell>
              <table:table-cell office:value-type="float" office:value="250.621">
                <text:p>250.621</text:p>
              </table:table-cell>
            </table:table-row>
            <table:table-row>
              <table:table-cell office:value-type="string">
                <text:p>Md 073.JPG</text:p>
              </table:table-cell>
              <table:table-cell office:value-type="float" office:value="214.995">
                <text:p>214.995</text:p>
              </table:table-cell>
            </table:table-row>
            <table:table-row>
              <table:table-cell office:value-type="string">
                <text:p>Md 074.JPG</text:p>
              </table:table-cell>
              <table:table-cell office:value-type="float" office:value="183.516">
                <text:p>183.516</text:p>
              </table:table-cell>
            </table:table-row>
            <table:table-row>
              <table:table-cell office:value-type="string">
                <text:p>Md 075.JPG</text:p>
              </table:table-cell>
              <table:table-cell office:value-type="float" office:value="424.245">
                <text:p>424.245</text:p>
              </table:table-cell>
            </table:table-row>
            <table:table-row>
              <table:table-cell office:value-type="string">
                <text:p>Md 076.JPG</text:p>
              </table:table-cell>
              <table:table-cell office:value-type="float" office:value="417.898">
                <text:p>417.898</text:p>
              </table:table-cell>
            </table:table-row>
            <table:table-row>
              <table:table-cell office:value-type="string">
                <text:p>Md 077.JPG</text:p>
              </table:table-cell>
              <table:table-cell office:value-type="float" office:value="575.35">
                <text:p>575.35</text:p>
              </table:table-cell>
            </table:table-row>
            <table:table-row>
              <table:table-cell office:value-type="string">
                <text:p>Md 078.JPG</text:p>
              </table:table-cell>
              <table:table-cell office:value-type="float" office:value="471.404">
                <text:p>471.404</text:p>
              </table:table-cell>
            </table:table-row>
            <table:table-row>
              <table:table-cell office:value-type="string">
                <text:p>Md 079.JPG</text:p>
              </table:table-cell>
              <table:table-cell office:value-type="float" office:value="503.787">
                <text:p>503.787</text:p>
              </table:table-cell>
            </table:table-row>
            <table:table-row>
              <table:table-cell office:value-type="string">
                <text:p>Md 080.JPG</text:p>
              </table:table-cell>
              <table:table-cell office:value-type="float" office:value="258.46">
                <text:p>258.46</text:p>
              </table:table-cell>
            </table:table-row>
            <table:table-row>
              <table:table-cell office:value-type="string">
                <text:p>Md 081.JPG</text:p>
              </table:table-cell>
              <table:table-cell office:value-type="float" office:value="699.446">
                <text:p>699.446</text:p>
              </table:table-cell>
            </table:table-row>
            <table:table-row>
              <table:table-cell office:value-type="string">
                <text:p>Md 082.JPG</text:p>
              </table:table-cell>
              <table:table-cell office:value-type="float" office:value="234.787">
                <text:p>234.787</text:p>
              </table:table-cell>
            </table:table-row>
            <table:table-row>
              <table:table-cell office:value-type="string">
                <text:p>Md 083.JPG</text:p>
              </table:table-cell>
              <table:table-cell office:value-type="float" office:value="221.879">
                <text:p>221.879</text:p>
              </table:table-cell>
            </table:table-row>
            <table:table-row>
              <table:table-cell office:value-type="string">
                <text:p>Md 084.JPG</text:p>
              </table:table-cell>
              <table:table-cell office:value-type="float" office:value="366.771">
                <text:p>366.771</text:p>
              </table:table-cell>
            </table:table-row>
            <table:table-row>
              <table:table-cell office:value-type="string">
                <text:p>Md 085.JPG</text:p>
              </table:table-cell>
              <table:table-cell office:value-type="float" office:value="542.052">
                <text:p>542.052</text:p>
              </table:table-cell>
            </table:table-row>
            <table:table-row>
              <table:table-cell office:value-type="string">
                <text:p>Md 086.JPG</text:p>
              </table:table-cell>
              <table:table-cell office:value-type="float" office:value="388.87">
                <text:p>388.87</text:p>
              </table:table-cell>
            </table:table-row>
            <table:table-row>
              <table:table-cell office:value-type="string">
                <text:p>Md 087.JPG</text:p>
              </table:table-cell>
              <table:table-cell office:value-type="float" office:value="307.871">
                <text:p>307.871</text:p>
              </table:table-cell>
            </table:table-row>
            <table:table-row>
              <table:table-cell office:value-type="string">
                <text:p>Md 088.JPG</text:p>
              </table:table-cell>
              <table:table-cell office:value-type="float" office:value="175.468">
                <text:p>175.468</text:p>
              </table:table-cell>
            </table:table-row>
            <table:table-row>
              <table:table-cell office:value-type="string">
                <text:p>Md 089.JPG</text:p>
              </table:table-cell>
              <table:table-cell office:value-type="float" office:value="357.575">
                <text:p>357.575</text:p>
              </table:table-cell>
            </table:table-row>
            <table:table-row>
              <table:table-cell office:value-type="string">
                <text:p>Md 090.JPG</text:p>
              </table:table-cell>
              <table:table-cell office:value-type="float" office:value="303.723">
                <text:p>303.723</text:p>
              </table:table-cell>
            </table:table-row>
            <table:table-row>
              <table:table-cell office:value-type="string">
                <text:p>Md 091.JPG</text:p>
              </table:table-cell>
              <table:table-cell office:value-type="float" office:value="288.855">
                <text:p>288.855</text:p>
              </table:table-cell>
            </table:table-row>
            <table:table-row>
              <table:table-cell office:value-type="string">
                <text:p>Md 092.JPG</text:p>
              </table:table-cell>
              <table:table-cell office:value-type="float" office:value="205.953">
                <text:p>205.953</text:p>
              </table:table-cell>
            </table:table-row>
            <table:table-row>
              <table:table-cell office:value-type="string">
                <text:p>Md 093.JPG</text:p>
              </table:table-cell>
              <table:table-cell office:value-type="float" office:value="460.638">
                <text:p>460.638</text:p>
              </table:table-cell>
            </table:table-row>
            <table:table-row>
              <table:table-cell office:value-type="string">
                <text:p>Md 094.JPG</text:p>
              </table:table-cell>
              <table:table-cell office:value-type="float" office:value="297.458">
                <text:p>297.458</text:p>
              </table:table-cell>
            </table:table-row>
            <table:table-row>
              <table:table-cell office:value-type="string">
                <text:p>Md 095.JPG</text:p>
              </table:table-cell>
              <table:table-cell office:value-type="float" office:value="626.283">
                <text:p>626.283</text:p>
              </table:table-cell>
            </table:table-row>
            <table:table-row>
              <table:table-cell office:value-type="string">
                <text:p>Md 096.JPG</text:p>
              </table:table-cell>
              <table:table-cell office:value-type="float" office:value="311.562">
                <text:p>311.562</text:p>
              </table:table-cell>
            </table:table-row>
            <table:table-row>
              <table:table-cell office:value-type="string">
                <text:p>Md 097.JPG</text:p>
              </table:table-cell>
              <table:table-cell office:value-type="float" office:value="309.589">
                <text:p>309.589</text:p>
              </table:table-cell>
            </table:table-row>
            <table:table-row>
              <table:table-cell office:value-type="string">
                <text:p>Md 098.JPG</text:p>
              </table:table-cell>
              <table:table-cell office:value-type="float" office:value="218.611">
                <text:p>218.611</text:p>
              </table:table-cell>
            </table:table-row>
            <table:table-row>
              <table:table-cell office:value-type="string">
                <text:p>Md 099.JPG</text:p>
              </table:table-cell>
              <table:table-cell office:value-type="float" office:value="243.672">
                <text:p>243.672</text:p>
              </table:table-cell>
            </table:table-row>
            <table:table-row>
              <table:table-cell office:value-type="string">
                <text:p>Md 100.JPG</text:p>
              </table:table-cell>
              <table:table-cell office:value-type="float" office:value="203.516">
                <text:p>203.516</text:p>
              </table:table-cell>
            </table:table-row>
            <table:table-row>
              <table:table-cell office:value-type="string">
                <text:p>Md 101.JPG</text:p>
              </table:table-cell>
              <table:table-cell office:value-type="float" office:value="331.565">
                <text:p>331.565</text:p>
              </table:table-cell>
            </table:table-row>
            <table:table-row>
              <table:table-cell office:value-type="string">
                <text:p>Md 102.JPG</text:p>
              </table:table-cell>
              <table:table-cell office:value-type="float" office:value="325.417">
                <text:p>325.417</text:p>
              </table:table-cell>
            </table:table-row>
            <table:table-row>
              <table:table-cell office:value-type="string">
                <text:p>Md 103.JPG</text:p>
              </table:table-cell>
              <table:table-cell office:value-type="float" office:value="389.677">
                <text:p>389.677</text:p>
              </table:table-cell>
            </table:table-row>
            <table:table-row>
              <table:table-cell office:value-type="string">
                <text:p>Md 104.JPG</text:p>
              </table:table-cell>
              <table:table-cell office:value-type="float" office:value="361.434">
                <text:p>361.434</text:p>
              </table:table-cell>
            </table:table-row>
            <table:table-row>
              <table:table-cell office:value-type="string">
                <text:p>Md 105.JPG</text:p>
              </table:table-cell>
              <table:table-cell office:value-type="float" office:value="152.027">
                <text:p>152.027</text:p>
              </table:table-cell>
            </table:table-row>
            <table:table-row>
              <table:table-cell office:value-type="string">
                <text:p>Md 106.JPG</text:p>
              </table:table-cell>
              <table:table-cell office:value-type="float" office:value="407.3">
                <text:p>407.3</text:p>
              </table:table-cell>
            </table:table-row>
            <table:table-row>
              <table:table-cell office:value-type="string">
                <text:p>Md 107.JPG</text:p>
              </table:table-cell>
              <table:table-cell office:value-type="float" office:value="680.962">
                <text:p>680.962</text:p>
              </table:table-cell>
            </table:table-row>
            <table:table-row>
              <table:table-cell office:value-type="string">
                <text:p>Md 108.JPG</text:p>
              </table:table-cell>
              <table:table-cell office:value-type="float" office:value="469.875">
                <text:p>469.875</text:p>
              </table:table-cell>
            </table:table-row>
            <table:table-row>
              <table:table-cell office:value-type="string">
                <text:p>Md 109.JPG</text:p>
              </table:table-cell>
              <table:table-cell office:value-type="float" office:value="350.168">
                <text:p>350.168</text:p>
              </table:table-cell>
            </table:table-row>
            <table:table-row>
              <table:table-cell office:value-type="string">
                <text:p>Md 110.JPG</text:p>
              </table:table-cell>
              <table:table-cell office:value-type="float" office:value="312.529">
                <text:p>312.529</text:p>
              </table:table-cell>
            </table:table-row>
            <table:table-row>
              <table:table-cell office:value-type="string">
                <text:p>Md 111.JPG</text:p>
              </table:table-cell>
              <table:table-cell office:value-type="float" office:value="432.143">
                <text:p>432.143</text:p>
              </table:table-cell>
            </table:table-row>
            <table:table-row>
              <table:table-cell office:value-type="string">
                <text:p>Md 112.JPG</text:p>
              </table:table-cell>
              <table:table-cell office:value-type="float" office:value="474.9">
                <text:p>474.9</text:p>
              </table:table-cell>
            </table:table-row>
            <table:table-row>
              <table:table-cell office:value-type="string">
                <text:p>Md 113.JPG</text:p>
              </table:table-cell>
              <table:table-cell office:value-type="float" office:value="487.952">
                <text:p>487.952</text:p>
              </table:table-cell>
            </table:table-row>
            <table:table-row>
              <table:table-cell office:value-type="string">
                <text:p>Md 114.JPG</text:p>
              </table:table-cell>
              <table:table-cell office:value-type="float" office:value="263.045">
                <text:p>263.045</text:p>
              </table:table-cell>
            </table:table-row>
            <table:table-row>
              <table:table-cell office:value-type="string">
                <text:p>Md 115.JPG</text:p>
              </table:table-cell>
              <table:table-cell office:value-type="float" office:value="309.319">
                <text:p>309.319</text:p>
              </table:table-cell>
            </table:table-row>
            <table:table-row>
              <table:table-cell office:value-type="string">
                <text:p>Md 116.JPG</text:p>
              </table:table-cell>
              <table:table-cell office:value-type="float" office:value="396.056">
                <text:p>396.056</text:p>
              </table:table-cell>
            </table:table-row>
            <table:table-row>
              <table:table-cell office:value-type="string">
                <text:p>Md 117.JPG</text:p>
              </table:table-cell>
              <table:table-cell office:value-type="float" office:value="482.895">
                <text:p>482.895</text:p>
              </table:table-cell>
            </table:table-row>
            <table:table-row>
              <table:table-cell office:value-type="string">
                <text:p>Md 118.JPG</text:p>
              </table:table-cell>
              <table:table-cell office:value-type="float" office:value="421.554">
                <text:p>421.554</text:p>
              </table:table-cell>
            </table:table-row>
            <table:table-row>
              <table:table-cell office:value-type="string">
                <text:p>Md 119.JPG</text:p>
              </table:table-cell>
              <table:table-cell office:value-type="float" office:value="436.767">
                <text:p>436.767</text:p>
              </table:table-cell>
            </table:table-row>
            <table:table-row>
              <table:table-cell office:value-type="string">
                <text:p>Md 120.JPG</text:p>
              </table:table-cell>
              <table:table-cell office:value-type="float" office:value="506.73">
                <text:p>506.73</text:p>
              </table:table-cell>
            </table:table-row>
            <table:table-row>
              <table:table-cell office:value-type="string">
                <text:p>Md 121.JPG</text:p>
              </table:table-cell>
              <table:table-cell office:value-type="float" office:value="341.962">
                <text:p>341.962</text:p>
              </table:table-cell>
            </table:table-row>
            <table:table-row>
              <table:table-cell office:value-type="string">
                <text:p>Md 122.JPG</text:p>
              </table:table-cell>
              <table:table-cell office:value-type="float" office:value="434.004">
                <text:p>434.004</text:p>
              </table:table-cell>
            </table:table-row>
            <table:table-row>
              <table:table-cell office:value-type="string">
                <text:p>Md 123.JPG</text:p>
              </table:table-cell>
              <table:table-cell office:value-type="float" office:value="425.91">
                <text:p>425.91</text:p>
              </table:table-cell>
            </table:table-row>
            <table:table-row>
              <table:table-cell office:value-type="string">
                <text:p>Md 124.JPG</text:p>
              </table:table-cell>
              <table:table-cell office:value-type="float" office:value="412.076">
                <text:p>412.076</text:p>
              </table:table-cell>
            </table:table-row>
            <table:table-row>
              <table:table-cell office:value-type="string">
                <text:p>Md 125.JPG</text:p>
              </table:table-cell>
              <table:table-cell office:value-type="float" office:value="655.477">
                <text:p>655.477</text:p>
              </table:table-cell>
            </table:table-row>
            <table:table-row>
              <table:table-cell office:value-type="string">
                <text:p>Md 126.JPG</text:p>
              </table:table-cell>
              <table:table-cell office:value-type="float" office:value="442.78">
                <text:p>442.78</text:p>
              </table:table-cell>
            </table:table-row>
            <table:table-row>
              <table:table-cell office:value-type="string">
                <text:p>Md 127.JPG</text:p>
              </table:table-cell>
              <table:table-cell office:value-type="float" office:value="372.394">
                <text:p>372.394</text:p>
              </table:table-cell>
            </table:table-row>
            <table:table-row>
              <table:table-cell office:value-type="string">
                <text:p>Md 128.JPG</text:p>
              </table:table-cell>
              <table:table-cell office:value-type="float" office:value="375.235">
                <text:p>375.235</text:p>
              </table:table-cell>
            </table:table-row>
            <table:table-row>
              <table:table-cell office:value-type="string">
                <text:p>Md 129.JPG</text:p>
              </table:table-cell>
              <table:table-cell office:value-type="float" office:value="379.437">
                <text:p>379.437</text:p>
              </table:table-cell>
            </table:table-row>
            <table:table-row>
              <table:table-cell office:value-type="string">
                <text:p>Md 130.JPG</text:p>
              </table:table-cell>
              <table:table-cell office:value-type="float" office:value="553.062">
                <text:p>553.062</text:p>
              </table:table-cell>
            </table:table-row>
            <table:table-row>
              <table:table-cell office:value-type="string">
                <text:p>Md 131.JPG</text:p>
              </table:table-cell>
              <table:table-cell office:value-type="float" office:value="483.242">
                <text:p>483.242</text:p>
              </table:table-cell>
            </table:table-row>
            <table:table-row>
              <table:table-cell office:value-type="string">
                <text:p>Md 132.JPG</text:p>
              </table:table-cell>
              <table:table-cell office:value-type="float" office:value="428.556">
                <text:p>428.556</text:p>
              </table:table-cell>
            </table:table-row>
            <table:table-row>
              <table:table-cell office:value-type="string">
                <text:p>Md 133.JPG</text:p>
              </table:table-cell>
              <table:table-cell office:value-type="float" office:value="530.671">
                <text:p>530.671</text:p>
              </table:table-cell>
            </table:table-row>
            <table:table-row>
              <table:table-cell office:value-type="string">
                <text:p>Md 134.JPG</text:p>
              </table:table-cell>
              <table:table-cell office:value-type="float" office:value="371.882">
                <text:p>371.882</text:p>
              </table:table-cell>
            </table:table-row>
            <table:table-row>
              <table:table-cell office:value-type="string">
                <text:p>Md 135.JPG</text:p>
              </table:table-cell>
              <table:table-cell office:value-type="float" office:value="338.372">
                <text:p>338.372</text:p>
              </table:table-cell>
            </table:table-row>
            <table:table-row>
              <table:table-cell office:value-type="string">
                <text:p>Md 136.JPG</text:p>
              </table:table-cell>
              <table:table-cell office:value-type="float" office:value="529.46">
                <text:p>529.46</text:p>
              </table:table-cell>
            </table:table-row>
            <table:table-row>
              <table:table-cell office:value-type="string">
                <text:p>Md 137.JPG</text:p>
              </table:table-cell>
              <table:table-cell office:value-type="float" office:value="1105.27">
                <text:p>1105.27</text:p>
              </table:table-cell>
            </table:table-row>
            <table:table-row>
              <table:table-cell office:value-type="string">
                <text:p>Md 138.JPG</text:p>
              </table:table-cell>
              <table:table-cell office:value-type="float" office:value="693.334">
                <text:p>693.334</text:p>
              </table:table-cell>
            </table:table-row>
            <table:table-row>
              <table:table-cell office:value-type="string">
                <text:p>Md 139.JPG</text:p>
              </table:table-cell>
              <table:table-cell office:value-type="float" office:value="388.817">
                <text:p>388.817</text:p>
              </table:table-cell>
            </table:table-row>
            <table:table-row>
              <table:table-cell office:value-type="string">
                <text:p>Md 140.JPG</text:p>
              </table:table-cell>
              <table:table-cell office:value-type="float" office:value="351.172">
                <text:p>351.172</text:p>
              </table:table-cell>
            </table:table-row>
            <table:table-row>
              <table:table-cell office:value-type="string">
                <text:p>Md 141.JPG</text:p>
              </table:table-cell>
              <table:table-cell office:value-type="float" office:value="304.577">
                <text:p>304.577</text:p>
              </table:table-cell>
            </table:table-row>
            <table:table-row>
              <table:table-cell office:value-type="string">
                <text:p>Md 142.JPG</text:p>
              </table:table-cell>
              <table:table-cell office:value-type="float" office:value="281.56">
                <text:p>281.56</text:p>
              </table:table-cell>
            </table:table-row>
            <table:table-row>
              <table:table-cell office:value-type="string">
                <text:p>Md 143.JPG</text:p>
              </table:table-cell>
              <table:table-cell office:value-type="float" office:value="347.685">
                <text:p>347.685</text:p>
              </table:table-cell>
            </table:table-row>
            <table:table-row>
              <table:table-cell office:value-type="string">
                <text:p>Md 144.JPG</text:p>
              </table:table-cell>
              <table:table-cell office:value-type="float" office:value="226.27">
                <text:p>226.27</text:p>
              </table:table-cell>
            </table:table-row>
            <table:table-row>
              <table:table-cell office:value-type="string">
                <text:p>Md 145.JPG</text:p>
              </table:table-cell>
              <table:table-cell office:value-type="float" office:value="306.694">
                <text:p>306.694</text:p>
              </table:table-cell>
            </table:table-row>
            <table:table-row>
              <table:table-cell office:value-type="string">
                <text:p>Md 146.JPG</text:p>
              </table:table-cell>
              <table:table-cell office:value-type="float" office:value="1041.09">
                <text:p>1041.09</text:p>
              </table:table-cell>
            </table:table-row>
            <table:table-row>
              <table:table-cell office:value-type="string">
                <text:p>Md 147.JPG</text:p>
              </table:table-cell>
              <table:table-cell office:value-type="float" office:value="185.387">
                <text:p>185.387</text:p>
              </table:table-cell>
            </table:table-row>
            <table:table-row>
              <table:table-cell office:value-type="string">
                <text:p>Md 148.JPG</text:p>
              </table:table-cell>
              <table:table-cell office:value-type="float" office:value="320.662">
                <text:p>320.662</text:p>
              </table:table-cell>
            </table:table-row>
            <table:table-row>
              <table:table-cell office:value-type="string">
                <text:p>Md 149.JPG</text:p>
              </table:table-cell>
              <table:table-cell office:value-type="float" office:value="537.604">
                <text:p>537.604</text:p>
              </table:table-cell>
            </table:table-row>
            <table:table-row>
              <table:table-cell office:value-type="string">
                <text:p>Md 150.JPG</text:p>
              </table:table-cell>
              <table:table-cell office:value-type="float" office:value="624.351">
                <text:p>624.351</text:p>
              </table:table-cell>
            </table:table-row>
            <table:table-row>
              <table:table-cell office:value-type="string">
                <text:p>Md 153.JPG</text:p>
              </table:table-cell>
              <table:table-cell office:value-type="float" office:value="482.6">
                <text:p>482.6</text:p>
              </table:table-cell>
            </table:table-row>
            <table:table-row>
              <table:table-cell office:value-type="string">
                <text:p>Md 154.JPG</text:p>
              </table:table-cell>
              <table:table-cell office:value-type="float" office:value="562.593">
                <text:p>562.593</text:p>
              </table:table-cell>
            </table:table-row>
            <table:table-row>
              <table:table-cell office:value-type="string">
                <text:p>Md 155.JPG</text:p>
              </table:table-cell>
              <table:table-cell office:value-type="float" office:value="716.543">
                <text:p>716.543</text:p>
              </table:table-cell>
            </table:table-row>
            <table:table-row>
              <table:table-cell office:value-type="string">
                <text:p>Md 156.JPG</text:p>
              </table:table-cell>
              <table:table-cell office:value-type="float" office:value="452.969">
                <text:p>452.969</text:p>
              </table:table-cell>
            </table:table-row>
            <table:table-row>
              <table:table-cell office:value-type="string">
                <text:p>Md 159.JPG</text:p>
              </table:table-cell>
              <table:table-cell office:value-type="float" office:value="281.525">
                <text:p>281.525</text:p>
              </table:table-cell>
            </table:table-row>
            <table:table-row>
              <table:table-cell office:value-type="string">
                <text:p>Md 160.JPG</text:p>
              </table:table-cell>
              <table:table-cell office:value-type="float" office:value="687.715">
                <text:p>687.715</text:p>
              </table:table-cell>
            </table:table-row>
            <table:table-row>
              <table:table-cell office:value-type="string">
                <text:p>Md 161.JPG</text:p>
              </table:table-cell>
              <table:table-cell office:value-type="float" office:value="512.434">
                <text:p>512.434</text:p>
              </table:table-cell>
            </table:table-row>
            <table:table-row>
              <table:table-cell office:value-type="string">
                <text:p>Md 162.JPG</text:p>
              </table:table-cell>
              <table:table-cell office:value-type="float" office:value="744.376">
                <text:p>744.376</text:p>
              </table:table-cell>
            </table:table-row>
            <table:table-row>
              <table:table-cell office:value-type="string">
                <text:p>Md 164.JPG</text:p>
              </table:table-cell>
              <table:table-cell office:value-type="float" office:value="491.736">
                <text:p>491.736</text:p>
              </table:table-cell>
            </table:table-row>
            <table:table-row>
              <table:table-cell office:value-type="string">
                <text:p>Md 165.JPG</text:p>
              </table:table-cell>
              <table:table-cell office:value-type="float" office:value="380.547">
                <text:p>380.547</text:p>
              </table:table-cell>
            </table:table-row>
            <table:table-row>
              <table:table-cell office:value-type="string">
                <text:p>Md 166.JPG</text:p>
              </table:table-cell>
              <table:table-cell office:value-type="float" office:value="378.238">
                <text:p>378.238</text:p>
              </table:table-cell>
            </table:table-row>
            <table:table-row>
              <table:table-cell office:value-type="string">
                <text:p>Md 167.JPG</text:p>
              </table:table-cell>
              <table:table-cell office:value-type="float" office:value="612.802">
                <text:p>612.802</text:p>
              </table:table-cell>
            </table:table-row>
            <table:table-row>
              <table:table-cell office:value-type="string">
                <text:p>Md 168.JPG</text:p>
              </table:table-cell>
              <table:table-cell office:value-type="float" office:value="496.162">
                <text:p>496.162</text:p>
              </table:table-cell>
            </table:table-row>
            <table:table-row>
              <table:table-cell office:value-type="string">
                <text:p>Md 170.JPG</text:p>
              </table:table-cell>
              <table:table-cell office:value-type="float" office:value="896.743">
                <text:p>896.743</text:p>
              </table:table-cell>
            </table:table-row>
            <table:table-row>
              <table:table-cell office:value-type="string">
                <text:p>Md 171.JPG</text:p>
              </table:table-cell>
              <table:table-cell office:value-type="float" office:value="324.519">
                <text:p>324.519</text:p>
              </table:table-cell>
            </table:table-row>
            <table:table-row>
              <table:table-cell office:value-type="string">
                <text:p>Md 172.JPG</text:p>
              </table:table-cell>
              <table:table-cell office:value-type="float" office:value="428.023">
                <text:p>428.023</text:p>
              </table:table-cell>
            </table:table-row>
            <table:table-row>
              <table:table-cell office:value-type="string">
                <text:p>Md 173.JPG</text:p>
              </table:table-cell>
              <table:table-cell office:value-type="float" office:value="518.441">
                <text:p>518.441</text:p>
              </table:table-cell>
            </table:table-row>
            <table:table-row>
              <table:table-cell office:value-type="string">
                <text:p>Md 174.JPG</text:p>
              </table:table-cell>
              <table:table-cell office:value-type="float" office:value="593.136">
                <text:p>593.136</text:p>
              </table:table-cell>
            </table:table-row>
            <table:table-row>
              <table:table-cell office:value-type="string">
                <text:p>Md 175.JPG</text:p>
              </table:table-cell>
              <table:table-cell office:value-type="float" office:value="651.705">
                <text:p>651.705</text:p>
              </table:table-cell>
            </table:table-row>
            <table:table-row>
              <table:table-cell office:value-type="string">
                <text:p>Md 176.JPG</text:p>
              </table:table-cell>
              <table:table-cell office:value-type="float" office:value="636.303">
                <text:p>636.303</text:p>
              </table:table-cell>
            </table:table-row>
            <table:table-row>
              <table:table-cell office:value-type="string">
                <text:p>Md 177.JPG</text:p>
              </table:table-cell>
              <table:table-cell office:value-type="float" office:value="622.057">
                <text:p>622.057</text:p>
              </table:table-cell>
            </table:table-row>
            <table:table-row>
              <table:table-cell office:value-type="string">
                <text:p>Md 178.JPG</text:p>
              </table:table-cell>
              <table:table-cell office:value-type="float" office:value="731.125">
                <text:p>731.125</text:p>
              </table:table-cell>
            </table:table-row>
            <table:table-row>
              <table:table-cell office:value-type="string">
                <text:p>Md 179.JPG</text:p>
              </table:table-cell>
              <table:table-cell office:value-type="float" office:value="455.233">
                <text:p>455.233</text:p>
              </table:table-cell>
            </table:table-row>
            <table:table-row>
              <table:table-cell office:value-type="string">
                <text:p>Md 180.JPG</text:p>
              </table:table-cell>
              <table:table-cell office:value-type="float" office:value="219.325">
                <text:p>219.325</text:p>
              </table:table-cell>
            </table:table-row>
            <table:table-row>
              <table:table-cell office:value-type="string">
                <text:p>Md 181.JPG</text:p>
              </table:table-cell>
              <table:table-cell office:value-type="float" office:value="313.038">
                <text:p>313.038</text:p>
              </table:table-cell>
            </table:table-row>
            <table:table-row>
              <table:table-cell office:value-type="string">
                <text:p>Md 182.JPG</text:p>
              </table:table-cell>
              <table:table-cell office:value-type="float" office:value="324.787">
                <text:p>324.787</text:p>
              </table:table-cell>
            </table:table-row>
            <table:table-row>
              <table:table-cell office:value-type="string">
                <text:p>Md 183.JPG</text:p>
              </table:table-cell>
              <table:table-cell office:value-type="float" office:value="603.405">
                <text:p>603.405</text:p>
              </table:table-cell>
            </table:table-row>
            <table:table-row>
              <table:table-cell office:value-type="string">
                <text:p>Md 184.JPG</text:p>
              </table:table-cell>
              <table:table-cell office:value-type="float" office:value="371.855">
                <text:p>371.855</text:p>
              </table:table-cell>
            </table:table-row>
            <table:table-row>
              <table:table-cell office:value-type="string">
                <text:p>Md 185.JPG</text:p>
              </table:table-cell>
              <table:table-cell office:value-type="float" office:value="518.877">
                <text:p>518.877</text:p>
              </table:table-cell>
            </table:table-row>
            <table:table-row>
              <table:table-cell office:value-type="string">
                <text:p>Md 186.JPG</text:p>
              </table:table-cell>
              <table:table-cell office:value-type="float" office:value="362.955">
                <text:p>362.955</text:p>
              </table:table-cell>
            </table:table-row>
            <table:table-row>
              <table:table-cell office:value-type="string">
                <text:p>Md 187.JPG</text:p>
              </table:table-cell>
              <table:table-cell office:value-type="float" office:value="322.725">
                <text:p>322.725</text:p>
              </table:table-cell>
            </table:table-row>
            <table:table-row>
              <table:table-cell office:value-type="string">
                <text:p>Md 188.JPG</text:p>
              </table:table-cell>
              <table:table-cell office:value-type="float" office:value="565.558">
                <text:p>565.558</text:p>
              </table:table-cell>
            </table:table-row>
            <table:table-row>
              <table:table-cell office:value-type="string">
                <text:p>Md 189.JPG</text:p>
              </table:table-cell>
              <table:table-cell office:value-type="float" office:value="583.16">
                <text:p>583.16</text:p>
              </table:table-cell>
            </table:table-row>
            <table:table-row>
              <table:table-cell office:value-type="string">
                <text:p>Md 190.JPG</text:p>
              </table:table-cell>
              <table:table-cell office:value-type="float" office:value="456.762">
                <text:p>456.762</text:p>
              </table:table-cell>
            </table:table-row>
            <table:table-row>
              <table:table-cell office:value-type="string">
                <text:p>Md 191.JPG</text:p>
              </table:table-cell>
              <table:table-cell office:value-type="float" office:value="536.613">
                <text:p>536.613</text:p>
              </table:table-cell>
            </table:table-row>
            <table:table-row>
              <table:table-cell office:value-type="string">
                <text:p>Md 192.JPG</text:p>
              </table:table-cell>
              <table:table-cell office:value-type="float" office:value="366.957">
                <text:p>366.957</text:p>
              </table:table-cell>
            </table:table-row>
            <table:table-row>
              <table:table-cell office:value-type="string">
                <text:p>Md 193.JPG</text:p>
              </table:table-cell>
              <table:table-cell office:value-type="float" office:value="642.988">
                <text:p>642.988</text:p>
              </table:table-cell>
            </table:table-row>
            <table:table-row>
              <table:table-cell office:value-type="string">
                <text:p>Md 194.JPG</text:p>
              </table:table-cell>
              <table:table-cell office:value-type="float" office:value="215.941">
                <text:p>215.941</text:p>
              </table:table-cell>
            </table:table-row>
            <table:table-row>
              <table:table-cell office:value-type="string">
                <text:p>Md 195.JPG</text:p>
              </table:table-cell>
              <table:table-cell office:value-type="float" office:value="634.179">
                <text:p>634.179</text:p>
              </table:table-cell>
            </table:table-row>
            <table:table-row>
              <table:table-cell office:value-type="string">
                <text:p>Md 196.JPG</text:p>
              </table:table-cell>
              <table:table-cell office:value-type="float" office:value="382.54">
                <text:p>382.54</text:p>
              </table:table-cell>
            </table:table-row>
            <table:table-row>
              <table:table-cell office:value-type="string">
                <text:p>Md 197.JPG</text:p>
              </table:table-cell>
              <table:table-cell office:value-type="float" office:value="462.594">
                <text:p>462.594</text:p>
              </table:table-cell>
            </table:table-row>
            <table:table-row>
              <table:table-cell office:value-type="string">
                <text:p>Md 198.JPG</text:p>
              </table:table-cell>
              <table:table-cell office:value-type="float" office:value="761.871">
                <text:p>761.871</text:p>
              </table:table-cell>
            </table:table-row>
            <table:table-row>
              <table:table-cell office:value-type="string">
                <text:p>Md 199.JPG</text:p>
              </table:table-cell>
              <table:table-cell office:value-type="float" office:value="459.892">
                <text:p>459.892</text:p>
              </table:table-cell>
            </table:table-row>
            <table:table-row>
              <table:table-cell office:value-type="string">
                <text:p>Md 200.JPG</text:p>
              </table:table-cell>
              <table:table-cell office:value-type="float" office:value="374.044">
                <text:p>374.044</text:p>
              </table:table-cell>
            </table:table-row>
            <table:table-row>
              <table:table-cell office:value-type="string">
                <text:p>Md 201.JPG</text:p>
              </table:table-cell>
              <table:table-cell office:value-type="float" office:value="702.646">
                <text:p>702.646</text:p>
              </table:table-cell>
            </table:table-row>
            <table:table-row>
              <table:table-cell office:value-type="string">
                <text:p>Md 202.JPG</text:p>
              </table:table-cell>
              <table:table-cell office:value-type="float" office:value="524.978">
                <text:p>524.978</text:p>
              </table:table-cell>
            </table:table-row>
            <table:table-row>
              <table:table-cell office:value-type="string">
                <text:p>Md 203.JPG</text:p>
              </table:table-cell>
              <table:table-cell office:value-type="float" office:value="596.266">
                <text:p>596.266</text:p>
              </table:table-cell>
            </table:table-row>
            <table:table-row>
              <table:table-cell office:value-type="string">
                <text:p>Md 204.JPG</text:p>
              </table:table-cell>
              <table:table-cell office:value-type="float" office:value="265.273">
                <text:p>265.273</text:p>
              </table:table-cell>
            </table:table-row>
            <table:table-row>
              <table:table-cell office:value-type="string">
                <text:p>Md 206.JPG</text:p>
              </table:table-cell>
              <table:table-cell office:value-type="float" office:value="582.484">
                <text:p>582.484</text:p>
              </table:table-cell>
            </table:table-row>
            <table:table-row>
              <table:table-cell office:value-type="string">
                <text:p>Md 207.JPG</text:p>
              </table:table-cell>
              <table:table-cell office:value-type="float" office:value="300.179">
                <text:p>300.179</text:p>
              </table:table-cell>
            </table:table-row>
            <table:table-row>
              <table:table-cell office:value-type="string">
                <text:p>Md 208.JPG</text:p>
              </table:table-cell>
              <table:table-cell office:value-type="float" office:value="412.212">
                <text:p>412.212</text:p>
              </table:table-cell>
            </table:table-row>
            <table:table-row>
              <table:table-cell office:value-type="string">
                <text:p>Md 209.JPG</text:p>
              </table:table-cell>
              <table:table-cell office:value-type="float" office:value="489.847">
                <text:p>489.847</text:p>
              </table:table-cell>
            </table:table-row>
            <table:table-row>
              <table:table-cell office:value-type="string">
                <text:p>Md 210.JPG</text:p>
              </table:table-cell>
              <table:table-cell office:value-type="float" office:value="466.339">
                <text:p>466.339</text:p>
              </table:table-cell>
            </table:table-row>
            <table:table-row>
              <table:table-cell office:value-type="string">
                <text:p>Md 211.JPG</text:p>
              </table:table-cell>
              <table:table-cell office:value-type="float" office:value="410.637">
                <text:p>410.637</text:p>
              </table:table-cell>
            </table:table-row>
            <table:table-row>
              <table:table-cell office:value-type="string">
                <text:p>Md 212.JPG</text:p>
              </table:table-cell>
              <table:table-cell office:value-type="float" office:value="403.767">
                <text:p>403.767</text:p>
              </table:table-cell>
            </table:table-row>
            <table:table-row>
              <table:table-cell office:value-type="string">
                <text:p>Md 213.JPG</text:p>
              </table:table-cell>
              <table:table-cell office:value-type="float" office:value="336.757">
                <text:p>336.757</text:p>
              </table:table-cell>
            </table:table-row>
            <table:table-row>
              <table:table-cell office:value-type="string">
                <text:p>Md 214.JPG</text:p>
              </table:table-cell>
              <table:table-cell office:value-type="float" office:value="287.836">
                <text:p>287.836</text:p>
              </table:table-cell>
            </table:table-row>
            <table:table-row>
              <table:table-cell office:value-type="string">
                <text:p>Md 215.JPG</text:p>
              </table:table-cell>
              <table:table-cell office:value-type="float" office:value="280.88">
                <text:p>280.88</text:p>
              </table:table-cell>
            </table:table-row>
            <table:table-row>
              <table:table-cell office:value-type="string">
                <text:p>Md 216.JPG</text:p>
              </table:table-cell>
              <table:table-cell office:value-type="float" office:value="328.426">
                <text:p>328.426</text:p>
              </table:table-cell>
            </table:table-row>
            <table:table-row>
              <table:table-cell office:value-type="string">
                <text:p>Md 217.JPG</text:p>
              </table:table-cell>
              <table:table-cell office:value-type="float" office:value="282.145">
                <text:p>282.145</text:p>
              </table:table-cell>
            </table:table-row>
            <table:table-row>
              <table:table-cell office:value-type="string">
                <text:p>Md 218.JPG</text:p>
              </table:table-cell>
              <table:table-cell office:value-type="float" office:value="308.528">
                <text:p>308.528</text:p>
              </table:table-cell>
            </table:table-row>
            <table:table-row>
              <table:table-cell office:value-type="string">
                <text:p>Md 219.JPG</text:p>
              </table:table-cell>
              <table:table-cell office:value-type="float" office:value="416.607">
                <text:p>416.607</text:p>
              </table:table-cell>
            </table:table-row>
            <table:table-row>
              <table:table-cell office:value-type="string">
                <text:p>Md 220.JPG</text:p>
              </table:table-cell>
              <table:table-cell office:value-type="float" office:value="472.931">
                <text:p>472.931</text:p>
              </table:table-cell>
            </table:table-row>
            <table:table-row>
              <table:table-cell office:value-type="string">
                <text:p>Md 221.JPG</text:p>
              </table:table-cell>
              <table:table-cell office:value-type="float" office:value="505.616">
                <text:p>505.616</text:p>
              </table:table-cell>
            </table:table-row>
            <table:table-row>
              <table:table-cell office:value-type="string">
                <text:p>Md 222.JPG</text:p>
              </table:table-cell>
              <table:table-cell office:value-type="float" office:value="518.965">
                <text:p>518.965</text:p>
              </table:table-cell>
            </table:table-row>
            <table:table-row>
              <table:table-cell office:value-type="string">
                <text:p>Md 223.JPG</text:p>
              </table:table-cell>
              <table:table-cell office:value-type="float" office:value="577.533">
                <text:p>577.533</text:p>
              </table:table-cell>
            </table:table-row>
            <table:table-row>
              <table:table-cell office:value-type="string">
                <text:p>Md 224.JPG</text:p>
              </table:table-cell>
              <table:table-cell office:value-type="float" office:value="582.859">
                <text:p>582.859</text:p>
              </table:table-cell>
            </table:table-row>
            <table:table-row>
              <table:table-cell office:value-type="string">
                <text:p>Md 226.JPG</text:p>
              </table:table-cell>
              <table:table-cell office:value-type="float" office:value="349.281">
                <text:p>349.281</text:p>
              </table:table-cell>
            </table:table-row>
            <table:table-row>
              <table:table-cell office:value-type="string">
                <text:p>Md 227.JPG</text:p>
              </table:table-cell>
              <table:table-cell office:value-type="float" office:value="418.186">
                <text:p>418.186</text:p>
              </table:table-cell>
            </table:table-row>
            <table:table-row>
              <table:table-cell office:value-type="string">
                <text:p>Md 228.JPG</text:p>
              </table:table-cell>
              <table:table-cell office:value-type="float" office:value="464.044">
                <text:p>464.044</text:p>
              </table:table-cell>
            </table:table-row>
            <table:table-row>
              <table:table-cell office:value-type="string">
                <text:p>Md 229.JPG</text:p>
              </table:table-cell>
              <table:table-cell office:value-type="float" office:value="445.272">
                <text:p>445.272</text:p>
              </table:table-cell>
            </table:table-row>
            <table:table-row>
              <table:table-cell office:value-type="string">
                <text:p>Md 230.JPG</text:p>
              </table:table-cell>
              <table:table-cell office:value-type="float" office:value="334.02">
                <text:p>334.02</text:p>
              </table:table-cell>
            </table:table-row>
            <table:table-row>
              <table:table-cell office:value-type="string">
                <text:p>Md 231.JPG</text:p>
              </table:table-cell>
              <table:table-cell office:value-type="float" office:value="345.81">
                <text:p>345.81</text:p>
              </table:table-cell>
            </table:table-row>
            <table:table-row>
              <table:table-cell office:value-type="string">
                <text:p>Md 232.JPG</text:p>
              </table:table-cell>
              <table:table-cell office:value-type="float" office:value="805.218">
                <text:p>805.218</text:p>
              </table:table-cell>
            </table:table-row>
            <table:table-row>
              <table:table-cell office:value-type="string">
                <text:p>Md 233.JPG</text:p>
              </table:table-cell>
              <table:table-cell office:value-type="float" office:value="287.473">
                <text:p>287.473</text:p>
              </table:table-cell>
            </table:table-row>
            <table:table-row>
              <table:table-cell office:value-type="string">
                <text:p>Md 234.JPG</text:p>
              </table:table-cell>
              <table:table-cell office:value-type="float" office:value="208.879">
                <text:p>208.879</text:p>
              </table:table-cell>
            </table:table-row>
            <table:table-row>
              <table:table-cell office:value-type="string">
                <text:p>Md 235.JPG</text:p>
              </table:table-cell>
              <table:table-cell office:value-type="float" office:value="312.337">
                <text:p>312.337</text:p>
              </table:table-cell>
            </table:table-row>
            <table:table-row>
              <table:table-cell office:value-type="string">
                <text:p>Md 237.JPG</text:p>
              </table:table-cell>
              <table:table-cell office:value-type="float" office:value="316.606">
                <text:p>316.606</text:p>
              </table:table-cell>
            </table:table-row>
            <table:table-row>
              <table:table-cell office:value-type="string">
                <text:p>Md 238.JPG</text:p>
              </table:table-cell>
              <table:table-cell office:value-type="float" office:value="1193.46">
                <text:p>1193.46</text:p>
              </table:table-cell>
            </table:table-row>
            <table:table-row>
              <table:table-cell office:value-type="string">
                <text:p>Md 239.JPG</text:p>
              </table:table-cell>
              <table:table-cell office:value-type="float" office:value="335.338">
                <text:p>335.338</text:p>
              </table:table-cell>
            </table:table-row>
            <table:table-row>
              <table:table-cell office:value-type="string">
                <text:p>Md 240.JPG</text:p>
              </table:table-cell>
              <table:table-cell office:value-type="float" office:value="465.523">
                <text:p>465.523</text:p>
              </table:table-cell>
            </table:table-row>
            <table:table-row>
              <table:table-cell office:value-type="string">
                <text:p>Md 241.JPG</text:p>
              </table:table-cell>
              <table:table-cell office:value-type="float" office:value="365.935">
                <text:p>365.935</text:p>
              </table:table-cell>
            </table:table-row>
            <table:table-row>
              <table:table-cell office:value-type="string">
                <text:p>Md 242.JPG</text:p>
              </table:table-cell>
              <table:table-cell office:value-type="float" office:value="561.675">
                <text:p>561.675</text:p>
              </table:table-cell>
            </table:table-row>
            <table:table-row>
              <table:table-cell office:value-type="string">
                <text:p>Md 243.JPG</text:p>
              </table:table-cell>
              <table:table-cell office:value-type="float" office:value="385.012">
                <text:p>385.012</text:p>
              </table:table-cell>
            </table:table-row>
            <table:table-row>
              <table:table-cell office:value-type="string">
                <text:p>Md 244.JPG</text:p>
              </table:table-cell>
              <table:table-cell office:value-type="float" office:value="569.606">
                <text:p>569.606</text:p>
              </table:table-cell>
            </table:table-row>
            <table:table-row>
              <table:table-cell office:value-type="string">
                <text:p>Md 245.JPG</text:p>
              </table:table-cell>
              <table:table-cell office:value-type="float" office:value="231.85">
                <text:p>231.85</text:p>
              </table:table-cell>
            </table:table-row>
            <table:table-row>
              <table:table-cell office:value-type="string">
                <text:p>Md 246.JPG</text:p>
              </table:table-cell>
              <table:table-cell office:value-type="float" office:value="433.483">
                <text:p>433.483</text:p>
              </table:table-cell>
            </table:table-row>
            <table:table-row>
              <table:table-cell office:value-type="string">
                <text:p>Md 247.JPG</text:p>
              </table:table-cell>
              <table:table-cell office:value-type="float" office:value="345.438">
                <text:p>345.438</text:p>
              </table:table-cell>
            </table:table-row>
            <table:table-row>
              <table:table-cell office:value-type="string">
                <text:p>Md 248.JPG</text:p>
              </table:table-cell>
              <table:table-cell office:value-type="float" office:value="350.496">
                <text:p>350.496</text:p>
              </table:table-cell>
            </table:table-row>
            <table:table-row>
              <table:table-cell office:value-type="string">
                <text:p>Md 249.JPG</text:p>
              </table:table-cell>
              <table:table-cell office:value-type="float" office:value="345.882">
                <text:p>345.882</text:p>
              </table:table-cell>
            </table:table-row>
            <table:table-row>
              <table:table-cell office:value-type="string">
                <text:p>Md 250.JPG</text:p>
              </table:table-cell>
              <table:table-cell office:value-type="float" office:value="553.104">
                <text:p>553.104</text:p>
              </table:table-cell>
            </table:table-row>
            <table:table-row>
              <table:table-cell office:value-type="string">
                <text:p>Md 251.JPG</text:p>
              </table:table-cell>
              <table:table-cell office:value-type="float" office:value="455.178">
                <text:p>455.178</text:p>
              </table:table-cell>
            </table:table-row>
            <table:table-row>
              <table:table-cell office:value-type="string">
                <text:p>Md 252.JPG</text:p>
              </table:table-cell>
              <table:table-cell office:value-type="float" office:value="377.606">
                <text:p>377.606</text:p>
              </table:table-cell>
            </table:table-row>
            <table:table-row>
              <table:table-cell office:value-type="string">
                <text:p>Md 253.JPG</text:p>
              </table:table-cell>
              <table:table-cell office:value-type="float" office:value="218.532">
                <text:p>218.532</text:p>
              </table:table-cell>
            </table:table-row>
            <table:table-row>
              <table:table-cell office:value-type="string">
                <text:p>Md 254.JPG</text:p>
              </table:table-cell>
              <table:table-cell office:value-type="float" office:value="376.599">
                <text:p>376.599</text:p>
              </table:table-cell>
            </table:table-row>
            <table:table-row>
              <table:table-cell office:value-type="string">
                <text:p>Md 255.JPG</text:p>
              </table:table-cell>
              <table:table-cell office:value-type="float" office:value="500.124">
                <text:p>500.124</text:p>
              </table:table-cell>
            </table:table-row>
            <table:table-row>
              <table:table-cell office:value-type="string">
                <text:p>Md 256.JPG</text:p>
              </table:table-cell>
              <table:table-cell office:value-type="float" office:value="372.233">
                <text:p>372.233</text:p>
              </table:table-cell>
            </table:table-row>
            <table:table-row>
              <table:table-cell office:value-type="string">
                <text:p>Md 257.JPG</text:p>
              </table:table-cell>
              <table:table-cell office:value-type="float" office:value="453.088">
                <text:p>453.088</text:p>
              </table:table-cell>
            </table:table-row>
            <table:table-row>
              <table:table-cell office:value-type="string">
                <text:p>Md 258.JPG</text:p>
              </table:table-cell>
              <table:table-cell office:value-type="float" office:value="665.013">
                <text:p>665.013</text:p>
              </table:table-cell>
            </table:table-row>
            <table:table-row>
              <table:table-cell office:value-type="string">
                <text:p>Md 259.JPG</text:p>
              </table:table-cell>
              <table:table-cell office:value-type="float" office:value="320.829">
                <text:p>320.829</text:p>
              </table:table-cell>
            </table:table-row>
            <table:table-row>
              <table:table-cell office:value-type="string">
                <text:p>Md 260.JPG</text:p>
              </table:table-cell>
              <table:table-cell office:value-type="float" office:value="285.351">
                <text:p>285.351</text:p>
              </table:table-cell>
            </table:table-row>
            <table:table-row>
              <table:table-cell office:value-type="string">
                <text:p>Md 261.JPG</text:p>
              </table:table-cell>
              <table:table-cell office:value-type="float" office:value="274.706">
                <text:p>274.706</text:p>
              </table:table-cell>
            </table:table-row>
            <table:table-row>
              <table:table-cell office:value-type="string">
                <text:p>Md 262.JPG</text:p>
              </table:table-cell>
              <table:table-cell office:value-type="float" office:value="465.729">
                <text:p>465.729</text:p>
              </table:table-cell>
            </table:table-row>
            <table:table-row>
              <table:table-cell office:value-type="string">
                <text:p>Md 263.JPG</text:p>
              </table:table-cell>
              <table:table-cell office:value-type="float" office:value="327.09">
                <text:p>327.09</text:p>
              </table:table-cell>
            </table:table-row>
            <table:table-row>
              <table:table-cell office:value-type="string">
                <text:p>Md 264.JPG</text:p>
              </table:table-cell>
              <table:table-cell office:value-type="float" office:value="421.594">
                <text:p>421.594</text:p>
              </table:table-cell>
            </table:table-row>
            <table:table-row>
              <table:table-cell office:value-type="string">
                <text:p>Md 265.JPG</text:p>
              </table:table-cell>
              <table:table-cell office:value-type="float" office:value="220.309">
                <text:p>220.309</text:p>
              </table:table-cell>
            </table:table-row>
            <table:table-row>
              <table:table-cell office:value-type="string">
                <text:p>Md 266.JPG</text:p>
              </table:table-cell>
              <table:table-cell office:value-type="float" office:value="361.713">
                <text:p>361.713</text:p>
              </table:table-cell>
            </table:table-row>
            <table:table-row>
              <table:table-cell office:value-type="string">
                <text:p>Md 267.JPG</text:p>
              </table:table-cell>
              <table:table-cell office:value-type="float" office:value="264.154">
                <text:p>264.154</text:p>
              </table:table-cell>
            </table:table-row>
            <table:table-row>
              <table:table-cell office:value-type="string">
                <text:p>Md 268.JPG</text:p>
              </table:table-cell>
              <table:table-cell office:value-type="float" office:value="220.241">
                <text:p>220.241</text:p>
              </table:table-cell>
            </table:table-row>
            <table:table-row>
              <table:table-cell office:value-type="string">
                <text:p>Md 269.JPG</text:p>
              </table:table-cell>
              <table:table-cell office:value-type="float" office:value="341.943">
                <text:p>341.943</text:p>
              </table:table-cell>
            </table:table-row>
            <table:table-row>
              <table:table-cell office:value-type="string">
                <text:p>Md 270.JPG</text:p>
              </table:table-cell>
              <table:table-cell office:value-type="float" office:value="860.147">
                <text:p>860.147</text:p>
              </table:table-cell>
            </table:table-row>
            <table:table-row>
              <table:table-cell office:value-type="string">
                <text:p>Md 271.JPG</text:p>
              </table:table-cell>
              <table:table-cell office:value-type="float" office:value="528.688">
                <text:p>528.688</text:p>
              </table:table-cell>
            </table:table-row>
            <table:table-row>
              <table:table-cell office:value-type="string">
                <text:p>Md 272.JPG</text:p>
              </table:table-cell>
              <table:table-cell office:value-type="float" office:value="472.461">
                <text:p>472.461</text:p>
              </table:table-cell>
            </table:table-row>
            <table:table-row>
              <table:table-cell office:value-type="string">
                <text:p>Md 273.JPG</text:p>
              </table:table-cell>
              <table:table-cell office:value-type="float" office:value="597.036">
                <text:p>597.036</text:p>
              </table:table-cell>
            </table:table-row>
            <table:table-row>
              <table:table-cell office:value-type="string">
                <text:p>Md 274.JPG</text:p>
              </table:table-cell>
              <table:table-cell office:value-type="float" office:value="840.536">
                <text:p>840.536</text:p>
              </table:table-cell>
            </table:table-row>
            <table:table-row>
              <table:table-cell office:value-type="string">
                <text:p>Md 275.JPG</text:p>
              </table:table-cell>
              <table:table-cell office:value-type="float" office:value="381.037">
                <text:p>381.037</text:p>
              </table:table-cell>
            </table:table-row>
            <table:table-row>
              <table:table-cell office:value-type="string">
                <text:p>Md 276.JPG</text:p>
              </table:table-cell>
              <table:table-cell office:value-type="float" office:value="193.205">
                <text:p>193.205</text:p>
              </table:table-cell>
            </table:table-row>
            <table:table-row>
              <table:table-cell office:value-type="string">
                <text:p>Md 277.JPG</text:p>
              </table:table-cell>
              <table:table-cell office:value-type="float" office:value="255.472">
                <text:p>255.472</text:p>
              </table:table-cell>
            </table:table-row>
            <table:table-row>
              <table:table-cell office:value-type="string">
                <text:p>Md 278.JPG</text:p>
              </table:table-cell>
              <table:table-cell office:value-type="float" office:value="277.927">
                <text:p>277.927</text:p>
              </table:table-cell>
            </table:table-row>
            <table:table-row>
              <table:table-cell office:value-type="string">
                <text:p>Md 279.JPG</text:p>
              </table:table-cell>
              <table:table-cell office:value-type="float" office:value="490.446">
                <text:p>490.446</text:p>
              </table:table-cell>
            </table:table-row>
            <table:table-row>
              <table:table-cell office:value-type="string">
                <text:p>Md 281.JPG</text:p>
              </table:table-cell>
              <table:table-cell office:value-type="float" office:value="343.649">
                <text:p>343.649</text:p>
              </table:table-cell>
            </table:table-row>
            <table:table-row>
              <table:table-cell office:value-type="string">
                <text:p>Md 282.JPG</text:p>
              </table:table-cell>
              <table:table-cell office:value-type="float" office:value="400.259">
                <text:p>400.259</text:p>
              </table:table-cell>
            </table:table-row>
            <table:table-row>
              <table:table-cell office:value-type="string">
                <text:p>Md 285.JPG</text:p>
              </table:table-cell>
              <table:table-cell office:value-type="float" office:value="348.71">
                <text:p>348.71</text:p>
              </table:table-cell>
            </table:table-row>
            <table:table-row>
              <table:table-cell office:value-type="string">
                <text:p>Md 286.JPG</text:p>
              </table:table-cell>
              <table:table-cell office:value-type="float" office:value="438.581">
                <text:p>438.581</text:p>
              </table:table-cell>
            </table:table-row>
            <table:table-row>
              <table:table-cell office:value-type="string">
                <text:p>Md 288.JPG</text:p>
              </table:table-cell>
              <table:table-cell office:value-type="float" office:value="787.037">
                <text:p>787.037</text:p>
              </table:table-cell>
            </table:table-row>
            <table:table-row>
              <table:table-cell office:value-type="string">
                <text:p>Md 289.JPG</text:p>
              </table:table-cell>
              <table:table-cell office:value-type="float" office:value="399.638">
                <text:p>399.638</text:p>
              </table:table-cell>
            </table:table-row>
            <table:table-row>
              <table:table-cell office:value-type="string">
                <text:p>Md 290.JPG</text:p>
              </table:table-cell>
              <table:table-cell office:value-type="float" office:value="276.421">
                <text:p>276.421</text:p>
              </table:table-cell>
            </table:table-row>
            <table:table-row>
              <table:table-cell office:value-type="string">
                <text:p>Md 291.JPG</text:p>
              </table:table-cell>
              <table:table-cell office:value-type="float" office:value="604.19">
                <text:p>604.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6.372cm" svg:height="24.642cm" xlink:href=".." xlink:type="simple" chart:class="chart:line" chart:style-name="ch1">
        <chart:legend chart:legend-position="end" svg:x="43.573cm" svg:y="12.022cm" style:legend-expansion="high" chart:style-name="ch2"/>
        <chart:plot-area chart:style-name="ch3" table:cell-range-address="Sheet4.B2:Sheet4.C280" chart:data-source-has-labels="both" svg:x="1.477cm" svg:y="0.59cm" svg:width="40.836cm" svg:height="23.026cm">
          <chartooo:coordinate-region svg:x="3.06cm" svg:y="0.789cm" svg:width="39.253cm" svg:height="20.856cm"/>
          <chart:axis chart:dimension="x" chart:name="primary-x" chart:style-name="ch4" chartooo:axis-type="auto">
            <chartooo:date-scale/>
            <chart:categories table:cell-range-address="Sheet4.B3:Sheet4.B280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4.C3:Sheet4.C280" chart:label-cell-address="Sheet4.C2:Sheet4.C2" chart:class="chart:line">
            <chart:data-point chart:repeated="27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an Diff</text:p>
                <draw:g>
                  <svg:desc>Sheet4.C2:Sheet4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d 001.JPG </text:p>
                <draw:g>
                  <svg:desc>Sheet4.B3:Sheet4.B280</svg:desc>
                </draw:g>
              </table:table-cell>
              <table:table-cell office:value-type="float" office:value="450.822">
                <text:p>450.822</text:p>
                <draw:g>
                  <svg:desc>Sheet4.C3:Sheet4.C280</svg:desc>
                </draw:g>
              </table:table-cell>
            </table:table-row>
            <table:table-row>
              <table:table-cell office:value-type="string">
                <text:p>Md 002.JPG </text:p>
              </table:table-cell>
              <table:table-cell office:value-type="float" office:value="334.741">
                <text:p>334.741</text:p>
              </table:table-cell>
            </table:table-row>
            <table:table-row>
              <table:table-cell office:value-type="string">
                <text:p>Md 003.JPG </text:p>
              </table:table-cell>
              <table:table-cell office:value-type="float" office:value="680.224">
                <text:p>680.224</text:p>
              </table:table-cell>
            </table:table-row>
            <table:table-row>
              <table:table-cell office:value-type="string">
                <text:p>Md 004.JPG </text:p>
              </table:table-cell>
              <table:table-cell office:value-type="float" office:value="1361.68">
                <text:p>1361.68</text:p>
              </table:table-cell>
            </table:table-row>
            <table:table-row>
              <table:table-cell office:value-type="string">
                <text:p>Md 005.JPG </text:p>
              </table:table-cell>
              <table:table-cell office:value-type="float" office:value="360.616">
                <text:p>360.616</text:p>
              </table:table-cell>
            </table:table-row>
            <table:table-row>
              <table:table-cell office:value-type="string">
                <text:p>Md 006.JPG </text:p>
              </table:table-cell>
              <table:table-cell office:value-type="float" office:value="633.388">
                <text:p>633.388</text:p>
              </table:table-cell>
            </table:table-row>
            <table:table-row>
              <table:table-cell office:value-type="string">
                <text:p>Md 007.JPG </text:p>
              </table:table-cell>
              <table:table-cell office:value-type="float" office:value="86.6113">
                <text:p>86.6113</text:p>
              </table:table-cell>
            </table:table-row>
            <table:table-row>
              <table:table-cell office:value-type="string">
                <text:p>Md 008.JPG </text:p>
              </table:table-cell>
              <table:table-cell office:value-type="float" office:value="124.655">
                <text:p>124.655</text:p>
              </table:table-cell>
            </table:table-row>
            <table:table-row>
              <table:table-cell office:value-type="string">
                <text:p>Md 009.JPG </text:p>
              </table:table-cell>
              <table:table-cell office:value-type="float" office:value="542.139">
                <text:p>542.139</text:p>
              </table:table-cell>
            </table:table-row>
            <table:table-row>
              <table:table-cell office:value-type="string">
                <text:p>Md 010.JPG </text:p>
              </table:table-cell>
              <table:table-cell office:value-type="float" office:value="73.8017">
                <text:p>73.8017</text:p>
              </table:table-cell>
            </table:table-row>
            <table:table-row>
              <table:table-cell office:value-type="string">
                <text:p>Md 011.JPG </text:p>
              </table:table-cell>
              <table:table-cell office:value-type="float" office:value="654.738">
                <text:p>654.738</text:p>
              </table:table-cell>
            </table:table-row>
            <table:table-row>
              <table:table-cell office:value-type="string">
                <text:p>Md 012.JPG </text:p>
              </table:table-cell>
              <table:table-cell office:value-type="float" office:value="707.721">
                <text:p>707.721</text:p>
              </table:table-cell>
            </table:table-row>
            <table:table-row>
              <table:table-cell office:value-type="string">
                <text:p>Md 013.JPG </text:p>
              </table:table-cell>
              <table:table-cell office:value-type="float" office:value="199.183">
                <text:p>199.183</text:p>
              </table:table-cell>
            </table:table-row>
            <table:table-row>
              <table:table-cell office:value-type="string">
                <text:p>Md 014.JPG </text:p>
              </table:table-cell>
              <table:table-cell office:value-type="float" office:value="322.174">
                <text:p>322.174</text:p>
              </table:table-cell>
            </table:table-row>
            <table:table-row>
              <table:table-cell office:value-type="string">
                <text:p>Md 015.JPG </text:p>
              </table:table-cell>
              <table:table-cell office:value-type="float" office:value="116.944">
                <text:p>116.944</text:p>
              </table:table-cell>
            </table:table-row>
            <table:table-row>
              <table:table-cell office:value-type="string">
                <text:p>Md 016.JPG </text:p>
              </table:table-cell>
              <table:table-cell office:value-type="float" office:value="237.783">
                <text:p>237.783</text:p>
              </table:table-cell>
            </table:table-row>
            <table:table-row>
              <table:table-cell office:value-type="string">
                <text:p>Md 017.JPG </text:p>
              </table:table-cell>
              <table:table-cell office:value-type="float" office:value="378.724">
                <text:p>378.724</text:p>
              </table:table-cell>
            </table:table-row>
            <table:table-row>
              <table:table-cell office:value-type="string">
                <text:p>Md 018.JPG </text:p>
              </table:table-cell>
              <table:table-cell office:value-type="float" office:value="369.808">
                <text:p>369.808</text:p>
              </table:table-cell>
            </table:table-row>
            <table:table-row>
              <table:table-cell office:value-type="string">
                <text:p>Md 019.JPG </text:p>
              </table:table-cell>
              <table:table-cell office:value-type="float" office:value="58.2438">
                <text:p>58.2438</text:p>
              </table:table-cell>
            </table:table-row>
            <table:table-row>
              <table:table-cell office:value-type="string">
                <text:p>Md 020.JPG </text:p>
              </table:table-cell>
              <table:table-cell office:value-type="float" office:value="119.093">
                <text:p>119.093</text:p>
              </table:table-cell>
            </table:table-row>
            <table:table-row>
              <table:table-cell office:value-type="string">
                <text:p>Md 021.JPG </text:p>
              </table:table-cell>
              <table:table-cell office:value-type="float" office:value="245.677">
                <text:p>245.677</text:p>
              </table:table-cell>
            </table:table-row>
            <table:table-row>
              <table:table-cell office:value-type="string">
                <text:p>Md 022.JPG </text:p>
              </table:table-cell>
              <table:table-cell office:value-type="float" office:value="38.3108">
                <text:p>38.3108</text:p>
              </table:table-cell>
            </table:table-row>
            <table:table-row>
              <table:table-cell office:value-type="string">
                <text:p>Md 023.JPG </text:p>
              </table:table-cell>
              <table:table-cell office:value-type="float" office:value="96.6637">
                <text:p>96.6637</text:p>
              </table:table-cell>
            </table:table-row>
            <table:table-row>
              <table:table-cell office:value-type="string">
                <text:p>Md 024.JPG </text:p>
              </table:table-cell>
              <table:table-cell office:value-type="float" office:value="435.902">
                <text:p>435.902</text:p>
              </table:table-cell>
            </table:table-row>
            <table:table-row>
              <table:table-cell office:value-type="string">
                <text:p>Md 025.JPG </text:p>
              </table:table-cell>
              <table:table-cell office:value-type="float" office:value="116.773">
                <text:p>116.773</text:p>
              </table:table-cell>
            </table:table-row>
            <table:table-row>
              <table:table-cell office:value-type="string">
                <text:p>Md 026.JPG </text:p>
              </table:table-cell>
              <table:table-cell office:value-type="float" office:value="294.978">
                <text:p>294.978</text:p>
              </table:table-cell>
            </table:table-row>
            <table:table-row>
              <table:table-cell office:value-type="string">
                <text:p>Md 027.JPG </text:p>
              </table:table-cell>
              <table:table-cell office:value-type="float" office:value="128.774">
                <text:p>128.774</text:p>
              </table:table-cell>
            </table:table-row>
            <table:table-row>
              <table:table-cell office:value-type="string">
                <text:p>Md 028.JPG 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d 029.JPG </text:p>
              </table:table-cell>
              <table:table-cell office:value-type="float" office:value="603.931">
                <text:p>603.931</text:p>
              </table:table-cell>
            </table:table-row>
            <table:table-row>
              <table:table-cell office:value-type="string">
                <text:p>Md 030.JPG </text:p>
              </table:table-cell>
              <table:table-cell office:value-type="float" office:value="45.5679">
                <text:p>45.5679</text:p>
              </table:table-cell>
            </table:table-row>
            <table:table-row>
              <table:table-cell office:value-type="string">
                <text:p>Md 031.JPG </text:p>
              </table:table-cell>
              <table:table-cell office:value-type="float" office:value="259.098">
                <text:p>259.098</text:p>
              </table:table-cell>
            </table:table-row>
            <table:table-row>
              <table:table-cell office:value-type="string">
                <text:p>Md 032.JPG </text:p>
              </table:table-cell>
              <table:table-cell office:value-type="float" office:value="45.7119">
                <text:p>45.7119</text:p>
              </table:table-cell>
            </table:table-row>
            <table:table-row>
              <table:table-cell office:value-type="string">
                <text:p>Md 033.JPG </text:p>
              </table:table-cell>
              <table:table-cell office:value-type="float" office:value="321.417">
                <text:p>321.417</text:p>
              </table:table-cell>
            </table:table-row>
            <table:table-row>
              <table:table-cell office:value-type="string">
                <text:p>Md 034.JPG </text:p>
              </table:table-cell>
              <table:table-cell office:value-type="float" office:value="211.281">
                <text:p>211.281</text:p>
              </table:table-cell>
            </table:table-row>
            <table:table-row>
              <table:table-cell office:value-type="string">
                <text:p>Md 035.JPG </text:p>
              </table:table-cell>
              <table:table-cell office:value-type="float" office:value="227.546">
                <text:p>227.546</text:p>
              </table:table-cell>
            </table:table-row>
            <table:table-row>
              <table:table-cell office:value-type="string">
                <text:p>Md 036.JPG </text:p>
              </table:table-cell>
              <table:table-cell office:value-type="float" office:value="158.806">
                <text:p>158.806</text:p>
              </table:table-cell>
            </table:table-row>
            <table:table-row>
              <table:table-cell office:value-type="string">
                <text:p>Md 037.JPG </text:p>
              </table:table-cell>
              <table:table-cell office:value-type="float" office:value="45.4835">
                <text:p>45.4835</text:p>
              </table:table-cell>
            </table:table-row>
            <table:table-row>
              <table:table-cell office:value-type="string">
                <text:p>Md 038.JPG </text:p>
              </table:table-cell>
              <table:table-cell office:value-type="float" office:value="381.095">
                <text:p>381.095</text:p>
              </table:table-cell>
            </table:table-row>
            <table:table-row>
              <table:table-cell office:value-type="string">
                <text:p>Md 039.JPG </text:p>
              </table:table-cell>
              <table:table-cell office:value-type="float" office:value="79.7489">
                <text:p>79.7489</text:p>
              </table:table-cell>
            </table:table-row>
            <table:table-row>
              <table:table-cell office:value-type="string">
                <text:p>Md 040.JPG </text:p>
              </table:table-cell>
              <table:table-cell office:value-type="float" office:value="187.835">
                <text:p>187.835</text:p>
              </table:table-cell>
            </table:table-row>
            <table:table-row>
              <table:table-cell office:value-type="string">
                <text:p>Md 041.JPG </text:p>
              </table:table-cell>
              <table:table-cell office:value-type="float" office:value="296.347">
                <text:p>296.347</text:p>
              </table:table-cell>
            </table:table-row>
            <table:table-row>
              <table:table-cell office:value-type="string">
                <text:p>Md 042.JPG </text:p>
              </table:table-cell>
              <table:table-cell office:value-type="float" office:value="181.884">
                <text:p>181.884</text:p>
              </table:table-cell>
            </table:table-row>
            <table:table-row>
              <table:table-cell office:value-type="string">
                <text:p>Md 043.JPG </text:p>
              </table:table-cell>
              <table:table-cell office:value-type="float" office:value="64.7377">
                <text:p>64.7377</text:p>
              </table:table-cell>
            </table:table-row>
            <table:table-row>
              <table:table-cell office:value-type="string">
                <text:p>Md 044.JPG </text:p>
              </table:table-cell>
              <table:table-cell office:value-type="float" office:value="117.717">
                <text:p>117.717</text:p>
              </table:table-cell>
            </table:table-row>
            <table:table-row>
              <table:table-cell office:value-type="string">
                <text:p>Md 045.JPG </text:p>
              </table:table-cell>
              <table:table-cell office:value-type="float" office:value="567.694">
                <text:p>567.694</text:p>
              </table:table-cell>
            </table:table-row>
            <table:table-row>
              <table:table-cell office:value-type="string">
                <text:p>Md 046.JPG </text:p>
              </table:table-cell>
              <table:table-cell office:value-type="float" office:value="106.515">
                <text:p>106.515</text:p>
              </table:table-cell>
            </table:table-row>
            <table:table-row>
              <table:table-cell office:value-type="string">
                <text:p>Md 047.JPG </text:p>
              </table:table-cell>
              <table:table-cell office:value-type="float" office:value="47.8429">
                <text:p>47.8429</text:p>
              </table:table-cell>
            </table:table-row>
            <table:table-row>
              <table:table-cell office:value-type="string">
                <text:p>Md 048.JPG </text:p>
              </table:table-cell>
              <table:table-cell office:value-type="float" office:value="85.511">
                <text:p>85.511</text:p>
              </table:table-cell>
            </table:table-row>
            <table:table-row>
              <table:table-cell office:value-type="string">
                <text:p>Md 049.JPG </text:p>
              </table:table-cell>
              <table:table-cell office:value-type="float" office:value="255.69">
                <text:p>255.69</text:p>
              </table:table-cell>
            </table:table-row>
            <table:table-row>
              <table:table-cell office:value-type="string">
                <text:p>Md 050.JPG </text:p>
              </table:table-cell>
              <table:table-cell office:value-type="float" office:value="225.92">
                <text:p>225.92</text:p>
              </table:table-cell>
            </table:table-row>
            <table:table-row>
              <table:table-cell office:value-type="string">
                <text:p>Md 051.JPG </text:p>
              </table:table-cell>
              <table:table-cell office:value-type="float" office:value="305.925">
                <text:p>305.925</text:p>
              </table:table-cell>
            </table:table-row>
            <table:table-row>
              <table:table-cell office:value-type="string">
                <text:p>Md 052.JPG </text:p>
              </table:table-cell>
              <table:table-cell office:value-type="float" office:value="67.389">
                <text:p>67.389</text:p>
              </table:table-cell>
            </table:table-row>
            <table:table-row>
              <table:table-cell office:value-type="string">
                <text:p>Md 053.JPG </text:p>
              </table:table-cell>
              <table:table-cell office:value-type="float" office:value="66.3053">
                <text:p>66.3053</text:p>
              </table:table-cell>
            </table:table-row>
            <table:table-row>
              <table:table-cell office:value-type="string">
                <text:p>Md 054.JPG </text:p>
              </table:table-cell>
              <table:table-cell office:value-type="float" office:value="67.1622">
                <text:p>67.1622</text:p>
              </table:table-cell>
            </table:table-row>
            <table:table-row>
              <table:table-cell office:value-type="string">
                <text:p>Md 055.JPG </text:p>
              </table:table-cell>
              <table:table-cell office:value-type="float" office:value="66.8903">
                <text:p>66.8903</text:p>
              </table:table-cell>
            </table:table-row>
            <table:table-row>
              <table:table-cell office:value-type="string">
                <text:p>Md 056.JPG </text:p>
              </table:table-cell>
              <table:table-cell office:value-type="float" office:value="180.544">
                <text:p>180.544</text:p>
              </table:table-cell>
            </table:table-row>
            <table:table-row>
              <table:table-cell office:value-type="string">
                <text:p>Md 057.JPG </text:p>
              </table:table-cell>
              <table:table-cell office:value-type="float" office:value="87.1298">
                <text:p>87.1298</text:p>
              </table:table-cell>
            </table:table-row>
            <table:table-row>
              <table:table-cell office:value-type="string">
                <text:p>Md 058.JPG </text:p>
              </table:table-cell>
              <table:table-cell office:value-type="float" office:value="188.204">
                <text:p>188.204</text:p>
              </table:table-cell>
            </table:table-row>
            <table:table-row>
              <table:table-cell office:value-type="string">
                <text:p>Md 059.JPG </text:p>
              </table:table-cell>
              <table:table-cell office:value-type="float" office:value="104.202">
                <text:p>104.202</text:p>
              </table:table-cell>
            </table:table-row>
            <table:table-row>
              <table:table-cell office:value-type="string">
                <text:p>Md 060.JPG </text:p>
              </table:table-cell>
              <table:table-cell office:value-type="float" office:value="518.204">
                <text:p>518.204</text:p>
              </table:table-cell>
            </table:table-row>
            <table:table-row>
              <table:table-cell office:value-type="string">
                <text:p>Md 061.JPG </text:p>
              </table:table-cell>
              <table:table-cell office:value-type="float" office:value="158.264">
                <text:p>158.264</text:p>
              </table:table-cell>
            </table:table-row>
            <table:table-row>
              <table:table-cell office:value-type="string">
                <text:p>Md 062.JPG </text:p>
              </table:table-cell>
              <table:table-cell office:value-type="float" office:value="28.5201">
                <text:p>28.5201</text:p>
              </table:table-cell>
            </table:table-row>
            <table:table-row>
              <table:table-cell office:value-type="string">
                <text:p>Md 063.JPG </text:p>
              </table:table-cell>
              <table:table-cell office:value-type="float" office:value="470.007">
                <text:p>470.007</text:p>
              </table:table-cell>
            </table:table-row>
            <table:table-row>
              <table:table-cell office:value-type="string">
                <text:p>Md 064.JPG </text:p>
              </table:table-cell>
              <table:table-cell office:value-type="float" office:value="82.4986">
                <text:p>82.4986</text:p>
              </table:table-cell>
            </table:table-row>
            <table:table-row>
              <table:table-cell office:value-type="string">
                <text:p>Md 065.JPG </text:p>
              </table:table-cell>
              <table:table-cell office:value-type="float" office:value="89.1039">
                <text:p>89.1039</text:p>
              </table:table-cell>
            </table:table-row>
            <table:table-row>
              <table:table-cell office:value-type="string">
                <text:p>Md 066.JPG </text:p>
              </table:table-cell>
              <table:table-cell office:value-type="float" office:value="115.107">
                <text:p>115.107</text:p>
              </table:table-cell>
            </table:table-row>
            <table:table-row>
              <table:table-cell office:value-type="string">
                <text:p>Md 067.JPG </text:p>
              </table:table-cell>
              <table:table-cell office:value-type="float" office:value="67.7719">
                <text:p>67.7719</text:p>
              </table:table-cell>
            </table:table-row>
            <table:table-row>
              <table:table-cell office:value-type="string">
                <text:p>Md 068.JPG </text:p>
              </table:table-cell>
              <table:table-cell office:value-type="float" office:value="583.528">
                <text:p>583.528</text:p>
              </table:table-cell>
            </table:table-row>
            <table:table-row>
              <table:table-cell office:value-type="string">
                <text:p>Md 069.JPG </text:p>
              </table:table-cell>
              <table:table-cell office:value-type="float" office:value="293.702">
                <text:p>293.702</text:p>
              </table:table-cell>
            </table:table-row>
            <table:table-row>
              <table:table-cell office:value-type="string">
                <text:p>Md 070.JPG </text:p>
              </table:table-cell>
              <table:table-cell office:value-type="float" office:value="384.639">
                <text:p>384.639</text:p>
              </table:table-cell>
            </table:table-row>
            <table:table-row>
              <table:table-cell office:value-type="string">
                <text:p>Md 071.JPG </text:p>
              </table:table-cell>
              <table:table-cell office:value-type="float" office:value="457.44">
                <text:p>457.44</text:p>
              </table:table-cell>
            </table:table-row>
            <table:table-row>
              <table:table-cell office:value-type="string">
                <text:p>Md 072.JPG </text:p>
              </table:table-cell>
              <table:table-cell office:value-type="float" office:value="376.005">
                <text:p>376.005</text:p>
              </table:table-cell>
            </table:table-row>
            <table:table-row>
              <table:table-cell office:value-type="string">
                <text:p>Md 073.JPG </text:p>
              </table:table-cell>
              <table:table-cell office:value-type="float" office:value="76.7366">
                <text:p>76.7366</text:p>
              </table:table-cell>
            </table:table-row>
            <table:table-row>
              <table:table-cell office:value-type="string">
                <text:p>Md 074.JPG </text:p>
              </table:table-cell>
              <table:table-cell office:value-type="float" office:value="127.974">
                <text:p>127.974</text:p>
              </table:table-cell>
            </table:table-row>
            <table:table-row>
              <table:table-cell office:value-type="string">
                <text:p>Md 075.JPG </text:p>
              </table:table-cell>
              <table:table-cell office:value-type="float" office:value="345.563">
                <text:p>345.563</text:p>
              </table:table-cell>
            </table:table-row>
            <table:table-row>
              <table:table-cell office:value-type="string">
                <text:p>Md 076.JPG </text:p>
              </table:table-cell>
              <table:table-cell office:value-type="float" office:value="256.629">
                <text:p>256.629</text:p>
              </table:table-cell>
            </table:table-row>
            <table:table-row>
              <table:table-cell office:value-type="string">
                <text:p>Md 077.JPG </text:p>
              </table:table-cell>
              <table:table-cell office:value-type="float" office:value="193.991">
                <text:p>193.991</text:p>
              </table:table-cell>
            </table:table-row>
            <table:table-row>
              <table:table-cell office:value-type="string">
                <text:p>Md 078.JPG </text:p>
              </table:table-cell>
              <table:table-cell office:value-type="float" office:value="100.961">
                <text:p>100.961</text:p>
              </table:table-cell>
            </table:table-row>
            <table:table-row>
              <table:table-cell office:value-type="string">
                <text:p>Md 079.JPG </text:p>
              </table:table-cell>
              <table:table-cell office:value-type="float" office:value="494.159">
                <text:p>494.159</text:p>
              </table:table-cell>
            </table:table-row>
            <table:table-row>
              <table:table-cell office:value-type="string">
                <text:p>Md 080.JPG </text:p>
              </table:table-cell>
              <table:table-cell office:value-type="float" office:value="430.465">
                <text:p>430.465</text:p>
              </table:table-cell>
            </table:table-row>
            <table:table-row>
              <table:table-cell office:value-type="string">
                <text:p>Md 081.JPG </text:p>
              </table:table-cell>
              <table:table-cell office:value-type="float" office:value="497.334">
                <text:p>497.334</text:p>
              </table:table-cell>
            </table:table-row>
            <table:table-row>
              <table:table-cell office:value-type="string">
                <text:p>Md 082.JPG </text:p>
              </table:table-cell>
              <table:table-cell office:value-type="float" office:value="137.221">
                <text:p>137.221</text:p>
              </table:table-cell>
            </table:table-row>
            <table:table-row>
              <table:table-cell office:value-type="string">
                <text:p>Md 083.JPG </text:p>
              </table:table-cell>
              <table:table-cell office:value-type="float" office:value="70.432">
                <text:p>70.432</text:p>
              </table:table-cell>
            </table:table-row>
            <table:table-row>
              <table:table-cell office:value-type="string">
                <text:p>Md 084.JPG </text:p>
              </table:table-cell>
              <table:table-cell office:value-type="float" office:value="241.534">
                <text:p>241.534</text:p>
              </table:table-cell>
            </table:table-row>
            <table:table-row>
              <table:table-cell office:value-type="string">
                <text:p>Md 085.JPG </text:p>
              </table:table-cell>
              <table:table-cell office:value-type="float" office:value="136.74">
                <text:p>136.74</text:p>
              </table:table-cell>
            </table:table-row>
            <table:table-row>
              <table:table-cell office:value-type="string">
                <text:p>Md 086.JPG </text:p>
              </table:table-cell>
              <table:table-cell office:value-type="float" office:value="562.623">
                <text:p>562.623</text:p>
              </table:table-cell>
            </table:table-row>
            <table:table-row>
              <table:table-cell office:value-type="string">
                <text:p>Md 087.JPG </text:p>
              </table:table-cell>
              <table:table-cell office:value-type="float" office:value="438.081">
                <text:p>438.081</text:p>
              </table:table-cell>
            </table:table-row>
            <table:table-row>
              <table:table-cell office:value-type="string">
                <text:p>Md 088.JPG </text:p>
              </table:table-cell>
              <table:table-cell office:value-type="float" office:value="100.124">
                <text:p>100.124</text:p>
              </table:table-cell>
            </table:table-row>
            <table:table-row>
              <table:table-cell office:value-type="string">
                <text:p>Md 089.JPG </text:p>
              </table:table-cell>
              <table:table-cell office:value-type="float" office:value="311.387">
                <text:p>311.387</text:p>
              </table:table-cell>
            </table:table-row>
            <table:table-row>
              <table:table-cell office:value-type="string">
                <text:p>Md 090.JPG </text:p>
              </table:table-cell>
              <table:table-cell office:value-type="float" office:value="177.446">
                <text:p>177.446</text:p>
              </table:table-cell>
            </table:table-row>
            <table:table-row>
              <table:table-cell office:value-type="string">
                <text:p>Md 091.JPG </text:p>
              </table:table-cell>
              <table:table-cell office:value-type="float" office:value="218.294">
                <text:p>218.294</text:p>
              </table:table-cell>
            </table:table-row>
            <table:table-row>
              <table:table-cell office:value-type="string">
                <text:p>Md 092.JPG </text:p>
              </table:table-cell>
              <table:table-cell office:value-type="float" office:value="100.157">
                <text:p>100.157</text:p>
              </table:table-cell>
            </table:table-row>
            <table:table-row>
              <table:table-cell office:value-type="string">
                <text:p>Md 093.JPG </text:p>
              </table:table-cell>
              <table:table-cell office:value-type="float" office:value="161.283">
                <text:p>161.283</text:p>
              </table:table-cell>
            </table:table-row>
            <table:table-row>
              <table:table-cell office:value-type="string">
                <text:p>Md 094.JPG </text:p>
              </table:table-cell>
              <table:table-cell office:value-type="float" office:value="165.826">
                <text:p>165.826</text:p>
              </table:table-cell>
            </table:table-row>
            <table:table-row>
              <table:table-cell office:value-type="string">
                <text:p>Md 095.JPG </text:p>
              </table:table-cell>
              <table:table-cell office:value-type="float" office:value="948.181">
                <text:p>948.181</text:p>
              </table:table-cell>
            </table:table-row>
            <table:table-row>
              <table:table-cell office:value-type="string">
                <text:p>Md 096.JPG </text:p>
              </table:table-cell>
              <table:table-cell office:value-type="float" office:value="358.933">
                <text:p>358.933</text:p>
              </table:table-cell>
            </table:table-row>
            <table:table-row>
              <table:table-cell office:value-type="string">
                <text:p>Md 097.JPG </text:p>
              </table:table-cell>
              <table:table-cell office:value-type="float" office:value="78.1217">
                <text:p>78.1217</text:p>
              </table:table-cell>
            </table:table-row>
            <table:table-row>
              <table:table-cell office:value-type="string">
                <text:p>Md 098.JPG </text:p>
              </table:table-cell>
              <table:table-cell office:value-type="float" office:value="83.1321">
                <text:p>83.1321</text:p>
              </table:table-cell>
            </table:table-row>
            <table:table-row>
              <table:table-cell office:value-type="string">
                <text:p>Md 099.JPG </text:p>
              </table:table-cell>
              <table:table-cell office:value-type="float" office:value="215.068">
                <text:p>215.068</text:p>
              </table:table-cell>
            </table:table-row>
            <table:table-row>
              <table:table-cell office:value-type="string">
                <text:p>Md 100.JPG </text:p>
              </table:table-cell>
              <table:table-cell office:value-type="float" office:value="42.0863">
                <text:p>42.0863</text:p>
              </table:table-cell>
            </table:table-row>
            <table:table-row>
              <table:table-cell office:value-type="string">
                <text:p>Md 101.JPG </text:p>
              </table:table-cell>
              <table:table-cell office:value-type="float" office:value="149.718">
                <text:p>149.718</text:p>
              </table:table-cell>
            </table:table-row>
            <table:table-row>
              <table:table-cell office:value-type="string">
                <text:p>Md 102.JPG </text:p>
              </table:table-cell>
              <table:table-cell office:value-type="float" office:value="150.888">
                <text:p>150.888</text:p>
              </table:table-cell>
            </table:table-row>
            <table:table-row>
              <table:table-cell office:value-type="string">
                <text:p>Md 103.JPG </text:p>
              </table:table-cell>
              <table:table-cell office:value-type="float" office:value="282.925">
                <text:p>282.925</text:p>
              </table:table-cell>
            </table:table-row>
            <table:table-row>
              <table:table-cell office:value-type="string">
                <text:p>Md 104.JPG </text:p>
              </table:table-cell>
              <table:table-cell office:value-type="float" office:value="193.971">
                <text:p>193.971</text:p>
              </table:table-cell>
            </table:table-row>
            <table:table-row>
              <table:table-cell office:value-type="string">
                <text:p>Md 105.JPG </text:p>
              </table:table-cell>
              <table:table-cell office:value-type="float" office:value="238.942">
                <text:p>238.942</text:p>
              </table:table-cell>
            </table:table-row>
            <table:table-row>
              <table:table-cell office:value-type="string">
                <text:p>Md 106.JPG </text:p>
              </table:table-cell>
              <table:table-cell office:value-type="float" office:value="311.694">
                <text:p>311.694</text:p>
              </table:table-cell>
            </table:table-row>
            <table:table-row>
              <table:table-cell office:value-type="string">
                <text:p>Md 107.JPG </text:p>
              </table:table-cell>
              <table:table-cell office:value-type="float" office:value="469.315">
                <text:p>469.315</text:p>
              </table:table-cell>
            </table:table-row>
            <table:table-row>
              <table:table-cell office:value-type="string">
                <text:p>Md 108.JPG </text:p>
              </table:table-cell>
              <table:table-cell office:value-type="float" office:value="214.186">
                <text:p>214.186</text:p>
              </table:table-cell>
            </table:table-row>
            <table:table-row>
              <table:table-cell office:value-type="string">
                <text:p>Md 109.JPG </text:p>
              </table:table-cell>
              <table:table-cell office:value-type="float" office:value="164.675">
                <text:p>164.675</text:p>
              </table:table-cell>
            </table:table-row>
            <table:table-row>
              <table:table-cell office:value-type="string">
                <text:p>Md 110.JPG 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Md 111.JPG </text:p>
              </table:table-cell>
              <table:table-cell office:value-type="float" office:value="177.895">
                <text:p>177.895</text:p>
              </table:table-cell>
            </table:table-row>
            <table:table-row>
              <table:table-cell office:value-type="string">
                <text:p>Md 112.JPG </text:p>
              </table:table-cell>
              <table:table-cell office:value-type="float" office:value="442.133">
                <text:p>442.133</text:p>
              </table:table-cell>
            </table:table-row>
            <table:table-row>
              <table:table-cell office:value-type="string">
                <text:p>Md 113.JPG </text:p>
              </table:table-cell>
              <table:table-cell office:value-type="float" office:value="592.718">
                <text:p>592.718</text:p>
              </table:table-cell>
            </table:table-row>
            <table:table-row>
              <table:table-cell office:value-type="string">
                <text:p>Md 114.JPG </text:p>
              </table:table-cell>
              <table:table-cell office:value-type="float" office:value="71.819">
                <text:p>71.819</text:p>
              </table:table-cell>
            </table:table-row>
            <table:table-row>
              <table:table-cell office:value-type="string">
                <text:p>Md 115.JPG </text:p>
              </table:table-cell>
              <table:table-cell office:value-type="float" office:value="595.234">
                <text:p>595.234</text:p>
              </table:table-cell>
            </table:table-row>
            <table:table-row>
              <table:table-cell office:value-type="string">
                <text:p>Md 116.JPG </text:p>
              </table:table-cell>
              <table:table-cell office:value-type="float" office:value="267.94">
                <text:p>267.94</text:p>
              </table:table-cell>
            </table:table-row>
            <table:table-row>
              <table:table-cell office:value-type="string">
                <text:p>Md 117.JPG </text:p>
              </table:table-cell>
              <table:table-cell office:value-type="float" office:value="400.734">
                <text:p>400.734</text:p>
              </table:table-cell>
            </table:table-row>
            <table:table-row>
              <table:table-cell office:value-type="string">
                <text:p>Md 118.JPG </text:p>
              </table:table-cell>
              <table:table-cell office:value-type="float" office:value="140.038">
                <text:p>140.038</text:p>
              </table:table-cell>
            </table:table-row>
            <table:table-row>
              <table:table-cell office:value-type="string">
                <text:p>Md 119.JPG </text:p>
              </table:table-cell>
              <table:table-cell office:value-type="float" office:value="233.235">
                <text:p>233.235</text:p>
              </table:table-cell>
            </table:table-row>
            <table:table-row>
              <table:table-cell office:value-type="string">
                <text:p>Md 120.JPG </text:p>
              </table:table-cell>
              <table:table-cell office:value-type="float" office:value="198.754">
                <text:p>198.754</text:p>
              </table:table-cell>
            </table:table-row>
            <table:table-row>
              <table:table-cell office:value-type="string">
                <text:p>Md 121.JPG </text:p>
              </table:table-cell>
              <table:table-cell office:value-type="float" office:value="318.856">
                <text:p>318.856</text:p>
              </table:table-cell>
            </table:table-row>
            <table:table-row>
              <table:table-cell office:value-type="string">
                <text:p>Md 122.JPG </text:p>
              </table:table-cell>
              <table:table-cell office:value-type="float" office:value="330.214">
                <text:p>330.214</text:p>
              </table:table-cell>
            </table:table-row>
            <table:table-row>
              <table:table-cell office:value-type="string">
                <text:p>Md 123.JPG </text:p>
              </table:table-cell>
              <table:table-cell office:value-type="float" office:value="316.51">
                <text:p>316.51</text:p>
              </table:table-cell>
            </table:table-row>
            <table:table-row>
              <table:table-cell office:value-type="string">
                <text:p>Md 124.JPG </text:p>
              </table:table-cell>
              <table:table-cell office:value-type="float" office:value="335.156">
                <text:p>335.156</text:p>
              </table:table-cell>
            </table:table-row>
            <table:table-row>
              <table:table-cell office:value-type="string">
                <text:p>Md 125.JPG </text:p>
              </table:table-cell>
              <table:table-cell office:value-type="float" office:value="961.752">
                <text:p>961.752</text:p>
              </table:table-cell>
            </table:table-row>
            <table:table-row>
              <table:table-cell office:value-type="string">
                <text:p>Md 126.JPG </text:p>
              </table:table-cell>
              <table:table-cell office:value-type="float" office:value="231.268">
                <text:p>231.268</text:p>
              </table:table-cell>
            </table:table-row>
            <table:table-row>
              <table:table-cell office:value-type="string">
                <text:p>Md 127.JPG </text:p>
              </table:table-cell>
              <table:table-cell office:value-type="float" office:value="169.863">
                <text:p>169.863</text:p>
              </table:table-cell>
            </table:table-row>
            <table:table-row>
              <table:table-cell office:value-type="string">
                <text:p>Md 128.JPG </text:p>
              </table:table-cell>
              <table:table-cell office:value-type="float" office:value="398.896">
                <text:p>398.896</text:p>
              </table:table-cell>
            </table:table-row>
            <table:table-row>
              <table:table-cell office:value-type="string">
                <text:p>Md 129.JPG </text:p>
              </table:table-cell>
              <table:table-cell office:value-type="float" office:value="389.61">
                <text:p>389.61</text:p>
              </table:table-cell>
            </table:table-row>
            <table:table-row>
              <table:table-cell office:value-type="string">
                <text:p>Md 130.JPG </text:p>
              </table:table-cell>
              <table:table-cell office:value-type="float" office:value="469.841">
                <text:p>469.841</text:p>
              </table:table-cell>
            </table:table-row>
            <table:table-row>
              <table:table-cell office:value-type="string">
                <text:p>Md 131.JPG </text:p>
              </table:table-cell>
              <table:table-cell office:value-type="float" office:value="386.401">
                <text:p>386.401</text:p>
              </table:table-cell>
            </table:table-row>
            <table:table-row>
              <table:table-cell office:value-type="string">
                <text:p>Md 132.JPG </text:p>
              </table:table-cell>
              <table:table-cell office:value-type="float" office:value="527.855">
                <text:p>527.855</text:p>
              </table:table-cell>
            </table:table-row>
            <table:table-row>
              <table:table-cell office:value-type="string">
                <text:p>Md 133.JPG </text:p>
              </table:table-cell>
              <table:table-cell office:value-type="float" office:value="592.506">
                <text:p>592.506</text:p>
              </table:table-cell>
            </table:table-row>
            <table:table-row>
              <table:table-cell office:value-type="string">
                <text:p>Md 134.JPG </text:p>
              </table:table-cell>
              <table:table-cell office:value-type="float" office:value="287.092">
                <text:p>287.092</text:p>
              </table:table-cell>
            </table:table-row>
            <table:table-row>
              <table:table-cell office:value-type="string">
                <text:p>Md 135.JPG </text:p>
              </table:table-cell>
              <table:table-cell office:value-type="float" office:value="273.635">
                <text:p>273.635</text:p>
              </table:table-cell>
            </table:table-row>
            <table:table-row>
              <table:table-cell office:value-type="string">
                <text:p>Md 136.JPG </text:p>
              </table:table-cell>
              <table:table-cell office:value-type="float" office:value="426.453">
                <text:p>426.453</text:p>
              </table:table-cell>
            </table:table-row>
            <table:table-row>
              <table:table-cell office:value-type="string">
                <text:p>Md 137.JPG </text:p>
              </table:table-cell>
              <table:table-cell office:value-type="float" office:value="1024.66">
                <text:p>1024.66</text:p>
              </table:table-cell>
            </table:table-row>
            <table:table-row>
              <table:table-cell office:value-type="string">
                <text:p>Md 138.JPG </text:p>
              </table:table-cell>
              <table:table-cell office:value-type="float" office:value="821.363">
                <text:p>821.363</text:p>
              </table:table-cell>
            </table:table-row>
            <table:table-row>
              <table:table-cell office:value-type="string">
                <text:p>Md 139.JPG </text:p>
              </table:table-cell>
              <table:table-cell office:value-type="float" office:value="229.003">
                <text:p>229.003</text:p>
              </table:table-cell>
            </table:table-row>
            <table:table-row>
              <table:table-cell office:value-type="string">
                <text:p>Md 140.JPG </text:p>
              </table:table-cell>
              <table:table-cell office:value-type="float" office:value="254.552">
                <text:p>254.552</text:p>
              </table:table-cell>
            </table:table-row>
            <table:table-row>
              <table:table-cell office:value-type="string">
                <text:p>Md 141.JPG </text:p>
              </table:table-cell>
              <table:table-cell office:value-type="float" office:value="182.642">
                <text:p>182.642</text:p>
              </table:table-cell>
            </table:table-row>
            <table:table-row>
              <table:table-cell office:value-type="string">
                <text:p>Md 142.JPG </text:p>
              </table:table-cell>
              <table:table-cell office:value-type="float" office:value="189.77">
                <text:p>189.77</text:p>
              </table:table-cell>
            </table:table-row>
            <table:table-row>
              <table:table-cell office:value-type="string">
                <text:p>Md 143.JPG </text:p>
              </table:table-cell>
              <table:table-cell office:value-type="float" office:value="127.612">
                <text:p>127.612</text:p>
              </table:table-cell>
            </table:table-row>
            <table:table-row>
              <table:table-cell office:value-type="string">
                <text:p>Md 144.JPG </text:p>
              </table:table-cell>
              <table:table-cell office:value-type="float" office:value="78.4285">
                <text:p>78.4285</text:p>
              </table:table-cell>
            </table:table-row>
            <table:table-row>
              <table:table-cell office:value-type="string">
                <text:p>Md 145.JPG </text:p>
              </table:table-cell>
              <table:table-cell office:value-type="float" office:value="185.742">
                <text:p>185.742</text:p>
              </table:table-cell>
            </table:table-row>
            <table:table-row>
              <table:table-cell office:value-type="string">
                <text:p>Md 146.JPG </text:p>
              </table:table-cell>
              <table:table-cell office:value-type="float" office:value="826.342">
                <text:p>826.342</text:p>
              </table:table-cell>
            </table:table-row>
            <table:table-row>
              <table:table-cell office:value-type="string">
                <text:p>Md 147.JPG </text:p>
              </table:table-cell>
              <table:table-cell office:value-type="float" office:value="82.9862">
                <text:p>82.9862</text:p>
              </table:table-cell>
            </table:table-row>
            <table:table-row>
              <table:table-cell office:value-type="string">
                <text:p>Md 148.JPG </text:p>
              </table:table-cell>
              <table:table-cell office:value-type="float" office:value="89.8064">
                <text:p>89.8064</text:p>
              </table:table-cell>
            </table:table-row>
            <table:table-row>
              <table:table-cell office:value-type="string">
                <text:p>Md 149.JPG </text:p>
              </table:table-cell>
              <table:table-cell office:value-type="float" office:value="582.017">
                <text:p>582.017</text:p>
              </table:table-cell>
            </table:table-row>
            <table:table-row>
              <table:table-cell office:value-type="string">
                <text:p>Md 150.JPG </text:p>
              </table:table-cell>
              <table:table-cell office:value-type="float" office:value="741.187">
                <text:p>741.187</text:p>
              </table:table-cell>
            </table:table-row>
            <table:table-row>
              <table:table-cell office:value-type="string">
                <text:p>Md 153.JPG </text:p>
              </table:table-cell>
              <table:table-cell office:value-type="float" office:value="249.683">
                <text:p>249.683</text:p>
              </table:table-cell>
            </table:table-row>
            <table:table-row>
              <table:table-cell office:value-type="string">
                <text:p>Md 154.JPG </text:p>
              </table:table-cell>
              <table:table-cell office:value-type="float" office:value="358.598">
                <text:p>358.598</text:p>
              </table:table-cell>
            </table:table-row>
            <table:table-row>
              <table:table-cell office:value-type="string">
                <text:p>Md 155.JPG </text:p>
              </table:table-cell>
              <table:table-cell office:value-type="float" office:value="477.882">
                <text:p>477.882</text:p>
              </table:table-cell>
            </table:table-row>
            <table:table-row>
              <table:table-cell office:value-type="string">
                <text:p>Md 156.JPG </text:p>
              </table:table-cell>
              <table:table-cell office:value-type="float" office:value="426.05">
                <text:p>426.05</text:p>
              </table:table-cell>
            </table:table-row>
            <table:table-row>
              <table:table-cell office:value-type="string">
                <text:p>Md 159.JPG </text:p>
              </table:table-cell>
              <table:table-cell office:value-type="float" office:value="142.056">
                <text:p>142.056</text:p>
              </table:table-cell>
            </table:table-row>
            <table:table-row>
              <table:table-cell office:value-type="string">
                <text:p>Md 160.JPG </text:p>
              </table:table-cell>
              <table:table-cell office:value-type="float" office:value="507.739">
                <text:p>507.739</text:p>
              </table:table-cell>
            </table:table-row>
            <table:table-row>
              <table:table-cell office:value-type="string">
                <text:p>Md 161.JPG </text:p>
              </table:table-cell>
              <table:table-cell office:value-type="float" office:value="246.628">
                <text:p>246.628</text:p>
              </table:table-cell>
            </table:table-row>
            <table:table-row>
              <table:table-cell office:value-type="string">
                <text:p>Md 162.JPG </text:p>
              </table:table-cell>
              <table:table-cell office:value-type="float" office:value="512.83">
                <text:p>512.83</text:p>
              </table:table-cell>
            </table:table-row>
            <table:table-row>
              <table:table-cell office:value-type="string">
                <text:p>Md 164.JPG </text:p>
              </table:table-cell>
              <table:table-cell office:value-type="float" office:value="163.916">
                <text:p>163.916</text:p>
              </table:table-cell>
            </table:table-row>
            <table:table-row>
              <table:table-cell office:value-type="string">
                <text:p>Md 165.JPG </text:p>
              </table:table-cell>
              <table:table-cell office:value-type="float" office:value="234.734">
                <text:p>234.734</text:p>
              </table:table-cell>
            </table:table-row>
            <table:table-row>
              <table:table-cell office:value-type="string">
                <text:p>Md 166.JPG </text:p>
              </table:table-cell>
              <table:table-cell office:value-type="float" office:value="216.913">
                <text:p>216.913</text:p>
              </table:table-cell>
            </table:table-row>
            <table:table-row>
              <table:table-cell office:value-type="string">
                <text:p>Md 167.JPG </text:p>
              </table:table-cell>
              <table:table-cell office:value-type="float" office:value="591.053">
                <text:p>591.053</text:p>
              </table:table-cell>
            </table:table-row>
            <table:table-row>
              <table:table-cell office:value-type="string">
                <text:p>Md 168.JPG </text:p>
              </table:table-cell>
              <table:table-cell office:value-type="float" office:value="597.443">
                <text:p>597.443</text:p>
              </table:table-cell>
            </table:table-row>
            <table:table-row>
              <table:table-cell office:value-type="string">
                <text:p>Md 170.JPG </text:p>
              </table:table-cell>
              <table:table-cell office:value-type="float" office:value="370.713">
                <text:p>370.713</text:p>
              </table:table-cell>
            </table:table-row>
            <table:table-row>
              <table:table-cell office:value-type="string">
                <text:p>Md 171.JPG </text:p>
              </table:table-cell>
              <table:table-cell office:value-type="float" office:value="139.308">
                <text:p>139.308</text:p>
              </table:table-cell>
            </table:table-row>
            <table:table-row>
              <table:table-cell office:value-type="string">
                <text:p>Md 172.JPG </text:p>
              </table:table-cell>
              <table:table-cell office:value-type="float" office:value="164.902">
                <text:p>164.902</text:p>
              </table:table-cell>
            </table:table-row>
            <table:table-row>
              <table:table-cell office:value-type="string">
                <text:p>Md 173.JPG </text:p>
              </table:table-cell>
              <table:table-cell office:value-type="float" office:value="460.707">
                <text:p>460.707</text:p>
              </table:table-cell>
            </table:table-row>
            <table:table-row>
              <table:table-cell office:value-type="string">
                <text:p>Md 174.JPG </text:p>
              </table:table-cell>
              <table:table-cell office:value-type="float" office:value="281.781">
                <text:p>281.781</text:p>
              </table:table-cell>
            </table:table-row>
            <table:table-row>
              <table:table-cell office:value-type="string">
                <text:p>Md 175.JPG </text:p>
              </table:table-cell>
              <table:table-cell office:value-type="float" office:value="297.693">
                <text:p>297.693</text:p>
              </table:table-cell>
            </table:table-row>
            <table:table-row>
              <table:table-cell office:value-type="string">
                <text:p>Md 176.JPG </text:p>
              </table:table-cell>
              <table:table-cell office:value-type="float" office:value="239.509">
                <text:p>239.509</text:p>
              </table:table-cell>
            </table:table-row>
            <table:table-row>
              <table:table-cell office:value-type="string">
                <text:p>Md 177.JPG </text:p>
              </table:table-cell>
              <table:table-cell office:value-type="float" office:value="573.501">
                <text:p>573.501</text:p>
              </table:table-cell>
            </table:table-row>
            <table:table-row>
              <table:table-cell office:value-type="string">
                <text:p>Md 178.JPG </text:p>
              </table:table-cell>
              <table:table-cell office:value-type="float" office:value="777.128">
                <text:p>777.128</text:p>
              </table:table-cell>
            </table:table-row>
            <table:table-row>
              <table:table-cell office:value-type="string">
                <text:p>Md 179.JPG </text:p>
              </table:table-cell>
              <table:table-cell office:value-type="float" office:value="196.148">
                <text:p>196.148</text:p>
              </table:table-cell>
            </table:table-row>
            <table:table-row>
              <table:table-cell office:value-type="string">
                <text:p>Md 180.JPG </text:p>
              </table:table-cell>
              <table:table-cell office:value-type="float" office:value="272.042">
                <text:p>272.042</text:p>
              </table:table-cell>
            </table:table-row>
            <table:table-row>
              <table:table-cell office:value-type="string">
                <text:p>Md 181.JPG </text:p>
              </table:table-cell>
              <table:table-cell office:value-type="float" office:value="234.103">
                <text:p>234.103</text:p>
              </table:table-cell>
            </table:table-row>
            <table:table-row>
              <table:table-cell office:value-type="string">
                <text:p>Md 182.JPG </text:p>
              </table:table-cell>
              <table:table-cell office:value-type="float" office:value="202.699">
                <text:p>202.699</text:p>
              </table:table-cell>
            </table:table-row>
            <table:table-row>
              <table:table-cell office:value-type="string">
                <text:p>Md 183.JPG </text:p>
              </table:table-cell>
              <table:table-cell office:value-type="float" office:value="721.09">
                <text:p>721.09</text:p>
              </table:table-cell>
            </table:table-row>
            <table:table-row>
              <table:table-cell office:value-type="string">
                <text:p>Md 184.JPG </text:p>
              </table:table-cell>
              <table:table-cell office:value-type="float" office:value="211.558">
                <text:p>211.558</text:p>
              </table:table-cell>
            </table:table-row>
            <table:table-row>
              <table:table-cell office:value-type="string">
                <text:p>Md 185.JPG </text:p>
              </table:table-cell>
              <table:table-cell office:value-type="float" office:value="639.523">
                <text:p>639.523</text:p>
              </table:table-cell>
            </table:table-row>
            <table:table-row>
              <table:table-cell office:value-type="string">
                <text:p>Md 186.JPG </text:p>
              </table:table-cell>
              <table:table-cell office:value-type="float" office:value="348.571">
                <text:p>348.571</text:p>
              </table:table-cell>
            </table:table-row>
            <table:table-row>
              <table:table-cell office:value-type="string">
                <text:p>Md 187.JPG </text:p>
              </table:table-cell>
              <table:table-cell office:value-type="float" office:value="262.033">
                <text:p>262.033</text:p>
              </table:table-cell>
            </table:table-row>
            <table:table-row>
              <table:table-cell office:value-type="string">
                <text:p>Md 188.JPG </text:p>
              </table:table-cell>
              <table:table-cell office:value-type="float" office:value="549.59">
                <text:p>549.59</text:p>
              </table:table-cell>
            </table:table-row>
            <table:table-row>
              <table:table-cell office:value-type="string">
                <text:p>Md 189.JPG </text:p>
              </table:table-cell>
              <table:table-cell office:value-type="float" office:value="266.826">
                <text:p>266.826</text:p>
              </table:table-cell>
            </table:table-row>
            <table:table-row>
              <table:table-cell office:value-type="string">
                <text:p>Md 190.JPG </text:p>
              </table:table-cell>
              <table:table-cell office:value-type="float" office:value="240.03">
                <text:p>240.03</text:p>
              </table:table-cell>
            </table:table-row>
            <table:table-row>
              <table:table-cell office:value-type="string">
                <text:p>Md 191.JPG </text:p>
              </table:table-cell>
              <table:table-cell office:value-type="float" office:value="242.931">
                <text:p>242.931</text:p>
              </table:table-cell>
            </table:table-row>
            <table:table-row>
              <table:table-cell office:value-type="string">
                <text:p>Md 192.JPG </text:p>
              </table:table-cell>
              <table:table-cell office:value-type="float" office:value="241.016">
                <text:p>241.016</text:p>
              </table:table-cell>
            </table:table-row>
            <table:table-row>
              <table:table-cell office:value-type="string">
                <text:p>Md 193.JPG </text:p>
              </table:table-cell>
              <table:table-cell office:value-type="float" office:value="615.287">
                <text:p>615.287</text:p>
              </table:table-cell>
            </table:table-row>
            <table:table-row>
              <table:table-cell office:value-type="string">
                <text:p>Md 194.JPG </text:p>
              </table:table-cell>
              <table:table-cell office:value-type="float" office:value="248.555">
                <text:p>248.555</text:p>
              </table:table-cell>
            </table:table-row>
            <table:table-row>
              <table:table-cell office:value-type="string">
                <text:p>Md 195.JPG </text:p>
              </table:table-cell>
              <table:table-cell office:value-type="float" office:value="296.159">
                <text:p>296.159</text:p>
              </table:table-cell>
            </table:table-row>
            <table:table-row>
              <table:table-cell office:value-type="string">
                <text:p>Md 196.JPG </text:p>
              </table:table-cell>
              <table:table-cell office:value-type="float" office:value="118.361">
                <text:p>118.361</text:p>
              </table:table-cell>
            </table:table-row>
            <table:table-row>
              <table:table-cell office:value-type="string">
                <text:p>Md 197.JPG </text:p>
              </table:table-cell>
              <table:table-cell office:value-type="float" office:value="629.933">
                <text:p>629.933</text:p>
              </table:table-cell>
            </table:table-row>
            <table:table-row>
              <table:table-cell office:value-type="string">
                <text:p>Md 198.JPG </text:p>
              </table:table-cell>
              <table:table-cell office:value-type="float" office:value="786.443">
                <text:p>786.443</text:p>
              </table:table-cell>
            </table:table-row>
            <table:table-row>
              <table:table-cell office:value-type="string">
                <text:p>Md 199.JPG </text:p>
              </table:table-cell>
              <table:table-cell office:value-type="float" office:value="368.389">
                <text:p>368.389</text:p>
              </table:table-cell>
            </table:table-row>
            <table:table-row>
              <table:table-cell office:value-type="string">
                <text:p>Md 200.JPG </text:p>
              </table:table-cell>
              <table:table-cell office:value-type="float" office:value="346.3">
                <text:p>346.3</text:p>
              </table:table-cell>
            </table:table-row>
            <table:table-row>
              <table:table-cell office:value-type="string">
                <text:p>Md 201.JPG </text:p>
              </table:table-cell>
              <table:table-cell office:value-type="float" office:value="610.182">
                <text:p>610.182</text:p>
              </table:table-cell>
            </table:table-row>
            <table:table-row>
              <table:table-cell office:value-type="string">
                <text:p>Md 202.JPG </text:p>
              </table:table-cell>
              <table:table-cell office:value-type="float" office:value="390.343">
                <text:p>390.343</text:p>
              </table:table-cell>
            </table:table-row>
            <table:table-row>
              <table:table-cell office:value-type="string">
                <text:p>Md 203.JPG </text:p>
              </table:table-cell>
              <table:table-cell office:value-type="float" office:value="409.135">
                <text:p>409.135</text:p>
              </table:table-cell>
            </table:table-row>
            <table:table-row>
              <table:table-cell office:value-type="string">
                <text:p>Md 204.JPG </text:p>
              </table:table-cell>
              <table:table-cell office:value-type="float" office:value="273.257">
                <text:p>273.257</text:p>
              </table:table-cell>
            </table:table-row>
            <table:table-row>
              <table:table-cell office:value-type="string">
                <text:p>Md 206.JPG </text:p>
              </table:table-cell>
              <table:table-cell office:value-type="float" office:value="342.946">
                <text:p>342.946</text:p>
              </table:table-cell>
            </table:table-row>
            <table:table-row>
              <table:table-cell office:value-type="string">
                <text:p>Md 207.JPG </text:p>
              </table:table-cell>
              <table:table-cell office:value-type="float" office:value="91.6345">
                <text:p>91.6345</text:p>
              </table:table-cell>
            </table:table-row>
            <table:table-row>
              <table:table-cell office:value-type="string">
                <text:p>Md 208.JPG </text:p>
              </table:table-cell>
              <table:table-cell office:value-type="float" office:value="247.607">
                <text:p>247.607</text:p>
              </table:table-cell>
            </table:table-row>
            <table:table-row>
              <table:table-cell office:value-type="string">
                <text:p>Md 209.JPG </text:p>
              </table:table-cell>
              <table:table-cell office:value-type="float" office:value="332.095">
                <text:p>332.095</text:p>
              </table:table-cell>
            </table:table-row>
            <table:table-row>
              <table:table-cell office:value-type="string">
                <text:p>Md 210.JPG </text:p>
              </table:table-cell>
              <table:table-cell office:value-type="float" office:value="177.264">
                <text:p>177.264</text:p>
              </table:table-cell>
            </table:table-row>
            <table:table-row>
              <table:table-cell office:value-type="string">
                <text:p>Md 211.JPG </text:p>
              </table:table-cell>
              <table:table-cell office:value-type="float" office:value="327.196">
                <text:p>327.196</text:p>
              </table:table-cell>
            </table:table-row>
            <table:table-row>
              <table:table-cell office:value-type="string">
                <text:p>Md 212.JPG </text:p>
              </table:table-cell>
              <table:table-cell office:value-type="float" office:value="229.729">
                <text:p>229.729</text:p>
              </table:table-cell>
            </table:table-row>
            <table:table-row>
              <table:table-cell office:value-type="string">
                <text:p>Md 213.JPG </text:p>
              </table:table-cell>
              <table:table-cell office:value-type="float" office:value="316.674">
                <text:p>316.674</text:p>
              </table:table-cell>
            </table:table-row>
            <table:table-row>
              <table:table-cell office:value-type="string">
                <text:p>Md 214.JPG </text:p>
              </table:table-cell>
              <table:table-cell office:value-type="float" office:value="183.759">
                <text:p>183.759</text:p>
              </table:table-cell>
            </table:table-row>
            <table:table-row>
              <table:table-cell office:value-type="string">
                <text:p>Md 215.JPG </text:p>
              </table:table-cell>
              <table:table-cell office:value-type="float" office:value="532.468">
                <text:p>532.468</text:p>
              </table:table-cell>
            </table:table-row>
            <table:table-row>
              <table:table-cell office:value-type="string">
                <text:p>Md 216.JPG </text:p>
              </table:table-cell>
              <table:table-cell office:value-type="float" office:value="144.215">
                <text:p>144.215</text:p>
              </table:table-cell>
            </table:table-row>
            <table:table-row>
              <table:table-cell office:value-type="string">
                <text:p>Md 217.JPG </text:p>
              </table:table-cell>
              <table:table-cell office:value-type="float" office:value="190.364">
                <text:p>190.364</text:p>
              </table:table-cell>
            </table:table-row>
            <table:table-row>
              <table:table-cell office:value-type="string">
                <text:p>Md 218.JPG </text:p>
              </table:table-cell>
              <table:table-cell office:value-type="float" office:value="120.437">
                <text:p>120.437</text:p>
              </table:table-cell>
            </table:table-row>
            <table:table-row>
              <table:table-cell office:value-type="string">
                <text:p>Md 219.JPG </text:p>
              </table:table-cell>
              <table:table-cell office:value-type="float" office:value="261.368">
                <text:p>261.368</text:p>
              </table:table-cell>
            </table:table-row>
            <table:table-row>
              <table:table-cell office:value-type="string">
                <text:p>Md 220.JPG </text:p>
              </table:table-cell>
              <table:table-cell office:value-type="float" office:value="141.824">
                <text:p>141.824</text:p>
              </table:table-cell>
            </table:table-row>
            <table:table-row>
              <table:table-cell office:value-type="string">
                <text:p>Md 221.JPG </text:p>
              </table:table-cell>
              <table:table-cell office:value-type="float" office:value="512.003">
                <text:p>512.003</text:p>
              </table:table-cell>
            </table:table-row>
            <table:table-row>
              <table:table-cell office:value-type="string">
                <text:p>Md 222.JPG </text:p>
              </table:table-cell>
              <table:table-cell office:value-type="float" office:value="217.094">
                <text:p>217.094</text:p>
              </table:table-cell>
            </table:table-row>
            <table:table-row>
              <table:table-cell office:value-type="string">
                <text:p>Md 223.JPG </text:p>
              </table:table-cell>
              <table:table-cell office:value-type="float" office:value="241.512">
                <text:p>241.512</text:p>
              </table:table-cell>
            </table:table-row>
            <table:table-row>
              <table:table-cell office:value-type="string">
                <text:p>Md 224.JPG </text:p>
              </table:table-cell>
              <table:table-cell office:value-type="float" office:value="315.301">
                <text:p>315.301</text:p>
              </table:table-cell>
            </table:table-row>
            <table:table-row>
              <table:table-cell office:value-type="string">
                <text:p>Md 226.JPG </text:p>
              </table:table-cell>
              <table:table-cell office:value-type="float" office:value="255.541">
                <text:p>255.541</text:p>
              </table:table-cell>
            </table:table-row>
            <table:table-row>
              <table:table-cell office:value-type="string">
                <text:p>Md 227.JPG </text:p>
              </table:table-cell>
              <table:table-cell office:value-type="float" office:value="461.07">
                <text:p>461.07</text:p>
              </table:table-cell>
            </table:table-row>
            <table:table-row>
              <table:table-cell office:value-type="string">
                <text:p>Md 228.JPG </text:p>
              </table:table-cell>
              <table:table-cell office:value-type="float" office:value="383.214">
                <text:p>383.214</text:p>
              </table:table-cell>
            </table:table-row>
            <table:table-row>
              <table:table-cell office:value-type="string">
                <text:p>Md 229.JPG </text:p>
              </table:table-cell>
              <table:table-cell office:value-type="float" office:value="177.57">
                <text:p>177.57</text:p>
              </table:table-cell>
            </table:table-row>
            <table:table-row>
              <table:table-cell office:value-type="string">
                <text:p>Md 230.JPG </text:p>
              </table:table-cell>
              <table:table-cell office:value-type="float" office:value="418.848">
                <text:p>418.848</text:p>
              </table:table-cell>
            </table:table-row>
            <table:table-row>
              <table:table-cell office:value-type="string">
                <text:p>Md 231.JPG </text:p>
              </table:table-cell>
              <table:table-cell office:value-type="float" office:value="149.182">
                <text:p>149.182</text:p>
              </table:table-cell>
            </table:table-row>
            <table:table-row>
              <table:table-cell office:value-type="string">
                <text:p>Md 232.JPG </text:p>
              </table:table-cell>
              <table:table-cell office:value-type="float" office:value="500.681">
                <text:p>500.681</text:p>
              </table:table-cell>
            </table:table-row>
            <table:table-row>
              <table:table-cell office:value-type="string">
                <text:p>Md 233.JPG </text:p>
              </table:table-cell>
              <table:table-cell office:value-type="float" office:value="201.864">
                <text:p>201.864</text:p>
              </table:table-cell>
            </table:table-row>
            <table:table-row>
              <table:table-cell office:value-type="string">
                <text:p>Md 234.JPG </text:p>
              </table:table-cell>
              <table:table-cell office:value-type="float" office:value="195.742">
                <text:p>195.742</text:p>
              </table:table-cell>
            </table:table-row>
            <table:table-row>
              <table:table-cell office:value-type="string">
                <text:p>Md 235.JPG </text:p>
              </table:table-cell>
              <table:table-cell office:value-type="float" office:value="295.112">
                <text:p>295.112</text:p>
              </table:table-cell>
            </table:table-row>
            <table:table-row>
              <table:table-cell office:value-type="string">
                <text:p>Md 237.JPG </text:p>
              </table:table-cell>
              <table:table-cell office:value-type="float" office:value="330.525">
                <text:p>330.525</text:p>
              </table:table-cell>
            </table:table-row>
            <table:table-row>
              <table:table-cell office:value-type="string">
                <text:p>Md 238.JPG </text:p>
              </table:table-cell>
              <table:table-cell office:value-type="float" office:value="1406.08">
                <text:p>1406.08</text:p>
              </table:table-cell>
            </table:table-row>
            <table:table-row>
              <table:table-cell office:value-type="string">
                <text:p>Md 239.JPG </text:p>
              </table:table-cell>
              <table:table-cell office:value-type="float" office:value="147.642">
                <text:p>147.642</text:p>
              </table:table-cell>
            </table:table-row>
            <table:table-row>
              <table:table-cell office:value-type="string">
                <text:p>Md 240.JPG </text:p>
              </table:table-cell>
              <table:table-cell office:value-type="float" office:value="341.538">
                <text:p>341.538</text:p>
              </table:table-cell>
            </table:table-row>
            <table:table-row>
              <table:table-cell office:value-type="string">
                <text:p>Md 241.JPG </text:p>
              </table:table-cell>
              <table:table-cell office:value-type="float" office:value="267.205">
                <text:p>267.205</text:p>
              </table:table-cell>
            </table:table-row>
            <table:table-row>
              <table:table-cell office:value-type="string">
                <text:p>Md 242.JPG </text:p>
              </table:table-cell>
              <table:table-cell office:value-type="float" office:value="223.599">
                <text:p>223.599</text:p>
              </table:table-cell>
            </table:table-row>
            <table:table-row>
              <table:table-cell office:value-type="string">
                <text:p>Md 243.JPG </text:p>
              </table:table-cell>
              <table:table-cell office:value-type="float" office:value="111.737">
                <text:p>111.737</text:p>
              </table:table-cell>
            </table:table-row>
            <table:table-row>
              <table:table-cell office:value-type="string">
                <text:p>Md 244.JPG </text:p>
              </table:table-cell>
              <table:table-cell office:value-type="float" office:value="704.5">
                <text:p>704.5</text:p>
              </table:table-cell>
            </table:table-row>
            <table:table-row>
              <table:table-cell office:value-type="string">
                <text:p>Md 245.JPG </text:p>
              </table:table-cell>
              <table:table-cell office:value-type="float" office:value="119.578">
                <text:p>119.578</text:p>
              </table:table-cell>
            </table:table-row>
            <table:table-row>
              <table:table-cell office:value-type="string">
                <text:p>Md 246.JPG </text:p>
              </table:table-cell>
              <table:table-cell office:value-type="float" office:value="866.03">
                <text:p>866.03</text:p>
              </table:table-cell>
            </table:table-row>
            <table:table-row>
              <table:table-cell office:value-type="string">
                <text:p>Md 247.JPG </text:p>
              </table:table-cell>
              <table:table-cell office:value-type="float" office:value="231.927">
                <text:p>231.927</text:p>
              </table:table-cell>
            </table:table-row>
            <table:table-row>
              <table:table-cell office:value-type="string">
                <text:p>Md 248.JPG </text:p>
              </table:table-cell>
              <table:table-cell office:value-type="float" office:value="70.0016">
                <text:p>70.0016</text:p>
              </table:table-cell>
            </table:table-row>
            <table:table-row>
              <table:table-cell office:value-type="string">
                <text:p>Md 249.JPG </text:p>
              </table:table-cell>
              <table:table-cell office:value-type="float" office:value="133.011">
                <text:p>133.011</text:p>
              </table:table-cell>
            </table:table-row>
            <table:table-row>
              <table:table-cell office:value-type="string">
                <text:p>Md 250.JPG </text:p>
              </table:table-cell>
              <table:table-cell office:value-type="float" office:value="837.617">
                <text:p>837.617</text:p>
              </table:table-cell>
            </table:table-row>
            <table:table-row>
              <table:table-cell office:value-type="string">
                <text:p>Md 251.JPG </text:p>
              </table:table-cell>
              <table:table-cell office:value-type="float" office:value="720.766">
                <text:p>720.766</text:p>
              </table:table-cell>
            </table:table-row>
            <table:table-row>
              <table:table-cell office:value-type="string">
                <text:p>Md 252.JPG </text:p>
              </table:table-cell>
              <table:table-cell office:value-type="float" office:value="326.429">
                <text:p>326.429</text:p>
              </table:table-cell>
            </table:table-row>
            <table:table-row>
              <table:table-cell office:value-type="string">
                <text:p>Md 253.JPG </text:p>
              </table:table-cell>
              <table:table-cell office:value-type="float" office:value="101.73">
                <text:p>101.73</text:p>
              </table:table-cell>
            </table:table-row>
            <table:table-row>
              <table:table-cell office:value-type="string">
                <text:p>Md 254.JPG </text:p>
              </table:table-cell>
              <table:table-cell office:value-type="float" office:value="273.544">
                <text:p>273.544</text:p>
              </table:table-cell>
            </table:table-row>
            <table:table-row>
              <table:table-cell office:value-type="string">
                <text:p>Md 255.JPG </text:p>
              </table:table-cell>
              <table:table-cell office:value-type="float" office:value="538.119">
                <text:p>538.119</text:p>
              </table:table-cell>
            </table:table-row>
            <table:table-row>
              <table:table-cell office:value-type="string">
                <text:p>Md 256.JPG </text:p>
              </table:table-cell>
              <table:table-cell office:value-type="float" office:value="128.941">
                <text:p>128.941</text:p>
              </table:table-cell>
            </table:table-row>
            <table:table-row>
              <table:table-cell office:value-type="string">
                <text:p>Md 257.JPG </text:p>
              </table:table-cell>
              <table:table-cell office:value-type="float" office:value="389.902">
                <text:p>389.902</text:p>
              </table:table-cell>
            </table:table-row>
            <table:table-row>
              <table:table-cell office:value-type="string">
                <text:p>Md 258.JPG </text:p>
              </table:table-cell>
              <table:table-cell office:value-type="float" office:value="841.023">
                <text:p>841.023</text:p>
              </table:table-cell>
            </table:table-row>
            <table:table-row>
              <table:table-cell office:value-type="string">
                <text:p>Md 259.JPG </text:p>
              </table:table-cell>
              <table:table-cell office:value-type="float" office:value="400.245">
                <text:p>400.245</text:p>
              </table:table-cell>
            </table:table-row>
            <table:table-row>
              <table:table-cell office:value-type="string">
                <text:p>Md 260.JPG </text:p>
              </table:table-cell>
              <table:table-cell office:value-type="float" office:value="114.063">
                <text:p>114.063</text:p>
              </table:table-cell>
            </table:table-row>
            <table:table-row>
              <table:table-cell office:value-type="string">
                <text:p>Md 261.JPG </text:p>
              </table:table-cell>
              <table:table-cell office:value-type="float" office:value="194.463">
                <text:p>194.463</text:p>
              </table:table-cell>
            </table:table-row>
            <table:table-row>
              <table:table-cell office:value-type="string">
                <text:p>Md 262.JPG </text:p>
              </table:table-cell>
              <table:table-cell office:value-type="float" office:value="481.652">
                <text:p>481.652</text:p>
              </table:table-cell>
            </table:table-row>
            <table:table-row>
              <table:table-cell office:value-type="string">
                <text:p>Md 263.JPG </text:p>
              </table:table-cell>
              <table:table-cell office:value-type="float" office:value="369.761">
                <text:p>369.761</text:p>
              </table:table-cell>
            </table:table-row>
            <table:table-row>
              <table:table-cell office:value-type="string">
                <text:p>Md 264.JPG </text:p>
              </table:table-cell>
              <table:table-cell office:value-type="float" office:value="517.429">
                <text:p>517.429</text:p>
              </table:table-cell>
            </table:table-row>
            <table:table-row>
              <table:table-cell office:value-type="string">
                <text:p>Md 265.JPG </text:p>
              </table:table-cell>
              <table:table-cell office:value-type="float" office:value="198.408">
                <text:p>198.408</text:p>
              </table:table-cell>
            </table:table-row>
            <table:table-row>
              <table:table-cell office:value-type="string">
                <text:p>Md 266.JPG </text:p>
              </table:table-cell>
              <table:table-cell office:value-type="float" office:value="202.001">
                <text:p>202.001</text:p>
              </table:table-cell>
            </table:table-row>
            <table:table-row>
              <table:table-cell office:value-type="string">
                <text:p>Md 267.JPG </text:p>
              </table:table-cell>
              <table:table-cell office:value-type="float" office:value="143.486">
                <text:p>143.486</text:p>
              </table:table-cell>
            </table:table-row>
            <table:table-row>
              <table:table-cell office:value-type="string">
                <text:p>Md 268.JPG </text:p>
              </table:table-cell>
              <table:table-cell office:value-type="float" office:value="74.0101">
                <text:p>74.0101</text:p>
              </table:table-cell>
            </table:table-row>
            <table:table-row>
              <table:table-cell office:value-type="string">
                <text:p>Md 269.JPG </text:p>
              </table:table-cell>
              <table:table-cell office:value-type="float" office:value="445.988">
                <text:p>445.988</text:p>
              </table:table-cell>
            </table:table-row>
            <table:table-row>
              <table:table-cell office:value-type="string">
                <text:p>Md 270.JPG </text:p>
              </table:table-cell>
              <table:table-cell office:value-type="float" office:value="932.972">
                <text:p>932.972</text:p>
              </table:table-cell>
            </table:table-row>
            <table:table-row>
              <table:table-cell office:value-type="string">
                <text:p>Md 271.JPG </text:p>
              </table:table-cell>
              <table:table-cell office:value-type="float" office:value="337.782">
                <text:p>337.782</text:p>
              </table:table-cell>
            </table:table-row>
            <table:table-row>
              <table:table-cell office:value-type="string">
                <text:p>Md 272.JPG </text:p>
              </table:table-cell>
              <table:table-cell office:value-type="float" office:value="324.224">
                <text:p>324.224</text:p>
              </table:table-cell>
            </table:table-row>
            <table:table-row>
              <table:table-cell office:value-type="string">
                <text:p>Md 273.JPG </text:p>
              </table:table-cell>
              <table:table-cell office:value-type="float" office:value="536.462">
                <text:p>536.462</text:p>
              </table:table-cell>
            </table:table-row>
            <table:table-row>
              <table:table-cell office:value-type="string">
                <text:p>Md 274.JPG </text:p>
              </table:table-cell>
              <table:table-cell office:value-type="float" office:value="758.697">
                <text:p>758.697</text:p>
              </table:table-cell>
            </table:table-row>
            <table:table-row>
              <table:table-cell office:value-type="string">
                <text:p>Md 275.JPG </text:p>
              </table:table-cell>
              <table:table-cell office:value-type="float" office:value="173.428">
                <text:p>173.428</text:p>
              </table:table-cell>
            </table:table-row>
            <table:table-row>
              <table:table-cell office:value-type="string">
                <text:p>Md 276.JPG </text:p>
              </table:table-cell>
              <table:table-cell office:value-type="float" office:value="213.87">
                <text:p>213.87</text:p>
              </table:table-cell>
            </table:table-row>
            <table:table-row>
              <table:table-cell office:value-type="string">
                <text:p>Md 277.JPG </text:p>
              </table:table-cell>
              <table:table-cell office:value-type="float" office:value="68.5466">
                <text:p>68.5466</text:p>
              </table:table-cell>
            </table:table-row>
            <table:table-row>
              <table:table-cell office:value-type="string">
                <text:p>Md 278.JPG </text:p>
              </table:table-cell>
              <table:table-cell office:value-type="float" office:value="87.5574">
                <text:p>87.5574</text:p>
              </table:table-cell>
            </table:table-row>
            <table:table-row>
              <table:table-cell office:value-type="string">
                <text:p>Md 279.JPG </text:p>
              </table:table-cell>
              <table:table-cell office:value-type="float" office:value="468.015">
                <text:p>468.015</text:p>
              </table:table-cell>
            </table:table-row>
            <table:table-row>
              <table:table-cell office:value-type="string">
                <text:p>Md 281.JPG </text:p>
              </table:table-cell>
              <table:table-cell office:value-type="float" office:value="304.579">
                <text:p>304.579</text:p>
              </table:table-cell>
            </table:table-row>
            <table:table-row>
              <table:table-cell office:value-type="string">
                <text:p>Md 282.JPG </text:p>
              </table:table-cell>
              <table:table-cell office:value-type="float" office:value="313.169">
                <text:p>313.169</text:p>
              </table:table-cell>
            </table:table-row>
            <table:table-row>
              <table:table-cell office:value-type="string">
                <text:p>Md 285.JPG </text:p>
              </table:table-cell>
              <table:table-cell office:value-type="float" office:value="279.547">
                <text:p>279.547</text:p>
              </table:table-cell>
            </table:table-row>
            <table:table-row>
              <table:table-cell office:value-type="string">
                <text:p>Md 286.JPG </text:p>
              </table:table-cell>
              <table:table-cell office:value-type="float" office:value="259.191">
                <text:p>259.191</text:p>
              </table:table-cell>
            </table:table-row>
            <table:table-row>
              <table:table-cell office:value-type="string">
                <text:p>Md 288.JPG </text:p>
              </table:table-cell>
              <table:table-cell office:value-type="float" office:value="904.634">
                <text:p>904.634</text:p>
              </table:table-cell>
            </table:table-row>
            <table:table-row>
              <table:table-cell office:value-type="string">
                <text:p>Md 289.JPG </text:p>
              </table:table-cell>
              <table:table-cell office:value-type="float" office:value="164.943">
                <text:p>164.943</text:p>
              </table:table-cell>
            </table:table-row>
            <table:table-row>
              <table:table-cell office:value-type="string">
                <text:p>Md 290.JPG </text:p>
              </table:table-cell>
              <table:table-cell office:value-type="float" office:value="373.376">
                <text:p>373.376</text:p>
              </table:table-cell>
            </table:table-row>
            <table:table-row>
              <table:table-cell office:value-type="string">
                <text:p>Md 291.JPG </text:p>
              </table:table-cell>
              <table:table-cell office:value-type="float" office:value="622.512">
                <text:p>622.51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